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69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768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5116"/>
    <style:style style:name="ta_extref" style:family="table">
      <style:table-properties table:display="false"/>
    </style:style>
  </office:automatic-styles>
  <office:body>
    <office:spreadsheet>
      <table:table table:name="lcdial_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prefix</text:p>
          </table:table-cell>
          <table:table-cell office:value-type="string">
            <text:p>ratename</text:p>
          </table:table-cell>
          <table:table-cell office:value-type="string">
            <text:p>rate</text:p>
          </table:table-cell>
          <table:table-cell office:value-type="string">
            <text:p>note</text:p>
          </table:table-cell>
        </table:table-row>
        <table:table-row table:style-name="ro1">
          <table:table-cell office:value-type="string">
            <text:p>^80....</text:p>
          </table:table-cell>
          <table:table-cell office:value-type="string">
            <text:p>alicevoce</text:p>
          </table:table-cell>
          <table:table-cell office:value-type="float" office:value="0">
            <text:p>0.0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8....</text:p>
          </table:table-cell>
          <table:table-cell office:value-type="string">
            <text:p>alicevoce</text:p>
          </table:table-cell>
          <table:table-cell office:value-type="float" office:value="0.06">
            <text:p>0.0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9....</text:p>
          </table:table-cell>
          <table:table-cell office:value-type="string">
            <text:p>alicevoce</text:p>
          </table:table-cell>
          <table:table-cell office:value-type="float" office:value="0.06">
            <text:p>0.0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..</text:p>
          </table:table-cell>
          <table:table-cell office:value-type="string">
            <text:p>alicevoce</text:p>
          </table:table-cell>
          <table:table-cell office:value-type="float" office:value="0">
            <text:p>0.0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4....</text:p>
          </table:table-cell>
          <table:table-cell office:value-type="string">
            <text:p>alicevoce</text:p>
          </table:table-cell>
          <table:table-cell office:value-type="float" office:value="2">
            <text:p>2.0000</text:p>
          </table:table-cell>
          <table:table-cell office:value-type="string">
            <text:p>Italia servizi a pagamento</text:p>
          </table:table-cell>
        </table:table-row>
        <table:table-row table:style-name="ro1">
          <table:table-cell office:value-type="string">
            <text:p>^3[2-9].......</text:p>
          </table:table-cell>
          <table:table-cell office:value-type="string">
            <text:p>alicevoice</text:p>
          </table:table-cell>
          <table:table-cell office:value-type="float" office:value="0.18">
            <text:p>0.1800</text:p>
          </table:table-cell>
          <table:table-cell office:value-type="string">
            <text:p>Italia cellulari</text:p>
          </table:table-cell>
        </table:table-row>
        <table:table-row table:style-name="ro1">
          <table:table-cell office:value-type="string">
            <text:p>^0[1-9]....</text:p>
          </table:table-cell>
          <table:table-cell office:value-type="string">
            <text:p>alicevoce</text:p>
          </table:table-cell>
          <table:table-cell office:value-type="float" office:value="0">
            <text:p>0.0000</text:p>
          </table:table-cell>
          <table:table-cell office:value-type="string">
            <text:p>Italia fissi</text:p>
          </table:table-cell>
        </table:table-row>
        <table:table-row table:style-name="ro1">
          <table:table-cell office:value-type="string">
            <text:p>^0[1-9]....</text:p>
          </table:table-cell>
          <table:table-cell office:value-type="string">
            <text:p>eutelia</text:p>
          </table:table-cell>
          <table:table-cell office:value-type="float" office:value="0.015">
            <text:p>0.0150</text:p>
          </table:table-cell>
          <table:table-cell office:value-type="string">
            <text:p>Italy</text:p>
          </table:table-cell>
        </table:table-row>
        <table:table-row table:style-name="ro1">
          <table:table-cell office:value-type="string">
            <text:p>^00+1-7672</text:p>
          </table:table-cell>
          <table:table-cell office:value-type="string">
            <text:p>eutelia</text:p>
          </table:table-cell>
          <table:table-cell office:value-type="float" office:value="0.158">
            <text:p>0.1580</text:p>
          </table:table-cell>
          <table:table-cell office:value-type="string">
            <text:p>Dominica Mobile</text:p>
          </table:table-cell>
        </table:table-row>
        <table:table-row table:style-name="ro1">
          <table:table-cell office:value-type="string">
            <text:p>^001</text:p>
          </table:table-cell>
          <table:table-cell office:value-type="string">
            <text:p>eutelia</text:p>
          </table:table-cell>
          <table:table-cell office:value-type="float" office:value="0.014">
            <text:p>0.0140</text:p>
          </table:table-cell>
          <table:table-cell office:value-type="string">
            <text:p>United States (USA)</text:p>
          </table:table-cell>
        </table:table-row>
        <table:table-row table:style-name="ro1">
          <table:table-cell office:value-type="string">
            <text:p>^001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United States (USA) Mobile</text:p>
          </table:table-cell>
        </table:table-row>
        <table:table-row table:style-name="ro1">
          <table:table-cell office:value-type="string">
            <text:p>^001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United States (USA) Mobile</text:p>
          </table:table-cell>
        </table:table-row>
        <table:table-row table:style-name="ro1">
          <table:table-cell office:value-type="string">
            <text:p>^001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United States (USA) Mobile</text:p>
          </table:table-cell>
        </table:table-row>
        <table:table-row table:style-name="ro1">
          <table:table-cell office:value-type="string">
            <text:p>^001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United States (USA) Mobile</text:p>
          </table:table-cell>
        </table:table-row>
        <table:table-row table:style-name="ro1">
          <table:table-cell office:value-type="string">
            <text:p>^001204</text:p>
          </table:table-cell>
          <table:table-cell office:value-type="string">
            <text:p>eutelia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204</text:p>
          </table:table-cell>
          <table:table-cell office:value-type="string">
            <text:p>eutelia</text:p>
          </table:table-cell>
          <table:table-cell office:value-type="float" office:value="0.011">
            <text:p>0.011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204</text:p>
          </table:table-cell>
          <table:table-cell office:value-type="string">
            <text:p>eutelia</text:p>
          </table:table-cell>
          <table:table-cell office:value-type="float" office:value="0.011">
            <text:p>0.011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204</text:p>
          </table:table-cell>
          <table:table-cell office:value-type="string">
            <text:p>eutelia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204</text:p>
          </table:table-cell>
          <table:table-cell office:value-type="string">
            <text:p>eutelia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204</text:p>
          </table:table-cell>
          <table:table-cell office:value-type="string">
            <text:p>eutelia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204</text:p>
          </table:table-cell>
          <table:table-cell office:value-type="string">
            <text:p>eutelia</text:p>
          </table:table-cell>
          <table:table-cell office:value-type="float" office:value="0.011">
            <text:p>0.011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204</text:p>
          </table:table-cell>
          <table:table-cell office:value-type="string">
            <text:p>eutelia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242</text:p>
          </table:table-cell>
          <table:table-cell office:value-type="string">
            <text:p>eutelia</text:p>
          </table:table-cell>
          <table:table-cell office:value-type="float" office:value="0.037">
            <text:p>0.0370</text:p>
          </table:table-cell>
          <table:table-cell office:value-type="string">
            <text:p>Bahamas</text:p>
          </table:table-cell>
        </table:table-row>
        <table:table-row table:style-name="ro1">
          <table:table-cell office:value-type="string">
            <text:p>^00124235</text:p>
          </table:table-cell>
          <table:table-cell office:value-type="string">
            <text:p>eutelia</text:p>
          </table:table-cell>
          <table:table-cell office:value-type="float" office:value="0.037">
            <text:p>0.0370</text:p>
          </table:table-cell>
          <table:table-cell office:value-type="string">
            <text:p>Bahamas Mobile</text:p>
          </table:table-cell>
        </table:table-row>
        <table:table-row table:style-name="ro1">
          <table:table-cell office:value-type="string">
            <text:p>^00124245</text:p>
          </table:table-cell>
          <table:table-cell office:value-type="string">
            <text:p>eutelia</text:p>
          </table:table-cell>
          <table:table-cell office:value-type="float" office:value="0.037">
            <text:p>0.0370</text:p>
          </table:table-cell>
          <table:table-cell office:value-type="string">
            <text:p>Bahamas Mobile</text:p>
          </table:table-cell>
        </table:table-row>
        <table:table-row table:style-name="ro1">
          <table:table-cell office:value-type="string">
            <text:p>^00124255</text:p>
          </table:table-cell>
          <table:table-cell office:value-type="string">
            <text:p>eutelia</text:p>
          </table:table-cell>
          <table:table-cell office:value-type="float" office:value="0.037">
            <text:p>0.0370</text:p>
          </table:table-cell>
          <table:table-cell office:value-type="string">
            <text:p>Bahamas Mobile</text:p>
          </table:table-cell>
        </table:table-row>
        <table:table-row table:style-name="ro1">
          <table:table-cell office:value-type="string">
            <text:p>^001264</text:p>
          </table:table-cell>
          <table:table-cell office:value-type="string">
            <text:p>eutelia</text:p>
          </table:table-cell>
          <table:table-cell office:value-type="float" office:value="0.137">
            <text:p>0.1370</text:p>
          </table:table-cell>
          <table:table-cell office:value-type="string">
            <text:p>Anguilla</text:p>
          </table:table-cell>
        </table:table-row>
        <table:table-row table:style-name="ro1">
          <table:table-cell office:value-type="string">
            <text:p>^001264772</text:p>
          </table:table-cell>
          <table:table-cell office:value-type="string">
            <text:p>eutelia</text:p>
          </table:table-cell>
          <table:table-cell office:value-type="float" office:value="0.131">
            <text:p>0.1310</text:p>
          </table:table-cell>
          <table:table-cell office:value-type="string">
            <text:p>Anguilla Mobile</text:p>
          </table:table-cell>
        </table:table-row>
        <table:table-row table:style-name="ro1">
          <table:table-cell office:value-type="string">
            <text:p>^001268</text:p>
          </table:table-cell>
          <table:table-cell office:value-type="string">
            <text:p>eutelia</text:p>
          </table:table-cell>
          <table:table-cell office:value-type="float" office:value="0.123">
            <text:p>0.1230</text:p>
          </table:table-cell>
          <table:table-cell office:value-type="string">
            <text:p>Antigua and Barbuda</text:p>
          </table:table-cell>
        </table:table-row>
        <table:table-row table:style-name="ro1">
          <table:table-cell office:value-type="string">
            <text:p>^0012687</text:p>
          </table:table-cell>
          <table:table-cell office:value-type="string">
            <text:p>eutelia</text:p>
          </table:table-cell>
          <table:table-cell office:value-type="float" office:value="0.123">
            <text:p>0.1230</text:p>
          </table:table-cell>
          <table:table-cell office:value-type="string">
            <text:p>Antigua and Barbuda Mobile</text:p>
          </table:table-cell>
        </table:table-row>
        <table:table-row table:style-name="ro1">
          <table:table-cell office:value-type="string">
            <text:p>^001473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Grenada</text:p>
          </table:table-cell>
        </table:table-row>
        <table:table-row table:style-name="ro1">
          <table:table-cell office:value-type="string">
            <text:p>^00147341</text:p>
          </table:table-cell>
          <table:table-cell office:value-type="string">
            <text:p>eutelia</text:p>
          </table:table-cell>
          <table:table-cell office:value-type="float" office:value="0.167">
            <text:p>0.1670</text:p>
          </table:table-cell>
          <table:table-cell office:value-type="string">
            <text:p>Grenada Mobile</text:p>
          </table:table-cell>
        </table:table-row>
        <table:table-row table:style-name="ro1">
          <table:table-cell office:value-type="string">
            <text:p>^001787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Puerto Rico Mobile</text:p>
          </table:table-cell>
        </table:table-row>
        <table:table-row table:style-name="ro1">
          <table:table-cell office:value-type="string">
            <text:p>^001809</text:p>
          </table:table-cell>
          <table:table-cell office:value-type="string">
            <text:p>eutelia</text:p>
          </table:table-cell>
          <table:table-cell office:value-type="float" office:value="0.05">
            <text:p>0.0500</text:p>
          </table:table-cell>
          <table:table-cell office:value-type="string">
            <text:p>Dominican Republic</text:p>
          </table:table-cell>
        </table:table-row>
        <table:table-row table:style-name="ro1">
          <table:table-cell office:value-type="string">
            <text:p>^001809</text:p>
          </table:table-cell>
          <table:table-cell office:value-type="string">
            <text:p>eutelia</text:p>
          </table:table-cell>
          <table:table-cell office:value-type="float" office:value="0.158">
            <text:p>0.1580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1809</text:p>
          </table:table-cell>
          <table:table-cell office:value-type="string">
            <text:p>eutelia</text:p>
          </table:table-cell>
          <table:table-cell office:value-type="float" office:value="0.104">
            <text:p>0.1040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1809</text:p>
          </table:table-cell>
          <table:table-cell office:value-type="string">
            <text:p>eutelia</text:p>
          </table:table-cell>
          <table:table-cell office:value-type="float" office:value="0.09">
            <text:p>0.0900</text:p>
          </table:table-cell>
          <table:table-cell office:value-type="string">
            <text:p>Dominican Republic</text:p>
          </table:table-cell>
        </table:table-row>
        <table:table-row table:style-name="ro1">
          <table:table-cell office:value-type="string">
            <text:p>^001829</text:p>
          </table:table-cell>
          <table:table-cell office:value-type="string">
            <text:p>eutelia</text:p>
          </table:table-cell>
          <table:table-cell office:value-type="float" office:value="0.158">
            <text:p>0.1580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1829</text:p>
          </table:table-cell>
          <table:table-cell office:value-type="string">
            <text:p>eutelia</text:p>
          </table:table-cell>
          <table:table-cell office:value-type="float" office:value="0.104">
            <text:p>0.1040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1867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Canada Northwest Terr. Mobile</text:p>
          </table:table-cell>
        </table:table-row>
        <table:table-row table:style-name="ro1">
          <table:table-cell office:value-type="string">
            <text:p>^001867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Canada Northwest Terr. Mobile</text:p>
          </table:table-cell>
        </table:table-row>
        <table:table-row table:style-name="ro1">
          <table:table-cell office:value-type="string">
            <text:p>^001867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Canada Northwest Terr. Mobile</text:p>
          </table:table-cell>
        </table:table-row>
        <table:table-row table:style-name="ro1">
          <table:table-cell office:value-type="string">
            <text:p>^001867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Canada Northwest Terr. Mobile</text:p>
          </table:table-cell>
        </table:table-row>
        <table:table-row table:style-name="ro1">
          <table:table-cell office:value-type="string">
            <text:p>^001939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Puerto Rico</text:p>
          </table:table-cell>
        </table:table-row>
        <table:table-row table:style-name="ro1">
          <table:table-cell office:value-type="string">
            <text:p>^001939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Puerto Rico Mobile</text:p>
          </table:table-cell>
        </table:table-row>
        <table:table-row table:style-name="ro1">
          <table:table-cell office:value-type="string">
            <text:p>^0020</text:p>
          </table:table-cell>
          <table:table-cell office:value-type="string">
            <text:p>eutelia</text:p>
          </table:table-cell>
          <table:table-cell office:value-type="float" office:value="0.11">
            <text:p>0.1100</text:p>
          </table:table-cell>
          <table:table-cell office:value-type="string">
            <text:p>Egypt</text:p>
          </table:table-cell>
        </table:table-row>
        <table:table-row table:style-name="ro1">
          <table:table-cell office:value-type="string">
            <text:p>^0020</text:p>
          </table:table-cell>
          <table:table-cell office:value-type="string">
            <text:p>eutelia</text:p>
          </table:table-cell>
          <table:table-cell office:value-type="float" office:value="0.11">
            <text:p>0.1100</text:p>
          </table:table-cell>
          <table:table-cell office:value-type="string">
            <text:p>Egypt</text:p>
          </table:table-cell>
        </table:table-row>
        <table:table-row table:style-name="ro1">
          <table:table-cell office:value-type="string">
            <text:p>^0020</text:p>
          </table:table-cell>
          <table:table-cell office:value-type="string">
            <text:p>eutelia</text:p>
          </table:table-cell>
          <table:table-cell office:value-type="float" office:value="0.11">
            <text:p>0.1100</text:p>
          </table:table-cell>
          <table:table-cell office:value-type="string">
            <text:p>Egypt</text:p>
          </table:table-cell>
        </table:table-row>
        <table:table-row table:style-name="ro1">
          <table:table-cell office:value-type="string">
            <text:p>^00201</text:p>
          </table:table-cell>
          <table:table-cell office:value-type="string">
            <text:p>eutelia</text:p>
          </table:table-cell>
          <table:table-cell office:value-type="float" office:value="0.11">
            <text:p>0.1100</text:p>
          </table:table-cell>
          <table:table-cell office:value-type="string">
            <text:p>Egypt Mobile</text:p>
          </table:table-cell>
        </table:table-row>
        <table:table-row table:style-name="ro1">
          <table:table-cell office:value-type="string">
            <text:p>^00212</text:p>
          </table:table-cell>
          <table:table-cell office:value-type="string">
            <text:p>eutelia</text:p>
          </table:table-cell>
          <table:table-cell office:value-type="float" office:value="0.131">
            <text:p>0.1310</text:p>
          </table:table-cell>
          <table:table-cell office:value-type="string">
            <text:p>Morocco</text:p>
          </table:table-cell>
        </table:table-row>
        <table:table-row table:style-name="ro1">
          <table:table-cell office:value-type="string">
            <text:p>^00212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Morocco</text:p>
          </table:table-cell>
        </table:table-row>
        <table:table-row table:style-name="ro1">
          <table:table-cell office:value-type="string">
            <text:p>^00212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Morocco</text:p>
          </table:table-cell>
        </table:table-row>
        <table:table-row table:style-name="ro1">
          <table:table-cell office:value-type="string">
            <text:p>^00212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Morocco</text:p>
          </table:table-cell>
        </table:table-row>
        <table:table-row table:style-name="ro1">
          <table:table-cell office:value-type="string">
            <text:p>^002126</text:p>
          </table:table-cell>
          <table:table-cell office:value-type="string">
            <text:p>eutelia</text:p>
          </table:table-cell>
          <table:table-cell office:value-type="float" office:value="0.15">
            <text:p>0.1500</text:p>
          </table:table-cell>
          <table:table-cell office:value-type="string">
            <text:p>Morocco Mobile</text:p>
          </table:table-cell>
        </table:table-row>
        <table:table-row table:style-name="ro1">
          <table:table-cell office:value-type="string">
            <text:p>^002126</text:p>
          </table:table-cell>
          <table:table-cell office:value-type="string">
            <text:p>eutelia</text:p>
          </table:table-cell>
          <table:table-cell office:value-type="float" office:value="0.202">
            <text:p>0.2020</text:p>
          </table:table-cell>
          <table:table-cell office:value-type="string">
            <text:p>Morocco Mobile</text:p>
          </table:table-cell>
        </table:table-row>
        <table:table-row table:style-name="ro1">
          <table:table-cell office:value-type="string">
            <text:p>^002126</text:p>
          </table:table-cell>
          <table:table-cell office:value-type="string">
            <text:p>eutelia</text:p>
          </table:table-cell>
          <table:table-cell office:value-type="float" office:value="0.223">
            <text:p>0.2230</text:p>
          </table:table-cell>
          <table:table-cell office:value-type="string">
            <text:p>Morocco Mobile</text:p>
          </table:table-cell>
        </table:table-row>
        <table:table-row table:style-name="ro1">
          <table:table-cell office:value-type="string">
            <text:p>^00213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Algeria Mobile</text:p>
          </table:table-cell>
        </table:table-row>
        <table:table-row table:style-name="ro1">
          <table:table-cell office:value-type="string">
            <text:p>^00213</text:p>
          </table:table-cell>
          <table:table-cell office:value-type="string">
            <text:p>eutelia</text:p>
          </table:table-cell>
          <table:table-cell office:value-type="float" office:value="0.09">
            <text:p>0.0900</text:p>
          </table:table-cell>
          <table:table-cell office:value-type="string">
            <text:p>Algeria Mobile</text:p>
          </table:table-cell>
        </table:table-row>
        <table:table-row table:style-name="ro1">
          <table:table-cell office:value-type="string">
            <text:p>^00213</text:p>
          </table:table-cell>
          <table:table-cell office:value-type="string">
            <text:p>eutelia</text:p>
          </table:table-cell>
          <table:table-cell office:value-type="float" office:value="0.114">
            <text:p>0.1140</text:p>
          </table:table-cell>
          <table:table-cell office:value-type="string">
            <text:p>Algeria Mobile</text:p>
          </table:table-cell>
        </table:table-row>
        <table:table-row table:style-name="ro1">
          <table:table-cell office:value-type="string">
            <text:p>^00213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Algeria</text:p>
          </table:table-cell>
        </table:table-row>
        <table:table-row table:style-name="ro1">
          <table:table-cell office:value-type="string">
            <text:p>^00213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Algeria</text:p>
          </table:table-cell>
        </table:table-row>
        <table:table-row table:style-name="ro1">
          <table:table-cell office:value-type="string">
            <text:p>^00213</text:p>
          </table:table-cell>
          <table:table-cell office:value-type="string">
            <text:p>eutelia</text:p>
          </table:table-cell>
          <table:table-cell office:value-type="float" office:value="0.129">
            <text:p>0.1290</text:p>
          </table:table-cell>
          <table:table-cell office:value-type="string">
            <text:p>Algeria Mobile</text:p>
          </table:table-cell>
        </table:table-row>
        <table:table-row table:style-name="ro1">
          <table:table-cell office:value-type="string">
            <text:p>^00216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Tunisia</text:p>
          </table:table-cell>
        </table:table-row>
        <table:table-row table:style-name="ro1">
          <table:table-cell office:value-type="string">
            <text:p>^00216</text:p>
          </table:table-cell>
          <table:table-cell office:value-type="string">
            <text:p>eutelia</text:p>
          </table:table-cell>
          <table:table-cell office:value-type="float" office:value="0.151">
            <text:p>0.1510</text:p>
          </table:table-cell>
          <table:table-cell office:value-type="string">
            <text:p>Tunisia</text:p>
          </table:table-cell>
        </table:table-row>
        <table:table-row table:style-name="ro1">
          <table:table-cell office:value-type="string">
            <text:p>^002162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Tunisia Mobile</text:p>
          </table:table-cell>
        </table:table-row>
        <table:table-row table:style-name="ro1">
          <table:table-cell office:value-type="string">
            <text:p>^002162</text:p>
          </table:table-cell>
          <table:table-cell office:value-type="string">
            <text:p>eutelia</text:p>
          </table:table-cell>
          <table:table-cell office:value-type="float" office:value="0.22">
            <text:p>0.2200</text:p>
          </table:table-cell>
          <table:table-cell office:value-type="string">
            <text:p>Tunisia Mobile</text:p>
          </table:table-cell>
        </table:table-row>
        <table:table-row table:style-name="ro1">
          <table:table-cell office:value-type="string">
            <text:p>^002169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Tunisia Mobile</text:p>
          </table:table-cell>
        </table:table-row>
        <table:table-row table:style-name="ro1">
          <table:table-cell office:value-type="string">
            <text:p>^002169</text:p>
          </table:table-cell>
          <table:table-cell office:value-type="string">
            <text:p>eutelia</text:p>
          </table:table-cell>
          <table:table-cell office:value-type="float" office:value="0.22">
            <text:p>0.2200</text:p>
          </table:table-cell>
          <table:table-cell office:value-type="string">
            <text:p>Tunisia Mobile</text:p>
          </table:table-cell>
        </table:table-row>
        <table:table-row table:style-name="ro1">
          <table:table-cell office:value-type="string">
            <text:p>^00218</text:p>
          </table:table-cell>
          <table:table-cell office:value-type="string">
            <text:p>eutelia</text:p>
          </table:table-cell>
          <table:table-cell office:value-type="float" office:value="0.181">
            <text:p>0.1810</text:p>
          </table:table-cell>
          <table:table-cell office:value-type="string">
            <text:p>Libya</text:p>
          </table:table-cell>
        </table:table-row>
        <table:table-row table:style-name="ro1">
          <table:table-cell office:value-type="string">
            <text:p>^0021891</text:p>
          </table:table-cell>
          <table:table-cell office:value-type="string">
            <text:p>eutelia</text:p>
          </table:table-cell>
          <table:table-cell office:value-type="float" office:value="0.188">
            <text:p>0.1880</text:p>
          </table:table-cell>
          <table:table-cell office:value-type="string">
            <text:p>Libya Mobile</text:p>
          </table:table-cell>
        </table:table-row>
        <table:table-row table:style-name="ro1">
          <table:table-cell office:value-type="string">
            <text:p>^00220</text:p>
          </table:table-cell>
          <table:table-cell office:value-type="string">
            <text:p>eutelia</text:p>
          </table:table-cell>
          <table:table-cell office:value-type="float" office:value="0.203">
            <text:p>0.2030</text:p>
          </table:table-cell>
          <table:table-cell office:value-type="string">
            <text:p>Gambia</text:p>
          </table:table-cell>
        </table:table-row>
        <table:table-row table:style-name="ro1">
          <table:table-cell office:value-type="string">
            <text:p>^002207</text:p>
          </table:table-cell>
          <table:table-cell office:value-type="string">
            <text:p>eutelia</text:p>
          </table:table-cell>
          <table:table-cell office:value-type="float" office:value="0.19">
            <text:p>0.1900</text:p>
          </table:table-cell>
          <table:table-cell office:value-type="string">
            <text:p>Gambia Mobile</text:p>
          </table:table-cell>
        </table:table-row>
        <table:table-row table:style-name="ro1">
          <table:table-cell office:value-type="string">
            <text:p>^002209</text:p>
          </table:table-cell>
          <table:table-cell office:value-type="string">
            <text:p>eutelia</text:p>
          </table:table-cell>
          <table:table-cell office:value-type="float" office:value="0.19">
            <text:p>0.1900</text:p>
          </table:table-cell>
          <table:table-cell office:value-type="string">
            <text:p>Gambia Mobile</text:p>
          </table:table-cell>
        </table:table-row>
        <table:table-row table:style-name="ro1">
          <table:table-cell office:value-type="string">
            <text:p>^00221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Senegal</text:p>
          </table:table-cell>
        </table:table-row>
        <table:table-row table:style-name="ro1">
          <table:table-cell office:value-type="string">
            <text:p>^00221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Senegal</text:p>
          </table:table-cell>
        </table:table-row>
        <table:table-row table:style-name="ro1">
          <table:table-cell office:value-type="string">
            <text:p>^002215</text:p>
          </table:table-cell>
          <table:table-cell office:value-type="string">
            <text:p>eutelia</text:p>
          </table:table-cell>
          <table:table-cell office:value-type="float" office:value="0.18">
            <text:p>0.1800</text:p>
          </table:table-cell>
          <table:table-cell office:value-type="string">
            <text:p>Senegal Mobile</text:p>
          </table:table-cell>
        </table:table-row>
        <table:table-row table:style-name="ro1">
          <table:table-cell office:value-type="string">
            <text:p>^002215</text:p>
          </table:table-cell>
          <table:table-cell office:value-type="string">
            <text:p>eutelia</text:p>
          </table:table-cell>
          <table:table-cell office:value-type="float" office:value="0.176">
            <text:p>0.1760</text:p>
          </table:table-cell>
          <table:table-cell office:value-type="string">
            <text:p>Senegal Mobile</text:p>
          </table:table-cell>
        </table:table-row>
        <table:table-row table:style-name="ro1">
          <table:table-cell office:value-type="string">
            <text:p>^002215</text:p>
          </table:table-cell>
          <table:table-cell office:value-type="string">
            <text:p>eutelia</text:p>
          </table:table-cell>
          <table:table-cell office:value-type="float" office:value="0.18">
            <text:p>0.1800</text:p>
          </table:table-cell>
          <table:table-cell office:value-type="string">
            <text:p>Senegal Mobile</text:p>
          </table:table-cell>
        </table:table-row>
        <table:table-row table:style-name="ro1">
          <table:table-cell office:value-type="string">
            <text:p>^002216</text:p>
          </table:table-cell>
          <table:table-cell office:value-type="string">
            <text:p>eutelia</text:p>
          </table:table-cell>
          <table:table-cell office:value-type="float" office:value="0.18">
            <text:p>0.1800</text:p>
          </table:table-cell>
          <table:table-cell office:value-type="string">
            <text:p>Senegal Mobile</text:p>
          </table:table-cell>
        </table:table-row>
        <table:table-row table:style-name="ro1">
          <table:table-cell office:value-type="string">
            <text:p>^002216</text:p>
          </table:table-cell>
          <table:table-cell office:value-type="string">
            <text:p>eutelia</text:p>
          </table:table-cell>
          <table:table-cell office:value-type="float" office:value="0.176">
            <text:p>0.1760</text:p>
          </table:table-cell>
          <table:table-cell office:value-type="string">
            <text:p>Senegal Mobile</text:p>
          </table:table-cell>
        </table:table-row>
        <table:table-row table:style-name="ro1">
          <table:table-cell office:value-type="string">
            <text:p>^002216</text:p>
          </table:table-cell>
          <table:table-cell office:value-type="string">
            <text:p>eutelia</text:p>
          </table:table-cell>
          <table:table-cell office:value-type="float" office:value="0.18">
            <text:p>0.1800</text:p>
          </table:table-cell>
          <table:table-cell office:value-type="string">
            <text:p>Senegal Mobile</text:p>
          </table:table-cell>
        </table:table-row>
        <table:table-row table:style-name="ro1">
          <table:table-cell office:value-type="string">
            <text:p>^00222</text:p>
          </table:table-cell>
          <table:table-cell office:value-type="string">
            <text:p>eutelia</text:p>
          </table:table-cell>
          <table:table-cell office:value-type="float" office:value="0.155">
            <text:p>0.1550</text:p>
          </table:table-cell>
          <table:table-cell office:value-type="string">
            <text:p>Mauritania</text:p>
          </table:table-cell>
        </table:table-row>
        <table:table-row table:style-name="ro1">
          <table:table-cell office:value-type="string">
            <text:p>^002226</text:p>
          </table:table-cell>
          <table:table-cell office:value-type="string">
            <text:p>eutelia</text:p>
          </table:table-cell>
          <table:table-cell office:value-type="float" office:value="0.182">
            <text:p>0.1820</text:p>
          </table:table-cell>
          <table:table-cell office:value-type="string">
            <text:p>Mauritania Mobile</text:p>
          </table:table-cell>
        </table:table-row>
        <table:table-row table:style-name="ro1">
          <table:table-cell office:value-type="string">
            <text:p>^00223</text:p>
          </table:table-cell>
          <table:table-cell office:value-type="string">
            <text:p>eutelia</text:p>
          </table:table-cell>
          <table:table-cell office:value-type="float" office:value="0.114">
            <text:p>0.1140</text:p>
          </table:table-cell>
          <table:table-cell office:value-type="string">
            <text:p>Mali</text:p>
          </table:table-cell>
        </table:table-row>
        <table:table-row table:style-name="ro1">
          <table:table-cell office:value-type="string">
            <text:p>^002233</text:p>
          </table:table-cell>
          <table:table-cell office:value-type="string">
            <text:p>eutelia</text:p>
          </table:table-cell>
          <table:table-cell office:value-type="float" office:value="0.197">
            <text:p>0.1970</text:p>
          </table:table-cell>
          <table:table-cell office:value-type="string">
            <text:p>Mali Mobile</text:p>
          </table:table-cell>
        </table:table-row>
        <table:table-row table:style-name="ro1">
          <table:table-cell office:value-type="string">
            <text:p>^002234</text:p>
          </table:table-cell>
          <table:table-cell office:value-type="string">
            <text:p>eutelia</text:p>
          </table:table-cell>
          <table:table-cell office:value-type="float" office:value="0.197">
            <text:p>0.1970</text:p>
          </table:table-cell>
          <table:table-cell office:value-type="string">
            <text:p>Mali Mobile</text:p>
          </table:table-cell>
        </table:table-row>
        <table:table-row table:style-name="ro1">
          <table:table-cell office:value-type="string">
            <text:p>^002235</text:p>
          </table:table-cell>
          <table:table-cell office:value-type="string">
            <text:p>eutelia</text:p>
          </table:table-cell>
          <table:table-cell office:value-type="float" office:value="0.197">
            <text:p>0.1970</text:p>
          </table:table-cell>
          <table:table-cell office:value-type="string">
            <text:p>Mali Mobile</text:p>
          </table:table-cell>
        </table:table-row>
        <table:table-row table:style-name="ro1">
          <table:table-cell office:value-type="string">
            <text:p>^002236</text:p>
          </table:table-cell>
          <table:table-cell office:value-type="string">
            <text:p>eutelia</text:p>
          </table:table-cell>
          <table:table-cell office:value-type="float" office:value="0.197">
            <text:p>0.1970</text:p>
          </table:table-cell>
          <table:table-cell office:value-type="string">
            <text:p>Mali Mobile</text:p>
          </table:table-cell>
        </table:table-row>
        <table:table-row table:style-name="ro1">
          <table:table-cell office:value-type="string">
            <text:p>^002239</text:p>
          </table:table-cell>
          <table:table-cell office:value-type="string">
            <text:p>eutelia</text:p>
          </table:table-cell>
          <table:table-cell office:value-type="float" office:value="0.197">
            <text:p>0.1970</text:p>
          </table:table-cell>
          <table:table-cell office:value-type="string">
            <text:p>Mali Mobile</text:p>
          </table:table-cell>
        </table:table-row>
        <table:table-row table:style-name="ro1">
          <table:table-cell office:value-type="string">
            <text:p>^002246</text:p>
          </table:table-cell>
          <table:table-cell office:value-type="string">
            <text:p>eutelia</text:p>
          </table:table-cell>
          <table:table-cell office:value-type="float" office:value="0.145">
            <text:p>0.1450</text:p>
          </table:table-cell>
          <table:table-cell office:value-type="string">
            <text:p>Guinea Mobile</text:p>
          </table:table-cell>
        </table:table-row>
        <table:table-row table:style-name="ro1">
          <table:table-cell office:value-type="string">
            <text:p>^00225</text:p>
          </table:table-cell>
          <table:table-cell office:value-type="string">
            <text:p>eutelia</text:p>
          </table:table-cell>
          <table:table-cell office:value-type="float" office:value="0.117">
            <text:p>0.1170</text:p>
          </table:table-cell>
          <table:table-cell office:value-type="string">
            <text:p>Ivory Coast</text:p>
          </table:table-cell>
        </table:table-row>
        <table:table-row table:style-name="ro1">
          <table:table-cell office:value-type="string">
            <text:p>^002250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50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50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50</text:p>
          </table:table-cell>
          <table:table-cell office:value-type="string">
            <text:p>eutelia</text:p>
          </table:table-cell>
          <table:table-cell office:value-type="float" office:value="0.142">
            <text:p>0.142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50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56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56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56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56</text:p>
          </table:table-cell>
          <table:table-cell office:value-type="string">
            <text:p>eutelia</text:p>
          </table:table-cell>
          <table:table-cell office:value-type="float" office:value="0.142">
            <text:p>0.142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56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6</text:p>
          </table:table-cell>
          <table:table-cell office:value-type="string">
            <text:p>eutelia</text:p>
          </table:table-cell>
          <table:table-cell office:value-type="float" office:value="0.012">
            <text:p>0.0120</text:p>
          </table:table-cell>
          <table:table-cell office:value-type="string">
            <text:p>Burkina Faso</text:p>
          </table:table-cell>
        </table:table-row>
        <table:table-row table:style-name="ro1">
          <table:table-cell office:value-type="string">
            <text:p>^00226</text:p>
          </table:table-cell>
          <table:table-cell office:value-type="string">
            <text:p>eutelia</text:p>
          </table:table-cell>
          <table:table-cell office:value-type="float" office:value="0.013">
            <text:p>0.0130</text:p>
          </table:table-cell>
          <table:table-cell office:value-type="string">
            <text:p>Burkina Faso</text:p>
          </table:table-cell>
        </table:table-row>
        <table:table-row table:style-name="ro1">
          <table:table-cell office:value-type="string">
            <text:p>^00226</text:p>
          </table:table-cell>
          <table:table-cell office:value-type="string">
            <text:p>eutelia</text:p>
          </table:table-cell>
          <table:table-cell office:value-type="float" office:value="0.123">
            <text:p>0.1230</text:p>
          </table:table-cell>
          <table:table-cell office:value-type="string">
            <text:p>Burkina Faso</text:p>
          </table:table-cell>
        </table:table-row>
        <table:table-row table:style-name="ro1">
          <table:table-cell office:value-type="string">
            <text:p>^00226</text:p>
          </table:table-cell>
          <table:table-cell office:value-type="string">
            <text:p>eutelia</text:p>
          </table:table-cell>
          <table:table-cell office:value-type="float" office:value="0.065">
            <text:p>0.0650</text:p>
          </table:table-cell>
          <table:table-cell office:value-type="string">
            <text:p>Burkina Faso</text:p>
          </table:table-cell>
        </table:table-row>
        <table:table-row table:style-name="ro1">
          <table:table-cell office:value-type="string">
            <text:p>^00226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Burkina Faso</text:p>
          </table:table-cell>
        </table:table-row>
        <table:table-row table:style-name="ro1">
          <table:table-cell office:value-type="string">
            <text:p>^00226</text:p>
          </table:table-cell>
          <table:table-cell office:value-type="string">
            <text:p>eutelia</text:p>
          </table:table-cell>
          <table:table-cell office:value-type="float" office:value="0.128">
            <text:p>0.1280</text:p>
          </table:table-cell>
          <table:table-cell office:value-type="string">
            <text:p>Burkina Faso</text:p>
          </table:table-cell>
        </table:table-row>
        <table:table-row table:style-name="ro1">
          <table:table-cell office:value-type="string">
            <text:p>^002267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Burkina Faso Mobile</text:p>
          </table:table-cell>
        </table:table-row>
        <table:table-row table:style-name="ro1">
          <table:table-cell office:value-type="string">
            <text:p>^002267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Burkina Faso Mobile</text:p>
          </table:table-cell>
        </table:table-row>
        <table:table-row table:style-name="ro1">
          <table:table-cell office:value-type="string">
            <text:p>^002267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Burkina Faso Mobile</text:p>
          </table:table-cell>
        </table:table-row>
        <table:table-row table:style-name="ro1">
          <table:table-cell office:value-type="string">
            <text:p>^002267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Burkina Faso Mobile</text:p>
          </table:table-cell>
        </table:table-row>
        <table:table-row table:style-name="ro1">
          <table:table-cell office:value-type="string">
            <text:p>^002267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Burkina Faso Mobile</text:p>
          </table:table-cell>
        </table:table-row>
        <table:table-row table:style-name="ro1">
          <table:table-cell office:value-type="string">
            <text:p>^002267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Burkina Faso Mobile</text:p>
          </table:table-cell>
        </table:table-row>
        <table:table-row table:style-name="ro1">
          <table:table-cell office:value-type="string">
            <text:p>^002267</text:p>
          </table:table-cell>
          <table:table-cell office:value-type="string">
            <text:p>eutelia</text:p>
          </table:table-cell>
          <table:table-cell office:value-type="float" office:value="0.152">
            <text:p>0.1520</text:p>
          </table:table-cell>
          <table:table-cell office:value-type="string">
            <text:p>Burkina Faso Mobile</text:p>
          </table:table-cell>
        </table:table-row>
        <table:table-row table:style-name="ro1">
          <table:table-cell office:value-type="string">
            <text:p>^00228</text:p>
          </table:table-cell>
          <table:table-cell office:value-type="string">
            <text:p>eutelia</text:p>
          </table:table-cell>
          <table:table-cell office:value-type="float" office:value="0.22">
            <text:p>0.2200</text:p>
          </table:table-cell>
          <table:table-cell office:value-type="string">
            <text:p>Togo</text:p>
          </table:table-cell>
        </table:table-row>
        <table:table-row table:style-name="ro1">
          <table:table-cell office:value-type="string">
            <text:p>^002289</text:p>
          </table:table-cell>
          <table:table-cell office:value-type="string">
            <text:p>eutelia</text:p>
          </table:table-cell>
          <table:table-cell office:value-type="float" office:value="0.23">
            <text:p>0.2300</text:p>
          </table:table-cell>
          <table:table-cell office:value-type="string">
            <text:p>Togo Mobile</text:p>
          </table:table-cell>
        </table:table-row>
        <table:table-row table:style-name="ro1">
          <table:table-cell office:value-type="string">
            <text:p>^00229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Benin</text:p>
          </table:table-cell>
        </table:table-row>
        <table:table-row table:style-name="ro1">
          <table:table-cell office:value-type="string">
            <text:p>^002299</text:p>
          </table:table-cell>
          <table:table-cell office:value-type="string">
            <text:p>eutelia</text:p>
          </table:table-cell>
          <table:table-cell office:value-type="float" office:value="0.151">
            <text:p>0.1510</text:p>
          </table:table-cell>
          <table:table-cell office:value-type="string">
            <text:p>Benin Mobile</text:p>
          </table:table-cell>
        </table:table-row>
        <table:table-row table:style-name="ro1">
          <table:table-cell office:value-type="string">
            <text:p>^0023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Mauritius</text:p>
          </table:table-cell>
        </table:table-row>
        <table:table-row table:style-name="ro1">
          <table:table-cell office:value-type="string">
            <text:p>^002307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Mauritius Mobile</text:p>
          </table:table-cell>
        </table:table-row>
        <table:table-row table:style-name="ro1">
          <table:table-cell office:value-type="string">
            <text:p>^002308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Mauritius Mobile</text:p>
          </table:table-cell>
        </table:table-row>
        <table:table-row table:style-name="ro1">
          <table:table-cell office:value-type="string">
            <text:p>^002309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Mauritius Mobile</text:p>
          </table:table-cell>
        </table:table-row>
        <table:table-row table:style-name="ro1">
          <table:table-cell office:value-type="string">
            <text:p>^00232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Sierra Leone</text:p>
          </table:table-cell>
        </table:table-row>
        <table:table-row table:style-name="ro1">
          <table:table-cell office:value-type="string">
            <text:p>^00232</text:p>
          </table:table-cell>
          <table:table-cell office:value-type="string">
            <text:p>eutelia</text:p>
          </table:table-cell>
          <table:table-cell office:value-type="float" office:value="0.157">
            <text:p>0.1570</text:p>
          </table:table-cell>
          <table:table-cell office:value-type="string">
            <text:p>Sierra Leone</text:p>
          </table:table-cell>
        </table:table-row>
        <table:table-row table:style-name="ro1">
          <table:table-cell office:value-type="string">
            <text:p>^0023223</text:p>
          </table:table-cell>
          <table:table-cell office:value-type="string">
            <text:p>eutelia</text:p>
          </table:table-cell>
          <table:table-cell office:value-type="float" office:value="0.158">
            <text:p>0.1580</text:p>
          </table:table-cell>
          <table:table-cell office:value-type="string">
            <text:p>Sierra Leone Mobile</text:p>
          </table:table-cell>
        </table:table-row>
        <table:table-row table:style-name="ro1">
          <table:table-cell office:value-type="string">
            <text:p>^0023230</text:p>
          </table:table-cell>
          <table:table-cell office:value-type="string">
            <text:p>eutelia</text:p>
          </table:table-cell>
          <table:table-cell office:value-type="float" office:value="0.158">
            <text:p>0.1580</text:p>
          </table:table-cell>
          <table:table-cell office:value-type="string">
            <text:p>Sierra Leone Mobile</text:p>
          </table:table-cell>
        </table:table-row>
        <table:table-row table:style-name="ro1">
          <table:table-cell office:value-type="string">
            <text:p>^0023233</text:p>
          </table:table-cell>
          <table:table-cell office:value-type="string">
            <text:p>eutelia</text:p>
          </table:table-cell>
          <table:table-cell office:value-type="float" office:value="0.158">
            <text:p>0.1580</text:p>
          </table:table-cell>
          <table:table-cell office:value-type="string">
            <text:p>Sierra Leone Mobile</text:p>
          </table:table-cell>
        </table:table-row>
        <table:table-row table:style-name="ro1">
          <table:table-cell office:value-type="string">
            <text:p>^002327</text:p>
          </table:table-cell>
          <table:table-cell office:value-type="string">
            <text:p>eutelia</text:p>
          </table:table-cell>
          <table:table-cell office:value-type="float" office:value="0.158">
            <text:p>0.1580</text:p>
          </table:table-cell>
          <table:table-cell office:value-type="string">
            <text:p>Sierra Leone Mobile</text:p>
          </table:table-cell>
        </table:table-row>
        <table:table-row table:style-name="ro1">
          <table:table-cell office:value-type="string">
            <text:p>^00233</text:p>
          </table:table-cell>
          <table:table-cell office:value-type="string">
            <text:p>eutelia</text:p>
          </table:table-cell>
          <table:table-cell office:value-type="float" office:value="0.073">
            <text:p>0.0730</text:p>
          </table:table-cell>
          <table:table-cell office:value-type="string">
            <text:p>Ghana</text:p>
          </table:table-cell>
        </table:table-row>
        <table:table-row table:style-name="ro1">
          <table:table-cell office:value-type="string">
            <text:p>^00233</text:p>
          </table:table-cell>
          <table:table-cell office:value-type="string">
            <text:p>eutelia</text:p>
          </table:table-cell>
          <table:table-cell office:value-type="float" office:value="0.067">
            <text:p>0.0670</text:p>
          </table:table-cell>
          <table:table-cell office:value-type="string">
            <text:p>Ghana</text:p>
          </table:table-cell>
        </table:table-row>
        <table:table-row table:style-name="ro1">
          <table:table-cell office:value-type="string">
            <text:p>^0023328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Ghana Mobile</text:p>
          </table:table-cell>
        </table:table-row>
        <table:table-row table:style-name="ro1">
          <table:table-cell office:value-type="string">
            <text:p>^00234</text:p>
          </table:table-cell>
          <table:table-cell office:value-type="string">
            <text:p>eutelia</text:p>
          </table:table-cell>
          <table:table-cell office:value-type="float" office:value="0.081">
            <text:p>0.0810</text:p>
          </table:table-cell>
          <table:table-cell office:value-type="string">
            <text:p>Nigeria</text:p>
          </table:table-cell>
        </table:table-row>
        <table:table-row table:style-name="ro1">
          <table:table-cell office:value-type="string">
            <text:p>^00234</text:p>
          </table:table-cell>
          <table:table-cell office:value-type="string">
            <text:p>eutelia</text:p>
          </table:table-cell>
          <table:table-cell office:value-type="float" office:value="0.06">
            <text:p>0.0600</text:p>
          </table:table-cell>
          <table:table-cell office:value-type="string">
            <text:p>Nigeria</text:p>
          </table:table-cell>
        </table:table-row>
        <table:table-row table:style-name="ro1">
          <table:table-cell office:value-type="string">
            <text:p>^00234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Nigeria</text:p>
          </table:table-cell>
        </table:table-row>
        <table:table-row table:style-name="ro1">
          <table:table-cell office:value-type="string">
            <text:p>^0023480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80</text:p>
          </table:table-cell>
          <table:table-cell office:value-type="string">
            <text:p>eutelia</text:p>
          </table:table-cell>
          <table:table-cell office:value-type="float" office:value="0.094">
            <text:p>0.094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80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80</text:p>
          </table:table-cell>
          <table:table-cell office:value-type="string">
            <text:p>eutelia</text:p>
          </table:table-cell>
          <table:table-cell office:value-type="float" office:value="0.115">
            <text:p>0.115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80</text:p>
          </table:table-cell>
          <table:table-cell office:value-type="string">
            <text:p>eutelia</text:p>
          </table:table-cell>
          <table:table-cell office:value-type="float" office:value="0.1">
            <text:p>0.10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80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90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90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90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90</text:p>
          </table:table-cell>
          <table:table-cell office:value-type="string">
            <text:p>eutelia</text:p>
          </table:table-cell>
          <table:table-cell office:value-type="float" office:value="0.1">
            <text:p>0.10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90</text:p>
          </table:table-cell>
          <table:table-cell office:value-type="string">
            <text:p>eutelia</text:p>
          </table:table-cell>
          <table:table-cell office:value-type="float" office:value="0.115">
            <text:p>0.115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90</text:p>
          </table:table-cell>
          <table:table-cell office:value-type="string">
            <text:p>eutelia</text:p>
          </table:table-cell>
          <table:table-cell office:value-type="float" office:value="0.094">
            <text:p>0.094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8</text:p>
          </table:table-cell>
          <table:table-cell office:value-type="string">
            <text:p>eutelia</text:p>
          </table:table-cell>
          <table:table-cell office:value-type="float" office:value="0.216">
            <text:p>0.2160</text:p>
          </table:table-cell>
          <table:table-cell office:value-type="string">
            <text:p>Cape Verde</text:p>
          </table:table-cell>
        </table:table-row>
        <table:table-row table:style-name="ro1">
          <table:table-cell office:value-type="string">
            <text:p>^002389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Cape Verde Mobile</text:p>
          </table:table-cell>
        </table:table-row>
        <table:table-row table:style-name="ro1">
          <table:table-cell office:value-type="string">
            <text:p>^00239</text:p>
          </table:table-cell>
          <table:table-cell office:value-type="string">
            <text:p>eutelia</text:p>
          </table:table-cell>
          <table:table-cell office:value-type="float" office:value="0.879">
            <text:p>0.8790</text:p>
          </table:table-cell>
          <table:table-cell office:value-type="string">
            <text:p>Sao Tome and Principe</text:p>
          </table:table-cell>
        </table:table-row>
        <table:table-row table:style-name="ro1">
          <table:table-cell office:value-type="string">
            <text:p>^0023990</text:p>
          </table:table-cell>
          <table:table-cell office:value-type="string">
            <text:p>eutelia</text:p>
          </table:table-cell>
          <table:table-cell office:value-type="float" office:value="0.879">
            <text:p>0.8790</text:p>
          </table:table-cell>
          <table:table-cell office:value-type="string">
            <text:p>Sao Tome and Principe Mobile</text:p>
          </table:table-cell>
        </table:table-row>
        <table:table-row table:style-name="ro1">
          <table:table-cell office:value-type="string">
            <text:p>^00240</text:p>
          </table:table-cell>
          <table:table-cell office:value-type="string">
            <text:p>eutelia</text:p>
          </table:table-cell>
          <table:table-cell office:value-type="float" office:value="0.182">
            <text:p>0.1820</text:p>
          </table:table-cell>
          <table:table-cell office:value-type="string">
            <text:p>Equatorial Guinea</text:p>
          </table:table-cell>
        </table:table-row>
        <table:table-row table:style-name="ro1">
          <table:table-cell office:value-type="string">
            <text:p>^00240</text:p>
          </table:table-cell>
          <table:table-cell office:value-type="string">
            <text:p>eutelia</text:p>
          </table:table-cell>
          <table:table-cell office:value-type="float" office:value="0.153">
            <text:p>0.1530</text:p>
          </table:table-cell>
          <table:table-cell office:value-type="string">
            <text:p>Equatorial Guinea</text:p>
          </table:table-cell>
        </table:table-row>
        <table:table-row table:style-name="ro1">
          <table:table-cell office:value-type="string">
            <text:p>^002402</text:p>
          </table:table-cell>
          <table:table-cell office:value-type="string">
            <text:p>eutelia</text:p>
          </table:table-cell>
          <table:table-cell office:value-type="float" office:value="0.145">
            <text:p>0.1450</text:p>
          </table:table-cell>
          <table:table-cell office:value-type="string">
            <text:p>Equatorial Guinea Mobile</text:p>
          </table:table-cell>
        </table:table-row>
        <table:table-row table:style-name="ro1">
          <table:table-cell office:value-type="string">
            <text:p>^002402</text:p>
          </table:table-cell>
          <table:table-cell office:value-type="string">
            <text:p>eutelia</text:p>
          </table:table-cell>
          <table:table-cell office:value-type="float" office:value="0.182">
            <text:p>0.1820</text:p>
          </table:table-cell>
          <table:table-cell office:value-type="string">
            <text:p>Equatorial Guinea Mobile</text:p>
          </table:table-cell>
        </table:table-row>
        <table:table-row table:style-name="ro1">
          <table:table-cell office:value-type="string">
            <text:p>^00242</text:p>
          </table:table-cell>
          <table:table-cell office:value-type="string">
            <text:p>eutelia</text:p>
          </table:table-cell>
          <table:table-cell office:value-type="float" office:value="0.106">
            <text:p>0.1060</text:p>
          </table:table-cell>
          <table:table-cell office:value-type="string">
            <text:p>Republic of Congo</text:p>
          </table:table-cell>
        </table:table-row>
        <table:table-row table:style-name="ro1">
          <table:table-cell office:value-type="string">
            <text:p>^00242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</text:p>
          </table:table-cell>
        </table:table-row>
        <table:table-row table:style-name="ro1">
          <table:table-cell office:value-type="string">
            <text:p>^00242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4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5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6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322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22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22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22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22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22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7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7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7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7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78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7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1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1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1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1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1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1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4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5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6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8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9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9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9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9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9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9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0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0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0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0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0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0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4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4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5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5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6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6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7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7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7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7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7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7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8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9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9</text:p>
          </table:table-cell>
          <table:table-cell office:value-type="string">
            <text:p>eutelia</text:p>
          </table:table-cell>
          <table:table-cell office:value-type="float" office:value="0.111">
            <text:p>0.111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9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9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9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9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4</text:p>
          </table:table-cell>
          <table:table-cell office:value-type="string">
            <text:p>eutelia</text:p>
          </table:table-cell>
          <table:table-cell office:value-type="float" office:value="0.123">
            <text:p>0.1230</text:p>
          </table:table-cell>
          <table:table-cell office:value-type="string">
            <text:p>Angola</text:p>
          </table:table-cell>
        </table:table-row>
        <table:table-row table:style-name="ro1">
          <table:table-cell office:value-type="string">
            <text:p>^002449</text:p>
          </table:table-cell>
          <table:table-cell office:value-type="string">
            <text:p>eutelia</text:p>
          </table:table-cell>
          <table:table-cell office:value-type="float" office:value="0.173">
            <text:p>0.1730</text:p>
          </table:table-cell>
          <table:table-cell office:value-type="string">
            <text:p>Angola Mobile</text:p>
          </table:table-cell>
        </table:table-row>
        <table:table-row table:style-name="ro1">
          <table:table-cell office:value-type="string">
            <text:p>^00245</text:p>
          </table:table-cell>
          <table:table-cell office:value-type="string">
            <text:p>eutelia</text:p>
          </table:table-cell>
          <table:table-cell office:value-type="float" office:value="0.378">
            <text:p>0.3780</text:p>
          </table:table-cell>
          <table:table-cell office:value-type="string">
            <text:p>Guinea-Bissau</text:p>
          </table:table-cell>
        </table:table-row>
        <table:table-row table:style-name="ro1">
          <table:table-cell office:value-type="string">
            <text:p>^00245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Guinea-Bissau</text:p>
          </table:table-cell>
        </table:table-row>
        <table:table-row table:style-name="ro1">
          <table:table-cell office:value-type="string">
            <text:p>^002456</text:p>
          </table:table-cell>
          <table:table-cell office:value-type="string">
            <text:p>eutelia</text:p>
          </table:table-cell>
          <table:table-cell office:value-type="float" office:value="0.145">
            <text:p>0.1450</text:p>
          </table:table-cell>
          <table:table-cell office:value-type="string">
            <text:p>Guinea-Bissau Mobile</text:p>
          </table:table-cell>
        </table:table-row>
        <table:table-row table:style-name="ro1">
          <table:table-cell office:value-type="string">
            <text:p>^002456</text:p>
          </table:table-cell>
          <table:table-cell office:value-type="string">
            <text:p>eutelia</text:p>
          </table:table-cell>
          <table:table-cell office:value-type="float" office:value="0.461">
            <text:p>0.4610</text:p>
          </table:table-cell>
          <table:table-cell office:value-type="string">
            <text:p>Guinea-Bissau Mobile</text:p>
          </table:table-cell>
        </table:table-row>
        <table:table-row table:style-name="ro1">
          <table:table-cell office:value-type="string">
            <text:p>^002457</text:p>
          </table:table-cell>
          <table:table-cell office:value-type="string">
            <text:p>eutelia</text:p>
          </table:table-cell>
          <table:table-cell office:value-type="float" office:value="0.461">
            <text:p>0.4610</text:p>
          </table:table-cell>
          <table:table-cell office:value-type="string">
            <text:p>Guinea-Bissau Mobile</text:p>
          </table:table-cell>
        </table:table-row>
        <table:table-row table:style-name="ro1">
          <table:table-cell office:value-type="string">
            <text:p>^002457</text:p>
          </table:table-cell>
          <table:table-cell office:value-type="string">
            <text:p>eutelia</text:p>
          </table:table-cell>
          <table:table-cell office:value-type="float" office:value="0.145">
            <text:p>0.1450</text:p>
          </table:table-cell>
          <table:table-cell office:value-type="string">
            <text:p>Guinea-Bissau Mobile</text:p>
          </table:table-cell>
        </table:table-row>
        <table:table-row table:style-name="ro1">
          <table:table-cell office:value-type="string">
            <text:p>^00248</text:p>
          </table:table-cell>
          <table:table-cell office:value-type="string">
            <text:p>eutelia</text:p>
          </table:table-cell>
          <table:table-cell office:value-type="float" office:value="0.1">
            <text:p>0.1000</text:p>
          </table:table-cell>
          <table:table-cell office:value-type="string">
            <text:p>Seychelles</text:p>
          </table:table-cell>
        </table:table-row>
        <table:table-row table:style-name="ro1">
          <table:table-cell office:value-type="string">
            <text:p>^002485</text:p>
          </table:table-cell>
          <table:table-cell office:value-type="string">
            <text:p>eutelia</text:p>
          </table:table-cell>
          <table:table-cell office:value-type="float" office:value="0.1">
            <text:p>0.1000</text:p>
          </table:table-cell>
          <table:table-cell office:value-type="string">
            <text:p>Seychelles Mobile</text:p>
          </table:table-cell>
        </table:table-row>
        <table:table-row table:style-name="ro1">
          <table:table-cell office:value-type="string">
            <text:p>^002487</text:p>
          </table:table-cell>
          <table:table-cell office:value-type="string">
            <text:p>eutelia</text:p>
          </table:table-cell>
          <table:table-cell office:value-type="float" office:value="0.1">
            <text:p>0.1000</text:p>
          </table:table-cell>
          <table:table-cell office:value-type="string">
            <text:p>Seychelles Mobile</text:p>
          </table:table-cell>
        </table:table-row>
        <table:table-row table:style-name="ro1">
          <table:table-cell office:value-type="string">
            <text:p>^00249</text:p>
          </table:table-cell>
          <table:table-cell office:value-type="string">
            <text:p>eutelia</text:p>
          </table:table-cell>
          <table:table-cell office:value-type="float" office:value="0.105">
            <text:p>0.1050</text:p>
          </table:table-cell>
          <table:table-cell office:value-type="string">
            <text:p>Sudan</text:p>
          </table:table-cell>
        </table:table-row>
        <table:table-row table:style-name="ro1">
          <table:table-cell office:value-type="string">
            <text:p>^002499</text:p>
          </table:table-cell>
          <table:table-cell office:value-type="string">
            <text:p>eutelia</text:p>
          </table:table-cell>
          <table:table-cell office:value-type="float" office:value="0.105">
            <text:p>0.1050</text:p>
          </table:table-cell>
          <table:table-cell office:value-type="string">
            <text:p>Sudan Mobile</text:p>
          </table:table-cell>
        </table:table-row>
        <table:table-row table:style-name="ro1">
          <table:table-cell office:value-type="string">
            <text:p>^00250</text:p>
          </table:table-cell>
          <table:table-cell office:value-type="string">
            <text:p>eutelia</text:p>
          </table:table-cell>
          <table:table-cell office:value-type="float" office:value="0.1">
            <text:p>0.1000</text:p>
          </table:table-cell>
          <table:table-cell office:value-type="string">
            <text:p>Rwanda</text:p>
          </table:table-cell>
        </table:table-row>
        <table:table-row table:style-name="ro1">
          <table:table-cell office:value-type="string">
            <text:p>^002508</text:p>
          </table:table-cell>
          <table:table-cell office:value-type="string">
            <text:p>eutelia</text:p>
          </table:table-cell>
          <table:table-cell office:value-type="float" office:value="0.103">
            <text:p>0.1030</text:p>
          </table:table-cell>
          <table:table-cell office:value-type="string">
            <text:p>Rwanda Mobile</text:p>
          </table:table-cell>
        </table:table-row>
        <table:table-row table:style-name="ro1">
          <table:table-cell office:value-type="string">
            <text:p>^00251</text:p>
          </table:table-cell>
          <table:table-cell office:value-type="string">
            <text:p>eutelia</text:p>
          </table:table-cell>
          <table:table-cell office:value-type="float" office:value="0.223">
            <text:p>0.2230</text:p>
          </table:table-cell>
          <table:table-cell office:value-type="string">
            <text:p>Ethiopia</text:p>
          </table:table-cell>
        </table:table-row>
        <table:table-row table:style-name="ro1">
          <table:table-cell office:value-type="string">
            <text:p>^00251</text:p>
          </table:table-cell>
          <table:table-cell office:value-type="string">
            <text:p>eutelia</text:p>
          </table:table-cell>
          <table:table-cell office:value-type="float" office:value="0.227">
            <text:p>0.2270</text:p>
          </table:table-cell>
          <table:table-cell office:value-type="string">
            <text:p>Ethiopia</text:p>
          </table:table-cell>
        </table:table-row>
        <table:table-row table:style-name="ro1">
          <table:table-cell office:value-type="string">
            <text:p>^0025191</text:p>
          </table:table-cell>
          <table:table-cell office:value-type="string">
            <text:p>eutelia</text:p>
          </table:table-cell>
          <table:table-cell office:value-type="float" office:value="0.195">
            <text:p>0.1950</text:p>
          </table:table-cell>
          <table:table-cell office:value-type="string">
            <text:p>Ethiopia Mobile</text:p>
          </table:table-cell>
        </table:table-row>
        <table:table-row table:style-name="ro1">
          <table:table-cell office:value-type="string">
            <text:p>^00253</text:p>
          </table:table-cell>
          <table:table-cell office:value-type="string">
            <text:p>eutelia</text:p>
          </table:table-cell>
          <table:table-cell office:value-type="float" office:value="0.289">
            <text:p>0.2890</text:p>
          </table:table-cell>
          <table:table-cell office:value-type="string">
            <text:p>Djibouti</text:p>
          </table:table-cell>
        </table:table-row>
        <table:table-row table:style-name="ro1">
          <table:table-cell office:value-type="string">
            <text:p>^002538</text:p>
          </table:table-cell>
          <table:table-cell office:value-type="string">
            <text:p>eutelia</text:p>
          </table:table-cell>
          <table:table-cell office:value-type="float" office:value="0.289">
            <text:p>0.2890</text:p>
          </table:table-cell>
          <table:table-cell office:value-type="string">
            <text:p>Djibouti Mobile</text:p>
          </table:table-cell>
        </table:table-row>
        <table:table-row table:style-name="ro1">
          <table:table-cell office:value-type="string">
            <text:p>^00254</text:p>
          </table:table-cell>
          <table:table-cell office:value-type="string">
            <text:p>eutelia</text:p>
          </table:table-cell>
          <table:table-cell office:value-type="float" office:value="0.034">
            <text:p>0.0340</text:p>
          </table:table-cell>
          <table:table-cell office:value-type="string">
            <text:p>Kenya</text:p>
          </table:table-cell>
        </table:table-row>
        <table:table-row table:style-name="ro1">
          <table:table-cell office:value-type="string">
            <text:p>^00254</text:p>
          </table:table-cell>
          <table:table-cell office:value-type="string">
            <text:p>eutelia</text:p>
          </table:table-cell>
          <table:table-cell office:value-type="float" office:value="0.085">
            <text:p>0.0850</text:p>
          </table:table-cell>
          <table:table-cell office:value-type="string">
            <text:p>Kenya</text:p>
          </table:table-cell>
        </table:table-row>
        <table:table-row table:style-name="ro1">
          <table:table-cell office:value-type="string">
            <text:p>^002547</text:p>
          </table:table-cell>
          <table:table-cell office:value-type="string">
            <text:p>eutelia</text:p>
          </table:table-cell>
          <table:table-cell office:value-type="float" office:value="0.128">
            <text:p>0.1280</text:p>
          </table:table-cell>
          <table:table-cell office:value-type="string">
            <text:p>Kenya Mobile</text:p>
          </table:table-cell>
        </table:table-row>
        <table:table-row table:style-name="ro1">
          <table:table-cell office:value-type="string">
            <text:p>^00255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Tanzania</text:p>
          </table:table-cell>
        </table:table-row>
        <table:table-row table:style-name="ro1">
          <table:table-cell office:value-type="string">
            <text:p>^00255</text:p>
          </table:table-cell>
          <table:table-cell office:value-type="string">
            <text:p>eutelia</text:p>
          </table:table-cell>
          <table:table-cell office:value-type="float" office:value="0.124">
            <text:p>0.1240</text:p>
          </table:table-cell>
          <table:table-cell office:value-type="string">
            <text:p>Tanzania</text:p>
          </table:table-cell>
        </table:table-row>
        <table:table-row table:style-name="ro1">
          <table:table-cell office:value-type="string">
            <text:p>^00255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Tanzania</text:p>
          </table:table-cell>
        </table:table-row>
        <table:table-row table:style-name="ro1">
          <table:table-cell office:value-type="string">
            <text:p>^0025574</text:p>
          </table:table-cell>
          <table:table-cell office:value-type="string">
            <text:p>eutelia</text:p>
          </table:table-cell>
          <table:table-cell office:value-type="float" office:value="0.134">
            <text:p>0.1340</text:p>
          </table:table-cell>
          <table:table-cell office:value-type="string">
            <text:p>Tanzania Mobile</text:p>
          </table:table-cell>
        </table:table-row>
        <table:table-row table:style-name="ro1">
          <table:table-cell office:value-type="string">
            <text:p>^00256</text:p>
          </table:table-cell>
          <table:table-cell office:value-type="string">
            <text:p>eutelia</text:p>
          </table:table-cell>
          <table:table-cell office:value-type="float" office:value="0.085">
            <text:p>0.0850</text:p>
          </table:table-cell>
          <table:table-cell office:value-type="string">
            <text:p>Uganda</text:p>
          </table:table-cell>
        </table:table-row>
        <table:table-row table:style-name="ro1">
          <table:table-cell office:value-type="string">
            <text:p>^002567</text:p>
          </table:table-cell>
          <table:table-cell office:value-type="string">
            <text:p>eutelia</text:p>
          </table:table-cell>
          <table:table-cell office:value-type="float" office:value="0.09">
            <text:p>0.0900</text:p>
          </table:table-cell>
          <table:table-cell office:value-type="string">
            <text:p>Uganda Mobile</text:p>
          </table:table-cell>
        </table:table-row>
        <table:table-row table:style-name="ro1">
          <table:table-cell office:value-type="string">
            <text:p>^00257</text:p>
          </table:table-cell>
          <table:table-cell office:value-type="string">
            <text:p>eutelia</text:p>
          </table:table-cell>
          <table:table-cell office:value-type="float" office:value="0.072">
            <text:p>0.0720</text:p>
          </table:table-cell>
          <table:table-cell office:value-type="string">
            <text:p>Burundi</text:p>
          </table:table-cell>
        </table:table-row>
        <table:table-row table:style-name="ro1">
          <table:table-cell office:value-type="string">
            <text:p>^002577</text:p>
          </table:table-cell>
          <table:table-cell office:value-type="string">
            <text:p>eutelia</text:p>
          </table:table-cell>
          <table:table-cell office:value-type="float" office:value="0.072">
            <text:p>0.0720</text:p>
          </table:table-cell>
          <table:table-cell office:value-type="string">
            <text:p>Burundi Mobile</text:p>
          </table:table-cell>
        </table:table-row>
        <table:table-row table:style-name="ro1">
          <table:table-cell office:value-type="string">
            <text:p>^00258</text:p>
          </table:table-cell>
          <table:table-cell office:value-type="string">
            <text:p>eutelia</text:p>
          </table:table-cell>
          <table:table-cell office:value-type="float" office:value="0.096">
            <text:p>0.0960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^002588</text:p>
          </table:table-cell>
          <table:table-cell office:value-type="string">
            <text:p>eutelia</text:p>
          </table:table-cell>
          <table:table-cell office:value-type="float" office:value="0.125">
            <text:p>0.1250</text:p>
          </table:table-cell>
          <table:table-cell office:value-type="string">
            <text:p>Mozambique Mobile</text:p>
          </table:table-cell>
        </table:table-row>
        <table:table-row table:style-name="ro1">
          <table:table-cell office:value-type="string">
            <text:p>^00260</text:p>
          </table:table-cell>
          <table:table-cell office:value-type="string">
            <text:p>eutelia</text:p>
          </table:table-cell>
          <table:table-cell office:value-type="float" office:value="0.047">
            <text:p>0.0470</text:p>
          </table:table-cell>
          <table:table-cell office:value-type="string">
            <text:p>Zambia</text:p>
          </table:table-cell>
        </table:table-row>
        <table:table-row table:style-name="ro1">
          <table:table-cell office:value-type="string">
            <text:p>^002609</text:p>
          </table:table-cell>
          <table:table-cell office:value-type="string">
            <text:p>eutelia</text:p>
          </table:table-cell>
          <table:table-cell office:value-type="float" office:value="0.104">
            <text:p>0.1040</text:p>
          </table:table-cell>
          <table:table-cell office:value-type="string">
            <text:p>Zambia Mobile</text:p>
          </table:table-cell>
        </table:table-row>
        <table:table-row table:style-name="ro1">
          <table:table-cell office:value-type="string">
            <text:p>^00261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Madagascar</text:p>
          </table:table-cell>
        </table:table-row>
        <table:table-row table:style-name="ro1">
          <table:table-cell office:value-type="string">
            <text:p>^002613</text:p>
          </table:table-cell>
          <table:table-cell office:value-type="string">
            <text:p>eutelia</text:p>
          </table:table-cell>
          <table:table-cell office:value-type="float" office:value="0.153">
            <text:p>0.1530</text:p>
          </table:table-cell>
          <table:table-cell office:value-type="string">
            <text:p>Madagascar Mobile</text:p>
          </table:table-cell>
        </table:table-row>
        <table:table-row table:style-name="ro1">
          <table:table-cell office:value-type="string">
            <text:p>^00263</text:p>
          </table:table-cell>
          <table:table-cell office:value-type="string">
            <text:p>eutelia</text:p>
          </table:table-cell>
          <table:table-cell office:value-type="float" office:value="0.054">
            <text:p>0.0540</text:p>
          </table:table-cell>
          <table:table-cell office:value-type="string">
            <text:p>Zimbabwe</text:p>
          </table:table-cell>
        </table:table-row>
        <table:table-row table:style-name="ro1">
          <table:table-cell office:value-type="string">
            <text:p>^0026311</text:p>
          </table:table-cell>
          <table:table-cell office:value-type="string">
            <text:p>eutelia</text:p>
          </table:table-cell>
          <table:table-cell office:value-type="float" office:value="0.178">
            <text:p>0.1780</text:p>
          </table:table-cell>
          <table:table-cell office:value-type="string">
            <text:p>Zimbabwe Mobile</text:p>
          </table:table-cell>
        </table:table-row>
        <table:table-row table:style-name="ro1">
          <table:table-cell office:value-type="string">
            <text:p>^0026323</text:p>
          </table:table-cell>
          <table:table-cell office:value-type="string">
            <text:p>eutelia</text:p>
          </table:table-cell>
          <table:table-cell office:value-type="float" office:value="0.178">
            <text:p>0.1780</text:p>
          </table:table-cell>
          <table:table-cell office:value-type="string">
            <text:p>Zimbabwe Mobile</text:p>
          </table:table-cell>
        </table:table-row>
        <table:table-row table:style-name="ro1">
          <table:table-cell office:value-type="string">
            <text:p>^0026391</text:p>
          </table:table-cell>
          <table:table-cell office:value-type="string">
            <text:p>eutelia</text:p>
          </table:table-cell>
          <table:table-cell office:value-type="float" office:value="0.178">
            <text:p>0.1780</text:p>
          </table:table-cell>
          <table:table-cell office:value-type="string">
            <text:p>Zimbabwe Mobile</text:p>
          </table:table-cell>
        </table:table-row>
        <table:table-row table:style-name="ro1">
          <table:table-cell office:value-type="string">
            <text:p>^00265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Malawi</text:p>
          </table:table-cell>
        </table:table-row>
        <table:table-row table:style-name="ro1">
          <table:table-cell office:value-type="string">
            <text:p>^002658</text:p>
          </table:table-cell>
          <table:table-cell office:value-type="string">
            <text:p>eutelia</text:p>
          </table:table-cell>
          <table:table-cell office:value-type="float" office:value="0.072">
            <text:p>0.0720</text:p>
          </table:table-cell>
          <table:table-cell office:value-type="string">
            <text:p>Malawi Mobile</text:p>
          </table:table-cell>
        </table:table-row>
        <table:table-row table:style-name="ro1">
          <table:table-cell office:value-type="string">
            <text:p>^002659</text:p>
          </table:table-cell>
          <table:table-cell office:value-type="string">
            <text:p>eutelia</text:p>
          </table:table-cell>
          <table:table-cell office:value-type="float" office:value="0.072">
            <text:p>0.0720</text:p>
          </table:table-cell>
          <table:table-cell office:value-type="string">
            <text:p>Malawi Mobile</text:p>
          </table:table-cell>
        </table:table-row>
        <table:table-row table:style-name="ro1">
          <table:table-cell office:value-type="string">
            <text:p>^00266</text:p>
          </table:table-cell>
          <table:table-cell office:value-type="string">
            <text:p>eutelia</text:p>
          </table:table-cell>
          <table:table-cell office:value-type="float" office:value="0.156">
            <text:p>0.1560</text:p>
          </table:table-cell>
          <table:table-cell office:value-type="string">
            <text:p>Lesotho</text:p>
          </table:table-cell>
        </table:table-row>
        <table:table-row table:style-name="ro1">
          <table:table-cell office:value-type="string">
            <text:p>^0026658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Lesotho Mobile</text:p>
          </table:table-cell>
        </table:table-row>
        <table:table-row table:style-name="ro1">
          <table:table-cell office:value-type="string">
            <text:p>^002666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Lesotho Mobile</text:p>
          </table:table-cell>
        </table:table-row>
        <table:table-row table:style-name="ro1">
          <table:table-cell office:value-type="string">
            <text:p>^00267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Botswana</text:p>
          </table:table-cell>
        </table:table-row>
        <table:table-row table:style-name="ro1">
          <table:table-cell office:value-type="string">
            <text:p>^002677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Botswana Mobile</text:p>
          </table:table-cell>
        </table:table-row>
        <table:table-row table:style-name="ro1">
          <table:table-cell office:value-type="string">
            <text:p>^00268</text:p>
          </table:table-cell>
          <table:table-cell office:value-type="string">
            <text:p>eutelia</text:p>
          </table:table-cell>
          <table:table-cell office:value-type="float" office:value="0.071">
            <text:p>0.0710</text:p>
          </table:table-cell>
          <table:table-cell office:value-type="string">
            <text:p>Swaziland</text:p>
          </table:table-cell>
        </table:table-row>
        <table:table-row table:style-name="ro1">
          <table:table-cell office:value-type="string">
            <text:p>^0026860</text:p>
          </table:table-cell>
          <table:table-cell office:value-type="string">
            <text:p>eutelia</text:p>
          </table:table-cell>
          <table:table-cell office:value-type="float" office:value="0.117">
            <text:p>0.1170</text:p>
          </table:table-cell>
          <table:table-cell office:value-type="string">
            <text:p>Swaziland Mobile</text:p>
          </table:table-cell>
        </table:table-row>
        <table:table-row table:style-name="ro1">
          <table:table-cell office:value-type="string">
            <text:p>^00269</text:p>
          </table:table-cell>
          <table:table-cell office:value-type="string">
            <text:p>eutelia</text:p>
          </table:table-cell>
          <table:table-cell office:value-type="float" office:value="0.25">
            <text:p>0.2500</text:p>
          </table:table-cell>
          <table:table-cell office:value-type="string">
            <text:p>Comoros</text:p>
          </table:table-cell>
        </table:table-row>
        <table:table-row table:style-name="ro1">
          <table:table-cell office:value-type="string">
            <text:p>^0027</text:p>
          </table:table-cell>
          <table:table-cell office:value-type="string">
            <text:p>eutelia</text:p>
          </table:table-cell>
          <table:table-cell office:value-type="float" office:value="0.054">
            <text:p>0.0540</text:p>
          </table:table-cell>
          <table:table-cell office:value-type="string">
            <text:p>South Africa</text:p>
          </table:table-cell>
        </table:table-row>
        <table:table-row table:style-name="ro1">
          <table:table-cell office:value-type="string">
            <text:p>^0027</text:p>
          </table:table-cell>
          <table:table-cell office:value-type="string">
            <text:p>eutelia</text:p>
          </table:table-cell>
          <table:table-cell office:value-type="float" office:value="0.053">
            <text:p>0.0530</text:p>
          </table:table-cell>
          <table:table-cell office:value-type="string">
            <text:p>South Africa</text:p>
          </table:table-cell>
        </table:table-row>
        <table:table-row table:style-name="ro1">
          <table:table-cell office:value-type="string">
            <text:p>^00277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South Africa Mobile</text:p>
          </table:table-cell>
        </table:table-row>
        <table:table-row table:style-name="ro1">
          <table:table-cell office:value-type="string">
            <text:p>^00278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South Africa Mobile</text:p>
          </table:table-cell>
        </table:table-row>
        <table:table-row table:style-name="ro1">
          <table:table-cell office:value-type="string">
            <text:p>^00287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Cameroon</text:p>
          </table:table-cell>
        </table:table-row>
        <table:table-row table:style-name="ro1">
          <table:table-cell office:value-type="string">
            <text:p>^00287</text:p>
          </table:table-cell>
          <table:table-cell office:value-type="string">
            <text:p>eutelia</text:p>
          </table:table-cell>
          <table:table-cell office:value-type="float" office:value="0.088">
            <text:p>0.0880</text:p>
          </table:table-cell>
          <table:table-cell office:value-type="string">
            <text:p>Cameroon</text:p>
          </table:table-cell>
        </table:table-row>
        <table:table-row table:style-name="ro1">
          <table:table-cell office:value-type="string">
            <text:p>^002877</text:p>
          </table:table-cell>
          <table:table-cell office:value-type="string">
            <text:p>eutelia</text:p>
          </table:table-cell>
          <table:table-cell office:value-type="float" office:value="0.136">
            <text:p>0.1360</text:p>
          </table:table-cell>
          <table:table-cell office:value-type="string">
            <text:p>Cameroon Mobile</text:p>
          </table:table-cell>
        </table:table-row>
        <table:table-row table:style-name="ro1">
          <table:table-cell office:value-type="string">
            <text:p>^002879</text:p>
          </table:table-cell>
          <table:table-cell office:value-type="string">
            <text:p>eutelia</text:p>
          </table:table-cell>
          <table:table-cell office:value-type="float" office:value="0.136">
            <text:p>0.1360</text:p>
          </table:table-cell>
          <table:table-cell office:value-type="string">
            <text:p>Cameroon Mobile</text:p>
          </table:table-cell>
        </table:table-row>
        <table:table-row table:style-name="ro1">
          <table:table-cell office:value-type="string">
            <text:p>^00291</text:p>
          </table:table-cell>
          <table:table-cell office:value-type="string">
            <text:p>eutelia</text:p>
          </table:table-cell>
          <table:table-cell office:value-type="float" office:value="0.229">
            <text:p>0.2290</text:p>
          </table:table-cell>
          <table:table-cell office:value-type="string">
            <text:p>Eritrea</text:p>
          </table:table-cell>
        </table:table-row>
        <table:table-row table:style-name="ro1">
          <table:table-cell office:value-type="string">
            <text:p>^002917</text:p>
          </table:table-cell>
          <table:table-cell office:value-type="string">
            <text:p>eutelia</text:p>
          </table:table-cell>
          <table:table-cell office:value-type="float" office:value="0.229">
            <text:p>0.2290</text:p>
          </table:table-cell>
          <table:table-cell office:value-type="string">
            <text:p>Eritrea Mobile</text:p>
          </table:table-cell>
        </table:table-row>
        <table:table-row table:style-name="ro1">
          <table:table-cell office:value-type="string">
            <text:p>^00297</text:p>
          </table:table-cell>
          <table:table-cell office:value-type="string">
            <text:p>eutelia</text:p>
          </table:table-cell>
          <table:table-cell office:value-type="float" office:value="0.091">
            <text:p>0.0910</text:p>
          </table:table-cell>
          <table:table-cell office:value-type="string">
            <text:p>Aruba</text:p>
          </table:table-cell>
        </table:table-row>
        <table:table-row table:style-name="ro1">
          <table:table-cell office:value-type="string">
            <text:p>^00297</text:p>
          </table:table-cell>
          <table:table-cell office:value-type="string">
            <text:p>eutelia</text:p>
          </table:table-cell>
          <table:table-cell office:value-type="float" office:value="0.148">
            <text:p>0.1480</text:p>
          </table:table-cell>
          <table:table-cell office:value-type="string">
            <text:p>Aruba Mobile</text:p>
          </table:table-cell>
        </table:table-row>
        <table:table-row table:style-name="ro1">
          <table:table-cell office:value-type="string">
            <text:p>^0030</text:p>
          </table:table-cell>
          <table:table-cell office:value-type="string">
            <text:p>eutelia</text:p>
          </table:table-cell>
          <table:table-cell office:value-type="float" office:value="0.015">
            <text:p>0.0150</text:p>
          </table:table-cell>
          <table:table-cell office:value-type="string">
            <text:p>Greece</text:p>
          </table:table-cell>
        </table:table-row>
        <table:table-row table:style-name="ro1">
          <table:table-cell office:value-type="string">
            <text:p>^0030</text:p>
          </table:table-cell>
          <table:table-cell office:value-type="string">
            <text:p>eutelia</text:p>
          </table:table-cell>
          <table:table-cell office:value-type="float" office:value="0.015">
            <text:p>0.0150</text:p>
          </table:table-cell>
          <table:table-cell office:value-type="string">
            <text:p>Greece</text:p>
          </table:table-cell>
        </table:table-row>
        <table:table-row table:style-name="ro1">
          <table:table-cell office:value-type="string">
            <text:p>^0030693</text:p>
          </table:table-cell>
          <table:table-cell office:value-type="string">
            <text:p>eutelia</text:p>
          </table:table-cell>
          <table:table-cell office:value-type="float" office:value="0.167">
            <text:p>0.1670</text:p>
          </table:table-cell>
          <table:table-cell office:value-type="string">
            <text:p>Greece Mobile</text:p>
          </table:table-cell>
        </table:table-row>
        <table:table-row table:style-name="ro1">
          <table:table-cell office:value-type="string">
            <text:p>^0030694</text:p>
          </table:table-cell>
          <table:table-cell office:value-type="string">
            <text:p>eutelia</text:p>
          </table:table-cell>
          <table:table-cell office:value-type="float" office:value="0.167">
            <text:p>0.1670</text:p>
          </table:table-cell>
          <table:table-cell office:value-type="string">
            <text:p>Greece Mobile</text:p>
          </table:table-cell>
        </table:table-row>
        <table:table-row table:style-name="ro1">
          <table:table-cell office:value-type="string">
            <text:p>^0030697</text:p>
          </table:table-cell>
          <table:table-cell office:value-type="string">
            <text:p>eutelia</text:p>
          </table:table-cell>
          <table:table-cell office:value-type="float" office:value="0.167">
            <text:p>0.1670</text:p>
          </table:table-cell>
          <table:table-cell office:value-type="string">
            <text:p>Greece Mobile</text:p>
          </table:table-cell>
        </table:table-row>
        <table:table-row table:style-name="ro1">
          <table:table-cell office:value-type="string">
            <text:p>^0030699</text:p>
          </table:table-cell>
          <table:table-cell office:value-type="string">
            <text:p>eutelia</text:p>
          </table:table-cell>
          <table:table-cell office:value-type="float" office:value="0.167">
            <text:p>0.1670</text:p>
          </table:table-cell>
          <table:table-cell office:value-type="string">
            <text:p>Greece Mobile</text:p>
          </table:table-cell>
        </table:table-row>
        <table:table-row table:style-name="ro1">
          <table:table-cell office:value-type="string">
            <text:p>^0031</text:p>
          </table:table-cell>
          <table:table-cell office:value-type="string">
            <text:p>eutelia</text:p>
          </table:table-cell>
          <table:table-cell office:value-type="float" office:value="0.015">
            <text:p>0.0150</text:p>
          </table:table-cell>
          <table:table-cell office:value-type="string">
            <text:p>Netherlands</text:p>
          </table:table-cell>
        </table:table-row>
        <table:table-row table:style-name="ro1">
          <table:table-cell office:value-type="string">
            <text:p>^0031</text:p>
          </table:table-cell>
          <table:table-cell office:value-type="string">
            <text:p>eutelia</text:p>
          </table:table-cell>
          <table:table-cell office:value-type="float" office:value="0.112">
            <text:p>0.1120</text:p>
          </table:table-cell>
          <table:table-cell office:value-type="string">
            <text:p>Netherlands</text:p>
          </table:table-cell>
        </table:table-row>
        <table:table-row table:style-name="ro1">
          <table:table-cell office:value-type="string">
            <text:p>^00316</text:p>
          </table:table-cell>
          <table:table-cell office:value-type="string">
            <text:p>eutelia</text:p>
          </table:table-cell>
          <table:table-cell office:value-type="float" office:value="0.121">
            <text:p>0.1210</text:p>
          </table:table-cell>
          <table:table-cell office:value-type="string">
            <text:p>Netherlands Mobile</text:p>
          </table:table-cell>
        </table:table-row>
        <table:table-row table:style-name="ro1">
          <table:table-cell office:value-type="string">
            <text:p>^00316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Netherlands Mobile</text:p>
          </table:table-cell>
        </table:table-row>
        <table:table-row table:style-name="ro1">
          <table:table-cell office:value-type="string">
            <text:p>^0032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Belgium</text:p>
          </table:table-cell>
        </table:table-row>
        <table:table-row table:style-name="ro1">
          <table:table-cell office:value-type="string">
            <text:p>^0032</text:p>
          </table:table-cell>
          <table:table-cell office:value-type="string">
            <text:p>eutelia</text:p>
          </table:table-cell>
          <table:table-cell office:value-type="float" office:value="0.015">
            <text:p>0.0150</text:p>
          </table:table-cell>
          <table:table-cell office:value-type="string">
            <text:p>Belgium</text:p>
          </table:table-cell>
        </table:table-row>
        <table:table-row table:style-name="ro1">
          <table:table-cell office:value-type="string">
            <text:p>^003247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7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7</text:p>
          </table:table-cell>
          <table:table-cell office:value-type="string">
            <text:p>eutelia</text:p>
          </table:table-cell>
          <table:table-cell office:value-type="float" office:value="0.17">
            <text:p>0.17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7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8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8</text:p>
          </table:table-cell>
          <table:table-cell office:value-type="string">
            <text:p>eutelia</text:p>
          </table:table-cell>
          <table:table-cell office:value-type="float" office:value="0.17">
            <text:p>0.17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8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8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9</text:p>
          </table:table-cell>
          <table:table-cell office:value-type="string">
            <text:p>eutelia</text:p>
          </table:table-cell>
          <table:table-cell office:value-type="float" office:value="0.17">
            <text:p>0.17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9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9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9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3</text:p>
          </table:table-cell>
          <table:table-cell office:value-type="string">
            <text:p>eutelia</text:p>
          </table:table-cell>
          <table:table-cell office:value-type="float" office:value="0.015">
            <text:p>0.0150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^0033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^0033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^00336</text:p>
          </table:table-cell>
          <table:table-cell office:value-type="string">
            <text:p>eutelia</text:p>
          </table:table-cell>
          <table:table-cell office:value-type="float" office:value="0.11">
            <text:p>0.1100</text:p>
          </table:table-cell>
          <table:table-cell office:value-type="string">
            <text:p>France Mobile</text:p>
          </table:table-cell>
        </table:table-row>
        <table:table-row table:style-name="ro1">
          <table:table-cell office:value-type="string">
            <text:p>^00336</text:p>
          </table:table-cell>
          <table:table-cell office:value-type="string">
            <text:p>eutelia</text:p>
          </table:table-cell>
          <table:table-cell office:value-type="float" office:value="0.11">
            <text:p>0.1100</text:p>
          </table:table-cell>
          <table:table-cell office:value-type="string">
            <text:p>France Mobile</text:p>
          </table:table-cell>
        </table:table-row>
        <table:table-row table:style-name="ro1">
          <table:table-cell office:value-type="string">
            <text:p>^00336</text:p>
          </table:table-cell>
          <table:table-cell office:value-type="string">
            <text:p>eutelia</text:p>
          </table:table-cell>
          <table:table-cell office:value-type="float" office:value="0.11">
            <text:p>0.1100</text:p>
          </table:table-cell>
          <table:table-cell office:value-type="string">
            <text:p>France Mobile</text:p>
          </table:table-cell>
        </table:table-row>
        <table:table-row table:style-name="ro1">
          <table:table-cell office:value-type="string">
            <text:p>^00336</text:p>
          </table:table-cell>
          <table:table-cell office:value-type="string">
            <text:p>eutelia</text:p>
          </table:table-cell>
          <table:table-cell office:value-type="float" office:value="0.11">
            <text:p>0.1100</text:p>
          </table:table-cell>
          <table:table-cell office:value-type="string">
            <text:p>France Mobile</text:p>
          </table:table-cell>
        </table:table-row>
        <table:table-row table:style-name="ro1">
          <table:table-cell office:value-type="string">
            <text:p>^0034</text:p>
          </table:table-cell>
          <table:table-cell office:value-type="string">
            <text:p>eutelia</text:p>
          </table:table-cell>
          <table:table-cell office:value-type="float" office:value="0.012">
            <text:p>0.0120</text:p>
          </table:table-cell>
          <table:table-cell office:value-type="string">
            <text:p>Spain</text:p>
          </table:table-cell>
        </table:table-row>
        <table:table-row table:style-name="ro1">
          <table:table-cell office:value-type="string">
            <text:p>^0034</text:p>
          </table:table-cell>
          <table:table-cell office:value-type="string">
            <text:p>eutelia</text:p>
          </table:table-cell>
          <table:table-cell office:value-type="float" office:value="0.012">
            <text:p>0.0120</text:p>
          </table:table-cell>
          <table:table-cell office:value-type="string">
            <text:p>Spain</text:p>
          </table:table-cell>
        </table:table-row>
        <table:table-row table:style-name="ro1">
          <table:table-cell office:value-type="string">
            <text:p>^0034</text:p>
          </table:table-cell>
          <table:table-cell office:value-type="string">
            <text:p>eutelia</text:p>
          </table:table-cell>
          <table:table-cell office:value-type="float" office:value="0.017">
            <text:p>0.0170</text:p>
          </table:table-cell>
          <table:table-cell office:value-type="string">
            <text:p>Spain</text:p>
          </table:table-cell>
        </table:table-row>
        <table:table-row table:style-name="ro1">
          <table:table-cell office:value-type="string">
            <text:p>^00346</text:p>
          </table:table-cell>
          <table:table-cell office:value-type="string">
            <text:p>eutelia</text:p>
          </table:table-cell>
          <table:table-cell office:value-type="float" office:value="0.15">
            <text:p>0.1500</text:p>
          </table:table-cell>
          <table:table-cell office:value-type="string">
            <text:p>Spain Mobile</text:p>
          </table:table-cell>
        </table:table-row>
        <table:table-row table:style-name="ro1">
          <table:table-cell office:value-type="string">
            <text:p>^00346</text:p>
          </table:table-cell>
          <table:table-cell office:value-type="string">
            <text:p>eutelia</text:p>
          </table:table-cell>
          <table:table-cell office:value-type="float" office:value="0.15">
            <text:p>0.1500</text:p>
          </table:table-cell>
          <table:table-cell office:value-type="string">
            <text:p>Spain Mobile</text:p>
          </table:table-cell>
        </table:table-row>
        <table:table-row table:style-name="ro1">
          <table:table-cell office:value-type="string">
            <text:p>^00346</text:p>
          </table:table-cell>
          <table:table-cell office:value-type="string">
            <text:p>eutelia</text:p>
          </table:table-cell>
          <table:table-cell office:value-type="float" office:value="0.15">
            <text:p>0.1500</text:p>
          </table:table-cell>
          <table:table-cell office:value-type="string">
            <text:p>Spain Mobile</text:p>
          </table:table-cell>
        </table:table-row>
        <table:table-row table:style-name="ro1">
          <table:table-cell office:value-type="string">
            <text:p>^00346</text:p>
          </table:table-cell>
          <table:table-cell office:value-type="string">
            <text:p>eutelia</text:p>
          </table:table-cell>
          <table:table-cell office:value-type="float" office:value="0.15">
            <text:p>0.1500</text:p>
          </table:table-cell>
          <table:table-cell office:value-type="string">
            <text:p>Spain Mobile</text:p>
          </table:table-cell>
        </table:table-row>
        <table:table-row table:style-name="ro1">
          <table:table-cell office:value-type="string">
            <text:p>^00350</text:p>
          </table:table-cell>
          <table:table-cell office:value-type="string">
            <text:p>eutelia</text:p>
          </table:table-cell>
          <table:table-cell office:value-type="float" office:value="0.028">
            <text:p>0.0280</text:p>
          </table:table-cell>
          <table:table-cell office:value-type="string">
            <text:p>Gibraltar</text:p>
          </table:table-cell>
        </table:table-row>
        <table:table-row table:style-name="ro1">
          <table:table-cell office:value-type="string">
            <text:p>^0035058</text:p>
          </table:table-cell>
          <table:table-cell office:value-type="string">
            <text:p>eutelia</text:p>
          </table:table-cell>
          <table:table-cell office:value-type="float" office:value="0.188">
            <text:p>0.1880</text:p>
          </table:table-cell>
          <table:table-cell office:value-type="string">
            <text:p>Gibraltar Mobile</text:p>
          </table:table-cell>
        </table:table-row>
        <table:table-row table:style-name="ro1">
          <table:table-cell office:value-type="string">
            <text:p>^00351</text:p>
          </table:table-cell>
          <table:table-cell office:value-type="string">
            <text:p>eutelia</text:p>
          </table:table-cell>
          <table:table-cell office:value-type="float" office:value="0.015">
            <text:p>0.0150</text:p>
          </table:table-cell>
          <table:table-cell office:value-type="string">
            <text:p>Portugal</text:p>
          </table:table-cell>
        </table:table-row>
        <table:table-row table:style-name="ro1">
          <table:table-cell office:value-type="string">
            <text:p>^003519</text:p>
          </table:table-cell>
          <table:table-cell office:value-type="string">
            <text:p>eutelia</text:p>
          </table:table-cell>
          <table:table-cell office:value-type="float" office:value="0.189">
            <text:p>0.1890</text:p>
          </table:table-cell>
          <table:table-cell office:value-type="string">
            <text:p>Portugal Mobile</text:p>
          </table:table-cell>
        </table:table-row>
        <table:table-row table:style-name="ro1">
          <table:table-cell office:value-type="string">
            <text:p>^00352</text:p>
          </table:table-cell>
          <table:table-cell office:value-type="string">
            <text:p>eutelia</text:p>
          </table:table-cell>
          <table:table-cell office:value-type="float" office:value="0.018">
            <text:p>0.0180</text:p>
          </table:table-cell>
          <table:table-cell office:value-type="string">
            <text:p>Luxembourg</text:p>
          </table:table-cell>
        </table:table-row>
        <table:table-row table:style-name="ro1">
          <table:table-cell office:value-type="string">
            <text:p>^00352621</text:p>
          </table:table-cell>
          <table:table-cell office:value-type="string">
            <text:p>eutelia</text:p>
          </table:table-cell>
          <table:table-cell office:value-type="float" office:value="0.165">
            <text:p>0.16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628</text:p>
          </table:table-cell>
          <table:table-cell office:value-type="string">
            <text:p>eutelia</text:p>
          </table:table-cell>
          <table:table-cell office:value-type="float" office:value="0.165">
            <text:p>0.16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661</text:p>
          </table:table-cell>
          <table:table-cell office:value-type="string">
            <text:p>eutelia</text:p>
          </table:table-cell>
          <table:table-cell office:value-type="float" office:value="0.165">
            <text:p>0.16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668</text:p>
          </table:table-cell>
          <table:table-cell office:value-type="string">
            <text:p>eutelia</text:p>
          </table:table-cell>
          <table:table-cell office:value-type="float" office:value="0.165">
            <text:p>0.16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691</text:p>
          </table:table-cell>
          <table:table-cell office:value-type="string">
            <text:p>eutelia</text:p>
          </table:table-cell>
          <table:table-cell office:value-type="float" office:value="0.165">
            <text:p>0.16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698</text:p>
          </table:table-cell>
          <table:table-cell office:value-type="string">
            <text:p>eutelia</text:p>
          </table:table-cell>
          <table:table-cell office:value-type="float" office:value="0.165">
            <text:p>0.16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3</text:p>
          </table:table-cell>
          <table:table-cell office:value-type="string">
            <text:p>eutelia</text:p>
          </table:table-cell>
          <table:table-cell office:value-type="float" office:value="0.013">
            <text:p>0.0130</text:p>
          </table:table-cell>
          <table:table-cell office:value-type="string">
            <text:p>Ireland</text:p>
          </table:table-cell>
        </table:table-row>
        <table:table-row table:style-name="ro1">
          <table:table-cell office:value-type="string">
            <text:p>^003538</text:p>
          </table:table-cell>
          <table:table-cell office:value-type="string">
            <text:p>eutelia</text:p>
          </table:table-cell>
          <table:table-cell office:value-type="float" office:value="0.15">
            <text:p>0.1500</text:p>
          </table:table-cell>
          <table:table-cell office:value-type="string">
            <text:p>Ireland Mobile</text:p>
          </table:table-cell>
        </table:table-row>
        <table:table-row table:style-name="ro1">
          <table:table-cell office:value-type="string">
            <text:p>^00354</text:p>
          </table:table-cell>
          <table:table-cell office:value-type="string">
            <text:p>eutelia</text:p>
          </table:table-cell>
          <table:table-cell office:value-type="float" office:value="0.025">
            <text:p>0.0250</text:p>
          </table:table-cell>
          <table:table-cell office:value-type="string">
            <text:p>Iceland</text:p>
          </table:table-cell>
        </table:table-row>
        <table:table-row table:style-name="ro1">
          <table:table-cell office:value-type="string">
            <text:p>^003546</text:p>
          </table:table-cell>
          <table:table-cell office:value-type="string">
            <text:p>eutelia</text:p>
          </table:table-cell>
          <table:table-cell office:value-type="float" office:value="0.173">
            <text:p>0.1730</text:p>
          </table:table-cell>
          <table:table-cell office:value-type="string">
            <text:p>Iceland Mobile</text:p>
          </table:table-cell>
        </table:table-row>
        <table:table-row table:style-name="ro1">
          <table:table-cell office:value-type="string">
            <text:p>^003548</text:p>
          </table:table-cell>
          <table:table-cell office:value-type="string">
            <text:p>eutelia</text:p>
          </table:table-cell>
          <table:table-cell office:value-type="float" office:value="0.173">
            <text:p>0.1730</text:p>
          </table:table-cell>
          <table:table-cell office:value-type="string">
            <text:p>Iceland Mobile</text:p>
          </table:table-cell>
        </table:table-row>
        <table:table-row table:style-name="ro1">
          <table:table-cell office:value-type="string">
            <text:p>^00355</text:p>
          </table:table-cell>
          <table:table-cell office:value-type="string">
            <text:p>eutelia</text:p>
          </table:table-cell>
          <table:table-cell office:value-type="float" office:value="0.028">
            <text:p>0.0280</text:p>
          </table:table-cell>
          <table:table-cell office:value-type="string">
            <text:p>Albania</text:p>
          </table:table-cell>
        </table:table-row>
        <table:table-row table:style-name="ro1">
          <table:table-cell office:value-type="string">
            <text:p>^00355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Albania</text:p>
          </table:table-cell>
        </table:table-row>
        <table:table-row table:style-name="ro1">
          <table:table-cell office:value-type="string">
            <text:p>^003556</text:p>
          </table:table-cell>
          <table:table-cell office:value-type="string">
            <text:p>eutelia</text:p>
          </table:table-cell>
          <table:table-cell office:value-type="float" office:value="0.18">
            <text:p>0.1800</text:p>
          </table:table-cell>
          <table:table-cell office:value-type="string">
            <text:p>Albania Mobile</text:p>
          </table:table-cell>
        </table:table-row>
        <table:table-row table:style-name="ro1">
          <table:table-cell office:value-type="string">
            <text:p>^003556</text:p>
          </table:table-cell>
          <table:table-cell office:value-type="string">
            <text:p>eutelia</text:p>
          </table:table-cell>
          <table:table-cell office:value-type="float" office:value="0.161">
            <text:p>0.1610</text:p>
          </table:table-cell>
          <table:table-cell office:value-type="string">
            <text:p>Albania Mobile</text:p>
          </table:table-cell>
        </table:table-row>
        <table:table-row table:style-name="ro1">
          <table:table-cell office:value-type="string">
            <text:p>^00356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Malta</text:p>
          </table:table-cell>
        </table:table-row>
        <table:table-row table:style-name="ro1">
          <table:table-cell office:value-type="string">
            <text:p>^0035679</text:p>
          </table:table-cell>
          <table:table-cell office:value-type="string">
            <text:p>eutelia</text:p>
          </table:table-cell>
          <table:table-cell office:value-type="float" office:value="0.251">
            <text:p>0.2510</text:p>
          </table:table-cell>
          <table:table-cell office:value-type="string">
            <text:p>Malta Mobile</text:p>
          </table:table-cell>
        </table:table-row>
        <table:table-row table:style-name="ro1">
          <table:table-cell office:value-type="string">
            <text:p>^0035699</text:p>
          </table:table-cell>
          <table:table-cell office:value-type="string">
            <text:p>eutelia</text:p>
          </table:table-cell>
          <table:table-cell office:value-type="float" office:value="0.251">
            <text:p>0.2510</text:p>
          </table:table-cell>
          <table:table-cell office:value-type="string">
            <text:p>Malta Mobile</text:p>
          </table:table-cell>
        </table:table-row>
        <table:table-row table:style-name="ro1">
          <table:table-cell office:value-type="string">
            <text:p>^00357</text:p>
          </table:table-cell>
          <table:table-cell office:value-type="string">
            <text:p>eutelia</text:p>
          </table:table-cell>
          <table:table-cell office:value-type="float" office:value="0.057">
            <text:p>0.0570</text:p>
          </table:table-cell>
          <table:table-cell office:value-type="string">
            <text:p>Cyprus</text:p>
          </table:table-cell>
        </table:table-row>
        <table:table-row table:style-name="ro1">
          <table:table-cell office:value-type="string">
            <text:p>^00357</text:p>
          </table:table-cell>
          <table:table-cell office:value-type="string">
            <text:p>eutelia</text:p>
          </table:table-cell>
          <table:table-cell office:value-type="float" office:value="0.026">
            <text:p>0.0260</text:p>
          </table:table-cell>
          <table:table-cell office:value-type="string">
            <text:p>Cyprus</text:p>
          </table:table-cell>
        </table:table-row>
        <table:table-row table:style-name="ro1">
          <table:table-cell office:value-type="string">
            <text:p>^0035796</text:p>
          </table:table-cell>
          <table:table-cell office:value-type="string">
            <text:p>eutelia</text:p>
          </table:table-cell>
          <table:table-cell office:value-type="float" office:value="0.048">
            <text:p>0.0480</text:p>
          </table:table-cell>
          <table:table-cell office:value-type="string">
            <text:p>Cyprus Mobile</text:p>
          </table:table-cell>
        </table:table-row>
        <table:table-row table:style-name="ro1">
          <table:table-cell office:value-type="string">
            <text:p>^0035797</text:p>
          </table:table-cell>
          <table:table-cell office:value-type="string">
            <text:p>eutelia</text:p>
          </table:table-cell>
          <table:table-cell office:value-type="float" office:value="0.048">
            <text:p>0.0480</text:p>
          </table:table-cell>
          <table:table-cell office:value-type="string">
            <text:p>Cyprus Mobile</text:p>
          </table:table-cell>
        </table:table-row>
        <table:table-row table:style-name="ro1">
          <table:table-cell office:value-type="string">
            <text:p>^0035799</text:p>
          </table:table-cell>
          <table:table-cell office:value-type="string">
            <text:p>eutelia</text:p>
          </table:table-cell>
          <table:table-cell office:value-type="float" office:value="0.048">
            <text:p>0.0480</text:p>
          </table:table-cell>
          <table:table-cell office:value-type="string">
            <text:p>Cyprus Mobile</text:p>
          </table:table-cell>
        </table:table-row>
        <table:table-row table:style-name="ro1">
          <table:table-cell office:value-type="string">
            <text:p>^00358</text:p>
          </table:table-cell>
          <table:table-cell office:value-type="string">
            <text:p>eutelia</text:p>
          </table:table-cell>
          <table:table-cell office:value-type="float" office:value="0.027">
            <text:p>0.0270</text:p>
          </table:table-cell>
          <table:table-cell office:value-type="string">
            <text:p>Finland</text:p>
          </table:table-cell>
        </table:table-row>
        <table:table-row table:style-name="ro1">
          <table:table-cell office:value-type="string">
            <text:p>^00358</text:p>
          </table:table-cell>
          <table:table-cell office:value-type="string">
            <text:p>eutelia</text:p>
          </table:table-cell>
          <table:table-cell office:value-type="float" office:value="0.024">
            <text:p>0.0240</text:p>
          </table:table-cell>
          <table:table-cell office:value-type="string">
            <text:p>Finland</text:p>
          </table:table-cell>
        </table:table-row>
        <table:table-row table:style-name="ro1">
          <table:table-cell office:value-type="string">
            <text:p>^00358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Finland</text:p>
          </table:table-cell>
        </table:table-row>
        <table:table-row table:style-name="ro1">
          <table:table-cell office:value-type="string">
            <text:p>^003584</text:p>
          </table:table-cell>
          <table:table-cell office:value-type="string">
            <text:p>eutelia</text:p>
          </table:table-cell>
          <table:table-cell office:value-type="float" office:value="0.136">
            <text:p>0.1360</text:p>
          </table:table-cell>
          <table:table-cell office:value-type="string">
            <text:p>Finland Mobile</text:p>
          </table:table-cell>
        </table:table-row>
        <table:table-row table:style-name="ro1">
          <table:table-cell office:value-type="string">
            <text:p>^0035850</text:p>
          </table:table-cell>
          <table:table-cell office:value-type="string">
            <text:p>eutelia</text:p>
          </table:table-cell>
          <table:table-cell office:value-type="float" office:value="0.136">
            <text:p>0.1360</text:p>
          </table:table-cell>
          <table:table-cell office:value-type="string">
            <text:p>Finland Mobile</text:p>
          </table:table-cell>
        </table:table-row>
        <table:table-row table:style-name="ro1">
          <table:table-cell office:value-type="string">
            <text:p>^00359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Bulgaria</text:p>
          </table:table-cell>
        </table:table-row>
        <table:table-row table:style-name="ro1">
          <table:table-cell office:value-type="string">
            <text:p>^00359</text:p>
          </table:table-cell>
          <table:table-cell office:value-type="string">
            <text:p>eutelia</text:p>
          </table:table-cell>
          <table:table-cell office:value-type="float" office:value="0.028">
            <text:p>0.0280</text:p>
          </table:table-cell>
          <table:table-cell office:value-type="string">
            <text:p>Bulgaria</text:p>
          </table:table-cell>
        </table:table-row>
        <table:table-row table:style-name="ro1">
          <table:table-cell office:value-type="string">
            <text:p>^00359</text:p>
          </table:table-cell>
          <table:table-cell office:value-type="string">
            <text:p>eutelia</text:p>
          </table:table-cell>
          <table:table-cell office:value-type="float" office:value="0.028">
            <text:p>0.0280</text:p>
          </table:table-cell>
          <table:table-cell office:value-type="string">
            <text:p>Bulgaria</text:p>
          </table:table-cell>
        </table:table-row>
        <table:table-row table:style-name="ro1">
          <table:table-cell office:value-type="string">
            <text:p>^00359</text:p>
          </table:table-cell>
          <table:table-cell office:value-type="string">
            <text:p>eutelia</text:p>
          </table:table-cell>
          <table:table-cell office:value-type="float" office:value="0.023">
            <text:p>0.0230</text:p>
          </table:table-cell>
          <table:table-cell office:value-type="string">
            <text:p>Bulgaria</text:p>
          </table:table-cell>
        </table:table-row>
        <table:table-row table:style-name="ro1">
          <table:table-cell office:value-type="string">
            <text:p>^003594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87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88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89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6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Hungary</text:p>
          </table:table-cell>
        </table:table-row>
        <table:table-row table:style-name="ro1">
          <table:table-cell office:value-type="string">
            <text:p>^0036</text:p>
          </table:table-cell>
          <table:table-cell office:value-type="string">
            <text:p>eutelia</text:p>
          </table:table-cell>
          <table:table-cell office:value-type="float" office:value="0.015">
            <text:p>0.0150</text:p>
          </table:table-cell>
          <table:table-cell office:value-type="string">
            <text:p>Hungary</text:p>
          </table:table-cell>
        </table:table-row>
        <table:table-row table:style-name="ro1">
          <table:table-cell office:value-type="string">
            <text:p>^003620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630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670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70</text:p>
          </table:table-cell>
          <table:table-cell office:value-type="string">
            <text:p>eutelia</text:p>
          </table:table-cell>
          <table:table-cell office:value-type="float" office:value="0.044">
            <text:p>0.0440</text:p>
          </table:table-cell>
          <table:table-cell office:value-type="string">
            <text:p>Lithuania</text:p>
          </table:table-cell>
        </table:table-row>
        <table:table-row table:style-name="ro1">
          <table:table-cell office:value-type="string">
            <text:p>^003706</text:p>
          </table:table-cell>
          <table:table-cell office:value-type="string">
            <text:p>eutelia</text:p>
          </table:table-cell>
          <table:table-cell office:value-type="float" office:value="0.147">
            <text:p>0.1470</text:p>
          </table:table-cell>
          <table:table-cell office:value-type="string">
            <text:p>Lithuania Mobile</text:p>
          </table:table-cell>
        </table:table-row>
        <table:table-row table:style-name="ro1">
          <table:table-cell office:value-type="string">
            <text:p>^00371</text:p>
          </table:table-cell>
          <table:table-cell office:value-type="string">
            <text:p>eutelia</text:p>
          </table:table-cell>
          <table:table-cell office:value-type="float" office:value="0.049">
            <text:p>0.0490</text:p>
          </table:table-cell>
          <table:table-cell office:value-type="string">
            <text:p>Latvia</text:p>
          </table:table-cell>
        </table:table-row>
        <table:table-row table:style-name="ro1">
          <table:table-cell office:value-type="string">
            <text:p>^00371</text:p>
          </table:table-cell>
          <table:table-cell office:value-type="string">
            <text:p>eutelia</text:p>
          </table:table-cell>
          <table:table-cell office:value-type="float" office:value="0.034">
            <text:p>0.0340</text:p>
          </table:table-cell>
          <table:table-cell office:value-type="string">
            <text:p>Latvia</text:p>
          </table:table-cell>
        </table:table-row>
        <table:table-row table:style-name="ro1">
          <table:table-cell office:value-type="string">
            <text:p>^003712xx</text:p>
          </table:table-cell>
          <table:table-cell office:value-type="string">
            <text:p>eutelia</text:p>
          </table:table-cell>
          <table:table-cell office:value-type="float" office:value="0.145">
            <text:p>0.1450</text:p>
          </table:table-cell>
          <table:table-cell office:value-type="string">
            <text:p>Latvia Mobile</text:p>
          </table:table-cell>
        </table:table-row>
        <table:table-row table:style-name="ro1">
          <table:table-cell office:value-type="string">
            <text:p>^00372</text:p>
          </table:table-cell>
          <table:table-cell office:value-type="string">
            <text:p>eutelia</text:p>
          </table:table-cell>
          <table:table-cell office:value-type="float" office:value="0.02">
            <text:p>0.0200</text:p>
          </table:table-cell>
          <table:table-cell office:value-type="string">
            <text:p>Estonia</text:p>
          </table:table-cell>
        </table:table-row>
        <table:table-row table:style-name="ro1">
          <table:table-cell office:value-type="string">
            <text:p>^003725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Estonia Mobile</text:p>
          </table:table-cell>
        </table:table-row>
        <table:table-row table:style-name="ro1">
          <table:table-cell office:value-type="string">
            <text:p>^003725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Estonia Mobile</text:p>
          </table:table-cell>
        </table:table-row>
        <table:table-row table:style-name="ro1">
          <table:table-cell office:value-type="string">
            <text:p>^003725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Estonia Mobile</text:p>
          </table:table-cell>
        </table:table-row>
        <table:table-row table:style-name="ro1">
          <table:table-cell office:value-type="string">
            <text:p>^003725</text:p>
          </table:table-cell>
          <table:table-cell office:value-type="string">
            <text:p>eutelia</text:p>
          </table:table-cell>
          <table:table-cell office:value-type="float" office:value="0.223">
            <text:p>0.2230</text:p>
          </table:table-cell>
          <table:table-cell office:value-type="string">
            <text:p>Estonia Mobile</text:p>
          </table:table-cell>
        </table:table-row>
        <table:table-row table:style-name="ro1">
          <table:table-cell office:value-type="string">
            <text:p>^003725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Estonia Mobile</text:p>
          </table:table-cell>
        </table:table-row>
        <table:table-row table:style-name="ro1">
          <table:table-cell office:value-type="string">
            <text:p>^00373</text:p>
          </table:table-cell>
          <table:table-cell office:value-type="string">
            <text:p>eutelia</text:p>
          </table:table-cell>
          <table:table-cell office:value-type="float" office:value="0.101">
            <text:p>0.1010</text:p>
          </table:table-cell>
          <table:table-cell office:value-type="string">
            <text:p>Moldova</text:p>
          </table:table-cell>
        </table:table-row>
        <table:table-row table:style-name="ro1">
          <table:table-cell office:value-type="string">
            <text:p>^0037365</text:p>
          </table:table-cell>
          <table:table-cell office:value-type="string">
            <text:p>eutelia</text:p>
          </table:table-cell>
          <table:table-cell office:value-type="float" office:value="0.159">
            <text:p>0.1590</text:p>
          </table:table-cell>
          <table:table-cell office:value-type="string">
            <text:p>Moldova Mobile</text:p>
          </table:table-cell>
        </table:table-row>
        <table:table-row table:style-name="ro1">
          <table:table-cell office:value-type="string">
            <text:p>^0037368</text:p>
          </table:table-cell>
          <table:table-cell office:value-type="string">
            <text:p>eutelia</text:p>
          </table:table-cell>
          <table:table-cell office:value-type="float" office:value="0.159">
            <text:p>0.1590</text:p>
          </table:table-cell>
          <table:table-cell office:value-type="string">
            <text:p>Moldova Mobile</text:p>
          </table:table-cell>
        </table:table-row>
        <table:table-row table:style-name="ro1">
          <table:table-cell office:value-type="string">
            <text:p>^0037369</text:p>
          </table:table-cell>
          <table:table-cell office:value-type="string">
            <text:p>eutelia</text:p>
          </table:table-cell>
          <table:table-cell office:value-type="float" office:value="0.159">
            <text:p>0.1590</text:p>
          </table:table-cell>
          <table:table-cell office:value-type="string">
            <text:p>Moldova Mobile</text:p>
          </table:table-cell>
        </table:table-row>
        <table:table-row table:style-name="ro1">
          <table:table-cell office:value-type="string">
            <text:p>^0037376</text:p>
          </table:table-cell>
          <table:table-cell office:value-type="string">
            <text:p>eutelia</text:p>
          </table:table-cell>
          <table:table-cell office:value-type="float" office:value="0.159">
            <text:p>0.1590</text:p>
          </table:table-cell>
          <table:table-cell office:value-type="string">
            <text:p>Moldova Mobile</text:p>
          </table:table-cell>
        </table:table-row>
        <table:table-row table:style-name="ro1">
          <table:table-cell office:value-type="string">
            <text:p>^0037378</text:p>
          </table:table-cell>
          <table:table-cell office:value-type="string">
            <text:p>eutelia</text:p>
          </table:table-cell>
          <table:table-cell office:value-type="float" office:value="0.159">
            <text:p>0.1590</text:p>
          </table:table-cell>
          <table:table-cell office:value-type="string">
            <text:p>Moldova Mobile</text:p>
          </table:table-cell>
        </table:table-row>
        <table:table-row table:style-name="ro1">
          <table:table-cell office:value-type="string">
            <text:p>^0037379</text:p>
          </table:table-cell>
          <table:table-cell office:value-type="string">
            <text:p>eutelia</text:p>
          </table:table-cell>
          <table:table-cell office:value-type="float" office:value="0.159">
            <text:p>0.1590</text:p>
          </table:table-cell>
          <table:table-cell office:value-type="string">
            <text:p>Moldova Mobile</text:p>
          </table:table-cell>
        </table:table-row>
        <table:table-row table:style-name="ro1">
          <table:table-cell office:value-type="string">
            <text:p>^00374</text:p>
          </table:table-cell>
          <table:table-cell office:value-type="string">
            <text:p>eutelia</text:p>
          </table:table-cell>
          <table:table-cell office:value-type="float" office:value="0.067">
            <text:p>0.0670</text:p>
          </table:table-cell>
          <table:table-cell office:value-type="string">
            <text:p>Armenia</text:p>
          </table:table-cell>
        </table:table-row>
        <table:table-row table:style-name="ro1">
          <table:table-cell office:value-type="string">
            <text:p>^003749</text:p>
          </table:table-cell>
          <table:table-cell office:value-type="string">
            <text:p>eutelia</text:p>
          </table:table-cell>
          <table:table-cell office:value-type="float" office:value="0.167">
            <text:p>0.1670</text:p>
          </table:table-cell>
          <table:table-cell office:value-type="string">
            <text:p>Armenia Mobile</text:p>
          </table:table-cell>
        </table:table-row>
        <table:table-row table:style-name="ro1">
          <table:table-cell office:value-type="string">
            <text:p>^00375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Belarus</text:p>
          </table:table-cell>
        </table:table-row>
        <table:table-row table:style-name="ro1">
          <table:table-cell office:value-type="string">
            <text:p>^0037525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Belarus Mobile</text:p>
          </table:table-cell>
        </table:table-row>
        <table:table-row table:style-name="ro1">
          <table:table-cell office:value-type="string">
            <text:p>^0037529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Belarus Mobile</text:p>
          </table:table-cell>
        </table:table-row>
        <table:table-row table:style-name="ro1">
          <table:table-cell office:value-type="string">
            <text:p>^0037533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Belarus Mobile</text:p>
          </table:table-cell>
        </table:table-row>
        <table:table-row table:style-name="ro1">
          <table:table-cell office:value-type="string">
            <text:p>^0037544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Belarus Mobile</text:p>
          </table:table-cell>
        </table:table-row>
        <table:table-row table:style-name="ro1">
          <table:table-cell office:value-type="string">
            <text:p>^00376</text:p>
          </table:table-cell>
          <table:table-cell office:value-type="string">
            <text:p>eutelia</text:p>
          </table:table-cell>
          <table:table-cell office:value-type="float" office:value="0.03">
            <text:p>0.0300</text:p>
          </table:table-cell>
          <table:table-cell office:value-type="string">
            <text:p>Andorra</text:p>
          </table:table-cell>
        </table:table-row>
        <table:table-row table:style-name="ro1">
          <table:table-cell office:value-type="string">
            <text:p>^003763</text:p>
          </table:table-cell>
          <table:table-cell office:value-type="string">
            <text:p>eutelia</text:p>
          </table:table-cell>
          <table:table-cell office:value-type="float" office:value="0.18">
            <text:p>0.1800</text:p>
          </table:table-cell>
          <table:table-cell office:value-type="string">
            <text:p>Andorra Mobile</text:p>
          </table:table-cell>
        </table:table-row>
        <table:table-row table:style-name="ro1">
          <table:table-cell office:value-type="string">
            <text:p>^00377</text:p>
          </table:table-cell>
          <table:table-cell office:value-type="string">
            <text:p>eutelia</text:p>
          </table:table-cell>
          <table:table-cell office:value-type="float" office:value="0.033">
            <text:p>0.0330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^003774</text:p>
          </table:table-cell>
          <table:table-cell office:value-type="string">
            <text:p>eutelia</text:p>
          </table:table-cell>
          <table:table-cell office:value-type="float" office:value="0.169">
            <text:p>0.1690</text:p>
          </table:table-cell>
          <table:table-cell office:value-type="string">
            <text:p>Monaco Mobile</text:p>
          </table:table-cell>
        </table:table-row>
        <table:table-row table:style-name="ro1">
          <table:table-cell office:value-type="string">
            <text:p>^003776</text:p>
          </table:table-cell>
          <table:table-cell office:value-type="string">
            <text:p>eutelia</text:p>
          </table:table-cell>
          <table:table-cell office:value-type="float" office:value="0.169">
            <text:p>0.1690</text:p>
          </table:table-cell>
          <table:table-cell office:value-type="string">
            <text:p>Monaco Mobile</text:p>
          </table:table-cell>
        </table:table-row>
        <table:table-row table:style-name="ro1">
          <table:table-cell office:value-type="string">
            <text:p>^00378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San Marino</text:p>
          </table:table-cell>
        </table:table-row>
        <table:table-row table:style-name="ro1">
          <table:table-cell office:value-type="string">
            <text:p>^00378</text:p>
          </table:table-cell>
          <table:table-cell office:value-type="string">
            <text:p>eutelia</text:p>
          </table:table-cell>
          <table:table-cell office:value-type="float" office:value="0.028">
            <text:p>0.0280</text:p>
          </table:table-cell>
          <table:table-cell office:value-type="string">
            <text:p>San Marino</text:p>
          </table:table-cell>
        </table:table-row>
        <table:table-row table:style-name="ro1">
          <table:table-cell office:value-type="string">
            <text:p>^0037866</text:p>
          </table:table-cell>
          <table:table-cell office:value-type="string">
            <text:p>eutelia</text:p>
          </table:table-cell>
          <table:table-cell office:value-type="float" office:value="0.159">
            <text:p>0.1590</text:p>
          </table:table-cell>
          <table:table-cell office:value-type="string">
            <text:p>San Marino Mobile</text:p>
          </table:table-cell>
        </table:table-row>
        <table:table-row table:style-name="ro1">
          <table:table-cell office:value-type="string">
            <text:p>^00380</text:p>
          </table:table-cell>
          <table:table-cell office:value-type="string">
            <text:p>eutelia</text:p>
          </table:table-cell>
          <table:table-cell office:value-type="float" office:value="0.082">
            <text:p>0.0820</text:p>
          </table:table-cell>
          <table:table-cell office:value-type="string">
            <text:p>Ukraine</text:p>
          </table:table-cell>
        </table:table-row>
        <table:table-row table:style-name="ro1">
          <table:table-cell office:value-type="string">
            <text:p>^00380</text:p>
          </table:table-cell>
          <table:table-cell office:value-type="string">
            <text:p>eutelia</text:p>
          </table:table-cell>
          <table:table-cell office:value-type="float" office:value="0.078">
            <text:p>0.0780</text:p>
          </table:table-cell>
          <table:table-cell office:value-type="string">
            <text:p>Ukraine</text:p>
          </table:table-cell>
        </table:table-row>
        <table:table-row table:style-name="ro1">
          <table:table-cell office:value-type="string">
            <text:p>^00380</text:p>
          </table:table-cell>
          <table:table-cell office:value-type="string">
            <text:p>eutelia</text:p>
          </table:table-cell>
          <table:table-cell office:value-type="float" office:value="0.066">
            <text:p>0.0660</text:p>
          </table:table-cell>
          <table:table-cell office:value-type="string">
            <text:p>Ukraine</text:p>
          </table:table-cell>
        </table:table-row>
        <table:table-row table:style-name="ro1">
          <table:table-cell office:value-type="string">
            <text:p>^00380</text:p>
          </table:table-cell>
          <table:table-cell office:value-type="string">
            <text:p>eutelia</text:p>
          </table:table-cell>
          <table:table-cell office:value-type="float" office:value="0.082">
            <text:p>0.0820</text:p>
          </table:table-cell>
          <table:table-cell office:value-type="string">
            <text:p>Ukraine</text:p>
          </table:table-cell>
        </table:table-row>
        <table:table-row table:style-name="ro1">
          <table:table-cell office:value-type="string">
            <text:p>^0038039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39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39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39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39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39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39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39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39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50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50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50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50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50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50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50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50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50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3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3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3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3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3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3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3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3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3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6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6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6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6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6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6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6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6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6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7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8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8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8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8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8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8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8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8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8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97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9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9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9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9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9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9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9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97</text:p>
          </table:table-cell>
          <table:table-cell office:value-type="string">
            <text:p>eutelia</text:p>
          </table:table-cell>
          <table:table-cell office:value-type="float" office:value="0.102">
            <text:p>0.102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1</text:p>
          </table:table-cell>
          <table:table-cell office:value-type="string">
            <text:p>eutelia</text:p>
          </table:table-cell>
          <table:table-cell office:value-type="float" office:value="0.09">
            <text:p>0.0900</text:p>
          </table:table-cell>
          <table:table-cell office:value-type="string">
            <text:p>Serbia</text:p>
          </table:table-cell>
        </table:table-row>
        <table:table-row table:style-name="ro1">
          <table:table-cell office:value-type="string">
            <text:p>^003816</text:p>
          </table:table-cell>
          <table:table-cell office:value-type="string">
            <text:p>eutelia</text:p>
          </table:table-cell>
          <table:table-cell office:value-type="float" office:value="0.194">
            <text:p>0.1940</text:p>
          </table:table-cell>
          <table:table-cell office:value-type="string">
            <text:p>Serbia Mobile</text:p>
          </table:table-cell>
        </table:table-row>
        <table:table-row table:style-name="ro1">
          <table:table-cell office:value-type="string">
            <text:p>^00382</text:p>
          </table:table-cell>
          <table:table-cell office:value-type="string">
            <text:p>eutelia</text:p>
          </table:table-cell>
          <table:table-cell office:value-type="float" office:value="0.103">
            <text:p>0.1030</text:p>
          </table:table-cell>
          <table:table-cell office:value-type="string">
            <text:p>Montenegro</text:p>
          </table:table-cell>
        </table:table-row>
        <table:table-row table:style-name="ro1">
          <table:table-cell office:value-type="string">
            <text:p>^003826</text:p>
          </table:table-cell>
          <table:table-cell office:value-type="string">
            <text:p>eutelia</text:p>
          </table:table-cell>
          <table:table-cell office:value-type="float" office:value="0.228">
            <text:p>0.2280</text:p>
          </table:table-cell>
          <table:table-cell office:value-type="string">
            <text:p>Montenegro Mobile</text:p>
          </table:table-cell>
        </table:table-row>
        <table:table-row table:style-name="ro1">
          <table:table-cell office:value-type="string">
            <text:p>^00385</text:p>
          </table:table-cell>
          <table:table-cell office:value-type="string">
            <text:p>eutelia</text:p>
          </table:table-cell>
          <table:table-cell office:value-type="float" office:value="0.03">
            <text:p>0.0300</text:p>
          </table:table-cell>
          <table:table-cell office:value-type="string">
            <text:p>Croatia</text:p>
          </table:table-cell>
        </table:table-row>
        <table:table-row table:style-name="ro1">
          <table:table-cell office:value-type="string">
            <text:p>^00385</text:p>
          </table:table-cell>
          <table:table-cell office:value-type="string">
            <text:p>eutelia</text:p>
          </table:table-cell>
          <table:table-cell office:value-type="float" office:value="0.031">
            <text:p>0.0310</text:p>
          </table:table-cell>
          <table:table-cell office:value-type="string">
            <text:p>Croatia</text:p>
          </table:table-cell>
        </table:table-row>
        <table:table-row table:style-name="ro1">
          <table:table-cell office:value-type="string">
            <text:p>^003859</text:p>
          </table:table-cell>
          <table:table-cell office:value-type="string">
            <text:p>eutelia</text:p>
          </table:table-cell>
          <table:table-cell office:value-type="float" office:value="0.164">
            <text:p>0.164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6</text:p>
          </table:table-cell>
          <table:table-cell office:value-type="string">
            <text:p>eutelia</text:p>
          </table:table-cell>
          <table:table-cell office:value-type="float" office:value="0.03">
            <text:p>0.0300</text:p>
          </table:table-cell>
          <table:table-cell office:value-type="string">
            <text:p>Slovenia</text:p>
          </table:table-cell>
        </table:table-row>
        <table:table-row table:style-name="ro1">
          <table:table-cell office:value-type="string">
            <text:p>^0038620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21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30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31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40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41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49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50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51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60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61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70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71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7</text:p>
          </table:table-cell>
          <table:table-cell office:value-type="string">
            <text:p>eutelia</text:p>
          </table:table-cell>
          <table:table-cell office:value-type="float" office:value="0.11">
            <text:p>0.1100</text:p>
          </table:table-cell>
          <table:table-cell office:value-type="string">
            <text:p>Bosnia and Herzegovina (Bosnia-herzegovina)</text:p>
          </table:table-cell>
        </table:table-row>
        <table:table-row table:style-name="ro1">
          <table:table-cell office:value-type="string">
            <text:p>^00387</text:p>
          </table:table-cell>
          <table:table-cell office:value-type="string">
            <text:p>eutelia</text:p>
          </table:table-cell>
          <table:table-cell office:value-type="float" office:value="0.143">
            <text:p>0.1430</text:p>
          </table:table-cell>
          <table:table-cell office:value-type="string">
            <text:p>Bosnia and Herzegovina (Bosnia-herzegovina)</text:p>
          </table:table-cell>
        </table:table-row>
        <table:table-row table:style-name="ro1">
          <table:table-cell office:value-type="string">
            <text:p>^00387</text:p>
          </table:table-cell>
          <table:table-cell office:value-type="string">
            <text:p>eutelia</text:p>
          </table:table-cell>
          <table:table-cell office:value-type="float" office:value="0.123">
            <text:p>0.1230</text:p>
          </table:table-cell>
          <table:table-cell office:value-type="string">
            <text:p>Bosnia and Herzegovina (Bosnia-herzegovina)</text:p>
          </table:table-cell>
        </table:table-row>
        <table:table-row table:style-name="ro1">
          <table:table-cell office:value-type="string">
            <text:p>^0038761</text:p>
          </table:table-cell>
          <table:table-cell office:value-type="string">
            <text:p>eutelia</text:p>
          </table:table-cell>
          <table:table-cell office:value-type="float" office:value="0.207">
            <text:p>0.2070</text:p>
          </table:table-cell>
          <table:table-cell office:value-type="string">
            <text:p>Bosnia and Herzegovina (Bosnia-herzegovina) Mobile</text:p>
          </table:table-cell>
        </table:table-row>
        <table:table-row table:style-name="ro1">
          <table:table-cell office:value-type="string">
            <text:p>^0038762</text:p>
          </table:table-cell>
          <table:table-cell office:value-type="string">
            <text:p>eutelia</text:p>
          </table:table-cell>
          <table:table-cell office:value-type="float" office:value="0.207">
            <text:p>0.2070</text:p>
          </table:table-cell>
          <table:table-cell office:value-type="string">
            <text:p>Bosnia and Herzegovina (Bosnia-herzegovina) Mobile</text:p>
          </table:table-cell>
        </table:table-row>
        <table:table-row table:style-name="ro1">
          <table:table-cell office:value-type="string">
            <text:p>^0038763</text:p>
          </table:table-cell>
          <table:table-cell office:value-type="string">
            <text:p>eutelia</text:p>
          </table:table-cell>
          <table:table-cell office:value-type="float" office:value="0.207">
            <text:p>0.2070</text:p>
          </table:table-cell>
          <table:table-cell office:value-type="string">
            <text:p>Bosnia and Herzegovina (Bosnia-herzegovina) Mobile</text:p>
          </table:table-cell>
        </table:table-row>
        <table:table-row table:style-name="ro1">
          <table:table-cell office:value-type="string">
            <text:p>^0038765</text:p>
          </table:table-cell>
          <table:table-cell office:value-type="string">
            <text:p>eutelia</text:p>
          </table:table-cell>
          <table:table-cell office:value-type="float" office:value="0.207">
            <text:p>0.2070</text:p>
          </table:table-cell>
          <table:table-cell office:value-type="string">
            <text:p>Bosnia and Herzegovina (Bosnia-herzegovina) Mobile</text:p>
          </table:table-cell>
        </table:table-row>
        <table:table-row table:style-name="ro1">
          <table:table-cell office:value-type="string">
            <text:p>^00389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Republic of Macedonia</text:p>
          </table:table-cell>
        </table:table-row>
        <table:table-row table:style-name="ro1">
          <table:table-cell office:value-type="string">
            <text:p>^0038970</text:p>
          </table:table-cell>
          <table:table-cell office:value-type="string">
            <text:p>eutelia</text:p>
          </table:table-cell>
          <table:table-cell office:value-type="float" office:value="0.212">
            <text:p>0.2120</text:p>
          </table:table-cell>
          <table:table-cell office:value-type="string">
            <text:p>Republic of Macedonia Mobile</text:p>
          </table:table-cell>
        </table:table-row>
        <table:table-row table:style-name="ro1">
          <table:table-cell office:value-type="string">
            <text:p>^0038971</text:p>
          </table:table-cell>
          <table:table-cell office:value-type="string">
            <text:p>eutelia</text:p>
          </table:table-cell>
          <table:table-cell office:value-type="float" office:value="0.212">
            <text:p>0.2120</text:p>
          </table:table-cell>
          <table:table-cell office:value-type="string">
            <text:p>Republic of Macedonia Mobile</text:p>
          </table:table-cell>
        </table:table-row>
        <table:table-row table:style-name="ro1">
          <table:table-cell office:value-type="string">
            <text:p>^0038975</text:p>
          </table:table-cell>
          <table:table-cell office:value-type="string">
            <text:p>eutelia</text:p>
          </table:table-cell>
          <table:table-cell office:value-type="float" office:value="0.212">
            <text:p>0.2120</text:p>
          </table:table-cell>
          <table:table-cell office:value-type="string">
            <text:p>Republic of Macedonia Mobile</text:p>
          </table:table-cell>
        </table:table-row>
        <table:table-row table:style-name="ro1">
          <table:table-cell office:value-type="string">
            <text:p>^0038976</text:p>
          </table:table-cell>
          <table:table-cell office:value-type="string">
            <text:p>eutelia</text:p>
          </table:table-cell>
          <table:table-cell office:value-type="float" office:value="0.212">
            <text:p>0.2120</text:p>
          </table:table-cell>
          <table:table-cell office:value-type="string">
            <text:p>Republic of Macedonia Mobile</text:p>
          </table:table-cell>
        </table:table-row>
        <table:table-row table:style-name="ro1">
          <table:table-cell office:value-type="string">
            <text:p>^0038977</text:p>
          </table:table-cell>
          <table:table-cell office:value-type="string">
            <text:p>eutelia</text:p>
          </table:table-cell>
          <table:table-cell office:value-type="float" office:value="0.212">
            <text:p>0.2120</text:p>
          </table:table-cell>
          <table:table-cell office:value-type="string">
            <text:p>Republic of Macedonia Mobile</text:p>
          </table:table-cell>
        </table:table-row>
        <table:table-row table:style-name="ro1">
          <table:table-cell office:value-type="string">
            <text:p>^0038978</text:p>
          </table:table-cell>
          <table:table-cell office:value-type="string">
            <text:p>eutelia</text:p>
          </table:table-cell>
          <table:table-cell office:value-type="float" office:value="0.212">
            <text:p>0.2120</text:p>
          </table:table-cell>
          <table:table-cell office:value-type="string">
            <text:p>Republic of Macedonia Mobile</text:p>
          </table:table-cell>
        </table:table-row>
        <table:table-row table:style-name="ro1">
          <table:table-cell office:value-type="string">
            <text:p>^0040</text:p>
          </table:table-cell>
          <table:table-cell office:value-type="string">
            <text:p>eutelia</text:p>
          </table:table-cell>
          <table:table-cell office:value-type="float" office:value="0.03">
            <text:p>0.0300</text:p>
          </table:table-cell>
          <table:table-cell office:value-type="string">
            <text:p>Romania</text:p>
          </table:table-cell>
        </table:table-row>
        <table:table-row table:style-name="ro1">
          <table:table-cell office:value-type="string">
            <text:p>^0040</text:p>
          </table:table-cell>
          <table:table-cell office:value-type="string">
            <text:p>eutelia</text:p>
          </table:table-cell>
          <table:table-cell office:value-type="float" office:value="0.03">
            <text:p>0.0300</text:p>
          </table:table-cell>
          <table:table-cell office:value-type="string">
            <text:p>Romania</text:p>
          </table:table-cell>
        </table:table-row>
        <table:table-row table:style-name="ro1">
          <table:table-cell office:value-type="string">
            <text:p>^0040</text:p>
          </table:table-cell>
          <table:table-cell office:value-type="string">
            <text:p>eutelia</text:p>
          </table:table-cell>
          <table:table-cell office:value-type="float" office:value="0.04">
            <text:p>0.0400</text:p>
          </table:table-cell>
          <table:table-cell office:value-type="string">
            <text:p>Romania</text:p>
          </table:table-cell>
        </table:table-row>
        <table:table-row table:style-name="ro1">
          <table:table-cell office:value-type="string">
            <text:p>^00407</text:p>
          </table:table-cell>
          <table:table-cell office:value-type="string">
            <text:p>eutelia</text:p>
          </table:table-cell>
          <table:table-cell office:value-type="float" office:value="0.1">
            <text:p>0.10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</text:p>
          </table:table-cell>
          <table:table-cell office:value-type="string">
            <text:p>eutelia</text:p>
          </table:table-cell>
          <table:table-cell office:value-type="float" office:value="0.15">
            <text:p>0.15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</text:p>
          </table:table-cell>
          <table:table-cell office:value-type="string">
            <text:p>eutelia</text:p>
          </table:table-cell>
          <table:table-cell office:value-type="float" office:value="0.152">
            <text:p>0.152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1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Switzerland</text:p>
          </table:table-cell>
        </table:table-row>
        <table:table-row table:style-name="ro1">
          <table:table-cell office:value-type="string">
            <text:p>^0041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Switzerland</text:p>
          </table:table-cell>
        </table:table-row>
        <table:table-row table:style-name="ro1">
          <table:table-cell office:value-type="string">
            <text:p>^004174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176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177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178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179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20</text:p>
          </table:table-cell>
          <table:table-cell office:value-type="string">
            <text:p>eutelia</text:p>
          </table:table-cell>
          <table:table-cell office:value-type="float" office:value="0.02">
            <text:p>0.0200</text:p>
          </table:table-cell>
          <table:table-cell office:value-type="string">
            <text:p>Czech Republic</text:p>
          </table:table-cell>
        </table:table-row>
        <table:table-row table:style-name="ro1">
          <table:table-cell office:value-type="string">
            <text:p>^00420</text:p>
          </table:table-cell>
          <table:table-cell office:value-type="string">
            <text:p>eutelia</text:p>
          </table:table-cell>
          <table:table-cell office:value-type="float" office:value="0.019">
            <text:p>0.0190</text:p>
          </table:table-cell>
          <table:table-cell office:value-type="string">
            <text:p>Czech Republic</text:p>
          </table:table-cell>
        </table:table-row>
        <table:table-row table:style-name="ro1">
          <table:table-cell office:value-type="string">
            <text:p>^0042060</text:p>
          </table:table-cell>
          <table:table-cell office:value-type="string">
            <text:p>eutelia</text:p>
          </table:table-cell>
          <table:table-cell office:value-type="float" office:value="0.141">
            <text:p>0.141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072</text:p>
          </table:table-cell>
          <table:table-cell office:value-type="string">
            <text:p>eutelia</text:p>
          </table:table-cell>
          <table:table-cell office:value-type="float" office:value="0.141">
            <text:p>0.141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073</text:p>
          </table:table-cell>
          <table:table-cell office:value-type="string">
            <text:p>eutelia</text:p>
          </table:table-cell>
          <table:table-cell office:value-type="float" office:value="0.141">
            <text:p>0.141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077</text:p>
          </table:table-cell>
          <table:table-cell office:value-type="string">
            <text:p>eutelia</text:p>
          </table:table-cell>
          <table:table-cell office:value-type="float" office:value="0.141">
            <text:p>0.141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1</text:p>
          </table:table-cell>
          <table:table-cell office:value-type="string">
            <text:p>eutelia</text:p>
          </table:table-cell>
          <table:table-cell office:value-type="float" office:value="0.03">
            <text:p>0.0300</text:p>
          </table:table-cell>
          <table:table-cell office:value-type="string">
            <text:p>Slovakia (Slovak Republic)</text:p>
          </table:table-cell>
        </table:table-row>
        <table:table-row table:style-name="ro1">
          <table:table-cell office:value-type="string">
            <text:p>^004219</text:p>
          </table:table-cell>
          <table:table-cell office:value-type="string">
            <text:p>eutelia</text:p>
          </table:table-cell>
          <table:table-cell office:value-type="float" office:value="0.159">
            <text:p>0.1590</text:p>
          </table:table-cell>
          <table:table-cell office:value-type="string">
            <text:p>Slovakia (Slovak Republic) Mobile</text:p>
          </table:table-cell>
        </table:table-row>
        <table:table-row table:style-name="ro1">
          <table:table-cell office:value-type="string">
            <text:p>^00423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Liechtenstein</text:p>
          </table:table-cell>
        </table:table-row>
        <table:table-row table:style-name="ro1">
          <table:table-cell office:value-type="string">
            <text:p>^00423</text:p>
          </table:table-cell>
          <table:table-cell office:value-type="string">
            <text:p>eutelia</text:p>
          </table:table-cell>
          <table:table-cell office:value-type="float" office:value="0.042">
            <text:p>0.0420</text:p>
          </table:table-cell>
          <table:table-cell office:value-type="string">
            <text:p>Liechtenstein</text:p>
          </table:table-cell>
        </table:table-row>
        <table:table-row table:style-name="ro1">
          <table:table-cell office:value-type="string">
            <text:p>^004237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237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237</text:p>
          </table:table-cell>
          <table:table-cell office:value-type="string">
            <text:p>eutelia</text:p>
          </table:table-cell>
          <table:table-cell office:value-type="float" office:value="0.251">
            <text:p>0.251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237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237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3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Austria</text:p>
          </table:table-cell>
        </table:table-row>
        <table:table-row table:style-name="ro1">
          <table:table-cell office:value-type="string">
            <text:p>^0043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Austria</text:p>
          </table:table-cell>
        </table:table-row>
        <table:table-row table:style-name="ro1">
          <table:table-cell office:value-type="string">
            <text:p>^0043</text:p>
          </table:table-cell>
          <table:table-cell office:value-type="string">
            <text:p>eutelia</text:p>
          </table:table-cell>
          <table:table-cell office:value-type="float" office:value="0.014">
            <text:p>0.0140</text:p>
          </table:table-cell>
          <table:table-cell office:value-type="string">
            <text:p>Austria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6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6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6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6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6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6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6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6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6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6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6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1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1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1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1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1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1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1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1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1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1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1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8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8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8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8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8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8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8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8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8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8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8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9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9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9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9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9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9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9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9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9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9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9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5</text:p>
          </table:table-cell>
          <table:table-cell office:value-type="string">
            <text:p>eutelia</text:p>
          </table:table-cell>
          <table:table-cell office:value-type="float" office:value="0.014">
            <text:p>0.0140</text:p>
          </table:table-cell>
          <table:table-cell office:value-type="string">
            <text:p>Denmark</text:p>
          </table:table-cell>
        </table:table-row>
        <table:table-row table:style-name="ro1">
          <table:table-cell office:value-type="string">
            <text:p>^004530</text:p>
          </table:table-cell>
          <table:table-cell office:value-type="string">
            <text:p>eutelia</text:p>
          </table:table-cell>
          <table:table-cell office:value-type="float" office:value="0.168">
            <text:p>0.168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40</text:p>
          </table:table-cell>
          <table:table-cell office:value-type="string">
            <text:p>eutelia</text:p>
          </table:table-cell>
          <table:table-cell office:value-type="float" office:value="0.168">
            <text:p>0.168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6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Sweden</text:p>
          </table:table-cell>
        </table:table-row>
        <table:table-row table:style-name="ro1">
          <table:table-cell office:value-type="string">
            <text:p>^0046</text:p>
          </table:table-cell>
          <table:table-cell office:value-type="string">
            <text:p>eutelia</text:p>
          </table:table-cell>
          <table:table-cell office:value-type="float" office:value="0.015">
            <text:p>0.0150</text:p>
          </table:table-cell>
          <table:table-cell office:value-type="string">
            <text:p>Sweden</text:p>
          </table:table-cell>
        </table:table-row>
        <table:table-row table:style-name="ro1">
          <table:table-cell office:value-type="string">
            <text:p>^004670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7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^0047</text:p>
          </table:table-cell>
          <table:table-cell office:value-type="string">
            <text:p>eutelia</text:p>
          </table:table-cell>
          <table:table-cell office:value-type="float" office:value="0.015">
            <text:p>0.0150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^00474</text:p>
          </table:table-cell>
          <table:table-cell office:value-type="string">
            <text:p>eutelia</text:p>
          </table:table-cell>
          <table:table-cell office:value-type="float" office:value="0.158">
            <text:p>0.1580</text:p>
          </table:table-cell>
          <table:table-cell office:value-type="string">
            <text:p>Norway Mobile</text:p>
          </table:table-cell>
        </table:table-row>
        <table:table-row table:style-name="ro1">
          <table:table-cell office:value-type="string">
            <text:p>^00479</text:p>
          </table:table-cell>
          <table:table-cell office:value-type="string">
            <text:p>eutelia</text:p>
          </table:table-cell>
          <table:table-cell office:value-type="float" office:value="0.158">
            <text:p>0.1580</text:p>
          </table:table-cell>
          <table:table-cell office:value-type="string">
            <text:p>Norway Mobile</text:p>
          </table:table-cell>
        </table:table-row>
        <table:table-row table:style-name="ro1">
          <table:table-cell office:value-type="string">
            <text:p>^0048</text:p>
          </table:table-cell>
          <table:table-cell office:value-type="string">
            <text:p>eutelia</text:p>
          </table:table-cell>
          <table:table-cell office:value-type="float" office:value="0.017">
            <text:p>0.0170</text:p>
          </table:table-cell>
          <table:table-cell office:value-type="string">
            <text:p>Poland</text:p>
          </table:table-cell>
        </table:table-row>
        <table:table-row table:style-name="ro1">
          <table:table-cell office:value-type="string">
            <text:p>^0048</text:p>
          </table:table-cell>
          <table:table-cell office:value-type="string">
            <text:p>eutelia</text:p>
          </table:table-cell>
          <table:table-cell office:value-type="float" office:value="0.017">
            <text:p>0.0170</text:p>
          </table:table-cell>
          <table:table-cell office:value-type="string">
            <text:p>Poland</text:p>
          </table:table-cell>
        </table:table-row>
        <table:table-row table:style-name="ro1">
          <table:table-cell office:value-type="string">
            <text:p>^004850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50</text:p>
          </table:table-cell>
          <table:table-cell office:value-type="string">
            <text:p>eutelia</text:p>
          </table:table-cell>
          <table:table-cell office:value-type="float" office:value="0.116">
            <text:p>0.116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50</text:p>
          </table:table-cell>
          <table:table-cell office:value-type="string">
            <text:p>eutelia</text:p>
          </table:table-cell>
          <table:table-cell office:value-type="float" office:value="0.241">
            <text:p>0.241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50</text:p>
          </table:table-cell>
          <table:table-cell office:value-type="string">
            <text:p>eutelia</text:p>
          </table:table-cell>
          <table:table-cell office:value-type="float" office:value="0.125">
            <text:p>0.125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50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51</text:p>
          </table:table-cell>
          <table:table-cell office:value-type="string">
            <text:p>eutelia</text:p>
          </table:table-cell>
          <table:table-cell office:value-type="float" office:value="0.125">
            <text:p>0.125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51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51</text:p>
          </table:table-cell>
          <table:table-cell office:value-type="string">
            <text:p>eutelia</text:p>
          </table:table-cell>
          <table:table-cell office:value-type="float" office:value="0.116">
            <text:p>0.116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51</text:p>
          </table:table-cell>
          <table:table-cell office:value-type="string">
            <text:p>eutelia</text:p>
          </table:table-cell>
          <table:table-cell office:value-type="float" office:value="0.241">
            <text:p>0.241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51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0</text:p>
          </table:table-cell>
          <table:table-cell office:value-type="string">
            <text:p>eutelia</text:p>
          </table:table-cell>
          <table:table-cell office:value-type="float" office:value="0.125">
            <text:p>0.125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0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0</text:p>
          </table:table-cell>
          <table:table-cell office:value-type="string">
            <text:p>eutelia</text:p>
          </table:table-cell>
          <table:table-cell office:value-type="float" office:value="0.241">
            <text:p>0.241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0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0</text:p>
          </table:table-cell>
          <table:table-cell office:value-type="string">
            <text:p>eutelia</text:p>
          </table:table-cell>
          <table:table-cell office:value-type="float" office:value="0.116">
            <text:p>0.116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6</text:p>
          </table:table-cell>
          <table:table-cell office:value-type="string">
            <text:p>eutelia</text:p>
          </table:table-cell>
          <table:table-cell office:value-type="float" office:value="0.241">
            <text:p>0.241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6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6</text:p>
          </table:table-cell>
          <table:table-cell office:value-type="string">
            <text:p>eutelia</text:p>
          </table:table-cell>
          <table:table-cell office:value-type="float" office:value="0.125">
            <text:p>0.125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6</text:p>
          </table:table-cell>
          <table:table-cell office:value-type="string">
            <text:p>eutelia</text:p>
          </table:table-cell>
          <table:table-cell office:value-type="float" office:value="0.116">
            <text:p>0.116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6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9</text:p>
          </table:table-cell>
          <table:table-cell office:value-type="string">
            <text:p>eutelia</text:p>
          </table:table-cell>
          <table:table-cell office:value-type="float" office:value="0.116">
            <text:p>0.116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9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9</text:p>
          </table:table-cell>
          <table:table-cell office:value-type="string">
            <text:p>eutelia</text:p>
          </table:table-cell>
          <table:table-cell office:value-type="float" office:value="0.241">
            <text:p>0.241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9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9</text:p>
          </table:table-cell>
          <table:table-cell office:value-type="string">
            <text:p>eutelia</text:p>
          </table:table-cell>
          <table:table-cell office:value-type="float" office:value="0.125">
            <text:p>0.125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2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2</text:p>
          </table:table-cell>
          <table:table-cell office:value-type="string">
            <text:p>eutelia</text:p>
          </table:table-cell>
          <table:table-cell office:value-type="float" office:value="0.241">
            <text:p>0.241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2</text:p>
          </table:table-cell>
          <table:table-cell office:value-type="string">
            <text:p>eutelia</text:p>
          </table:table-cell>
          <table:table-cell office:value-type="float" office:value="0.125">
            <text:p>0.125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2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2</text:p>
          </table:table-cell>
          <table:table-cell office:value-type="string">
            <text:p>eutelia</text:p>
          </table:table-cell>
          <table:table-cell office:value-type="float" office:value="0.116">
            <text:p>0.116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8</text:p>
          </table:table-cell>
          <table:table-cell office:value-type="string">
            <text:p>eutelia</text:p>
          </table:table-cell>
          <table:table-cell office:value-type="float" office:value="0.116">
            <text:p>0.116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8</text:p>
          </table:table-cell>
          <table:table-cell office:value-type="string">
            <text:p>eutelia</text:p>
          </table:table-cell>
          <table:table-cell office:value-type="float" office:value="0.125">
            <text:p>0.125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8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8</text:p>
          </table:table-cell>
          <table:table-cell office:value-type="string">
            <text:p>eutelia</text:p>
          </table:table-cell>
          <table:table-cell office:value-type="float" office:value="0.241">
            <text:p>0.241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8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9</text:p>
          </table:table-cell>
          <table:table-cell office:value-type="string">
            <text:p>eutelia</text:p>
          </table:table-cell>
          <table:table-cell office:value-type="float" office:value="0.241">
            <text:p>0.241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9</text:p>
          </table:table-cell>
          <table:table-cell office:value-type="string">
            <text:p>eutelia</text:p>
          </table:table-cell>
          <table:table-cell office:value-type="float" office:value="0.125">
            <text:p>0.125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9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9</text:p>
          </table:table-cell>
          <table:table-cell office:value-type="string">
            <text:p>eutelia</text:p>
          </table:table-cell>
          <table:table-cell office:value-type="float" office:value="0.116">
            <text:p>0.116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9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88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88</text:p>
          </table:table-cell>
          <table:table-cell office:value-type="string">
            <text:p>eutelia</text:p>
          </table:table-cell>
          <table:table-cell office:value-type="float" office:value="0.125">
            <text:p>0.125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88</text:p>
          </table:table-cell>
          <table:table-cell office:value-type="string">
            <text:p>eutelia</text:p>
          </table:table-cell>
          <table:table-cell office:value-type="float" office:value="0.116">
            <text:p>0.116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88</text:p>
          </table:table-cell>
          <table:table-cell office:value-type="string">
            <text:p>eutelia</text:p>
          </table:table-cell>
          <table:table-cell office:value-type="float" office:value="0.241">
            <text:p>0.241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88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9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Germany</text:p>
          </table:table-cell>
        </table:table-row>
        <table:table-row table:style-name="ro1">
          <table:table-cell office:value-type="string">
            <text:p>^0049</text:p>
          </table:table-cell>
          <table:table-cell office:value-type="string">
            <text:p>eutelia</text:p>
          </table:table-cell>
          <table:table-cell office:value-type="float" office:value="0.065">
            <text:p>0.0650</text:p>
          </table:table-cell>
          <table:table-cell office:value-type="string">
            <text:p>Germany</text:p>
          </table:table-cell>
        </table:table-row>
        <table:table-row table:style-name="ro1">
          <table:table-cell office:value-type="string">
            <text:p>^0049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Germany</text:p>
          </table:table-cell>
        </table:table-row>
        <table:table-row table:style-name="ro1">
          <table:table-cell office:value-type="string">
            <text:p>^004915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5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5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5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5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6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6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6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6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6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7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7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7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7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7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700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700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700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700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700</text:p>
          </table:table-cell>
          <table:table-cell office:value-type="string">
            <text:p>eutelia</text:p>
          </table:table-cell>
          <table:table-cell office:value-type="float" office:value="0.16">
            <text:p>0.16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501</text:p>
          </table:table-cell>
          <table:table-cell office:value-type="string">
            <text:p>eutelia</text:p>
          </table:table-cell>
          <table:table-cell office:value-type="float" office:value="0.142">
            <text:p>0.1420</text:p>
          </table:table-cell>
          <table:table-cell office:value-type="string">
            <text:p>Belize</text:p>
          </table:table-cell>
        </table:table-row>
        <table:table-row table:style-name="ro1">
          <table:table-cell office:value-type="string">
            <text:p>^005016</text:p>
          </table:table-cell>
          <table:table-cell office:value-type="string">
            <text:p>eutelia</text:p>
          </table:table-cell>
          <table:table-cell office:value-type="float" office:value="0.167">
            <text:p>0.1670</text:p>
          </table:table-cell>
          <table:table-cell office:value-type="string">
            <text:p>Belize Mobile</text:p>
          </table:table-cell>
        </table:table-row>
        <table:table-row table:style-name="ro1">
          <table:table-cell office:value-type="string">
            <text:p>^00502</text:p>
          </table:table-cell>
          <table:table-cell office:value-type="string">
            <text:p>eutelia</text:p>
          </table:table-cell>
          <table:table-cell office:value-type="float" office:value="0.096">
            <text:p>0.0960</text:p>
          </table:table-cell>
          <table:table-cell office:value-type="string">
            <text:p>Guatemala</text:p>
          </table:table-cell>
        </table:table-row>
        <table:table-row table:style-name="ro1">
          <table:table-cell office:value-type="string">
            <text:p>^005024</text:p>
          </table:table-cell>
          <table:table-cell office:value-type="string">
            <text:p>eutelia</text:p>
          </table:table-cell>
          <table:table-cell office:value-type="float" office:value="0.1">
            <text:p>0.10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5</text:p>
          </table:table-cell>
          <table:table-cell office:value-type="string">
            <text:p>eutelia</text:p>
          </table:table-cell>
          <table:table-cell office:value-type="float" office:value="0.1">
            <text:p>0.10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3</text:p>
          </table:table-cell>
          <table:table-cell office:value-type="string">
            <text:p>eutelia</text:p>
          </table:table-cell>
          <table:table-cell office:value-type="float" office:value="0.082">
            <text:p>0.0820</text:p>
          </table:table-cell>
          <table:table-cell office:value-type="string">
            <text:p>El Salvador</text:p>
          </table:table-cell>
        </table:table-row>
        <table:table-row table:style-name="ro1">
          <table:table-cell office:value-type="string">
            <text:p>^005037</text:p>
          </table:table-cell>
          <table:table-cell office:value-type="string">
            <text:p>eutelia</text:p>
          </table:table-cell>
          <table:table-cell office:value-type="float" office:value="0.093">
            <text:p>0.0930</text:p>
          </table:table-cell>
          <table:table-cell office:value-type="string">
            <text:p>El Salvador Mobile</text:p>
          </table:table-cell>
        </table:table-row>
        <table:table-row table:style-name="ro1">
          <table:table-cell office:value-type="string">
            <text:p>^00504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Honduras</text:p>
          </table:table-cell>
        </table:table-row>
        <table:table-row table:style-name="ro1">
          <table:table-cell office:value-type="string">
            <text:p>^005043</text:p>
          </table:table-cell>
          <table:table-cell office:value-type="string">
            <text:p>eutelia</text:p>
          </table:table-cell>
          <table:table-cell office:value-type="float" office:value="0.155">
            <text:p>0.1550</text:p>
          </table:table-cell>
          <table:table-cell office:value-type="string">
            <text:p>Honduras Mobile</text:p>
          </table:table-cell>
        </table:table-row>
        <table:table-row table:style-name="ro1">
          <table:table-cell office:value-type="string">
            <text:p>^005048</text:p>
          </table:table-cell>
          <table:table-cell office:value-type="string">
            <text:p>eutelia</text:p>
          </table:table-cell>
          <table:table-cell office:value-type="float" office:value="0.155">
            <text:p>0.1550</text:p>
          </table:table-cell>
          <table:table-cell office:value-type="string">
            <text:p>Honduras Mobile</text:p>
          </table:table-cell>
        </table:table-row>
        <table:table-row table:style-name="ro1">
          <table:table-cell office:value-type="string">
            <text:p>^005049</text:p>
          </table:table-cell>
          <table:table-cell office:value-type="string">
            <text:p>eutelia</text:p>
          </table:table-cell>
          <table:table-cell office:value-type="float" office:value="0.155">
            <text:p>0.1550</text:p>
          </table:table-cell>
          <table:table-cell office:value-type="string">
            <text:p>Honduras Mobile</text:p>
          </table:table-cell>
        </table:table-row>
        <table:table-row table:style-name="ro1">
          <table:table-cell office:value-type="string">
            <text:p>^00505</text:p>
          </table:table-cell>
          <table:table-cell office:value-type="string">
            <text:p>eutelia</text:p>
          </table:table-cell>
          <table:table-cell office:value-type="float" office:value="0.121">
            <text:p>0.1210</text:p>
          </table:table-cell>
          <table:table-cell office:value-type="string">
            <text:p>Nicaragua</text:p>
          </table:table-cell>
        </table:table-row>
        <table:table-row table:style-name="ro1">
          <table:table-cell office:value-type="string">
            <text:p>^005058</text:p>
          </table:table-cell>
          <table:table-cell office:value-type="string">
            <text:p>eutelia</text:p>
          </table:table-cell>
          <table:table-cell office:value-type="float" office:value="0.17">
            <text:p>0.1700</text:p>
          </table:table-cell>
          <table:table-cell office:value-type="string">
            <text:p>Nicaragua Mobile</text:p>
          </table:table-cell>
        </table:table-row>
        <table:table-row table:style-name="ro1">
          <table:table-cell office:value-type="string">
            <text:p>^00506</text:p>
          </table:table-cell>
          <table:table-cell office:value-type="string">
            <text:p>eutelia</text:p>
          </table:table-cell>
          <table:table-cell office:value-type="float" office:value="0.04">
            <text:p>0.0400</text:p>
          </table:table-cell>
          <table:table-cell office:value-type="string">
            <text:p>Costa Rica</text:p>
          </table:table-cell>
        </table:table-row>
        <table:table-row table:style-name="ro1">
          <table:table-cell office:value-type="string">
            <text:p>^005063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63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63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63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63</text:p>
          </table:table-cell>
          <table:table-cell office:value-type="string">
            <text:p>eutelia</text:p>
          </table:table-cell>
          <table:table-cell office:value-type="float" office:value="0.045">
            <text:p>0.0450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68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68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68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68</text:p>
          </table:table-cell>
          <table:table-cell office:value-type="string">
            <text:p>eutelia</text:p>
          </table:table-cell>
          <table:table-cell office:value-type="float" office:value="0.045">
            <text:p>0.0450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68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7</text:p>
          </table:table-cell>
          <table:table-cell office:value-type="string">
            <text:p>eutelia</text:p>
          </table:table-cell>
          <table:table-cell office:value-type="float" office:value="0.025">
            <text:p>0.0250</text:p>
          </table:table-cell>
          <table:table-cell office:value-type="string">
            <text:p>Panama</text:p>
          </table:table-cell>
        </table:table-row>
        <table:table-row table:style-name="ro1">
          <table:table-cell office:value-type="string">
            <text:p>^005074</text:p>
          </table:table-cell>
          <table:table-cell office:value-type="string">
            <text:p>eutelia</text:p>
          </table:table-cell>
          <table:table-cell office:value-type="float" office:value="0.104">
            <text:p>0.1040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5</text:p>
          </table:table-cell>
          <table:table-cell office:value-type="string">
            <text:p>eutelia</text:p>
          </table:table-cell>
          <table:table-cell office:value-type="float" office:value="0.104">
            <text:p>0.1040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6</text:p>
          </table:table-cell>
          <table:table-cell office:value-type="string">
            <text:p>eutelia</text:p>
          </table:table-cell>
          <table:table-cell office:value-type="float" office:value="0.104">
            <text:p>0.1040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7</text:p>
          </table:table-cell>
          <table:table-cell office:value-type="string">
            <text:p>eutelia</text:p>
          </table:table-cell>
          <table:table-cell office:value-type="float" office:value="0.104">
            <text:p>0.1040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1</text:p>
          </table:table-cell>
          <table:table-cell office:value-type="string">
            <text:p>eutelia</text:p>
          </table:table-cell>
          <table:table-cell office:value-type="float" office:value="0.03">
            <text:p>0.0300</text:p>
          </table:table-cell>
          <table:table-cell office:value-type="string">
            <text:p>Peru</text:p>
          </table:table-cell>
        </table:table-row>
        <table:table-row table:style-name="ro1">
          <table:table-cell office:value-type="string">
            <text:p>^0051</text:p>
          </table:table-cell>
          <table:table-cell office:value-type="string">
            <text:p>eutelia</text:p>
          </table:table-cell>
          <table:table-cell office:value-type="float" office:value="0.022">
            <text:p>0.0220</text:p>
          </table:table-cell>
          <table:table-cell office:value-type="string">
            <text:p>Peru</text:p>
          </table:table-cell>
        </table:table-row>
        <table:table-row table:style-name="ro1">
          <table:table-cell office:value-type="string">
            <text:p>^00519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9</text:p>
          </table:table-cell>
          <table:table-cell office:value-type="string">
            <text:p>eutelia</text:p>
          </table:table-cell>
          <table:table-cell office:value-type="float" office:value="0.15">
            <text:p>0.150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2</text:p>
          </table:table-cell>
          <table:table-cell office:value-type="string">
            <text:p>eutelia</text:p>
          </table:table-cell>
          <table:table-cell office:value-type="float" office:value="0.06">
            <text:p>0.0600</text:p>
          </table:table-cell>
          <table:table-cell office:value-type="string">
            <text:p>Mexico</text:p>
          </table:table-cell>
        </table:table-row>
        <table:table-row table:style-name="ro1">
          <table:table-cell office:value-type="string">
            <text:p>^0052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Mexico</text:p>
          </table:table-cell>
        </table:table-row>
        <table:table-row table:style-name="ro1">
          <table:table-cell office:value-type="string">
            <text:p>^00521</text:p>
          </table:table-cell>
          <table:table-cell office:value-type="string">
            <text:p>eutelia</text:p>
          </table:table-cell>
          <table:table-cell office:value-type="float" office:value="0.178">
            <text:p>0.1780</text:p>
          </table:table-cell>
          <table:table-cell office:value-type="string">
            <text:p>Mexico Mobile</text:p>
          </table:table-cell>
        </table:table-row>
        <table:table-row table:style-name="ro1">
          <table:table-cell office:value-type="string">
            <text:p>^0053</text:p>
          </table:table-cell>
          <table:table-cell office:value-type="string">
            <text:p>eutelia</text:p>
          </table:table-cell>
          <table:table-cell office:value-type="float" office:value="0.817">
            <text:p>0.8170</text:p>
          </table:table-cell>
          <table:table-cell office:value-type="string">
            <text:p>Cuba</text:p>
          </table:table-cell>
        </table:table-row>
        <table:table-row table:style-name="ro1">
          <table:table-cell office:value-type="string">
            <text:p>^00535</text:p>
          </table:table-cell>
          <table:table-cell office:value-type="string">
            <text:p>eutelia</text:p>
          </table:table-cell>
          <table:table-cell office:value-type="float" office:value="0.817">
            <text:p>0.8170</text:p>
          </table:table-cell>
          <table:table-cell office:value-type="string">
            <text:p>Cuba Mobile</text:p>
          </table:table-cell>
        </table:table-row>
        <table:table-row table:style-name="ro1">
          <table:table-cell office:value-type="string">
            <text:p>^0054</text:p>
          </table:table-cell>
          <table:table-cell office:value-type="string">
            <text:p>eutelia</text:p>
          </table:table-cell>
          <table:table-cell office:value-type="float" office:value="0.02">
            <text:p>0.0200</text:p>
          </table:table-cell>
          <table:table-cell office:value-type="string">
            <text:p>Argentina</text:p>
          </table:table-cell>
        </table:table-row>
        <table:table-row table:style-name="ro1">
          <table:table-cell office:value-type="string">
            <text:p>^0054</text:p>
          </table:table-cell>
          <table:table-cell office:value-type="string">
            <text:p>eutelia</text:p>
          </table:table-cell>
          <table:table-cell office:value-type="float" office:value="0.02">
            <text:p>0.0200</text:p>
          </table:table-cell>
          <table:table-cell office:value-type="string">
            <text:p>Argentina</text:p>
          </table:table-cell>
        </table:table-row>
        <table:table-row table:style-name="ro1">
          <table:table-cell office:value-type="string">
            <text:p>^0054</text:p>
          </table:table-cell>
          <table:table-cell office:value-type="string">
            <text:p>eutelia</text:p>
          </table:table-cell>
          <table:table-cell office:value-type="float" office:value="0.011">
            <text:p>0.0110</text:p>
          </table:table-cell>
          <table:table-cell office:value-type="string">
            <text:p>Argentina</text:p>
          </table:table-cell>
        </table:table-row>
        <table:table-row table:style-name="ro1">
          <table:table-cell office:value-type="string">
            <text:p>^005415</text:p>
          </table:table-cell>
          <table:table-cell office:value-type="string">
            <text:p>eutelia</text:p>
          </table:table-cell>
          <table:table-cell office:value-type="float" office:value="0.051">
            <text:p>0.0510</text:p>
          </table:table-cell>
          <table:table-cell office:value-type="string">
            <text:p>Argentina Mobile</text:p>
          </table:table-cell>
        </table:table-row>
        <table:table-row table:style-name="ro1">
          <table:table-cell office:value-type="string">
            <text:p>^0055</text:p>
          </table:table-cell>
          <table:table-cell office:value-type="string">
            <text:p>eutelia</text:p>
          </table:table-cell>
          <table:table-cell office:value-type="float" office:value="0.02">
            <text:p>0.0200</text:p>
          </table:table-cell>
          <table:table-cell office:value-type="string">
            <text:p>Brazil</text:p>
          </table:table-cell>
        </table:table-row>
        <table:table-row table:style-name="ro1">
          <table:table-cell office:value-type="string">
            <text:p>^0055</text:p>
          </table:table-cell>
          <table:table-cell office:value-type="string">
            <text:p>eutelia</text:p>
          </table:table-cell>
          <table:table-cell office:value-type="float" office:value="0.03">
            <text:p>0.0300</text:p>
          </table:table-cell>
          <table:table-cell office:value-type="string">
            <text:p>Brazil</text:p>
          </table:table-cell>
        </table:table-row>
        <table:table-row table:style-name="ro1">
          <table:table-cell office:value-type="string">
            <text:p>^0055</text:p>
          </table:table-cell>
          <table:table-cell office:value-type="string">
            <text:p>eutelia</text:p>
          </table:table-cell>
          <table:table-cell office:value-type="float" office:value="0.02">
            <text:p>0.0200</text:p>
          </table:table-cell>
          <table:table-cell office:value-type="string">
            <text:p>Brazil</text:p>
          </table:table-cell>
        </table:table-row>
        <table:table-row table:style-name="ro1">
          <table:table-cell office:value-type="string">
            <text:p>^0055</text:p>
          </table:table-cell>
          <table:table-cell office:value-type="string">
            <text:p>eutelia</text:p>
          </table:table-cell>
          <table:table-cell office:value-type="float" office:value="0.02">
            <text:p>0.0200</text:p>
          </table:table-cell>
          <table:table-cell office:value-type="string">
            <text:p>Brazil</text:p>
          </table:table-cell>
        </table:table-row>
        <table:table-row table:style-name="ro1">
          <table:table-cell office:value-type="string">
            <text:p>^00557</text:p>
          </table:table-cell>
          <table:table-cell office:value-type="string">
            <text:p>eutelia</text:p>
          </table:table-cell>
          <table:table-cell office:value-type="float" office:value="0.15">
            <text:p>0.150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</text:p>
          </table:table-cell>
          <table:table-cell office:value-type="string">
            <text:p>eutelia</text:p>
          </table:table-cell>
          <table:table-cell office:value-type="float" office:value="0.15">
            <text:p>0.150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</text:p>
          </table:table-cell>
          <table:table-cell office:value-type="string">
            <text:p>eutelia</text:p>
          </table:table-cell>
          <table:table-cell office:value-type="float" office:value="0.15">
            <text:p>0.150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6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Chile</text:p>
          </table:table-cell>
        </table:table-row>
        <table:table-row table:style-name="ro1">
          <table:table-cell office:value-type="string">
            <text:p>^0056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Chile</text:p>
          </table:table-cell>
        </table:table-row>
        <table:table-row table:style-name="ro1">
          <table:table-cell office:value-type="string">
            <text:p>^0056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Chile</text:p>
          </table:table-cell>
        </table:table-row>
        <table:table-row table:style-name="ro1">
          <table:table-cell office:value-type="string">
            <text:p>^0056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Chile</text:p>
          </table:table-cell>
        </table:table-row>
        <table:table-row table:style-name="ro1">
          <table:table-cell office:value-type="string">
            <text:p>^005697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Chile Mobile</text:p>
          </table:table-cell>
        </table:table-row>
        <table:table-row table:style-name="ro1">
          <table:table-cell office:value-type="string">
            <text:p>^005698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Chile Mobile</text:p>
          </table:table-cell>
        </table:table-row>
        <table:table-row table:style-name="ro1">
          <table:table-cell office:value-type="string">
            <text:p>^005699</text:p>
          </table:table-cell>
          <table:table-cell office:value-type="string">
            <text:p>eutelia</text:p>
          </table:table-cell>
          <table:table-cell office:value-type="float" office:value="0.12">
            <text:p>0.1200</text:p>
          </table:table-cell>
          <table:table-cell office:value-type="string">
            <text:p>Chile Mobile</text:p>
          </table:table-cell>
        </table:table-row>
        <table:table-row table:style-name="ro1">
          <table:table-cell office:value-type="string">
            <text:p>^0057</text:p>
          </table:table-cell>
          <table:table-cell office:value-type="string">
            <text:p>eutelia</text:p>
          </table:table-cell>
          <table:table-cell office:value-type="float" office:value="0.048">
            <text:p>0.0480</text:p>
          </table:table-cell>
          <table:table-cell office:value-type="string">
            <text:p>Colombia</text:p>
          </table:table-cell>
        </table:table-row>
        <table:table-row table:style-name="ro1">
          <table:table-cell office:value-type="string">
            <text:p>^0057</text:p>
          </table:table-cell>
          <table:table-cell office:value-type="string">
            <text:p>eutelia</text:p>
          </table:table-cell>
          <table:table-cell office:value-type="float" office:value="0.025">
            <text:p>0.0250</text:p>
          </table:table-cell>
          <table:table-cell office:value-type="string">
            <text:p>Colombia</text:p>
          </table:table-cell>
        </table:table-row>
        <table:table-row table:style-name="ro1">
          <table:table-cell office:value-type="string">
            <text:p>^005731</text:p>
          </table:table-cell>
          <table:table-cell office:value-type="string">
            <text:p>eutelia</text:p>
          </table:table-cell>
          <table:table-cell office:value-type="float" office:value="0.078">
            <text:p>0.0780</text:p>
          </table:table-cell>
          <table:table-cell office:value-type="string">
            <text:p>Colombia Mobile</text:p>
          </table:table-cell>
        </table:table-row>
        <table:table-row table:style-name="ro1">
          <table:table-cell office:value-type="string">
            <text:p>^0058</text:p>
          </table:table-cell>
          <table:table-cell office:value-type="string">
            <text:p>eutelia</text:p>
          </table:table-cell>
          <table:table-cell office:value-type="float" office:value="0.02">
            <text:p>0.0200</text:p>
          </table:table-cell>
          <table:table-cell office:value-type="string">
            <text:p>Venezuela</text:p>
          </table:table-cell>
        </table:table-row>
        <table:table-row table:style-name="ro1">
          <table:table-cell office:value-type="string">
            <text:p>^0058</text:p>
          </table:table-cell>
          <table:table-cell office:value-type="string">
            <text:p>eutelia</text:p>
          </table:table-cell>
          <table:table-cell office:value-type="float" office:value="0.027">
            <text:p>0.0270</text:p>
          </table:table-cell>
          <table:table-cell office:value-type="string">
            <text:p>Venezuela</text:p>
          </table:table-cell>
        </table:table-row>
        <table:table-row table:style-name="ro1">
          <table:table-cell office:value-type="string">
            <text:p>^00584</text:p>
          </table:table-cell>
          <table:table-cell office:value-type="string">
            <text:p>eutelia</text:p>
          </table:table-cell>
          <table:table-cell office:value-type="float" office:value="0.128">
            <text:p>0.1280</text:p>
          </table:table-cell>
          <table:table-cell office:value-type="string">
            <text:p>Venezuela Mobile</text:p>
          </table:table-cell>
        </table:table-row>
        <table:table-row table:style-name="ro1">
          <table:table-cell office:value-type="string">
            <text:p>^00591</text:p>
          </table:table-cell>
          <table:table-cell office:value-type="string">
            <text:p>eutelia</text:p>
          </table:table-cell>
          <table:table-cell office:value-type="float" office:value="0.076">
            <text:p>0.0760</text:p>
          </table:table-cell>
          <table:table-cell office:value-type="string">
            <text:p>Bolivia</text:p>
          </table:table-cell>
        </table:table-row>
        <table:table-row table:style-name="ro1">
          <table:table-cell office:value-type="string">
            <text:p>^00591</text:p>
          </table:table-cell>
          <table:table-cell office:value-type="string">
            <text:p>eutelia</text:p>
          </table:table-cell>
          <table:table-cell office:value-type="float" office:value="0.048">
            <text:p>0.0480</text:p>
          </table:table-cell>
          <table:table-cell office:value-type="string">
            <text:p>Bolivia</text:p>
          </table:table-cell>
        </table:table-row>
        <table:table-row table:style-name="ro1">
          <table:table-cell office:value-type="string">
            <text:p>^005917</text:p>
          </table:table-cell>
          <table:table-cell office:value-type="string">
            <text:p>eutelia</text:p>
          </table:table-cell>
          <table:table-cell office:value-type="float" office:value="0.097">
            <text:p>0.0970</text:p>
          </table:table-cell>
          <table:table-cell office:value-type="string">
            <text:p>Bolivia Mobile</text:p>
          </table:table-cell>
        </table:table-row>
        <table:table-row table:style-name="ro1">
          <table:table-cell office:value-type="string">
            <text:p>^00592</text:p>
          </table:table-cell>
          <table:table-cell office:value-type="string">
            <text:p>eutelia</text:p>
          </table:table-cell>
          <table:table-cell office:value-type="float" office:value="0.236">
            <text:p>0.2360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^00592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^005926</text:p>
          </table:table-cell>
          <table:table-cell office:value-type="string">
            <text:p>eutelia</text:p>
          </table:table-cell>
          <table:table-cell office:value-type="float" office:value="0.228">
            <text:p>0.2280</text:p>
          </table:table-cell>
          <table:table-cell office:value-type="string">
            <text:p>Guyana Mobile</text:p>
          </table:table-cell>
        </table:table-row>
        <table:table-row table:style-name="ro1">
          <table:table-cell office:value-type="string">
            <text:p>^00593</text:p>
          </table:table-cell>
          <table:table-cell office:value-type="string">
            <text:p>eutelia</text:p>
          </table:table-cell>
          <table:table-cell office:value-type="float" office:value="0.097">
            <text:p>0.0970</text:p>
          </table:table-cell>
          <table:table-cell office:value-type="string">
            <text:p>Ecuador</text:p>
          </table:table-cell>
        </table:table-row>
        <table:table-row table:style-name="ro1">
          <table:table-cell office:value-type="string">
            <text:p>^00593</text:p>
          </table:table-cell>
          <table:table-cell office:value-type="string">
            <text:p>eutelia</text:p>
          </table:table-cell>
          <table:table-cell office:value-type="float" office:value="0.096">
            <text:p>0.0960</text:p>
          </table:table-cell>
          <table:table-cell office:value-type="string">
            <text:p>Ecuador</text:p>
          </table:table-cell>
        </table:table-row>
        <table:table-row table:style-name="ro1">
          <table:table-cell office:value-type="string">
            <text:p>^00593</text:p>
          </table:table-cell>
          <table:table-cell office:value-type="string">
            <text:p>eutelia</text:p>
          </table:table-cell>
          <table:table-cell office:value-type="float" office:value="0.101">
            <text:p>0.1010</text:p>
          </table:table-cell>
          <table:table-cell office:value-type="string">
            <text:p>Ecuador</text:p>
          </table:table-cell>
        </table:table-row>
        <table:table-row table:style-name="ro1">
          <table:table-cell office:value-type="string">
            <text:p>^00593</text:p>
          </table:table-cell>
          <table:table-cell office:value-type="string">
            <text:p>eutelia</text:p>
          </table:table-cell>
          <table:table-cell office:value-type="float" office:value="0.085">
            <text:p>0.0850</text:p>
          </table:table-cell>
          <table:table-cell office:value-type="string">
            <text:p>Ecuador</text:p>
          </table:table-cell>
        </table:table-row>
        <table:table-row table:style-name="ro1">
          <table:table-cell office:value-type="string">
            <text:p>^005938</text:p>
          </table:table-cell>
          <table:table-cell office:value-type="string">
            <text:p>eutelia</text:p>
          </table:table-cell>
          <table:table-cell office:value-type="float" office:value="0.173">
            <text:p>0.1730</text:p>
          </table:table-cell>
          <table:table-cell office:value-type="string">
            <text:p>Ecuador Mobile</text:p>
          </table:table-cell>
        </table:table-row>
        <table:table-row table:style-name="ro1">
          <table:table-cell office:value-type="string">
            <text:p>^005939</text:p>
          </table:table-cell>
          <table:table-cell office:value-type="string">
            <text:p>eutelia</text:p>
          </table:table-cell>
          <table:table-cell office:value-type="float" office:value="0.173">
            <text:p>0.1730</text:p>
          </table:table-cell>
          <table:table-cell office:value-type="string">
            <text:p>Ecuador Mobile</text:p>
          </table:table-cell>
        </table:table-row>
        <table:table-row table:style-name="ro1">
          <table:table-cell office:value-type="string">
            <text:p>^00595</text:p>
          </table:table-cell>
          <table:table-cell office:value-type="string">
            <text:p>eutelia</text:p>
          </table:table-cell>
          <table:table-cell office:value-type="float" office:value="0.046">
            <text:p>0.0460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^00595</text:p>
          </table:table-cell>
          <table:table-cell office:value-type="string">
            <text:p>eutelia</text:p>
          </table:table-cell>
          <table:table-cell office:value-type="float" office:value="0.088">
            <text:p>0.0880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^005959</text:p>
          </table:table-cell>
          <table:table-cell office:value-type="string">
            <text:p>eutelia</text:p>
          </table:table-cell>
          <table:table-cell office:value-type="float" office:value="0.09">
            <text:p>0.0900</text:p>
          </table:table-cell>
          <table:table-cell office:value-type="string">
            <text:p>Paraguay Mobile</text:p>
          </table:table-cell>
        </table:table-row>
        <table:table-row table:style-name="ro1">
          <table:table-cell office:value-type="string">
            <text:p>^00597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Suriname</text:p>
          </table:table-cell>
        </table:table-row>
        <table:table-row table:style-name="ro1">
          <table:table-cell office:value-type="string">
            <text:p>^005978</text:p>
          </table:table-cell>
          <table:table-cell office:value-type="string">
            <text:p>eutelia</text:p>
          </table:table-cell>
          <table:table-cell office:value-type="float" office:value="0.186">
            <text:p>0.1860</text:p>
          </table:table-cell>
          <table:table-cell office:value-type="string">
            <text:p>Suriname Mobile</text:p>
          </table:table-cell>
        </table:table-row>
        <table:table-row table:style-name="ro1">
          <table:table-cell office:value-type="string">
            <text:p>^00598</text:p>
          </table:table-cell>
          <table:table-cell office:value-type="string">
            <text:p>eutelia</text:p>
          </table:table-cell>
          <table:table-cell office:value-type="float" office:value="0.067">
            <text:p>0.0670</text:p>
          </table:table-cell>
          <table:table-cell office:value-type="string">
            <text:p>Uruguay</text:p>
          </table:table-cell>
        </table:table-row>
        <table:table-row table:style-name="ro1">
          <table:table-cell office:value-type="string">
            <text:p>^0059894</text:p>
          </table:table-cell>
          <table:table-cell office:value-type="string">
            <text:p>eutelia</text:p>
          </table:table-cell>
          <table:table-cell office:value-type="float" office:value="0.145">
            <text:p>0.1450</text:p>
          </table:table-cell>
          <table:table-cell office:value-type="string">
            <text:p>Uruguay Mobile</text:p>
          </table:table-cell>
        </table:table-row>
        <table:table-row table:style-name="ro1">
          <table:table-cell office:value-type="string">
            <text:p>^0059895</text:p>
          </table:table-cell>
          <table:table-cell office:value-type="string">
            <text:p>eutelia</text:p>
          </table:table-cell>
          <table:table-cell office:value-type="float" office:value="0.145">
            <text:p>0.1450</text:p>
          </table:table-cell>
          <table:table-cell office:value-type="string">
            <text:p>Uruguay Mobile</text:p>
          </table:table-cell>
        </table:table-row>
        <table:table-row table:style-name="ro1">
          <table:table-cell office:value-type="string">
            <text:p>^0059896</text:p>
          </table:table-cell>
          <table:table-cell office:value-type="string">
            <text:p>eutelia</text:p>
          </table:table-cell>
          <table:table-cell office:value-type="float" office:value="0.145">
            <text:p>0.1450</text:p>
          </table:table-cell>
          <table:table-cell office:value-type="string">
            <text:p>Uruguay Mobile</text:p>
          </table:table-cell>
        </table:table-row>
        <table:table-row table:style-name="ro1">
          <table:table-cell office:value-type="string">
            <text:p>^0059897</text:p>
          </table:table-cell>
          <table:table-cell office:value-type="string">
            <text:p>eutelia</text:p>
          </table:table-cell>
          <table:table-cell office:value-type="float" office:value="0.145">
            <text:p>0.1450</text:p>
          </table:table-cell>
          <table:table-cell office:value-type="string">
            <text:p>Uruguay Mobile</text:p>
          </table:table-cell>
        </table:table-row>
        <table:table-row table:style-name="ro1">
          <table:table-cell office:value-type="string">
            <text:p>^0059898</text:p>
          </table:table-cell>
          <table:table-cell office:value-type="string">
            <text:p>eutelia</text:p>
          </table:table-cell>
          <table:table-cell office:value-type="float" office:value="0.145">
            <text:p>0.1450</text:p>
          </table:table-cell>
          <table:table-cell office:value-type="string">
            <text:p>Uruguay Mobile</text:p>
          </table:table-cell>
        </table:table-row>
        <table:table-row table:style-name="ro1">
          <table:table-cell office:value-type="string">
            <text:p>^0059899</text:p>
          </table:table-cell>
          <table:table-cell office:value-type="string">
            <text:p>eutelia</text:p>
          </table:table-cell>
          <table:table-cell office:value-type="float" office:value="0.145">
            <text:p>0.1450</text:p>
          </table:table-cell>
          <table:table-cell office:value-type="string">
            <text:p>Uruguay Mobile</text:p>
          </table:table-cell>
        </table:table-row>
        <table:table-row table:style-name="ro1">
          <table:table-cell office:value-type="string">
            <text:p>^0060</text:p>
          </table:table-cell>
          <table:table-cell office:value-type="string">
            <text:p>eutelia</text:p>
          </table:table-cell>
          <table:table-cell office:value-type="float" office:value="0.02">
            <text:p>0.0200</text:p>
          </table:table-cell>
          <table:table-cell office:value-type="string">
            <text:p>Malaysia</text:p>
          </table:table-cell>
        </table:table-row>
        <table:table-row table:style-name="ro1">
          <table:table-cell office:value-type="string">
            <text:p>^00601</text:p>
          </table:table-cell>
          <table:table-cell office:value-type="string">
            <text:p>eutelia</text:p>
          </table:table-cell>
          <table:table-cell office:value-type="float" office:value="0.042">
            <text:p>0.0420</text:p>
          </table:table-cell>
          <table:table-cell office:value-type="string">
            <text:p>Malaysia Mobile</text:p>
          </table:table-cell>
        </table:table-row>
        <table:table-row table:style-name="ro1">
          <table:table-cell office:value-type="string">
            <text:p>^0061</text:p>
          </table:table-cell>
          <table:table-cell office:value-type="string">
            <text:p>eutelia</text:p>
          </table:table-cell>
          <table:table-cell office:value-type="float" office:value="0.017">
            <text:p>0.0170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^0061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^0061</text:p>
          </table:table-cell>
          <table:table-cell office:value-type="string">
            <text:p>eutelia</text:p>
          </table:table-cell>
          <table:table-cell office:value-type="float" office:value="0.017">
            <text:p>0.0170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^0061</text:p>
          </table:table-cell>
          <table:table-cell office:value-type="string">
            <text:p>eutelia</text:p>
          </table:table-cell>
          <table:table-cell office:value-type="float" office:value="0.017">
            <text:p>0.0170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^0061</text:p>
          </table:table-cell>
          <table:table-cell office:value-type="string">
            <text:p>eutelia</text:p>
          </table:table-cell>
          <table:table-cell office:value-type="float" office:value="0.017">
            <text:p>0.0170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^0061</text:p>
          </table:table-cell>
          <table:table-cell office:value-type="string">
            <text:p>eutelia</text:p>
          </table:table-cell>
          <table:table-cell office:value-type="float" office:value="0.017">
            <text:p>0.0170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^0061</text:p>
          </table:table-cell>
          <table:table-cell office:value-type="string">
            <text:p>eutelia</text:p>
          </table:table-cell>
          <table:table-cell office:value-type="float" office:value="0.017">
            <text:p>0.0170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^0061</text:p>
          </table:table-cell>
          <table:table-cell office:value-type="string">
            <text:p>eutelia</text:p>
          </table:table-cell>
          <table:table-cell office:value-type="float" office:value="0.017">
            <text:p>0.0170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^00614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ustralia Mobile</text:p>
          </table:table-cell>
        </table:table-row>
        <table:table-row table:style-name="ro1">
          <table:table-cell office:value-type="string">
            <text:p>^00614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Australia Mobile</text:p>
          </table:table-cell>
        </table:table-row>
        <table:table-row table:style-name="ro1">
          <table:table-cell office:value-type="string">
            <text:p>^00614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ustralia Mobile</text:p>
          </table:table-cell>
        </table:table-row>
        <table:table-row table:style-name="ro1">
          <table:table-cell office:value-type="string">
            <text:p>^00614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ustralia Mobile</text:p>
          </table:table-cell>
        </table:table-row>
        <table:table-row table:style-name="ro1">
          <table:table-cell office:value-type="string">
            <text:p>^00614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ustralia Mobile</text:p>
          </table:table-cell>
        </table:table-row>
        <table:table-row table:style-name="ro1">
          <table:table-cell office:value-type="string">
            <text:p>^0062</text:p>
          </table:table-cell>
          <table:table-cell office:value-type="string">
            <text:p>eutelia</text:p>
          </table:table-cell>
          <table:table-cell office:value-type="float" office:value="0.069">
            <text:p>0.0690</text:p>
          </table:table-cell>
          <table:table-cell office:value-type="string">
            <text:p>Indonesia</text:p>
          </table:table-cell>
        </table:table-row>
        <table:table-row table:style-name="ro1">
          <table:table-cell office:value-type="string">
            <text:p>^0062</text:p>
          </table:table-cell>
          <table:table-cell office:value-type="string">
            <text:p>eutelia</text:p>
          </table:table-cell>
          <table:table-cell office:value-type="float" office:value="0.027">
            <text:p>0.0270</text:p>
          </table:table-cell>
          <table:table-cell office:value-type="string">
            <text:p>Indonesia</text:p>
          </table:table-cell>
        </table:table-row>
        <table:table-row table:style-name="ro1">
          <table:table-cell office:value-type="string">
            <text:p>^00628</text:p>
          </table:table-cell>
          <table:table-cell office:value-type="string">
            <text:p>eutelia</text:p>
          </table:table-cell>
          <table:table-cell office:value-type="float" office:value="0.1">
            <text:p>0.1000</text:p>
          </table:table-cell>
          <table:table-cell office:value-type="string">
            <text:p>Indonesia Mobile</text:p>
          </table:table-cell>
        </table:table-row>
        <table:table-row table:style-name="ro1">
          <table:table-cell office:value-type="string">
            <text:p>^0063</text:p>
          </table:table-cell>
          <table:table-cell office:value-type="string">
            <text:p>eutelia</text:p>
          </table:table-cell>
          <table:table-cell office:value-type="float" office:value="0.095">
            <text:p>0.0950</text:p>
          </table:table-cell>
          <table:table-cell office:value-type="string">
            <text:p>Philippines</text:p>
          </table:table-cell>
        </table:table-row>
        <table:table-row table:style-name="ro1">
          <table:table-cell office:value-type="string">
            <text:p>^0063</text:p>
          </table:table-cell>
          <table:table-cell office:value-type="string">
            <text:p>eutelia</text:p>
          </table:table-cell>
          <table:table-cell office:value-type="float" office:value="0.095">
            <text:p>0.0950</text:p>
          </table:table-cell>
          <table:table-cell office:value-type="string">
            <text:p>Philippines</text:p>
          </table:table-cell>
        </table:table-row>
        <table:table-row table:style-name="ro1">
          <table:table-cell office:value-type="string">
            <text:p>^00639</text:p>
          </table:table-cell>
          <table:table-cell office:value-type="string">
            <text:p>eutelia</text:p>
          </table:table-cell>
          <table:table-cell office:value-type="float" office:value="0.138">
            <text:p>0.1380</text:p>
          </table:table-cell>
          <table:table-cell office:value-type="string">
            <text:p>Philippines Mobile</text:p>
          </table:table-cell>
        </table:table-row>
        <table:table-row table:style-name="ro1">
          <table:table-cell office:value-type="string">
            <text:p>^0064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New Zealand</text:p>
          </table:table-cell>
        </table:table-row>
        <table:table-row table:style-name="ro1">
          <table:table-cell office:value-type="string">
            <text:p>^0064</text:p>
          </table:table-cell>
          <table:table-cell office:value-type="string">
            <text:p>eutelia</text:p>
          </table:table-cell>
          <table:table-cell office:value-type="float" office:value="0.229">
            <text:p>0.2290</text:p>
          </table:table-cell>
          <table:table-cell office:value-type="string">
            <text:p>New Zealand</text:p>
          </table:table-cell>
        </table:table-row>
        <table:table-row table:style-name="ro1">
          <table:table-cell office:value-type="string">
            <text:p>^006420</text:p>
          </table:table-cell>
          <table:table-cell office:value-type="string">
            <text:p>eutelia</text:p>
          </table:table-cell>
          <table:table-cell office:value-type="float" office:value="0.229">
            <text:p>0.229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0</text:p>
          </table:table-cell>
          <table:table-cell office:value-type="string">
            <text:p>eutelia</text:p>
          </table:table-cell>
          <table:table-cell office:value-type="float" office:value="0.182">
            <text:p>0.182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1</text:p>
          </table:table-cell>
          <table:table-cell office:value-type="string">
            <text:p>eutelia</text:p>
          </table:table-cell>
          <table:table-cell office:value-type="float" office:value="0.182">
            <text:p>0.182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1</text:p>
          </table:table-cell>
          <table:table-cell office:value-type="string">
            <text:p>eutelia</text:p>
          </table:table-cell>
          <table:table-cell office:value-type="float" office:value="0.229">
            <text:p>0.229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4</text:p>
          </table:table-cell>
          <table:table-cell office:value-type="string">
            <text:p>eutelia</text:p>
          </table:table-cell>
          <table:table-cell office:value-type="float" office:value="0.229">
            <text:p>0.229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4</text:p>
          </table:table-cell>
          <table:table-cell office:value-type="string">
            <text:p>eutelia</text:p>
          </table:table-cell>
          <table:table-cell office:value-type="float" office:value="0.182">
            <text:p>0.182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5</text:p>
          </table:table-cell>
          <table:table-cell office:value-type="string">
            <text:p>eutelia</text:p>
          </table:table-cell>
          <table:table-cell office:value-type="float" office:value="0.229">
            <text:p>0.229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5</text:p>
          </table:table-cell>
          <table:table-cell office:value-type="string">
            <text:p>eutelia</text:p>
          </table:table-cell>
          <table:table-cell office:value-type="float" office:value="0.182">
            <text:p>0.182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7</text:p>
          </table:table-cell>
          <table:table-cell office:value-type="string">
            <text:p>eutelia</text:p>
          </table:table-cell>
          <table:table-cell office:value-type="float" office:value="0.229">
            <text:p>0.229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7</text:p>
          </table:table-cell>
          <table:table-cell office:value-type="string">
            <text:p>eutelia</text:p>
          </table:table-cell>
          <table:table-cell office:value-type="float" office:value="0.182">
            <text:p>0.182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8</text:p>
          </table:table-cell>
          <table:table-cell office:value-type="string">
            <text:p>eutelia</text:p>
          </table:table-cell>
          <table:table-cell office:value-type="float" office:value="0.182">
            <text:p>0.182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8</text:p>
          </table:table-cell>
          <table:table-cell office:value-type="string">
            <text:p>eutelia</text:p>
          </table:table-cell>
          <table:table-cell office:value-type="float" office:value="0.229">
            <text:p>0.229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9</text:p>
          </table:table-cell>
          <table:table-cell office:value-type="string">
            <text:p>eutelia</text:p>
          </table:table-cell>
          <table:table-cell office:value-type="float" office:value="0.182">
            <text:p>0.182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9</text:p>
          </table:table-cell>
          <table:table-cell office:value-type="string">
            <text:p>eutelia</text:p>
          </table:table-cell>
          <table:table-cell office:value-type="float" office:value="0.229">
            <text:p>0.229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5</text:p>
          </table:table-cell>
          <table:table-cell office:value-type="string">
            <text:p>eutelia</text:p>
          </table:table-cell>
          <table:table-cell office:value-type="float" office:value="0.01">
            <text:p>0.0100</text:p>
          </table:table-cell>
          <table:table-cell office:value-type="string">
            <text:p>Singapore</text:p>
          </table:table-cell>
        </table:table-row>
        <table:table-row table:style-name="ro1">
          <table:table-cell office:value-type="string">
            <text:p>^00658</text:p>
          </table:table-cell>
          <table:table-cell office:value-type="string">
            <text:p>eutelia</text:p>
          </table:table-cell>
          <table:table-cell office:value-type="float" office:value="0.01">
            <text:p>0.0100</text:p>
          </table:table-cell>
          <table:table-cell office:value-type="string">
            <text:p>Singapore Mobile</text:p>
          </table:table-cell>
        </table:table-row>
        <table:table-row table:style-name="ro1">
          <table:table-cell office:value-type="string">
            <text:p>^00659</text:p>
          </table:table-cell>
          <table:table-cell office:value-type="string">
            <text:p>eutelia</text:p>
          </table:table-cell>
          <table:table-cell office:value-type="float" office:value="0.01">
            <text:p>0.0100</text:p>
          </table:table-cell>
          <table:table-cell office:value-type="string">
            <text:p>Singapore Mobile</text:p>
          </table:table-cell>
        </table:table-row>
        <table:table-row table:style-name="ro1">
          <table:table-cell office:value-type="string">
            <text:p>^0066</text:p>
          </table:table-cell>
          <table:table-cell office:value-type="string">
            <text:p>eutelia</text:p>
          </table:table-cell>
          <table:table-cell office:value-type="float" office:value="0.018">
            <text:p>0.0180</text:p>
          </table:table-cell>
          <table:table-cell office:value-type="string">
            <text:p>Thailand</text:p>
          </table:table-cell>
        </table:table-row>
        <table:table-row table:style-name="ro1">
          <table:table-cell office:value-type="string">
            <text:p>^0066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Thailand</text:p>
          </table:table-cell>
        </table:table-row>
        <table:table-row table:style-name="ro1">
          <table:table-cell office:value-type="string">
            <text:p>^00661</text:p>
          </table:table-cell>
          <table:table-cell office:value-type="string">
            <text:p>eutelia</text:p>
          </table:table-cell>
          <table:table-cell office:value-type="float" office:value="0.018">
            <text:p>0.0180</text:p>
          </table:table-cell>
          <table:table-cell office:value-type="string">
            <text:p>Thailand Mobile</text:p>
          </table:table-cell>
        </table:table-row>
        <table:table-row table:style-name="ro1">
          <table:table-cell office:value-type="string">
            <text:p>^006689</text:p>
          </table:table-cell>
          <table:table-cell office:value-type="string">
            <text:p>eutelia</text:p>
          </table:table-cell>
          <table:table-cell office:value-type="float" office:value="0.018">
            <text:p>0.0180</text:p>
          </table:table-cell>
          <table:table-cell office:value-type="string">
            <text:p>Thailand Mobile</text:p>
          </table:table-cell>
        </table:table-row>
        <table:table-row table:style-name="ro1">
          <table:table-cell office:value-type="string">
            <text:p>^00670</text:p>
          </table:table-cell>
          <table:table-cell office:value-type="string">
            <text:p>eutelia</text:p>
          </table:table-cell>
          <table:table-cell office:value-type="float" office:value="0.378">
            <text:p>0.3780</text:p>
          </table:table-cell>
          <table:table-cell office:value-type="string">
            <text:p>East Timor</text:p>
          </table:table-cell>
        </table:table-row>
        <table:table-row table:style-name="ro1">
          <table:table-cell office:value-type="string">
            <text:p>^006707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East Timor Mobile</text:p>
          </table:table-cell>
        </table:table-row>
        <table:table-row table:style-name="ro1">
          <table:table-cell office:value-type="string">
            <text:p>^006707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East Timor Mobile</text:p>
          </table:table-cell>
        </table:table-row>
        <table:table-row table:style-name="ro1">
          <table:table-cell office:value-type="string">
            <text:p>^006707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East Timor Mobile</text:p>
          </table:table-cell>
        </table:table-row>
        <table:table-row table:style-name="ro1">
          <table:table-cell office:value-type="string">
            <text:p>^006707</text:p>
          </table:table-cell>
          <table:table-cell office:value-type="string">
            <text:p>eutelia</text:p>
          </table:table-cell>
          <table:table-cell office:value-type="float" office:value="0.378">
            <text:p>0.3780</text:p>
          </table:table-cell>
          <table:table-cell office:value-type="string">
            <text:p>East Timor Mobile</text:p>
          </table:table-cell>
        </table:table-row>
        <table:table-row table:style-name="ro1">
          <table:table-cell office:value-type="string">
            <text:p>^006707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East Timor Mobile</text:p>
          </table:table-cell>
        </table:table-row>
        <table:table-row table:style-name="ro1">
          <table:table-cell office:value-type="string">
            <text:p>^00673</text:p>
          </table:table-cell>
          <table:table-cell office:value-type="string">
            <text:p>eutelia</text:p>
          </table:table-cell>
          <table:table-cell office:value-type="float" office:value="0.038">
            <text:p>0.0380</text:p>
          </table:table-cell>
          <table:table-cell office:value-type="string">
            <text:p>Brunei</text:p>
          </table:table-cell>
        </table:table-row>
        <table:table-row table:style-name="ro1">
          <table:table-cell office:value-type="string">
            <text:p>^006738</text:p>
          </table:table-cell>
          <table:table-cell office:value-type="string">
            <text:p>eutelia</text:p>
          </table:table-cell>
          <table:table-cell office:value-type="float" office:value="0.036">
            <text:p>0.0360</text:p>
          </table:table-cell>
          <table:table-cell office:value-type="string">
            <text:p>Brunei Mobile</text:p>
          </table:table-cell>
        </table:table-row>
        <table:table-row table:style-name="ro1">
          <table:table-cell office:value-type="string">
            <text:p>^00674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Nauru</text:p>
          </table:table-cell>
        </table:table-row>
        <table:table-row table:style-name="ro1">
          <table:table-cell office:value-type="string">
            <text:p>^00674</text:p>
          </table:table-cell>
          <table:table-cell office:value-type="string">
            <text:p>eutelia</text:p>
          </table:table-cell>
          <table:table-cell office:value-type="float" office:value="1.004">
            <text:p>1.0040</text:p>
          </table:table-cell>
          <table:table-cell office:value-type="string">
            <text:p>Nauru</text:p>
          </table:table-cell>
        </table:table-row>
        <table:table-row table:style-name="ro1">
          <table:table-cell office:value-type="string">
            <text:p>^00674555</text:p>
          </table:table-cell>
          <table:table-cell office:value-type="string">
            <text:p>eutelia</text:p>
          </table:table-cell>
          <table:table-cell office:value-type="float" office:value="1.004">
            <text:p>1.0040</text:p>
          </table:table-cell>
          <table:table-cell office:value-type="string">
            <text:p>Nauru Mobile</text:p>
          </table:table-cell>
        </table:table-row>
        <table:table-row table:style-name="ro1">
          <table:table-cell office:value-type="string">
            <text:p>^00675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Papua New Guinea</text:p>
          </table:table-cell>
        </table:table-row>
        <table:table-row table:style-name="ro1">
          <table:table-cell office:value-type="string">
            <text:p>^00675</text:p>
          </table:table-cell>
          <table:table-cell office:value-type="string">
            <text:p>eutelia</text:p>
          </table:table-cell>
          <table:table-cell office:value-type="float" office:value="0.379">
            <text:p>0.3790</text:p>
          </table:table-cell>
          <table:table-cell office:value-type="string">
            <text:p>Papua New Guinea</text:p>
          </table:table-cell>
        </table:table-row>
        <table:table-row table:style-name="ro1">
          <table:table-cell office:value-type="string">
            <text:p>^0067568</text:p>
          </table:table-cell>
          <table:table-cell office:value-type="string">
            <text:p>eutelia</text:p>
          </table:table-cell>
          <table:table-cell office:value-type="float" office:value="0.145">
            <text:p>0.1450</text:p>
          </table:table-cell>
          <table:table-cell office:value-type="string">
            <text:p>Papua New Guinea Mobile</text:p>
          </table:table-cell>
        </table:table-row>
        <table:table-row table:style-name="ro1">
          <table:table-cell office:value-type="string">
            <text:p>^0067568</text:p>
          </table:table-cell>
          <table:table-cell office:value-type="string">
            <text:p>eutelia</text:p>
          </table:table-cell>
          <table:table-cell office:value-type="float" office:value="0.229">
            <text:p>0.2290</text:p>
          </table:table-cell>
          <table:table-cell office:value-type="string">
            <text:p>Papua New Guinea Mobile</text:p>
          </table:table-cell>
        </table:table-row>
        <table:table-row table:style-name="ro1">
          <table:table-cell office:value-type="string">
            <text:p>^0067568</text:p>
          </table:table-cell>
          <table:table-cell office:value-type="string">
            <text:p>eutelia</text:p>
          </table:table-cell>
          <table:table-cell office:value-type="float" office:value="0.379">
            <text:p>0.3790</text:p>
          </table:table-cell>
          <table:table-cell office:value-type="string">
            <text:p>Papua New Guinea Mobile</text:p>
          </table:table-cell>
        </table:table-row>
        <table:table-row table:style-name="ro1">
          <table:table-cell office:value-type="string">
            <text:p>^0067569</text:p>
          </table:table-cell>
          <table:table-cell office:value-type="string">
            <text:p>eutelia</text:p>
          </table:table-cell>
          <table:table-cell office:value-type="float" office:value="0.379">
            <text:p>0.3790</text:p>
          </table:table-cell>
          <table:table-cell office:value-type="string">
            <text:p>Papua New Guinea Mobile</text:p>
          </table:table-cell>
        </table:table-row>
        <table:table-row table:style-name="ro1">
          <table:table-cell office:value-type="string">
            <text:p>^0067569</text:p>
          </table:table-cell>
          <table:table-cell office:value-type="string">
            <text:p>eutelia</text:p>
          </table:table-cell>
          <table:table-cell office:value-type="float" office:value="0.145">
            <text:p>0.1450</text:p>
          </table:table-cell>
          <table:table-cell office:value-type="string">
            <text:p>Papua New Guinea Mobile</text:p>
          </table:table-cell>
        </table:table-row>
        <table:table-row table:style-name="ro1">
          <table:table-cell office:value-type="string">
            <text:p>^0067569</text:p>
          </table:table-cell>
          <table:table-cell office:value-type="string">
            <text:p>eutelia</text:p>
          </table:table-cell>
          <table:table-cell office:value-type="float" office:value="0.229">
            <text:p>0.2290</text:p>
          </table:table-cell>
          <table:table-cell office:value-type="string">
            <text:p>Papua New Guinea Mobile</text:p>
          </table:table-cell>
        </table:table-row>
        <table:table-row table:style-name="ro1">
          <table:table-cell office:value-type="string">
            <text:p>^00678</text:p>
          </table:table-cell>
          <table:table-cell office:value-type="string">
            <text:p>eutelia</text:p>
          </table:table-cell>
          <table:table-cell office:value-type="float" office:value="0.629">
            <text:p>0.6290</text:p>
          </table:table-cell>
          <table:table-cell office:value-type="string">
            <text:p>Vanuatu</text:p>
          </table:table-cell>
        </table:table-row>
        <table:table-row table:style-name="ro1">
          <table:table-cell office:value-type="string">
            <text:p>^006784</text:p>
          </table:table-cell>
          <table:table-cell office:value-type="string">
            <text:p>eutelia</text:p>
          </table:table-cell>
          <table:table-cell office:value-type="float" office:value="0.629">
            <text:p>0.6290</text:p>
          </table:table-cell>
          <table:table-cell office:value-type="string">
            <text:p>Vanuatu Mobile</text:p>
          </table:table-cell>
        </table:table-row>
        <table:table-row table:style-name="ro1">
          <table:table-cell office:value-type="string">
            <text:p>^006785</text:p>
          </table:table-cell>
          <table:table-cell office:value-type="string">
            <text:p>eutelia</text:p>
          </table:table-cell>
          <table:table-cell office:value-type="float" office:value="0.629">
            <text:p>0.6290</text:p>
          </table:table-cell>
          <table:table-cell office:value-type="string">
            <text:p>Vanuatu Mobile</text:p>
          </table:table-cell>
        </table:table-row>
        <table:table-row table:style-name="ro1">
          <table:table-cell office:value-type="string">
            <text:p>^00679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Fiji</text:p>
          </table:table-cell>
        </table:table-row>
        <table:table-row table:style-name="ro1">
          <table:table-cell office:value-type="string">
            <text:p>^00679</text:p>
          </table:table-cell>
          <table:table-cell office:value-type="string">
            <text:p>eutelia</text:p>
          </table:table-cell>
          <table:table-cell office:value-type="float" office:value="0.211">
            <text:p>0.2110</text:p>
          </table:table-cell>
          <table:table-cell office:value-type="string">
            <text:p>Fiji</text:p>
          </table:table-cell>
        </table:table-row>
        <table:table-row table:style-name="ro1">
          <table:table-cell office:value-type="string">
            <text:p>^006799</text:p>
          </table:table-cell>
          <table:table-cell office:value-type="string">
            <text:p>eutelia</text:p>
          </table:table-cell>
          <table:table-cell office:value-type="float" office:value="0.211">
            <text:p>0.2110</text:p>
          </table:table-cell>
          <table:table-cell office:value-type="string">
            <text:p>Fiji Mobile</text:p>
          </table:table-cell>
        </table:table-row>
        <table:table-row table:style-name="ro1">
          <table:table-cell office:value-type="string">
            <text:p>^00684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American Samoa</text:p>
          </table:table-cell>
        </table:table-row>
        <table:table-row table:style-name="ro1">
          <table:table-cell office:value-type="string">
            <text:p>^007</text:p>
          </table:table-cell>
          <table:table-cell office:value-type="string">
            <text:p>eutelia</text:p>
          </table:table-cell>
          <table:table-cell office:value-type="float" office:value="0.078">
            <text:p>0.0780</text:p>
          </table:table-cell>
          <table:table-cell office:value-type="string">
            <text:p>Kazakhstan</text:p>
          </table:table-cell>
        </table:table-row>
        <table:table-row table:style-name="ro1">
          <table:table-cell office:value-type="string">
            <text:p>^007</text:p>
          </table:table-cell>
          <table:table-cell office:value-type="string">
            <text:p>eutelia</text:p>
          </table:table-cell>
          <table:table-cell office:value-type="float" office:value="0.034">
            <text:p>0.0340</text:p>
          </table:table-cell>
          <table:table-cell office:value-type="string">
            <text:p>Russia (Russian Federation)</text:p>
          </table:table-cell>
        </table:table-row>
        <table:table-row table:style-name="ro1">
          <table:table-cell office:value-type="string">
            <text:p>^007</text:p>
          </table:table-cell>
          <table:table-cell office:value-type="string">
            <text:p>eutelia</text:p>
          </table:table-cell>
          <table:table-cell office:value-type="float" office:value="0.01">
            <text:p>0.0100</text:p>
          </table:table-cell>
          <table:table-cell office:value-type="string">
            <text:p>Russia (Russian Federation)</text:p>
          </table:table-cell>
        </table:table-row>
        <table:table-row table:style-name="ro1">
          <table:table-cell office:value-type="string">
            <text:p>^007</text:p>
          </table:table-cell>
          <table:table-cell office:value-type="string">
            <text:p>eutelia</text:p>
          </table:table-cell>
          <table:table-cell office:value-type="float" office:value="0.034">
            <text:p>0.0340</text:p>
          </table:table-cell>
          <table:table-cell office:value-type="string">
            <text:p>Kazakhstan</text:p>
          </table:table-cell>
        </table:table-row>
        <table:table-row table:style-name="ro1">
          <table:table-cell office:value-type="string">
            <text:p>^007</text:p>
          </table:table-cell>
          <table:table-cell office:value-type="string">
            <text:p>eutelia</text:p>
          </table:table-cell>
          <table:table-cell office:value-type="float" office:value="0.01">
            <text:p>0.0100</text:p>
          </table:table-cell>
          <table:table-cell office:value-type="string">
            <text:p>Russia (Russian Federation)</text:p>
          </table:table-cell>
        </table:table-row>
        <table:table-row table:style-name="ro1">
          <table:table-cell office:value-type="string">
            <text:p>^007</text:p>
          </table:table-cell>
          <table:table-cell office:value-type="string">
            <text:p>eutelia</text:p>
          </table:table-cell>
          <table:table-cell office:value-type="float" office:value="0.035">
            <text:p>0.0350</text:p>
          </table:table-cell>
          <table:table-cell office:value-type="string">
            <text:p>Russia (Russian Federation)</text:p>
          </table:table-cell>
        </table:table-row>
        <table:table-row table:style-name="ro1">
          <table:table-cell office:value-type="string">
            <text:p>^00770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70</text:p>
          </table:table-cell>
          <table:table-cell office:value-type="string">
            <text:p>eutelia</text:p>
          </table:table-cell>
          <table:table-cell office:value-type="float" office:value="0.099">
            <text:p>0.0990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70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70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70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777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777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777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777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777</text:p>
          </table:table-cell>
          <table:table-cell office:value-type="string">
            <text:p>eutelia</text:p>
          </table:table-cell>
          <table:table-cell office:value-type="float" office:value="0.099">
            <text:p>0.0990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9</text:p>
          </table:table-cell>
          <table:table-cell office:value-type="string">
            <text:p>eutelia</text:p>
          </table:table-cell>
          <table:table-cell office:value-type="float" office:value="0.045">
            <text:p>0.0450</text:p>
          </table:table-cell>
          <table:table-cell office:value-type="string">
            <text:p>Russia (Russian Federation) Mobile</text:p>
          </table:table-cell>
        </table:table-row>
        <table:table-row table:style-name="ro1">
          <table:table-cell office:value-type="string">
            <text:p>^0081</text:p>
          </table:table-cell>
          <table:table-cell office:value-type="string">
            <text:p>eutelia</text:p>
          </table:table-cell>
          <table:table-cell office:value-type="float" office:value="0.026">
            <text:p>0.0260</text:p>
          </table:table-cell>
          <table:table-cell office:value-type="string">
            <text:p>Japan</text:p>
          </table:table-cell>
        </table:table-row>
        <table:table-row table:style-name="ro1">
          <table:table-cell office:value-type="string">
            <text:p>^0081</text:p>
          </table:table-cell>
          <table:table-cell office:value-type="string">
            <text:p>eutelia</text:p>
          </table:table-cell>
          <table:table-cell office:value-type="float" office:value="0.027">
            <text:p>0.0270</text:p>
          </table:table-cell>
          <table:table-cell office:value-type="string">
            <text:p>Japan</text:p>
          </table:table-cell>
        </table:table-row>
        <table:table-row table:style-name="ro1">
          <table:table-cell office:value-type="string">
            <text:p>^008170</text:p>
          </table:table-cell>
          <table:table-cell office:value-type="string">
            <text:p>eutelia</text:p>
          </table:table-cell>
          <table:table-cell office:value-type="float" office:value="0.121">
            <text:p>0.121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180</text:p>
          </table:table-cell>
          <table:table-cell office:value-type="string">
            <text:p>eutelia</text:p>
          </table:table-cell>
          <table:table-cell office:value-type="float" office:value="0.121">
            <text:p>0.121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190</text:p>
          </table:table-cell>
          <table:table-cell office:value-type="string">
            <text:p>eutelia</text:p>
          </table:table-cell>
          <table:table-cell office:value-type="float" office:value="0.121">
            <text:p>0.121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210</text:p>
          </table:table-cell>
          <table:table-cell office:value-type="string">
            <text:p>eutelia</text:p>
          </table:table-cell>
          <table:table-cell office:value-type="float" office:value="0.048">
            <text:p>0.0480</text:p>
          </table:table-cell>
          <table:table-cell office:value-type="string">
            <text:p>South Korea Mobile</text:p>
          </table:table-cell>
        </table:table-row>
        <table:table-row table:style-name="ro1">
          <table:table-cell office:value-type="string">
            <text:p>^008211</text:p>
          </table:table-cell>
          <table:table-cell office:value-type="string">
            <text:p>eutelia</text:p>
          </table:table-cell>
          <table:table-cell office:value-type="float" office:value="0.048">
            <text:p>0.0480</text:p>
          </table:table-cell>
          <table:table-cell office:value-type="string">
            <text:p>South Korea Mobile</text:p>
          </table:table-cell>
        </table:table-row>
        <table:table-row table:style-name="ro1">
          <table:table-cell office:value-type="string">
            <text:p>^008216</text:p>
          </table:table-cell>
          <table:table-cell office:value-type="string">
            <text:p>eutelia</text:p>
          </table:table-cell>
          <table:table-cell office:value-type="float" office:value="0.048">
            <text:p>0.0480</text:p>
          </table:table-cell>
          <table:table-cell office:value-type="string">
            <text:p>South Korea Mobile</text:p>
          </table:table-cell>
        </table:table-row>
        <table:table-row table:style-name="ro1">
          <table:table-cell office:value-type="string">
            <text:p>^008217</text:p>
          </table:table-cell>
          <table:table-cell office:value-type="string">
            <text:p>eutelia</text:p>
          </table:table-cell>
          <table:table-cell office:value-type="float" office:value="0.048">
            <text:p>0.0480</text:p>
          </table:table-cell>
          <table:table-cell office:value-type="string">
            <text:p>South Korea Mobile</text:p>
          </table:table-cell>
        </table:table-row>
        <table:table-row table:style-name="ro1">
          <table:table-cell office:value-type="string">
            <text:p>^008218</text:p>
          </table:table-cell>
          <table:table-cell office:value-type="string">
            <text:p>eutelia</text:p>
          </table:table-cell>
          <table:table-cell office:value-type="float" office:value="0.048">
            <text:p>0.0480</text:p>
          </table:table-cell>
          <table:table-cell office:value-type="string">
            <text:p>South Korea Mobile</text:p>
          </table:table-cell>
        </table:table-row>
        <table:table-row table:style-name="ro1">
          <table:table-cell office:value-type="string">
            <text:p>^008219</text:p>
          </table:table-cell>
          <table:table-cell office:value-type="string">
            <text:p>eutelia</text:p>
          </table:table-cell>
          <table:table-cell office:value-type="float" office:value="0.048">
            <text:p>0.0480</text:p>
          </table:table-cell>
          <table:table-cell office:value-type="string">
            <text:p>South Korea Mobile</text:p>
          </table:table-cell>
        </table:table-row>
        <table:table-row table:style-name="ro1">
          <table:table-cell office:value-type="string">
            <text:p>^0084</text:p>
          </table:table-cell>
          <table:table-cell office:value-type="string">
            <text:p>eutelia</text:p>
          </table:table-cell>
          <table:table-cell office:value-type="float" office:value="0.06">
            <text:p>0.0600</text:p>
          </table:table-cell>
          <table:table-cell office:value-type="string">
            <text:p>Vietnam</text:p>
          </table:table-cell>
        </table:table-row>
        <table:table-row table:style-name="ro1">
          <table:table-cell office:value-type="string">
            <text:p>^0084</text:p>
          </table:table-cell>
          <table:table-cell office:value-type="string">
            <text:p>eutelia</text:p>
          </table:table-cell>
          <table:table-cell office:value-type="float" office:value="0.06">
            <text:p>0.0600</text:p>
          </table:table-cell>
          <table:table-cell office:value-type="string">
            <text:p>Vietnam</text:p>
          </table:table-cell>
        </table:table-row>
        <table:table-row table:style-name="ro1">
          <table:table-cell office:value-type="string">
            <text:p>^00849</text:p>
          </table:table-cell>
          <table:table-cell office:value-type="string">
            <text:p>eutelia</text:p>
          </table:table-cell>
          <table:table-cell office:value-type="float" office:value="0.06">
            <text:p>0.0600</text:p>
          </table:table-cell>
          <table:table-cell office:value-type="string">
            <text:p>Vietnam Mobile</text:p>
          </table:table-cell>
        </table:table-row>
        <table:table-row table:style-name="ro1">
          <table:table-cell office:value-type="string">
            <text:p>^00849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Vietnam Mobile</text:p>
          </table:table-cell>
        </table:table-row>
        <table:table-row table:style-name="ro1">
          <table:table-cell office:value-type="string">
            <text:p>^00850</text:p>
          </table:table-cell>
          <table:table-cell office:value-type="string">
            <text:p>eutelia</text:p>
          </table:table-cell>
          <table:table-cell office:value-type="float" office:value="0.015">
            <text:p>0.0150</text:p>
          </table:table-cell>
          <table:table-cell office:value-type="string">
            <text:p>North Korea</text:p>
          </table:table-cell>
        </table:table-row>
        <table:table-row table:style-name="ro1">
          <table:table-cell office:value-type="string">
            <text:p>^00850</text:p>
          </table:table-cell>
          <table:table-cell office:value-type="string">
            <text:p>eutelia</text:p>
          </table:table-cell>
          <table:table-cell office:value-type="float" office:value="0.048">
            <text:p>0.0480</text:p>
          </table:table-cell>
          <table:table-cell office:value-type="string">
            <text:p>North Korea Mobile</text:p>
          </table:table-cell>
        </table:table-row>
        <table:table-row table:style-name="ro1">
          <table:table-cell office:value-type="string">
            <text:p>^00850</text:p>
          </table:table-cell>
          <table:table-cell office:value-type="string">
            <text:p>eutelia</text:p>
          </table:table-cell>
          <table:table-cell office:value-type="float" office:value="0.019">
            <text:p>0.0190</text:p>
          </table:table-cell>
          <table:table-cell office:value-type="string">
            <text:p>North Korea</text:p>
          </table:table-cell>
        </table:table-row>
        <table:table-row table:style-name="ro1">
          <table:table-cell office:value-type="string">
            <text:p>^00850</text:p>
          </table:table-cell>
          <table:table-cell office:value-type="string">
            <text:p>eutelia</text:p>
          </table:table-cell>
          <table:table-cell office:value-type="float" office:value="0.32">
            <text:p>0.3200</text:p>
          </table:table-cell>
          <table:table-cell office:value-type="string">
            <text:p>North Korea</text:p>
          </table:table-cell>
        </table:table-row>
        <table:table-row table:style-name="ro1">
          <table:table-cell office:value-type="string">
            <text:p>^00852</text:p>
          </table:table-cell>
          <table:table-cell office:value-type="string">
            <text:p>eutelia</text:p>
          </table:table-cell>
          <table:table-cell office:value-type="float" office:value="6">
            <text:p>6.0000</text:p>
          </table:table-cell>
          <table:table-cell office:value-type="string">
            <text:p>Hong Kong</text:p>
          </table:table-cell>
        </table:table-row>
        <table:table-row table:style-name="ro1">
          <table:table-cell office:value-type="string">
            <text:p>^00852</text:p>
          </table:table-cell>
          <table:table-cell office:value-type="string">
            <text:p>eutelia</text:p>
          </table:table-cell>
          <table:table-cell office:value-type="float" office:value="0.02">
            <text:p>0.0200</text:p>
          </table:table-cell>
          <table:table-cell office:value-type="string">
            <text:p>Hong Kong</text:p>
          </table:table-cell>
        </table:table-row>
        <table:table-row table:style-name="ro1">
          <table:table-cell office:value-type="string">
            <text:p>^008525</text:p>
          </table:table-cell>
          <table:table-cell office:value-type="string">
            <text:p>eutelia</text:p>
          </table:table-cell>
          <table:table-cell office:value-type="float" office:value="0.01">
            <text:p>0.0100</text:p>
          </table:table-cell>
          <table:table-cell office:value-type="string">
            <text:p>Hong Kong Mobile</text:p>
          </table:table-cell>
        </table:table-row>
        <table:table-row table:style-name="ro1">
          <table:table-cell office:value-type="string">
            <text:p>^008526</text:p>
          </table:table-cell>
          <table:table-cell office:value-type="string">
            <text:p>eutelia</text:p>
          </table:table-cell>
          <table:table-cell office:value-type="float" office:value="0.01">
            <text:p>0.0100</text:p>
          </table:table-cell>
          <table:table-cell office:value-type="string">
            <text:p>Hong Kong Mobile</text:p>
          </table:table-cell>
        </table:table-row>
        <table:table-row table:style-name="ro1">
          <table:table-cell office:value-type="string">
            <text:p>^008529</text:p>
          </table:table-cell>
          <table:table-cell office:value-type="string">
            <text:p>eutelia</text:p>
          </table:table-cell>
          <table:table-cell office:value-type="float" office:value="0.01">
            <text:p>0.0100</text:p>
          </table:table-cell>
          <table:table-cell office:value-type="string">
            <text:p>Hong Kong Mobile</text:p>
          </table:table-cell>
        </table:table-row>
        <table:table-row table:style-name="ro1">
          <table:table-cell office:value-type="string">
            <text:p>^00855</text:p>
          </table:table-cell>
          <table:table-cell office:value-type="string">
            <text:p>eutelia</text:p>
          </table:table-cell>
          <table:table-cell office:value-type="float" office:value="0.081">
            <text:p>0.0810</text:p>
          </table:table-cell>
          <table:table-cell office:value-type="string">
            <text:p>Cambodia</text:p>
          </table:table-cell>
        </table:table-row>
        <table:table-row table:style-name="ro1">
          <table:table-cell office:value-type="string">
            <text:p>^008559</text:p>
          </table:table-cell>
          <table:table-cell office:value-type="string">
            <text:p>eutelia</text:p>
          </table:table-cell>
          <table:table-cell office:value-type="float" office:value="0.081">
            <text:p>0.0810</text:p>
          </table:table-cell>
          <table:table-cell office:value-type="string">
            <text:p>Cambodia Mobile</text:p>
          </table:table-cell>
        </table:table-row>
        <table:table-row table:style-name="ro1">
          <table:table-cell office:value-type="string">
            <text:p>^00856</text:p>
          </table:table-cell>
          <table:table-cell office:value-type="string">
            <text:p>eutelia</text:p>
          </table:table-cell>
          <table:table-cell office:value-type="float" office:value="0.067">
            <text:p>0.0670</text:p>
          </table:table-cell>
          <table:table-cell office:value-type="string">
            <text:p>Laos</text:p>
          </table:table-cell>
        </table:table-row>
        <table:table-row table:style-name="ro1">
          <table:table-cell office:value-type="string">
            <text:p>^0085620</text:p>
          </table:table-cell>
          <table:table-cell office:value-type="string">
            <text:p>eutelia</text:p>
          </table:table-cell>
          <table:table-cell office:value-type="float" office:value="0.067">
            <text:p>0.0670</text:p>
          </table:table-cell>
          <table:table-cell office:value-type="string">
            <text:p>Laos Mobile</text:p>
          </table:table-cell>
        </table:table-row>
        <table:table-row table:style-name="ro1">
          <table:table-cell office:value-type="string">
            <text:p>^0086</text:p>
          </table:table-cell>
          <table:table-cell office:value-type="string">
            <text:p>eutelia</text:p>
          </table:table-cell>
          <table:table-cell office:value-type="float" office:value="0.014">
            <text:p>0.0140</text:p>
          </table:table-cell>
          <table:table-cell office:value-type="string">
            <text:p>People's Republic of China</text:p>
          </table:table-cell>
        </table:table-row>
        <table:table-row table:style-name="ro1">
          <table:table-cell office:value-type="string">
            <text:p>^0086</text:p>
          </table:table-cell>
          <table:table-cell office:value-type="string">
            <text:p>eutelia</text:p>
          </table:table-cell>
          <table:table-cell office:value-type="float" office:value="0.014">
            <text:p>0.0140</text:p>
          </table:table-cell>
          <table:table-cell office:value-type="string">
            <text:p>People's Republic of China</text:p>
          </table:table-cell>
        </table:table-row>
        <table:table-row table:style-name="ro1">
          <table:table-cell office:value-type="string">
            <text:p>^0086</text:p>
          </table:table-cell>
          <table:table-cell office:value-type="string">
            <text:p>eutelia</text:p>
          </table:table-cell>
          <table:table-cell office:value-type="float" office:value="0.014">
            <text:p>0.0140</text:p>
          </table:table-cell>
          <table:table-cell office:value-type="string">
            <text:p>People's Republic of China</text:p>
          </table:table-cell>
        </table:table-row>
        <table:table-row table:style-name="ro1">
          <table:table-cell office:value-type="string">
            <text:p>^0086</text:p>
          </table:table-cell>
          <table:table-cell office:value-type="string">
            <text:p>eutelia</text:p>
          </table:table-cell>
          <table:table-cell office:value-type="float" office:value="0.014">
            <text:p>0.0140</text:p>
          </table:table-cell>
          <table:table-cell office:value-type="string">
            <text:p>People's Republic of China</text:p>
          </table:table-cell>
        </table:table-row>
        <table:table-row table:style-name="ro1">
          <table:table-cell office:value-type="string">
            <text:p>^0086</text:p>
          </table:table-cell>
          <table:table-cell office:value-type="string">
            <text:p>eutelia</text:p>
          </table:table-cell>
          <table:table-cell office:value-type="float" office:value="0.014">
            <text:p>0.0140</text:p>
          </table:table-cell>
          <table:table-cell office:value-type="string">
            <text:p>People's Republic of China</text:p>
          </table:table-cell>
        </table:table-row>
        <table:table-row table:style-name="ro1">
          <table:table-cell office:value-type="string">
            <text:p>^0086</text:p>
          </table:table-cell>
          <table:table-cell office:value-type="string">
            <text:p>eutelia</text:p>
          </table:table-cell>
          <table:table-cell office:value-type="float" office:value="0.014">
            <text:p>0.0140</text:p>
          </table:table-cell>
          <table:table-cell office:value-type="string">
            <text:p>People's Republic of China</text:p>
          </table:table-cell>
        </table:table-row>
        <table:table-row table:style-name="ro1">
          <table:table-cell office:value-type="string">
            <text:p>^0086</text:p>
          </table:table-cell>
          <table:table-cell office:value-type="string">
            <text:p>eutelia</text:p>
          </table:table-cell>
          <table:table-cell office:value-type="float" office:value="0.014">
            <text:p>0.0140</text:p>
          </table:table-cell>
          <table:table-cell office:value-type="string">
            <text:p>People's Republic of China</text:p>
          </table:table-cell>
        </table:table-row>
        <table:table-row table:style-name="ro1">
          <table:table-cell office:value-type="string">
            <text:p>^008613</text:p>
          </table:table-cell>
          <table:table-cell office:value-type="string">
            <text:p>eutelia</text:p>
          </table:table-cell>
          <table:table-cell office:value-type="float" office:value="0.014">
            <text:p>0.0140</text:p>
          </table:table-cell>
          <table:table-cell office:value-type="string">
            <text:p>People's Republic of China Mobile</text:p>
          </table:table-cell>
        </table:table-row>
        <table:table-row table:style-name="ro1">
          <table:table-cell office:value-type="string">
            <text:p>^008615</text:p>
          </table:table-cell>
          <table:table-cell office:value-type="string">
            <text:p>eutelia</text:p>
          </table:table-cell>
          <table:table-cell office:value-type="float" office:value="0.014">
            <text:p>0.0140</text:p>
          </table:table-cell>
          <table:table-cell office:value-type="string">
            <text:p>People's Republic of China Mobile</text:p>
          </table:table-cell>
        </table:table-row>
        <table:table-row table:style-name="ro1">
          <table:table-cell office:value-type="string">
            <text:p>^00876</text:p>
          </table:table-cell>
          <table:table-cell office:value-type="string">
            <text:p>eutelia</text:p>
          </table:table-cell>
          <table:table-cell office:value-type="float" office:value="0.086">
            <text:p>0.0860</text:p>
          </table:table-cell>
          <table:table-cell office:value-type="string">
            <text:p>Jamaica</text:p>
          </table:table-cell>
        </table:table-row>
        <table:table-row table:style-name="ro1">
          <table:table-cell office:value-type="string">
            <text:p>^00876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80</text:p>
          </table:table-cell>
          <table:table-cell office:value-type="string">
            <text:p>eutelia</text:p>
          </table:table-cell>
          <table:table-cell office:value-type="float" office:value="0.04">
            <text:p>0.0400</text:p>
          </table:table-cell>
          <table:table-cell office:value-type="string">
            <text:p>Bangladesh</text:p>
          </table:table-cell>
        </table:table-row>
        <table:table-row table:style-name="ro1">
          <table:table-cell office:value-type="string">
            <text:p>^00880</text:p>
          </table:table-cell>
          <table:table-cell office:value-type="string">
            <text:p>eutelia</text:p>
          </table:table-cell>
          <table:table-cell office:value-type="float" office:value="0.04">
            <text:p>0.0400</text:p>
          </table:table-cell>
          <table:table-cell office:value-type="string">
            <text:p>Bangladesh</text:p>
          </table:table-cell>
        </table:table-row>
        <table:table-row table:style-name="ro1">
          <table:table-cell office:value-type="string">
            <text:p>^00880</text:p>
          </table:table-cell>
          <table:table-cell office:value-type="string">
            <text:p>eutelia</text:p>
          </table:table-cell>
          <table:table-cell office:value-type="float" office:value="0.04">
            <text:p>0.0400</text:p>
          </table:table-cell>
          <table:table-cell office:value-type="string">
            <text:p>Bangladesh</text:p>
          </table:table-cell>
        </table:table-row>
        <table:table-row table:style-name="ro1">
          <table:table-cell office:value-type="string">
            <text:p>^00880</text:p>
          </table:table-cell>
          <table:table-cell office:value-type="string">
            <text:p>eutelia</text:p>
          </table:table-cell>
          <table:table-cell office:value-type="float" office:value="0.04">
            <text:p>0.0400</text:p>
          </table:table-cell>
          <table:table-cell office:value-type="string">
            <text:p>Bangladesh</text:p>
          </table:table-cell>
        </table:table-row>
        <table:table-row table:style-name="ro1">
          <table:table-cell office:value-type="string">
            <text:p>^0088016</text:p>
          </table:table-cell>
          <table:table-cell office:value-type="string">
            <text:p>eutelia</text:p>
          </table:table-cell>
          <table:table-cell office:value-type="float" office:value="0.04">
            <text:p>0.0400</text:p>
          </table:table-cell>
          <table:table-cell office:value-type="string">
            <text:p>Bangladesh Mobile</text:p>
          </table:table-cell>
        </table:table-row>
        <table:table-row table:style-name="ro1">
          <table:table-cell office:value-type="string">
            <text:p>^0088017</text:p>
          </table:table-cell>
          <table:table-cell office:value-type="string">
            <text:p>eutelia</text:p>
          </table:table-cell>
          <table:table-cell office:value-type="float" office:value="0.04">
            <text:p>0.0400</text:p>
          </table:table-cell>
          <table:table-cell office:value-type="string">
            <text:p>Bangladesh Mobile</text:p>
          </table:table-cell>
        </table:table-row>
        <table:table-row table:style-name="ro1">
          <table:table-cell office:value-type="string">
            <text:p>^00880181</text:p>
          </table:table-cell>
          <table:table-cell office:value-type="string">
            <text:p>eutelia</text:p>
          </table:table-cell>
          <table:table-cell office:value-type="float" office:value="0.04">
            <text:p>0.0400</text:p>
          </table:table-cell>
          <table:table-cell office:value-type="string">
            <text:p>Bangladesh Mobile</text:p>
          </table:table-cell>
        </table:table-row>
        <table:table-row table:style-name="ro1">
          <table:table-cell office:value-type="string">
            <text:p>^0088019</text:p>
          </table:table-cell>
          <table:table-cell office:value-type="string">
            <text:p>eutelia</text:p>
          </table:table-cell>
          <table:table-cell office:value-type="float" office:value="0.04">
            <text:p>0.0400</text:p>
          </table:table-cell>
          <table:table-cell office:value-type="string">
            <text:p>Bangladesh Mobile</text:p>
          </table:table-cell>
        </table:table-row>
        <table:table-row table:style-name="ro1">
          <table:table-cell office:value-type="string">
            <text:p>^00886</text:p>
          </table:table-cell>
          <table:table-cell office:value-type="string">
            <text:p>eutelia</text:p>
          </table:table-cell>
          <table:table-cell office:value-type="float" office:value="0.017">
            <text:p>0.0170</text:p>
          </table:table-cell>
          <table:table-cell office:value-type="string">
            <text:p>Taiwan</text:p>
          </table:table-cell>
        </table:table-row>
        <table:table-row table:style-name="ro1">
          <table:table-cell office:value-type="string">
            <text:p>^00886</text:p>
          </table:table-cell>
          <table:table-cell office:value-type="string">
            <text:p>eutelia</text:p>
          </table:table-cell>
          <table:table-cell office:value-type="float" office:value="0.018">
            <text:p>0.0180</text:p>
          </table:table-cell>
          <table:table-cell office:value-type="string">
            <text:p>Taiwan</text:p>
          </table:table-cell>
        </table:table-row>
        <table:table-row table:style-name="ro1">
          <table:table-cell office:value-type="string">
            <text:p>^008869</text:p>
          </table:table-cell>
          <table:table-cell office:value-type="string">
            <text:p>eutelia</text:p>
          </table:table-cell>
          <table:table-cell office:value-type="float" office:value="0.071">
            <text:p>0.0710</text:p>
          </table:table-cell>
          <table:table-cell office:value-type="string">
            <text:p>Taiwan Mobile</text:p>
          </table:table-cell>
        </table:table-row>
        <table:table-row table:style-name="ro1">
          <table:table-cell office:value-type="string">
            <text:p>^0090</text:p>
          </table:table-cell>
          <table:table-cell office:value-type="string">
            <text:p>eutelia</text:p>
          </table:table-cell>
          <table:table-cell office:value-type="float" office:value="0.033">
            <text:p>0.0330</text:p>
          </table:table-cell>
          <table:table-cell office:value-type="string">
            <text:p>Turkey</text:p>
          </table:table-cell>
        </table:table-row>
        <table:table-row table:style-name="ro1">
          <table:table-cell office:value-type="string">
            <text:p>^0090</text:p>
          </table:table-cell>
          <table:table-cell office:value-type="string">
            <text:p>eutelia</text:p>
          </table:table-cell>
          <table:table-cell office:value-type="float" office:value="0.021">
            <text:p>0.0210</text:p>
          </table:table-cell>
          <table:table-cell office:value-type="string">
            <text:p>Turkey</text:p>
          </table:table-cell>
        </table:table-row>
        <table:table-row table:style-name="ro1">
          <table:table-cell office:value-type="string">
            <text:p>^00905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Turkey Mobile</text:p>
          </table:table-cell>
        </table:table-row>
        <table:table-row table:style-name="ro1">
          <table:table-cell office:value-type="string">
            <text:p>^00905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Turkey Mobile</text:p>
          </table:table-cell>
        </table:table-row>
        <table:table-row table:style-name="ro1">
          <table:table-cell office:value-type="string">
            <text:p>^00905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Turkey Mobile</text:p>
          </table:table-cell>
        </table:table-row>
        <table:table-row table:style-name="ro1">
          <table:table-cell office:value-type="string">
            <text:p>^00905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Turkey Mobile</text:p>
          </table:table-cell>
        </table:table-row>
        <table:table-row table:style-name="ro1">
          <table:table-cell office:value-type="string">
            <text:p>^00905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Turkey Mobile</text:p>
          </table:table-cell>
        </table:table-row>
        <table:table-row table:style-name="ro1">
          <table:table-cell office:value-type="string">
            <text:p>^00905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Turkey Mobile</text:p>
          </table:table-cell>
        </table:table-row>
        <table:table-row table:style-name="ro1">
          <table:table-cell office:value-type="string">
            <text:p>^00905</text:p>
          </table:table-cell>
          <table:table-cell office:value-type="string">
            <text:p>eutelia</text:p>
          </table:table-cell>
          <table:table-cell office:value-type="float" office:value="0.142">
            <text:p>0.1420</text:p>
          </table:table-cell>
          <table:table-cell office:value-type="string">
            <text:p>Turkey Mobile</text:p>
          </table:table-cell>
        </table:table-row>
        <table:table-row table:style-name="ro1">
          <table:table-cell office:value-type="string">
            <text:p>^0091</text:p>
          </table:table-cell>
          <table:table-cell office:value-type="string">
            <text:p>eutelia</text:p>
          </table:table-cell>
          <table:table-cell office:value-type="float" office:value="0.05">
            <text:p>0.0500</text:p>
          </table:table-cell>
          <table:table-cell office:value-type="string">
            <text:p>India</text:p>
          </table:table-cell>
        </table:table-row>
        <table:table-row table:style-name="ro1">
          <table:table-cell office:value-type="string">
            <text:p>^0091</text:p>
          </table:table-cell>
          <table:table-cell office:value-type="string">
            <text:p>eutelia</text:p>
          </table:table-cell>
          <table:table-cell office:value-type="float" office:value="0.05">
            <text:p>0.0500</text:p>
          </table:table-cell>
          <table:table-cell office:value-type="string">
            <text:p>India</text:p>
          </table:table-cell>
        </table:table-row>
        <table:table-row table:style-name="ro1">
          <table:table-cell office:value-type="string">
            <text:p>^0091</text:p>
          </table:table-cell>
          <table:table-cell office:value-type="string">
            <text:p>eutelia</text:p>
          </table:table-cell>
          <table:table-cell office:value-type="float" office:value="0.05">
            <text:p>0.0500</text:p>
          </table:table-cell>
          <table:table-cell office:value-type="string">
            <text:p>India</text:p>
          </table:table-cell>
        </table:table-row>
        <table:table-row table:style-name="ro1">
          <table:table-cell office:value-type="string">
            <text:p>^0091</text:p>
          </table:table-cell>
          <table:table-cell office:value-type="string">
            <text:p>eutelia</text:p>
          </table:table-cell>
          <table:table-cell office:value-type="float" office:value="0.05">
            <text:p>0.0500</text:p>
          </table:table-cell>
          <table:table-cell office:value-type="string">
            <text:p>India</text:p>
          </table:table-cell>
        </table:table-row>
        <table:table-row table:style-name="ro1">
          <table:table-cell office:value-type="string">
            <text:p>^00919</text:p>
          </table:table-cell>
          <table:table-cell office:value-type="string">
            <text:p>eutelia</text:p>
          </table:table-cell>
          <table:table-cell office:value-type="float" office:value="0.05">
            <text:p>0.0500</text:p>
          </table:table-cell>
          <table:table-cell office:value-type="string">
            <text:p>India Mobile</text:p>
          </table:table-cell>
        </table:table-row>
        <table:table-row table:style-name="ro1">
          <table:table-cell office:value-type="string">
            <text:p>^0092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</text:p>
          </table:table-cell>
        </table:table-row>
        <table:table-row table:style-name="ro1">
          <table:table-cell office:value-type="string">
            <text:p>^0092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</text:p>
          </table:table-cell>
        </table:table-row>
        <table:table-row table:style-name="ro1">
          <table:table-cell office:value-type="string">
            <text:p>^0092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</text:p>
          </table:table-cell>
        </table:table-row>
        <table:table-row table:style-name="ro1">
          <table:table-cell office:value-type="string">
            <text:p>^0092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</text:p>
          </table:table-cell>
        </table:table-row>
        <table:table-row table:style-name="ro1">
          <table:table-cell office:value-type="string">
            <text:p>^0092300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0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0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0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0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1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1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1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1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1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2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2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2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2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2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3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3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3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3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3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4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4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4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4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4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6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6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6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6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6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7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7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7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7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7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8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8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8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8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8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9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9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9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9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9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0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0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0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0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0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1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1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1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1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1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2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2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2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2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2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3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3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3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3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3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1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1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1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1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1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2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2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2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2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2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3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3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3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3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3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4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4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4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4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4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5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5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5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5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5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2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2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2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2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2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3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3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3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3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3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4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4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4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4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4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5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5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5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5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5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6</text:p>
          </table:table-cell>
          <table:table-cell office:value-type="string">
            <text:p>eutelia</text:p>
          </table:table-cell>
          <table:table-cell office:value-type="float" office:value="0.07">
            <text:p>0.07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6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6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6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6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3</text:p>
          </table:table-cell>
          <table:table-cell office:value-type="string">
            <text:p>eutelia</text:p>
          </table:table-cell>
          <table:table-cell office:value-type="float" office:value="1.129">
            <text:p>1.1290</text:p>
          </table:table-cell>
          <table:table-cell office:value-type="string">
            <text:p>Afghanistan</text:p>
          </table:table-cell>
        </table:table-row>
        <table:table-row table:style-name="ro1">
          <table:table-cell office:value-type="string">
            <text:p>^0093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fghanistan</text:p>
          </table:table-cell>
        </table:table-row>
        <table:table-row table:style-name="ro1">
          <table:table-cell office:value-type="string">
            <text:p>^0093</text:p>
          </table:table-cell>
          <table:table-cell office:value-type="string">
            <text:p>eutelia</text:p>
          </table:table-cell>
          <table:table-cell office:value-type="float" office:value="0.195">
            <text:p>0.1950</text:p>
          </table:table-cell>
          <table:table-cell office:value-type="string">
            <text:p>Afghanistan</text:p>
          </table:table-cell>
        </table:table-row>
        <table:table-row table:style-name="ro1">
          <table:table-cell office:value-type="string">
            <text:p>^0093</text:p>
          </table:table-cell>
          <table:table-cell office:value-type="string">
            <text:p>eutelia</text:p>
          </table:table-cell>
          <table:table-cell office:value-type="float" office:value="0.153">
            <text:p>0.1530</text:p>
          </table:table-cell>
          <table:table-cell office:value-type="string">
            <text:p>Afghanistan</text:p>
          </table:table-cell>
        </table:table-row>
        <table:table-row table:style-name="ro1">
          <table:table-cell office:value-type="string">
            <text:p>^0093</text:p>
          </table:table-cell>
          <table:table-cell office:value-type="string">
            <text:p>eutelia</text:p>
          </table:table-cell>
          <table:table-cell office:value-type="float" office:value="0.161">
            <text:p>0.1610</text:p>
          </table:table-cell>
          <table:table-cell office:value-type="string">
            <text:p>Afghanistan</text:p>
          </table:table-cell>
        </table:table-row>
        <table:table-row table:style-name="ro1">
          <table:table-cell office:value-type="string">
            <text:p>^0093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fghanistan</text:p>
          </table:table-cell>
        </table:table-row>
        <table:table-row table:style-name="ro1">
          <table:table-cell office:value-type="string">
            <text:p>^009370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0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0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0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5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5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5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5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7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7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7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7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8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8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8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8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9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9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9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9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4</text:p>
          </table:table-cell>
          <table:table-cell office:value-type="string">
            <text:p>eutelia</text:p>
          </table:table-cell>
          <table:table-cell office:value-type="float" office:value="0.082">
            <text:p>0.0820</text:p>
          </table:table-cell>
          <table:table-cell office:value-type="string">
            <text:p>Sri Lanka</text:p>
          </table:table-cell>
        </table:table-row>
        <table:table-row table:style-name="ro1">
          <table:table-cell office:value-type="string">
            <text:p>^00947</text:p>
          </table:table-cell>
          <table:table-cell office:value-type="string">
            <text:p>eutelia</text:p>
          </table:table-cell>
          <table:table-cell office:value-type="float" office:value="0.09">
            <text:p>0.0900</text:p>
          </table:table-cell>
          <table:table-cell office:value-type="string">
            <text:p>Sri Lanka Mobile</text:p>
          </table:table-cell>
        </table:table-row>
        <table:table-row table:style-name="ro1">
          <table:table-cell office:value-type="string">
            <text:p>^0095</text:p>
          </table:table-cell>
          <table:table-cell office:value-type="string">
            <text:p>eutelia</text:p>
          </table:table-cell>
          <table:table-cell office:value-type="float" office:value="0.244">
            <text:p>0.2440</text:p>
          </table:table-cell>
          <table:table-cell office:value-type="string">
            <text:p>Myanmar</text:p>
          </table:table-cell>
        </table:table-row>
        <table:table-row table:style-name="ro1">
          <table:table-cell office:value-type="string">
            <text:p>^00959</text:p>
          </table:table-cell>
          <table:table-cell office:value-type="string">
            <text:p>eutelia</text:p>
          </table:table-cell>
          <table:table-cell office:value-type="float" office:value="0.244">
            <text:p>0.2440</text:p>
          </table:table-cell>
          <table:table-cell office:value-type="string">
            <text:p>Myanmar Mobile</text:p>
          </table:table-cell>
        </table:table-row>
        <table:table-row table:style-name="ro1">
          <table:table-cell office:value-type="string">
            <text:p>^00960</text:p>
          </table:table-cell>
          <table:table-cell office:value-type="string">
            <text:p>eutelia</text:p>
          </table:table-cell>
          <table:table-cell office:value-type="float" office:value="0.189">
            <text:p>0.1890</text:p>
          </table:table-cell>
          <table:table-cell office:value-type="string">
            <text:p>Maldives</text:p>
          </table:table-cell>
        </table:table-row>
        <table:table-row table:style-name="ro1">
          <table:table-cell office:value-type="string">
            <text:p>^009607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Maldives Mobile</text:p>
          </table:table-cell>
        </table:table-row>
        <table:table-row table:style-name="ro1">
          <table:table-cell office:value-type="string">
            <text:p>^009609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Maldives Mobile</text:p>
          </table:table-cell>
        </table:table-row>
        <table:table-row table:style-name="ro1">
          <table:table-cell office:value-type="string">
            <text:p>^00961</text:p>
          </table:table-cell>
          <table:table-cell office:value-type="string">
            <text:p>eutelia</text:p>
          </table:table-cell>
          <table:table-cell office:value-type="float" office:value="0.094">
            <text:p>0.0940</text:p>
          </table:table-cell>
          <table:table-cell office:value-type="string">
            <text:p>Lebanon</text:p>
          </table:table-cell>
        </table:table-row>
        <table:table-row table:style-name="ro1">
          <table:table-cell office:value-type="string">
            <text:p>^009613</text:p>
          </table:table-cell>
          <table:table-cell office:value-type="string">
            <text:p>eutelia</text:p>
          </table:table-cell>
          <table:table-cell office:value-type="float" office:value="0.173">
            <text:p>0.1730</text:p>
          </table:table-cell>
          <table:table-cell office:value-type="string">
            <text:p>Lebanon Mobile</text:p>
          </table:table-cell>
        </table:table-row>
        <table:table-row table:style-name="ro1">
          <table:table-cell office:value-type="string">
            <text:p>^0096170</text:p>
          </table:table-cell>
          <table:table-cell office:value-type="string">
            <text:p>eutelia</text:p>
          </table:table-cell>
          <table:table-cell office:value-type="float" office:value="0.173">
            <text:p>0.1730</text:p>
          </table:table-cell>
          <table:table-cell office:value-type="string">
            <text:p>Lebanon Mobile</text:p>
          </table:table-cell>
        </table:table-row>
        <table:table-row table:style-name="ro1">
          <table:table-cell office:value-type="string">
            <text:p>^0096171</text:p>
          </table:table-cell>
          <table:table-cell office:value-type="string">
            <text:p>eutelia</text:p>
          </table:table-cell>
          <table:table-cell office:value-type="float" office:value="0.173">
            <text:p>0.1730</text:p>
          </table:table-cell>
          <table:table-cell office:value-type="string">
            <text:p>Lebanon Mobile</text:p>
          </table:table-cell>
        </table:table-row>
        <table:table-row table:style-name="ro1">
          <table:table-cell office:value-type="string">
            <text:p>^00962</text:p>
          </table:table-cell>
          <table:table-cell office:value-type="string">
            <text:p>eutelia</text:p>
          </table:table-cell>
          <table:table-cell office:value-type="float" office:value="0.06">
            <text:p>0.0600</text:p>
          </table:table-cell>
          <table:table-cell office:value-type="string">
            <text:p>Jordan</text:p>
          </table:table-cell>
        </table:table-row>
        <table:table-row table:style-name="ro1">
          <table:table-cell office:value-type="string">
            <text:p>^009627</text:p>
          </table:table-cell>
          <table:table-cell office:value-type="string">
            <text:p>eutelia</text:p>
          </table:table-cell>
          <table:table-cell office:value-type="float" office:value="0.084">
            <text:p>0.0840</text:p>
          </table:table-cell>
          <table:table-cell office:value-type="string">
            <text:p>Jordan Mobile</text:p>
          </table:table-cell>
        </table:table-row>
        <table:table-row table:style-name="ro1">
          <table:table-cell office:value-type="string">
            <text:p>^00963</text:p>
          </table:table-cell>
          <table:table-cell office:value-type="string">
            <text:p>eutelia</text:p>
          </table:table-cell>
          <table:table-cell office:value-type="float" office:value="0.188">
            <text:p>0.1880</text:p>
          </table:table-cell>
          <table:table-cell office:value-type="string">
            <text:p>Syria</text:p>
          </table:table-cell>
        </table:table-row>
        <table:table-row table:style-name="ro1">
          <table:table-cell office:value-type="string">
            <text:p>^009639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Syria Mobile</text:p>
          </table:table-cell>
        </table:table-row>
        <table:table-row table:style-name="ro1">
          <table:table-cell office:value-type="string">
            <text:p>^00964</text:p>
          </table:table-cell>
          <table:table-cell office:value-type="string">
            <text:p>eutelia</text:p>
          </table:table-cell>
          <table:table-cell office:value-type="float" office:value="0.105">
            <text:p>0.1050</text:p>
          </table:table-cell>
          <table:table-cell office:value-type="string">
            <text:p>Iraq</text:p>
          </table:table-cell>
        </table:table-row>
        <table:table-row table:style-name="ro1">
          <table:table-cell office:value-type="string">
            <text:p>^00965</text:p>
          </table:table-cell>
          <table:table-cell office:value-type="string">
            <text:p>eutelia</text:p>
          </table:table-cell>
          <table:table-cell office:value-type="float" office:value="0.059">
            <text:p>0.0590</text:p>
          </table:table-cell>
          <table:table-cell office:value-type="string">
            <text:p>Kuwait</text:p>
          </table:table-cell>
        </table:table-row>
        <table:table-row table:style-name="ro1">
          <table:table-cell office:value-type="string">
            <text:p>^009656</text:p>
          </table:table-cell>
          <table:table-cell office:value-type="string">
            <text:p>eutelia</text:p>
          </table:table-cell>
          <table:table-cell office:value-type="float" office:value="0.079">
            <text:p>0.0790</text:p>
          </table:table-cell>
          <table:table-cell office:value-type="string">
            <text:p>Kuwait Mobile</text:p>
          </table:table-cell>
        </table:table-row>
        <table:table-row table:style-name="ro1">
          <table:table-cell office:value-type="string">
            <text:p>^009657</text:p>
          </table:table-cell>
          <table:table-cell office:value-type="string">
            <text:p>eutelia</text:p>
          </table:table-cell>
          <table:table-cell office:value-type="float" office:value="0.079">
            <text:p>0.0790</text:p>
          </table:table-cell>
          <table:table-cell office:value-type="string">
            <text:p>Kuwait Mobile</text:p>
          </table:table-cell>
        </table:table-row>
        <table:table-row table:style-name="ro1">
          <table:table-cell office:value-type="string">
            <text:p>^009659</text:p>
          </table:table-cell>
          <table:table-cell office:value-type="string">
            <text:p>eutelia</text:p>
          </table:table-cell>
          <table:table-cell office:value-type="float" office:value="0.079">
            <text:p>0.0790</text:p>
          </table:table-cell>
          <table:table-cell office:value-type="string">
            <text:p>Kuwait Mobile</text:p>
          </table:table-cell>
        </table:table-row>
        <table:table-row table:style-name="ro1">
          <table:table-cell office:value-type="string">
            <text:p>^00966</text:p>
          </table:table-cell>
          <table:table-cell office:value-type="string">
            <text:p>eutelia</text:p>
          </table:table-cell>
          <table:table-cell office:value-type="float" office:value="0.054">
            <text:p>0.0540</text:p>
          </table:table-cell>
          <table:table-cell office:value-type="string">
            <text:p>Saudi Arabia</text:p>
          </table:table-cell>
        </table:table-row>
        <table:table-row table:style-name="ro1">
          <table:table-cell office:value-type="string">
            <text:p>^00966</text:p>
          </table:table-cell>
          <table:table-cell office:value-type="string">
            <text:p>eutelia</text:p>
          </table:table-cell>
          <table:table-cell office:value-type="float" office:value="0.087">
            <text:p>0.0870</text:p>
          </table:table-cell>
          <table:table-cell office:value-type="string">
            <text:p>Saudi Arabia</text:p>
          </table:table-cell>
        </table:table-row>
        <table:table-row table:style-name="ro1">
          <table:table-cell office:value-type="string">
            <text:p>^0096650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Saudi Arabia Mobile</text:p>
          </table:table-cell>
        </table:table-row>
        <table:table-row table:style-name="ro1">
          <table:table-cell office:value-type="string">
            <text:p>^0096654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Saudi Arabia Mobile</text:p>
          </table:table-cell>
        </table:table-row>
        <table:table-row table:style-name="ro1">
          <table:table-cell office:value-type="string">
            <text:p>^0096655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Saudi Arabia Mobile</text:p>
          </table:table-cell>
        </table:table-row>
        <table:table-row table:style-name="ro1">
          <table:table-cell office:value-type="string">
            <text:p>^0096656</text:p>
          </table:table-cell>
          <table:table-cell office:value-type="string">
            <text:p>eutelia</text:p>
          </table:table-cell>
          <table:table-cell office:value-type="float" office:value="0.13">
            <text:p>0.1300</text:p>
          </table:table-cell>
          <table:table-cell office:value-type="string">
            <text:p>Saudi Arabia Mobile</text:p>
          </table:table-cell>
        </table:table-row>
        <table:table-row table:style-name="ro1">
          <table:table-cell office:value-type="string">
            <text:p>^00967</text:p>
          </table:table-cell>
          <table:table-cell office:value-type="string">
            <text:p>eutelia</text:p>
          </table:table-cell>
          <table:table-cell office:value-type="float" office:value="0.131">
            <text:p>0.1310</text:p>
          </table:table-cell>
          <table:table-cell office:value-type="string">
            <text:p>Yemen</text:p>
          </table:table-cell>
        </table:table-row>
        <table:table-row table:style-name="ro1">
          <table:table-cell office:value-type="string">
            <text:p>^009677</text:p>
          </table:table-cell>
          <table:table-cell office:value-type="string">
            <text:p>eutelia</text:p>
          </table:table-cell>
          <table:table-cell office:value-type="float" office:value="0.132">
            <text:p>0.1320</text:p>
          </table:table-cell>
          <table:table-cell office:value-type="string">
            <text:p>Yemen Mobile</text:p>
          </table:table-cell>
        </table:table-row>
        <table:table-row table:style-name="ro1">
          <table:table-cell office:value-type="string">
            <text:p>^00968</text:p>
          </table:table-cell>
          <table:table-cell office:value-type="string">
            <text:p>eutelia</text:p>
          </table:table-cell>
          <table:table-cell office:value-type="float" office:value="0.152">
            <text:p>0.1520</text:p>
          </table:table-cell>
          <table:table-cell office:value-type="string">
            <text:p>Oman</text:p>
          </table:table-cell>
        </table:table-row>
        <table:table-row table:style-name="ro1">
          <table:table-cell office:value-type="string">
            <text:p>^00968968</text:p>
          </table:table-cell>
          <table:table-cell office:value-type="string">
            <text:p>eutelia</text:p>
          </table:table-cell>
          <table:table-cell office:value-type="float" office:value="0.152">
            <text:p>0.1520</text:p>
          </table:table-cell>
          <table:table-cell office:value-type="string">
            <text:p>Oman Mobile</text:p>
          </table:table-cell>
        </table:table-row>
        <table:table-row table:style-name="ro1">
          <table:table-cell office:value-type="string">
            <text:p>^0097059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Palestinian Authority Mobile</text:p>
          </table:table-cell>
        </table:table-row>
        <table:table-row table:style-name="ro1">
          <table:table-cell office:value-type="string">
            <text:p>^0097059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Palestinian Authority Mobile</text:p>
          </table:table-cell>
        </table:table-row>
        <table:table-row table:style-name="ro1">
          <table:table-cell office:value-type="string">
            <text:p>^0097059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Palestinian Authority Mobile</text:p>
          </table:table-cell>
        </table:table-row>
        <table:table-row table:style-name="ro1">
          <table:table-cell office:value-type="string">
            <text:p>^0097059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Palestinian Authority Mobile</text:p>
          </table:table-cell>
        </table:table-row>
        <table:table-row table:style-name="ro1">
          <table:table-cell office:value-type="string">
            <text:p>^00971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United Arab Emirates</text:p>
          </table:table-cell>
        </table:table-row>
        <table:table-row table:style-name="ro1">
          <table:table-cell office:value-type="string">
            <text:p>^00971</text:p>
          </table:table-cell>
          <table:table-cell office:value-type="string">
            <text:p>eutelia</text:p>
          </table:table-cell>
          <table:table-cell office:value-type="float" office:value="0.182">
            <text:p>0.1820</text:p>
          </table:table-cell>
          <table:table-cell office:value-type="string">
            <text:p>United Arab Emirates</text:p>
          </table:table-cell>
        </table:table-row>
        <table:table-row table:style-name="ro1">
          <table:table-cell office:value-type="string">
            <text:p>^0097150</text:p>
          </table:table-cell>
          <table:table-cell office:value-type="string">
            <text:p>eutelia</text:p>
          </table:table-cell>
          <table:table-cell office:value-type="float" office:value="0.183">
            <text:p>0.1830</text:p>
          </table:table-cell>
          <table:table-cell office:value-type="string">
            <text:p>United Arab Emirates Mobile</text:p>
          </table:table-cell>
        </table:table-row>
        <table:table-row table:style-name="ro1">
          <table:table-cell office:value-type="string">
            <text:p>^0097155</text:p>
          </table:table-cell>
          <table:table-cell office:value-type="string">
            <text:p>eutelia</text:p>
          </table:table-cell>
          <table:table-cell office:value-type="float" office:value="0.183">
            <text:p>0.1830</text:p>
          </table:table-cell>
          <table:table-cell office:value-type="string">
            <text:p>United Arab Emirates Mobile</text:p>
          </table:table-cell>
        </table:table-row>
        <table:table-row table:style-name="ro1">
          <table:table-cell office:value-type="string">
            <text:p>^00972</text:p>
          </table:table-cell>
          <table:table-cell office:value-type="string">
            <text:p>eutelia</text:p>
          </table:table-cell>
          <table:table-cell office:value-type="float" office:value="0.016">
            <text:p>0.0160</text:p>
          </table:table-cell>
          <table:table-cell office:value-type="string">
            <text:p>Israel</text:p>
          </table:table-cell>
        </table:table-row>
        <table:table-row table:style-name="ro1">
          <table:table-cell office:value-type="string">
            <text:p>^00972</text:p>
          </table:table-cell>
          <table:table-cell office:value-type="string">
            <text:p>eutelia</text:p>
          </table:table-cell>
          <table:table-cell office:value-type="float" office:value="0.192">
            <text:p>0.1920</text:p>
          </table:table-cell>
          <table:table-cell office:value-type="string">
            <text:p>Israel</text:p>
          </table:table-cell>
        </table:table-row>
        <table:table-row table:style-name="ro1">
          <table:table-cell office:value-type="string">
            <text:p>^00972</text:p>
          </table:table-cell>
          <table:table-cell office:value-type="string">
            <text:p>eutelia</text:p>
          </table:table-cell>
          <table:table-cell office:value-type="float" office:value="0.014">
            <text:p>0.0140</text:p>
          </table:table-cell>
          <table:table-cell office:value-type="string">
            <text:p>Israel</text:p>
          </table:table-cell>
        </table:table-row>
        <table:table-row table:style-name="ro1">
          <table:table-cell office:value-type="string">
            <text:p>^009725</text:p>
          </table:table-cell>
          <table:table-cell office:value-type="string">
            <text:p>eutelia</text:p>
          </table:table-cell>
          <table:table-cell office:value-type="float" office:value="0.159">
            <text:p>0.1590</text:p>
          </table:table-cell>
          <table:table-cell office:value-type="string">
            <text:p>Israel Mobile</text:p>
          </table:table-cell>
        </table:table-row>
        <table:table-row table:style-name="ro1">
          <table:table-cell office:value-type="string">
            <text:p>^009725</text:p>
          </table:table-cell>
          <table:table-cell office:value-type="string">
            <text:p>eutelia</text:p>
          </table:table-cell>
          <table:table-cell office:value-type="float" office:value="0.069">
            <text:p>0.0690</text:p>
          </table:table-cell>
          <table:table-cell office:value-type="string">
            <text:p>Israel Mobile</text:p>
          </table:table-cell>
        </table:table-row>
        <table:table-row table:style-name="ro1">
          <table:table-cell office:value-type="string">
            <text:p>^00973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Bahrain</text:p>
          </table:table-cell>
        </table:table-row>
        <table:table-row table:style-name="ro1">
          <table:table-cell office:value-type="string">
            <text:p>^009733</text:p>
          </table:table-cell>
          <table:table-cell office:value-type="string">
            <text:p>eutelia</text:p>
          </table:table-cell>
          <table:table-cell office:value-type="float" office:value="0.078">
            <text:p>0.0780</text:p>
          </table:table-cell>
          <table:table-cell office:value-type="string">
            <text:p>Bahrain Mobile</text:p>
          </table:table-cell>
        </table:table-row>
        <table:table-row table:style-name="ro1">
          <table:table-cell office:value-type="string">
            <text:p>^00974</text:p>
          </table:table-cell>
          <table:table-cell office:value-type="string">
            <text:p>eutelia</text:p>
          </table:table-cell>
          <table:table-cell office:value-type="float" office:value="0.217">
            <text:p>0.2170</text:p>
          </table:table-cell>
          <table:table-cell office:value-type="string">
            <text:p>Qatar</text:p>
          </table:table-cell>
        </table:table-row>
        <table:table-row table:style-name="ro1">
          <table:table-cell office:value-type="string">
            <text:p>^009745</text:p>
          </table:table-cell>
          <table:table-cell office:value-type="string">
            <text:p>eutelia</text:p>
          </table:table-cell>
          <table:table-cell office:value-type="float" office:value="0.227">
            <text:p>0.2270</text:p>
          </table:table-cell>
          <table:table-cell office:value-type="string">
            <text:p>Qatar Mobile</text:p>
          </table:table-cell>
        </table:table-row>
        <table:table-row table:style-name="ro1">
          <table:table-cell office:value-type="string">
            <text:p>^009746</text:p>
          </table:table-cell>
          <table:table-cell office:value-type="string">
            <text:p>eutelia</text:p>
          </table:table-cell>
          <table:table-cell office:value-type="float" office:value="0.227">
            <text:p>0.2270</text:p>
          </table:table-cell>
          <table:table-cell office:value-type="string">
            <text:p>Qatar Mobile</text:p>
          </table:table-cell>
        </table:table-row>
        <table:table-row table:style-name="ro1">
          <table:table-cell office:value-type="string">
            <text:p>^00975</text:p>
          </table:table-cell>
          <table:table-cell office:value-type="string">
            <text:p>eutelia</text:p>
          </table:table-cell>
          <table:table-cell office:value-type="float" office:value="0.134">
            <text:p>0.1340</text:p>
          </table:table-cell>
          <table:table-cell office:value-type="string">
            <text:p>Bhutan</text:p>
          </table:table-cell>
        </table:table-row>
        <table:table-row table:style-name="ro1">
          <table:table-cell office:value-type="string">
            <text:p>^00976</text:p>
          </table:table-cell>
          <table:table-cell office:value-type="string">
            <text:p>eutelia</text:p>
          </table:table-cell>
          <table:table-cell office:value-type="float" office:value="0.05">
            <text:p>0.0500</text:p>
          </table:table-cell>
          <table:table-cell office:value-type="string">
            <text:p>Mongolia</text:p>
          </table:table-cell>
        </table:table-row>
        <table:table-row table:style-name="ro1">
          <table:table-cell office:value-type="string">
            <text:p>^009769</text:p>
          </table:table-cell>
          <table:table-cell office:value-type="string">
            <text:p>eutelia</text:p>
          </table:table-cell>
          <table:table-cell office:value-type="float" office:value="0.05">
            <text:p>0.0500</text:p>
          </table:table-cell>
          <table:table-cell office:value-type="string">
            <text:p>Mongolia Mobile</text:p>
          </table:table-cell>
        </table:table-row>
        <table:table-row table:style-name="ro1">
          <table:table-cell office:value-type="string">
            <text:p>^00977</text:p>
          </table:table-cell>
          <table:table-cell office:value-type="string">
            <text:p>eutelia</text:p>
          </table:table-cell>
          <table:table-cell office:value-type="float" office:value="0.09">
            <text:p>0.0900</text:p>
          </table:table-cell>
          <table:table-cell office:value-type="string">
            <text:p>Nepal</text:p>
          </table:table-cell>
        </table:table-row>
        <table:table-row table:style-name="ro1">
          <table:table-cell office:value-type="string">
            <text:p>^00977</text:p>
          </table:table-cell>
          <table:table-cell office:value-type="string">
            <text:p>eutelia</text:p>
          </table:table-cell>
          <table:table-cell office:value-type="float" office:value="0.155">
            <text:p>0.1550</text:p>
          </table:table-cell>
          <table:table-cell office:value-type="string">
            <text:p>Nepal</text:p>
          </table:table-cell>
        </table:table-row>
        <table:table-row table:style-name="ro1">
          <table:table-cell office:value-type="string">
            <text:p>^0097798</text:p>
          </table:table-cell>
          <table:table-cell office:value-type="string">
            <text:p>eutelia</text:p>
          </table:table-cell>
          <table:table-cell office:value-type="float" office:value="0.165">
            <text:p>0.1650</text:p>
          </table:table-cell>
          <table:table-cell office:value-type="string">
            <text:p>Nepal Mobile</text:p>
          </table:table-cell>
        </table:table-row>
        <table:table-row table:style-name="ro1">
          <table:table-cell office:value-type="string">
            <text:p>^0098</text:p>
          </table:table-cell>
          <table:table-cell office:value-type="string">
            <text:p>eutelia</text:p>
          </table:table-cell>
          <table:table-cell office:value-type="float" office:value="0.06">
            <text:p>0.0600</text:p>
          </table:table-cell>
          <table:table-cell office:value-type="string">
            <text:p>Iran</text:p>
          </table:table-cell>
        </table:table-row>
        <table:table-row table:style-name="ro1">
          <table:table-cell office:value-type="string">
            <text:p>^009891</text:p>
          </table:table-cell>
          <table:table-cell office:value-type="string">
            <text:p>eutelia</text:p>
          </table:table-cell>
          <table:table-cell office:value-type="float" office:value="0.093">
            <text:p>0.093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1</text:p>
          </table:table-cell>
          <table:table-cell office:value-type="string">
            <text:p>eutelia</text:p>
          </table:table-cell>
          <table:table-cell office:value-type="float" office:value="0.093">
            <text:p>0.093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2</text:p>
          </table:table-cell>
          <table:table-cell office:value-type="string">
            <text:p>eutelia</text:p>
          </table:table-cell>
          <table:table-cell office:value-type="float" office:value="0.093">
            <text:p>0.093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4</text:p>
          </table:table-cell>
          <table:table-cell office:value-type="string">
            <text:p>eutelia</text:p>
          </table:table-cell>
          <table:table-cell office:value-type="float" office:value="0.093">
            <text:p>0.093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5</text:p>
          </table:table-cell>
          <table:table-cell office:value-type="string">
            <text:p>eutelia</text:p>
          </table:table-cell>
          <table:table-cell office:value-type="float" office:value="0.093">
            <text:p>0.093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6</text:p>
          </table:table-cell>
          <table:table-cell office:value-type="string">
            <text:p>eutelia</text:p>
          </table:table-cell>
          <table:table-cell office:value-type="float" office:value="0.093">
            <text:p>0.093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7</text:p>
          </table:table-cell>
          <table:table-cell office:value-type="string">
            <text:p>eutelia</text:p>
          </table:table-cell>
          <table:table-cell office:value-type="float" office:value="0.093">
            <text:p>0.093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92</text:p>
          </table:table-cell>
          <table:table-cell office:value-type="string">
            <text:p>eutelia</text:p>
          </table:table-cell>
          <table:table-cell office:value-type="float" office:value="0.09">
            <text:p>0.0900</text:p>
          </table:table-cell>
          <table:table-cell office:value-type="string">
            <text:p>Tajikistan</text:p>
          </table:table-cell>
        </table:table-row>
        <table:table-row table:style-name="ro1">
          <table:table-cell office:value-type="string">
            <text:p>^009929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Tajikistan Mobile</text:p>
          </table:table-cell>
        </table:table-row>
        <table:table-row table:style-name="ro1">
          <table:table-cell office:value-type="string">
            <text:p>^009929</text:p>
          </table:table-cell>
          <table:table-cell office:value-type="string">
            <text:p>eutelia</text:p>
          </table:table-cell>
          <table:table-cell office:value-type="float" office:value="0.078">
            <text:p>0.0780</text:p>
          </table:table-cell>
          <table:table-cell office:value-type="string">
            <text:p>Tajikistan Mobile</text:p>
          </table:table-cell>
        </table:table-row>
        <table:table-row table:style-name="ro1">
          <table:table-cell office:value-type="string">
            <text:p>^009929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Tajikistan Mobile</text:p>
          </table:table-cell>
        </table:table-row>
        <table:table-row table:style-name="ro1">
          <table:table-cell office:value-type="string">
            <text:p>^009929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Tajikistan Mobile</text:p>
          </table:table-cell>
        </table:table-row>
        <table:table-row table:style-name="ro1">
          <table:table-cell office:value-type="string">
            <text:p>^009929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Tajikistan Mobile</text:p>
          </table:table-cell>
        </table:table-row>
        <table:table-row table:style-name="ro1">
          <table:table-cell office:value-type="string">
            <text:p>^00994</text:p>
          </table:table-cell>
          <table:table-cell office:value-type="string">
            <text:p>eutelia</text:p>
          </table:table-cell>
          <table:table-cell office:value-type="float" office:value="0.08">
            <text:p>0.0800</text:p>
          </table:table-cell>
          <table:table-cell office:value-type="string">
            <text:p>Azerbaijan</text:p>
          </table:table-cell>
        </table:table-row>
        <table:table-row table:style-name="ro1">
          <table:table-cell office:value-type="string">
            <text:p>^0099450</text:p>
          </table:table-cell>
          <table:table-cell office:value-type="string">
            <text:p>eutelia</text:p>
          </table:table-cell>
          <table:table-cell office:value-type="float" office:value="0.148">
            <text:p>0.1480</text:p>
          </table:table-cell>
          <table:table-cell office:value-type="string">
            <text:p>Azerbaijan Mobile</text:p>
          </table:table-cell>
        </table:table-row>
        <table:table-row table:style-name="ro1">
          <table:table-cell office:value-type="string">
            <text:p>^0099455</text:p>
          </table:table-cell>
          <table:table-cell office:value-type="string">
            <text:p>eutelia</text:p>
          </table:table-cell>
          <table:table-cell office:value-type="float" office:value="0.148">
            <text:p>0.1480</text:p>
          </table:table-cell>
          <table:table-cell office:value-type="string">
            <text:p>Azerbaijan Mobile</text:p>
          </table:table-cell>
        </table:table-row>
        <table:table-row table:style-name="ro1">
          <table:table-cell office:value-type="string">
            <text:p>^0099470</text:p>
          </table:table-cell>
          <table:table-cell office:value-type="string">
            <text:p>eutelia</text:p>
          </table:table-cell>
          <table:table-cell office:value-type="float" office:value="0.148">
            <text:p>0.1480</text:p>
          </table:table-cell>
          <table:table-cell office:value-type="string">
            <text:p>Azerbaijan Mobile</text:p>
          </table:table-cell>
        </table:table-row>
        <table:table-row table:style-name="ro1">
          <table:table-cell office:value-type="string">
            <text:p>^00995</text:p>
          </table:table-cell>
          <table:table-cell office:value-type="string">
            <text:p>eutelia</text:p>
          </table:table-cell>
          <table:table-cell office:value-type="float" office:value="0.04">
            <text:p>0.0400</text:p>
          </table:table-cell>
          <table:table-cell office:value-type="string">
            <text:p>Georgia</text:p>
          </table:table-cell>
        </table:table-row>
        <table:table-row table:style-name="ro1">
          <table:table-cell office:value-type="string">
            <text:p>^009955</text:p>
          </table:table-cell>
          <table:table-cell office:value-type="string">
            <text:p>eutelia</text:p>
          </table:table-cell>
          <table:table-cell office:value-type="float" office:value="0.103">
            <text:p>0.1030</text:p>
          </table:table-cell>
          <table:table-cell office:value-type="string">
            <text:p>Georgia Mobile</text:p>
          </table:table-cell>
        </table:table-row>
        <table:table-row table:style-name="ro1">
          <table:table-cell office:value-type="string">
            <text:p>^009957</text:p>
          </table:table-cell>
          <table:table-cell office:value-type="string">
            <text:p>eutelia</text:p>
          </table:table-cell>
          <table:table-cell office:value-type="float" office:value="0.103">
            <text:p>0.1030</text:p>
          </table:table-cell>
          <table:table-cell office:value-type="string">
            <text:p>Georgia Mobile</text:p>
          </table:table-cell>
        </table:table-row>
        <table:table-row table:style-name="ro1">
          <table:table-cell office:value-type="string">
            <text:p>^009959</text:p>
          </table:table-cell>
          <table:table-cell office:value-type="string">
            <text:p>eutelia</text:p>
          </table:table-cell>
          <table:table-cell office:value-type="float" office:value="0.103">
            <text:p>0.1030</text:p>
          </table:table-cell>
          <table:table-cell office:value-type="string">
            <text:p>Georgia Mobile</text:p>
          </table:table-cell>
        </table:table-row>
        <table:table-row table:style-name="ro1">
          <table:table-cell office:value-type="string">
            <text:p>^00996</text:p>
          </table:table-cell>
          <table:table-cell office:value-type="string">
            <text:p>eutelia</text:p>
          </table:table-cell>
          <table:table-cell office:value-type="float" office:value="0.071">
            <text:p>0.0710</text:p>
          </table:table-cell>
          <table:table-cell office:value-type="string">
            <text:p>Kyrgyzstan</text:p>
          </table:table-cell>
        </table:table-row>
        <table:table-row table:style-name="ro1">
          <table:table-cell office:value-type="string">
            <text:p>^009965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Kyrgyzstan Mobile</text:p>
          </table:table-cell>
        </table:table-row>
        <table:table-row table:style-name="ro1">
          <table:table-cell office:value-type="string">
            <text:p>^009965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Kyrgyzstan Mobile</text:p>
          </table:table-cell>
        </table:table-row>
        <table:table-row table:style-name="ro1">
          <table:table-cell office:value-type="string">
            <text:p>^009965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Kyrgyzstan Mobile</text:p>
          </table:table-cell>
        </table:table-row>
        <table:table-row table:style-name="ro1">
          <table:table-cell office:value-type="string">
            <text:p>^009965</text:p>
          </table:table-cell>
          <table:table-cell office:value-type="string">
            <text:p>eutelia</text:p>
          </table:table-cell>
          <table:table-cell office:value-type="float" office:value="0.084">
            <text:p>0.0840</text:p>
          </table:table-cell>
          <table:table-cell office:value-type="string">
            <text:p>Kyrgyzstan Mobile</text:p>
          </table:table-cell>
        </table:table-row>
        <table:table-row table:style-name="ro1">
          <table:table-cell office:value-type="string">
            <text:p>^009965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Kyrgyzstan Mobile</text:p>
          </table:table-cell>
        </table:table-row>
        <table:table-row table:style-name="ro1">
          <table:table-cell office:value-type="string">
            <text:p>^00998</text:p>
          </table:table-cell>
          <table:table-cell office:value-type="string">
            <text:p>eutelia</text:p>
          </table:table-cell>
          <table:table-cell office:value-type="float" office:value="0.065">
            <text:p>0.0650</text:p>
          </table:table-cell>
          <table:table-cell office:value-type="string">
            <text:p>Uzbekistan</text:p>
          </table:table-cell>
        </table:table-row>
        <table:table-row table:style-name="ro1">
          <table:table-cell office:value-type="string">
            <text:p>^009989</text:p>
          </table:table-cell>
          <table:table-cell office:value-type="string">
            <text:p>eutelia</text:p>
          </table:table-cell>
          <table:table-cell office:value-type="float" office:value="0.154">
            <text:p>0.1540</text:p>
          </table:table-cell>
          <table:table-cell office:value-type="string">
            <text:p>Uzbekistan Mobile</text:p>
          </table:table-cell>
        </table:table-row>
        <table:table-row table:style-name="ro1">
          <table:table-cell office:value-type="string">
            <text:p>^009989</text:p>
          </table:table-cell>
          <table:table-cell office:value-type="string">
            <text:p>eutelia</text:p>
          </table:table-cell>
          <table:table-cell office:value-type="float" office:value="0.065">
            <text:p>0.0650</text:p>
          </table:table-cell>
          <table:table-cell office:value-type="string">
            <text:p>Uzbekistan Mobile</text:p>
          </table:table-cell>
        </table:table-row>
        <table:table-row table:style-name="ro1">
          <table:table-cell office:value-type="string">
            <text:p>^009989</text:p>
          </table:table-cell>
          <table:table-cell office:value-type="string">
            <text:p>eutelia</text:p>
          </table:table-cell>
          <table:table-cell office:value-type="float" office:value="0.179">
            <text:p>0.1790</text:p>
          </table:table-cell>
          <table:table-cell office:value-type="string">
            <text:p>Uzbekistan Mobile</text:p>
          </table:table-cell>
        </table:table-row>
        <table:table-row table:style-name="ro1">
          <table:table-cell office:value-type="string">
            <text:p>^009989</text:p>
          </table:table-cell>
          <table:table-cell office:value-type="string">
            <text:p>eutelia</text:p>
          </table:table-cell>
          <table:table-cell office:value-type="float" office:value="0.317">
            <text:p>0.3170</text:p>
          </table:table-cell>
          <table:table-cell office:value-type="string">
            <text:p>Uzbekistan Mobile</text:p>
          </table:table-cell>
        </table:table-row>
        <table:table-row table:style-name="ro1">
          <table:table-cell office:value-type="string">
            <text:p>^009989</text:p>
          </table:table-cell>
          <table:table-cell office:value-type="string">
            <text:p>eutelia</text:p>
          </table:table-cell>
          <table:table-cell office:value-type="float" office:value="0.14">
            <text:p>0.1400</text:p>
          </table:table-cell>
          <table:table-cell office:value-type="string">
            <text:p>Uzbekistan Mobile</text:p>
          </table:table-cell>
        </table:table-row>
        <table:table-row table:style-name="ro1">
          <table:table-cell office:value-type="string">
            <text:p>^04381895573</text:p>
          </table:table-cell>
          <table:table-cell office:value-type="string">
            <text:p>eutelia</text:p>
          </table:table-cell>
          <table:table-cell office:value-type="float" office:value="0">
            <text:p>0.0000</text:p>
          </table:table-cell>
          <table:table-cell office:value-type="string">
            <text:p>Paolo Subiaco - Eutelia</text:p>
          </table:table-cell>
        </table:table-row>
        <table:table-row table:style-name="ro1">
          <table:table-cell office:value-type="string">
            <text:p>^3[0-8]</text:p>
          </table:table-cell>
          <table:table-cell office:value-type="string">
            <text:p>eutelia</text:p>
          </table:table-cell>
          <table:table-cell office:value-type="float" office:value="0.149">
            <text:p>0.1490</text:p>
          </table:table-cell>
          <table:table-cell office:value-type="string">
            <text:p>Italy Mobile</text:p>
          </table:table-cell>
        </table:table-row>
        <table:table-row table:style-name="ro1">
          <table:table-cell office:value-type="string">
            <text:p>^39....</text:p>
          </table:table-cell>
          <table:table-cell office:value-type="string">
            <text:p>eutelia</text:p>
          </table:table-cell>
          <table:table-cell office:value-type="float" office:value="0.2">
            <text:p>0.2000</text:p>
          </table:table-cell>
          <table:table-cell office:value-type="string">
            <text:p>Italy Mobile H3G</text:p>
          </table:table-cell>
        </table:table-row>
        <table:table-row table:style-name="ro1">
          <table:table-cell office:value-type="string">
            <text:p>^'00225</text:p>
          </table:table-cell>
          <table:table-cell office:value-type="string">
            <text:p>eutelia</text:p>
          </table:table-cell>
          <table:table-cell office:value-type="float" office:value="0.117">
            <text:p>0.1170</text:p>
          </table:table-cell>
          <table:table-cell office:value-type="string">
            <text:p>Ivory Coast</text:p>
          </table:table-cell>
        </table:table-row>
        <table:table-row table:style-name="ro1">
          <table:table-cell office:value-type="string">
            <text:p>^80....</text:p>
          </table:table-cell>
          <table:table-cell office:value-type="string">
            <text:p>eutelia</text:p>
          </table:table-cell>
          <table:table-cell office:value-type="float" office:value="0">
            <text:p>0.0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8....</text:p>
          </table:table-cell>
          <table:table-cell office:value-type="string">
            <text:p>eutelia</text:p>
          </table:table-cell>
          <table:table-cell office:value-type="float" office:value="0.06">
            <text:p>0.0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9....</text:p>
          </table:table-cell>
          <table:table-cell office:value-type="string">
            <text:p>eutelia</text:p>
          </table:table-cell>
          <table:table-cell office:value-type="float" office:value="0.06">
            <text:p>0.0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..</text:p>
          </table:table-cell>
          <table:table-cell office:value-type="string">
            <text:p>eutelia</text:p>
          </table:table-cell>
          <table:table-cell office:value-type="float" office:value="0">
            <text:p>0.0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4....</text:p>
          </table:table-cell>
          <table:table-cell office:value-type="string">
            <text:p>eutelia</text:p>
          </table:table-cell>
          <table:table-cell office:value-type="float" office:value="2">
            <text:p>2.0000</text:p>
          </table:table-cell>
          <table:table-cell office:value-type="string">
            <text:p>Italia servizi a pagamento</text:p>
          </table:table-cell>
        </table:table-row>
        <table:table-row table:style-name="ro1">
          <table:table-cell office:value-type="string">
            <text:p>^0[1-9].{4,}</text:p>
          </table:table-cell>
          <table:table-cell office:value-type="string">
            <text:p>fastweb</text:p>
          </table:table-cell>
          <table:table-cell office:value-type="float" office:value="0.005">
            <text:p>0.0050</text:p>
          </table:table-cell>
          <table:table-cell office:value-type="string">
            <text:p>national calls 0XXXXX.</text:p>
          </table:table-cell>
        </table:table-row>
        <table:table-row table:style-name="ro1">
          <table:table-cell office:value-type="string">
            <text:p>^001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usa/canada</text:p>
          </table:table-cell>
        </table:table-row>
        <table:table-row table:style-name="ro1">
          <table:table-cell office:value-type="string">
            <text:p>^0030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greece</text:p>
          </table:table-cell>
        </table:table-row>
        <table:table-row table:style-name="ro1">
          <table:table-cell office:value-type="string">
            <text:p>^0030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greece mobile</text:p>
          </table:table-cell>
        </table:table-row>
        <table:table-row table:style-name="ro1">
          <table:table-cell office:value-type="string">
            <text:p>^0031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netherlands</text:p>
          </table:table-cell>
        </table:table-row>
        <table:table-row table:style-name="ro1">
          <table:table-cell office:value-type="string">
            <text:p>^0031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netherlands mobile</text:p>
          </table:table-cell>
        </table:table-row>
        <table:table-row table:style-name="ro1">
          <table:table-cell office:value-type="string">
            <text:p>^0032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belgium</text:p>
          </table:table-cell>
        </table:table-row>
        <table:table-row table:style-name="ro1">
          <table:table-cell office:value-type="string">
            <text:p>^00324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4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5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7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3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^0033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france mobile</text:p>
          </table:table-cell>
        </table:table-row>
        <table:table-row table:style-name="ro1">
          <table:table-cell office:value-type="string">
            <text:p>^0034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spain</text:p>
          </table:table-cell>
        </table:table-row>
        <table:table-row table:style-name="ro1">
          <table:table-cell office:value-type="string">
            <text:p>^0034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pain mobile</text:p>
          </table:table-cell>
        </table:table-row>
        <table:table-row table:style-name="ro1">
          <table:table-cell office:value-type="string">
            <text:p>^00350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gibraltar</text:p>
          </table:table-cell>
        </table:table-row>
        <table:table-row table:style-name="ro1">
          <table:table-cell office:value-type="string">
            <text:p>^00351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portugal</text:p>
          </table:table-cell>
        </table:table-row>
        <table:table-row table:style-name="ro1">
          <table:table-cell office:value-type="string">
            <text:p>^0035116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portugal mobile</text:p>
          </table:table-cell>
        </table:table-row>
        <table:table-row table:style-name="ro1">
          <table:table-cell office:value-type="string">
            <text:p>^0035118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portugal mobile</text:p>
          </table:table-cell>
        </table:table-row>
        <table:table-row table:style-name="ro1">
          <table:table-cell office:value-type="string">
            <text:p>^00351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portugal mobile</text:p>
          </table:table-cell>
        </table:table-row>
        <table:table-row table:style-name="ro1">
          <table:table-cell office:value-type="string">
            <text:p>^00352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luxembourg</text:p>
          </table:table-cell>
        </table:table-row>
        <table:table-row table:style-name="ro1">
          <table:table-cell office:value-type="string">
            <text:p>^0035202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02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029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09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09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2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2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29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6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9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9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3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ireland</text:p>
          </table:table-cell>
        </table:table-row>
        <table:table-row table:style-name="ro1">
          <table:table-cell office:value-type="string">
            <text:p>^00353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ireland mobile</text:p>
          </table:table-cell>
        </table:table-row>
        <table:table-row table:style-name="ro1">
          <table:table-cell office:value-type="string">
            <text:p>^00354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iceland??</text:p>
          </table:table-cell>
        </table:table-row>
        <table:table-row table:style-name="ro1">
          <table:table-cell office:value-type="string">
            <text:p>^00355</text:p>
          </table:table-cell>
          <table:table-cell office:value-type="string">
            <text:p>fastweb</text:p>
          </table:table-cell>
          <table:table-cell office:value-type="float" office:value="0.26">
            <text:p>0.2600</text:p>
          </table:table-cell>
          <table:table-cell office:value-type="string">
            <text:p>albania</text:p>
          </table:table-cell>
        </table:table-row>
        <table:table-row table:style-name="ro1">
          <table:table-cell office:value-type="string">
            <text:p>^0035538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albania mobile</text:p>
          </table:table-cell>
        </table:table-row>
        <table:table-row table:style-name="ro1">
          <table:table-cell office:value-type="string">
            <text:p>^0035568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albania mobile</text:p>
          </table:table-cell>
        </table:table-row>
        <table:table-row table:style-name="ro1">
          <table:table-cell office:value-type="string">
            <text:p>^0035569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albania mobile</text:p>
          </table:table-cell>
        </table:table-row>
        <table:table-row table:style-name="ro1">
          <table:table-cell office:value-type="string">
            <text:p>^00357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cyprus</text:p>
          </table:table-cell>
        </table:table-row>
        <table:table-row table:style-name="ro1">
          <table:table-cell office:value-type="string">
            <text:p>^00358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finland</text:p>
          </table:table-cell>
        </table:table-row>
        <table:table-row table:style-name="ro1">
          <table:table-cell office:value-type="string">
            <text:p>^003584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finland mobile</text:p>
          </table:table-cell>
        </table:table-row>
        <table:table-row table:style-name="ro1">
          <table:table-cell office:value-type="string">
            <text:p>^003585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finland mobile</text:p>
          </table:table-cell>
        </table:table-row>
        <table:table-row table:style-name="ro1">
          <table:table-cell office:value-type="string">
            <text:p>^00359</text:p>
          </table:table-cell>
          <table:table-cell office:value-type="string">
            <text:p>fastweb</text:p>
          </table:table-cell>
          <table:table-cell office:value-type="float" office:value="0.26">
            <text:p>0.2600</text:p>
          </table:table-cell>
          <table:table-cell office:value-type="string">
            <text:p>bulgaria</text:p>
          </table:table-cell>
        </table:table-row>
        <table:table-row table:style-name="ro1">
          <table:table-cell office:value-type="string">
            <text:p>^0035948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87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88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89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98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99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6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hungary</text:p>
          </table:table-cell>
        </table:table-row>
        <table:table-row table:style-name="ro1">
          <table:table-cell office:value-type="string">
            <text:p>^00362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63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65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66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67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70</text:p>
          </table:table-cell>
          <table:table-cell office:value-type="string">
            <text:p>fastweb</text:p>
          </table:table-cell>
          <table:table-cell office:value-type="float" office:value="0.26">
            <text:p>0.2600</text:p>
          </table:table-cell>
          <table:table-cell office:value-type="string">
            <text:p>lithuania</text:p>
          </table:table-cell>
        </table:table-row>
        <table:table-row table:style-name="ro1">
          <table:table-cell office:value-type="string">
            <text:p>^003706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lithuania mobile</text:p>
          </table:table-cell>
        </table:table-row>
        <table:table-row table:style-name="ro1">
          <table:table-cell office:value-type="string">
            <text:p>^00372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estonia</text:p>
          </table:table-cell>
        </table:table-row>
        <table:table-row table:style-name="ro1">
          <table:table-cell office:value-type="string">
            <text:p>^003725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estonia mobile</text:p>
          </table:table-cell>
        </table:table-row>
        <table:table-row table:style-name="ro1">
          <table:table-cell office:value-type="string">
            <text:p>^00373</text:p>
          </table:table-cell>
          <table:table-cell office:value-type="string">
            <text:p>fastweb</text:p>
          </table:table-cell>
          <table:table-cell office:value-type="float" office:value="0.26">
            <text:p>0.2600</text:p>
          </table:table-cell>
          <table:table-cell office:value-type="string">
            <text:p>moldova</text:p>
          </table:table-cell>
        </table:table-row>
        <table:table-row table:style-name="ro1">
          <table:table-cell office:value-type="string">
            <text:p>^00374</text:p>
          </table:table-cell>
          <table:table-cell office:value-type="string">
            <text:p>fastweb</text:p>
          </table:table-cell>
          <table:table-cell office:value-type="float" office:value="0.26">
            <text:p>0.2600</text:p>
          </table:table-cell>
          <table:table-cell office:value-type="string">
            <text:p>armenia</text:p>
          </table:table-cell>
        </table:table-row>
        <table:table-row table:style-name="ro1">
          <table:table-cell office:value-type="string">
            <text:p>^003747885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armenia mobile</text:p>
          </table:table-cell>
        </table:table-row>
        <table:table-row table:style-name="ro1">
          <table:table-cell office:value-type="string">
            <text:p>^003749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armenia mobile</text:p>
          </table:table-cell>
        </table:table-row>
        <table:table-row table:style-name="ro1">
          <table:table-cell office:value-type="string">
            <text:p>^00376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andorra</text:p>
          </table:table-cell>
        </table:table-row>
        <table:table-row table:style-name="ro1">
          <table:table-cell office:value-type="string">
            <text:p>^00377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^00380</text:p>
          </table:table-cell>
          <table:table-cell office:value-type="string">
            <text:p>fastweb</text:p>
          </table:table-cell>
          <table:table-cell office:value-type="float" office:value="0.26">
            <text:p>0.2600</text:p>
          </table:table-cell>
          <table:table-cell office:value-type="string">
            <text:p>ukraine</text:p>
          </table:table-cell>
        </table:table-row>
        <table:table-row table:style-name="ro1">
          <table:table-cell office:value-type="string">
            <text:p>^0038050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6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7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8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97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1</text:p>
          </table:table-cell>
          <table:table-cell office:value-type="string">
            <text:p>fastweb</text:p>
          </table:table-cell>
          <table:table-cell office:value-type="float" office:value="0.26">
            <text:p>0.2600</text:p>
          </table:table-cell>
          <table:table-cell office:value-type="string">
            <text:p>serbia &amp; montenegro</text:p>
          </table:table-cell>
        </table:table-row>
        <table:table-row table:style-name="ro1">
          <table:table-cell office:value-type="string">
            <text:p>^003816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serbia &amp; montenegro mobile</text:p>
          </table:table-cell>
        </table:table-row>
        <table:table-row table:style-name="ro1">
          <table:table-cell office:value-type="string">
            <text:p>^00385</text:p>
          </table:table-cell>
          <table:table-cell office:value-type="string">
            <text:p>fastweb</text:p>
          </table:table-cell>
          <table:table-cell office:value-type="float" office:value="0.26">
            <text:p>0.2600</text:p>
          </table:table-cell>
          <table:table-cell office:value-type="string">
            <text:p>croatia</text:p>
          </table:table-cell>
        </table:table-row>
        <table:table-row table:style-name="ro1">
          <table:table-cell office:value-type="string">
            <text:p>^0038590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1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2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3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4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5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6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7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8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9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6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slovenia</text:p>
          </table:table-cell>
        </table:table-row>
        <table:table-row table:style-name="ro1">
          <table:table-cell office:value-type="string">
            <text:p>^003862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2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3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3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4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4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4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5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5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6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6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7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7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7</text:p>
          </table:table-cell>
          <table:table-cell office:value-type="string">
            <text:p>fastweb</text:p>
          </table:table-cell>
          <table:table-cell office:value-type="float" office:value="0.26">
            <text:p>0.2600</text:p>
          </table:table-cell>
          <table:table-cell office:value-type="string">
            <text:p>bosnia herzegovina</text:p>
          </table:table-cell>
        </table:table-row>
        <table:table-row table:style-name="ro1">
          <table:table-cell office:value-type="string">
            <text:p>^003876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bosnia herzegovina mobile</text:p>
          </table:table-cell>
        </table:table-row>
        <table:table-row table:style-name="ro1">
          <table:table-cell office:value-type="string">
            <text:p>^00389</text:p>
          </table:table-cell>
          <table:table-cell office:value-type="string">
            <text:p>fastweb</text:p>
          </table:table-cell>
          <table:table-cell office:value-type="float" office:value="0.26">
            <text:p>0.2600</text:p>
          </table:table-cell>
          <table:table-cell office:value-type="string">
            <text:p>macedonia</text:p>
          </table:table-cell>
        </table:table-row>
        <table:table-row table:style-name="ro1">
          <table:table-cell office:value-type="string">
            <text:p>^0038970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macedonia mobile</text:p>
          </table:table-cell>
        </table:table-row>
        <table:table-row table:style-name="ro1">
          <table:table-cell office:value-type="string">
            <text:p>^0040</text:p>
          </table:table-cell>
          <table:table-cell office:value-type="string">
            <text:p>fastweb</text:p>
          </table:table-cell>
          <table:table-cell office:value-type="float" office:value="0.26">
            <text:p>0.2600</text:p>
          </table:table-cell>
          <table:table-cell office:value-type="string">
            <text:p>romania</text:p>
          </table:table-cell>
        </table:table-row>
        <table:table-row table:style-name="ro1">
          <table:table-cell office:value-type="string">
            <text:p>^004070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1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2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3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4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5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6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7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8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9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1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switzerland</text:p>
          </table:table-cell>
        </table:table-row>
        <table:table-row table:style-name="ro1">
          <table:table-cell office:value-type="string">
            <text:p>^00420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czech republic</text:p>
          </table:table-cell>
        </table:table-row>
        <table:table-row table:style-name="ro1">
          <table:table-cell office:value-type="string">
            <text:p>^004206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072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073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077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1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slovakia</text:p>
          </table:table-cell>
        </table:table-row>
        <table:table-row table:style-name="ro1">
          <table:table-cell office:value-type="string">
            <text:p>^00421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lovakia mobile</text:p>
          </table:table-cell>
        </table:table-row>
        <table:table-row table:style-name="ro1">
          <table:table-cell office:value-type="string">
            <text:p>^00423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liechtenstein</text:p>
          </table:table-cell>
        </table:table-row>
        <table:table-row table:style-name="ro1">
          <table:table-cell office:value-type="string">
            <text:p>^0043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austria</text:p>
          </table:table-cell>
        </table:table-row>
        <table:table-row table:style-name="ro1">
          <table:table-cell office:value-type="string">
            <text:p>^0043644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3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4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united kingdom</text:p>
          </table:table-cell>
        </table:table-row>
        <table:table-row table:style-name="ro1">
          <table:table-cell office:value-type="string">
            <text:p>^00447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5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denmark</text:p>
          </table:table-cell>
        </table:table-row>
        <table:table-row table:style-name="ro1">
          <table:table-cell office:value-type="string">
            <text:p>^00452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3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3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4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4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42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5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5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52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6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6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7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72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8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6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sweden</text:p>
          </table:table-cell>
        </table:table-row>
        <table:table-row table:style-name="ro1">
          <table:table-cell office:value-type="string">
            <text:p>^00461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124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12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127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12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252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37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45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45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51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51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592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593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595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59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673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674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675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67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2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3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4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5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7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2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3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4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5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7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3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2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3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4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5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7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2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3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4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5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7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7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85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1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2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3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4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5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7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7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^0048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poland</text:p>
          </table:table-cell>
        </table:table-row>
        <table:table-row table:style-name="ro1">
          <table:table-cell office:value-type="string">
            <text:p>^00485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9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88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90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9</text:p>
          </table:table-cell>
          <table:table-cell office:value-type="string">
            <text:p>fastweb</text:p>
          </table:table-cell>
          <table:table-cell office:value-type="float" office:value="0.11">
            <text:p>0.1100</text:p>
          </table:table-cell>
          <table:table-cell office:value-type="string">
            <text:p>germany</text:p>
          </table:table-cell>
        </table:table-row>
        <table:table-row table:style-name="ro1">
          <table:table-cell office:value-type="string">
            <text:p>^004915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6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7</text:p>
          </table:table-cell>
          <table:table-cell office:value-type="string">
            <text:p>fastweb</text:p>
          </table:table-cell>
          <table:table-cell office:value-type="float" office:value="0.24">
            <text:p>0.24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7</text:p>
          </table:table-cell>
          <table:table-cell office:value-type="string">
            <text:p>fastweb</text:p>
          </table:table-cell>
          <table:table-cell office:value-type="float" office:value="0.26">
            <text:p>0.2600</text:p>
          </table:table-cell>
          <table:table-cell office:value-type="string">
            <text:p>russia</text:p>
          </table:table-cell>
        </table:table-row>
        <table:table-row table:style-name="ro1">
          <table:table-cell office:value-type="string">
            <text:p>^007901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02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03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04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05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0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1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2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3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4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6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7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8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1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2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3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4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5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6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7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8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54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90</text:p>
          </table:table-cell>
          <table:table-cell office:value-type="string">
            <text:p>fastweb</text:p>
          </table:table-cell>
          <table:table-cell office:value-type="float" office:value="0.26">
            <text:p>0.2600</text:p>
          </table:table-cell>
          <table:table-cell office:value-type="string">
            <text:p>turkey</text:p>
          </table:table-cell>
        </table:table-row>
        <table:table-row table:style-name="ro1">
          <table:table-cell office:value-type="string">
            <text:p>^00905</text:p>
          </table:table-cell>
          <table:table-cell office:value-type="string">
            <text:p>fastweb</text:p>
          </table:table-cell>
          <table:table-cell office:value-type="float" office:value="0.355">
            <text:p>0.3550</text:p>
          </table:table-cell>
          <table:table-cell office:value-type="string">
            <text:p>turkey mobile</text:p>
          </table:table-cell>
        </table:table-row>
        <table:table-row table:style-name="ro1">
          <table:table-cell office:value-type="string">
            <text:p>^3[234689]</text:p>
          </table:table-cell>
          <table:table-cell office:value-type="string">
            <text:p>fastweb</text:p>
          </table:table-cell>
          <table:table-cell office:value-type="float" office:value="0.165">
            <text:p>0.1650</text:p>
          </table:table-cell>
          <table:table-cell office:value-type="string">
            <text:p>Cellulari italia</text:p>
          </table:table-cell>
        </table:table-row>
        <table:table-row table:style-name="ro1">
          <table:table-cell office:value-type="string">
            <text:p>^00.*</text:p>
          </table:table-cell>
          <table:table-cell office:value-type="string">
            <text:p>fastweb</text:p>
          </table:table-cell>
          <table:table-cell office:value-type="float" office:value="2.5">
            <text:p>2.5000</text:p>
          </table:table-cell>
          <table:table-cell office:value-type="string">
            <text:p>rest of the world</text:p>
          </table:table-cell>
        </table:table-row>
        <table:table-row table:style-name="ro1">
          <table:table-cell office:value-type="string">
            <text:p>^80....</text:p>
          </table:table-cell>
          <table:table-cell office:value-type="string">
            <text:p>fastweb</text:p>
          </table:table-cell>
          <table:table-cell office:value-type="float" office:value="0">
            <text:p>0.0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8....</text:p>
          </table:table-cell>
          <table:table-cell office:value-type="string">
            <text:p>fastweb</text:p>
          </table:table-cell>
          <table:table-cell office:value-type="float" office:value="0.06">
            <text:p>0.0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9....</text:p>
          </table:table-cell>
          <table:table-cell office:value-type="string">
            <text:p>fastweb</text:p>
          </table:table-cell>
          <table:table-cell office:value-type="float" office:value="0.06">
            <text:p>0.0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..</text:p>
          </table:table-cell>
          <table:table-cell office:value-type="string">
            <text:p>fastweb</text:p>
          </table:table-cell>
          <table:table-cell office:value-type="float" office:value="0">
            <text:p>0.0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4....</text:p>
          </table:table-cell>
          <table:table-cell office:value-type="string">
            <text:p>fastweb</text:p>
          </table:table-cell>
          <table:table-cell office:value-type="float" office:value="2">
            <text:p>2.0000</text:p>
          </table:table-cell>
          <table:table-cell office:value-type="string">
            <text:p>Italia servizi a pagamento</text:p>
          </table:table-cell>
        </table:table-row>
        <table:table-row table:style-name="ro1">
          <table:table-cell office:value-type="string">
            <text:p>^0[1-9]....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Italy</text:p>
          </table:table-cell>
        </table:table-row>
        <table:table-row table:style-name="ro1">
          <table:table-cell office:value-type="string">
            <text:p>^00+1-7672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Dominica Mobile</text:p>
          </table:table-cell>
        </table:table-row>
        <table:table-row table:style-name="ro1">
          <table:table-cell office:value-type="string">
            <text:p>^001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United States (USA)</text:p>
          </table:table-cell>
        </table:table-row>
        <table:table-row table:style-name="ro1">
          <table:table-cell office:value-type="string">
            <text:p>^001204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242</text:p>
          </table:table-cell>
          <table:table-cell office:value-type="string">
            <text:p>justvoip</text:p>
          </table:table-cell>
          <table:table-cell office:value-type="float" office:value="0.03">
            <text:p>0.0300</text:p>
          </table:table-cell>
          <table:table-cell office:value-type="string">
            <text:p>Bahamas</text:p>
          </table:table-cell>
        </table:table-row>
        <table:table-row table:style-name="ro1">
          <table:table-cell office:value-type="string">
            <text:p>^00124235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Bahamas Mobile</text:p>
          </table:table-cell>
        </table:table-row>
        <table:table-row table:style-name="ro1">
          <table:table-cell office:value-type="string">
            <text:p>^00124245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Bahamas Mobile</text:p>
          </table:table-cell>
        </table:table-row>
        <table:table-row table:style-name="ro1">
          <table:table-cell office:value-type="string">
            <text:p>^00124255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Bahamas Mobile</text:p>
          </table:table-cell>
        </table:table-row>
        <table:table-row table:style-name="ro1">
          <table:table-cell office:value-type="string">
            <text:p>^001264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Anguilla</text:p>
          </table:table-cell>
        </table:table-row>
        <table:table-row table:style-name="ro1">
          <table:table-cell office:value-type="string">
            <text:p>^001264772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Anguilla Mobile</text:p>
          </table:table-cell>
        </table:table-row>
        <table:table-row table:style-name="ro1">
          <table:table-cell office:value-type="string">
            <text:p>^001268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Antigua and Barbuda</text:p>
          </table:table-cell>
        </table:table-row>
        <table:table-row table:style-name="ro1">
          <table:table-cell office:value-type="string">
            <text:p>^0012687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Antigua and Barbuda Mobile</text:p>
          </table:table-cell>
        </table:table-row>
        <table:table-row table:style-name="ro1">
          <table:table-cell office:value-type="string">
            <text:p>^001473</text:p>
          </table:table-cell>
          <table:table-cell office:value-type="string">
            <text:p>justvoip</text:p>
          </table:table-cell>
          <table:table-cell office:value-type="float" office:value="0.11">
            <text:p>0.1100</text:p>
          </table:table-cell>
          <table:table-cell office:value-type="string">
            <text:p>Grenada</text:p>
          </table:table-cell>
        </table:table-row>
        <table:table-row table:style-name="ro1">
          <table:table-cell office:value-type="string">
            <text:p>^00147341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Grenada Mobile</text:p>
          </table:table-cell>
        </table:table-row>
        <table:table-row table:style-name="ro1">
          <table:table-cell office:value-type="string">
            <text:p>^001809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1809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Dominican Republic</text:p>
          </table:table-cell>
        </table:table-row>
        <table:table-row table:style-name="ro1">
          <table:table-cell office:value-type="string">
            <text:p>^001809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ominican Republic</text:p>
          </table:table-cell>
        </table:table-row>
        <table:table-row table:style-name="ro1">
          <table:table-cell office:value-type="string">
            <text:p>^001809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1829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1829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1939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Puerto Rico</text:p>
          </table:table-cell>
        </table:table-row>
        <table:table-row table:style-name="ro1">
          <table:table-cell office:value-type="string">
            <text:p>^0020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Egypt</text:p>
          </table:table-cell>
        </table:table-row>
        <table:table-row table:style-name="ro1">
          <table:table-cell office:value-type="string">
            <text:p>^00201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Egypt Mobile</text:p>
          </table:table-cell>
        </table:table-row>
        <table:table-row table:style-name="ro1">
          <table:table-cell office:value-type="string">
            <text:p>^00212</text:p>
          </table:table-cell>
          <table:table-cell office:value-type="string">
            <text:p>justvoip</text:p>
          </table:table-cell>
          <table:table-cell office:value-type="float" office:value="0.12">
            <text:p>0.1200</text:p>
          </table:table-cell>
          <table:table-cell office:value-type="string">
            <text:p>Morocco</text:p>
          </table:table-cell>
        </table:table-row>
        <table:table-row table:style-name="ro1">
          <table:table-cell office:value-type="string">
            <text:p>^002126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Morocco Mobile</text:p>
          </table:table-cell>
        </table:table-row>
        <table:table-row table:style-name="ro1">
          <table:table-cell office:value-type="string">
            <text:p>^00213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Algeria</text:p>
          </table:table-cell>
        </table:table-row>
        <table:table-row table:style-name="ro1">
          <table:table-cell office:value-type="string">
            <text:p>^00213</text:p>
          </table:table-cell>
          <table:table-cell office:value-type="string">
            <text:p>justvoip</text:p>
          </table:table-cell>
          <table:table-cell office:value-type="float" office:value="0.11">
            <text:p>0.1100</text:p>
          </table:table-cell>
          <table:table-cell office:value-type="string">
            <text:p>Algeria Mobile</text:p>
          </table:table-cell>
        </table:table-row>
        <table:table-row table:style-name="ro1">
          <table:table-cell office:value-type="string">
            <text:p>^00216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Tunisia</text:p>
          </table:table-cell>
        </table:table-row>
        <table:table-row table:style-name="ro1">
          <table:table-cell office:value-type="string">
            <text:p>^002162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Tunisia Mobile</text:p>
          </table:table-cell>
        </table:table-row>
        <table:table-row table:style-name="ro1">
          <table:table-cell office:value-type="string">
            <text:p>^002169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Tunisia Mobile</text:p>
          </table:table-cell>
        </table:table-row>
        <table:table-row table:style-name="ro1">
          <table:table-cell office:value-type="string">
            <text:p>^00218</text:p>
          </table:table-cell>
          <table:table-cell office:value-type="string">
            <text:p>justvoip</text:p>
          </table:table-cell>
          <table:table-cell office:value-type="float" office:value="0.16">
            <text:p>0.1600</text:p>
          </table:table-cell>
          <table:table-cell office:value-type="string">
            <text:p>Libya</text:p>
          </table:table-cell>
        </table:table-row>
        <table:table-row table:style-name="ro1">
          <table:table-cell office:value-type="string">
            <text:p>^0021891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Libya Mobile</text:p>
          </table:table-cell>
        </table:table-row>
        <table:table-row table:style-name="ro1">
          <table:table-cell office:value-type="string">
            <text:p>^00220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Gambia</text:p>
          </table:table-cell>
        </table:table-row>
        <table:table-row table:style-name="ro1">
          <table:table-cell office:value-type="string">
            <text:p>^002207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Gambia Mobile</text:p>
          </table:table-cell>
        </table:table-row>
        <table:table-row table:style-name="ro1">
          <table:table-cell office:value-type="string">
            <text:p>^002209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Gambia Mobile</text:p>
          </table:table-cell>
        </table:table-row>
        <table:table-row table:style-name="ro1">
          <table:table-cell office:value-type="string">
            <text:p>^00221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Senegal</text:p>
          </table:table-cell>
        </table:table-row>
        <table:table-row table:style-name="ro1">
          <table:table-cell office:value-type="string">
            <text:p>^002215</text:p>
          </table:table-cell>
          <table:table-cell office:value-type="string">
            <text:p>justvoip</text:p>
          </table:table-cell>
          <table:table-cell office:value-type="float" office:value="0.17">
            <text:p>0.1700</text:p>
          </table:table-cell>
          <table:table-cell office:value-type="string">
            <text:p>Senegal Mobile</text:p>
          </table:table-cell>
        </table:table-row>
        <table:table-row table:style-name="ro1">
          <table:table-cell office:value-type="string">
            <text:p>^002216</text:p>
          </table:table-cell>
          <table:table-cell office:value-type="string">
            <text:p>justvoip</text:p>
          </table:table-cell>
          <table:table-cell office:value-type="float" office:value="0.17">
            <text:p>0.1700</text:p>
          </table:table-cell>
          <table:table-cell office:value-type="string">
            <text:p>Senegal Mobile</text:p>
          </table:table-cell>
        </table:table-row>
        <table:table-row table:style-name="ro1">
          <table:table-cell office:value-type="string">
            <text:p>^00222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Mauritania</text:p>
          </table:table-cell>
        </table:table-row>
        <table:table-row table:style-name="ro1">
          <table:table-cell office:value-type="string">
            <text:p>^002226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Mauritania Mobile</text:p>
          </table:table-cell>
        </table:table-row>
        <table:table-row table:style-name="ro1">
          <table:table-cell office:value-type="string">
            <text:p>^00223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Mali</text:p>
          </table:table-cell>
        </table:table-row>
        <table:table-row table:style-name="ro1">
          <table:table-cell office:value-type="string">
            <text:p>^002233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Mali Mobile</text:p>
          </table:table-cell>
        </table:table-row>
        <table:table-row table:style-name="ro1">
          <table:table-cell office:value-type="string">
            <text:p>^002234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Mali Mobile</text:p>
          </table:table-cell>
        </table:table-row>
        <table:table-row table:style-name="ro1">
          <table:table-cell office:value-type="string">
            <text:p>^002235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Mali Mobile</text:p>
          </table:table-cell>
        </table:table-row>
        <table:table-row table:style-name="ro1">
          <table:table-cell office:value-type="string">
            <text:p>^002236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Mali Mobile</text:p>
          </table:table-cell>
        </table:table-row>
        <table:table-row table:style-name="ro1">
          <table:table-cell office:value-type="string">
            <text:p>^002239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Mali Mobile</text:p>
          </table:table-cell>
        </table:table-row>
        <table:table-row table:style-name="ro1">
          <table:table-cell office:value-type="string">
            <text:p>^002246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Guinea Mobile</text:p>
          </table:table-cell>
        </table:table-row>
        <table:table-row table:style-name="ro1">
          <table:table-cell office:value-type="string">
            <text:p>^00225</text:p>
          </table:table-cell>
          <table:table-cell office:value-type="string">
            <text:p>justvoip</text:p>
          </table:table-cell>
          <table:table-cell office:value-type="float" office:value="0.12">
            <text:p>0.1200</text:p>
          </table:table-cell>
          <table:table-cell office:value-type="string">
            <text:p>Ivory Coast</text:p>
          </table:table-cell>
        </table:table-row>
        <table:table-row table:style-name="ro1">
          <table:table-cell office:value-type="string">
            <text:p>^002250</text:p>
          </table:table-cell>
          <table:table-cell office:value-type="string">
            <text:p>justvoip</text:p>
          </table:table-cell>
          <table:table-cell office:value-type="float" office:value="0.17">
            <text:p>0.170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56</text:p>
          </table:table-cell>
          <table:table-cell office:value-type="string">
            <text:p>justvoip</text:p>
          </table:table-cell>
          <table:table-cell office:value-type="float" office:value="0.17">
            <text:p>0.170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6</text:p>
          </table:table-cell>
          <table:table-cell office:value-type="string">
            <text:p>justvoip</text:p>
          </table:table-cell>
          <table:table-cell office:value-type="float" office:value="0.11">
            <text:p>0.1100</text:p>
          </table:table-cell>
          <table:table-cell office:value-type="string">
            <text:p>Burkina Faso</text:p>
          </table:table-cell>
        </table:table-row>
        <table:table-row table:style-name="ro1">
          <table:table-cell office:value-type="string">
            <text:p>^002267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Burkina Faso Mobile</text:p>
          </table:table-cell>
        </table:table-row>
        <table:table-row table:style-name="ro1">
          <table:table-cell office:value-type="string">
            <text:p>^00228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Togo</text:p>
          </table:table-cell>
        </table:table-row>
        <table:table-row table:style-name="ro1">
          <table:table-cell office:value-type="string">
            <text:p>^002289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Togo Mobile</text:p>
          </table:table-cell>
        </table:table-row>
        <table:table-row table:style-name="ro1">
          <table:table-cell office:value-type="string">
            <text:p>^00229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Benin</text:p>
          </table:table-cell>
        </table:table-row>
        <table:table-row table:style-name="ro1">
          <table:table-cell office:value-type="string">
            <text:p>^002299</text:p>
          </table:table-cell>
          <table:table-cell office:value-type="string">
            <text:p>justvoip</text:p>
          </table:table-cell>
          <table:table-cell office:value-type="float" office:value="0.12">
            <text:p>0.1200</text:p>
          </table:table-cell>
          <table:table-cell office:value-type="string">
            <text:p>Benin Mobile</text:p>
          </table:table-cell>
        </table:table-row>
        <table:table-row table:style-name="ro1">
          <table:table-cell office:value-type="string">
            <text:p>^00230</text:p>
          </table:table-cell>
          <table:table-cell office:value-type="string">
            <text:p>justvoip</text:p>
          </table:table-cell>
          <table:table-cell office:value-type="float" office:value="0.12">
            <text:p>0.1200</text:p>
          </table:table-cell>
          <table:table-cell office:value-type="string">
            <text:p>Mauritius</text:p>
          </table:table-cell>
        </table:table-row>
        <table:table-row table:style-name="ro1">
          <table:table-cell office:value-type="string">
            <text:p>^002307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Mauritius Mobile</text:p>
          </table:table-cell>
        </table:table-row>
        <table:table-row table:style-name="ro1">
          <table:table-cell office:value-type="string">
            <text:p>^002308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Mauritius Mobile</text:p>
          </table:table-cell>
        </table:table-row>
        <table:table-row table:style-name="ro1">
          <table:table-cell office:value-type="string">
            <text:p>^002309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Mauritius Mobile</text:p>
          </table:table-cell>
        </table:table-row>
        <table:table-row table:style-name="ro1">
          <table:table-cell office:value-type="string">
            <text:p>^00232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ierra Leone</text:p>
          </table:table-cell>
        </table:table-row>
        <table:table-row table:style-name="ro1">
          <table:table-cell office:value-type="string">
            <text:p>^0023223</text:p>
          </table:table-cell>
          <table:table-cell office:value-type="string">
            <text:p>justvoip</text:p>
          </table:table-cell>
          <table:table-cell office:value-type="float" office:value="0.17">
            <text:p>0.1700</text:p>
          </table:table-cell>
          <table:table-cell office:value-type="string">
            <text:p>Sierra Leone Mobile</text:p>
          </table:table-cell>
        </table:table-row>
        <table:table-row table:style-name="ro1">
          <table:table-cell office:value-type="string">
            <text:p>^0023230</text:p>
          </table:table-cell>
          <table:table-cell office:value-type="string">
            <text:p>justvoip</text:p>
          </table:table-cell>
          <table:table-cell office:value-type="float" office:value="0.17">
            <text:p>0.1700</text:p>
          </table:table-cell>
          <table:table-cell office:value-type="string">
            <text:p>Sierra Leone Mobile</text:p>
          </table:table-cell>
        </table:table-row>
        <table:table-row table:style-name="ro1">
          <table:table-cell office:value-type="string">
            <text:p>^0023233</text:p>
          </table:table-cell>
          <table:table-cell office:value-type="string">
            <text:p>justvoip</text:p>
          </table:table-cell>
          <table:table-cell office:value-type="float" office:value="0.17">
            <text:p>0.1700</text:p>
          </table:table-cell>
          <table:table-cell office:value-type="string">
            <text:p>Sierra Leone Mobile</text:p>
          </table:table-cell>
        </table:table-row>
        <table:table-row table:style-name="ro1">
          <table:table-cell office:value-type="string">
            <text:p>^002327</text:p>
          </table:table-cell>
          <table:table-cell office:value-type="string">
            <text:p>justvoip</text:p>
          </table:table-cell>
          <table:table-cell office:value-type="float" office:value="0.17">
            <text:p>0.1700</text:p>
          </table:table-cell>
          <table:table-cell office:value-type="string">
            <text:p>Sierra Leone Mobile</text:p>
          </table:table-cell>
        </table:table-row>
        <table:table-row table:style-name="ro1">
          <table:table-cell office:value-type="string">
            <text:p>^00233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Ghana</text:p>
          </table:table-cell>
        </table:table-row>
        <table:table-row table:style-name="ro1">
          <table:table-cell office:value-type="string">
            <text:p>^0023328</text:p>
          </table:table-cell>
          <table:table-cell office:value-type="string">
            <text:p>justvoip</text:p>
          </table:table-cell>
          <table:table-cell office:value-type="float" office:value="0.12">
            <text:p>0.1200</text:p>
          </table:table-cell>
          <table:table-cell office:value-type="string">
            <text:p>Ghana Mobile</text:p>
          </table:table-cell>
        </table:table-row>
        <table:table-row table:style-name="ro1">
          <table:table-cell office:value-type="string">
            <text:p>^00234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Nigeria</text:p>
          </table:table-cell>
        </table:table-row>
        <table:table-row table:style-name="ro1">
          <table:table-cell office:value-type="string">
            <text:p>^00234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Nigeria</text:p>
          </table:table-cell>
        </table:table-row>
        <table:table-row table:style-name="ro1">
          <table:table-cell office:value-type="string">
            <text:p>^0023480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80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90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90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8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Cape Verde</text:p>
          </table:table-cell>
        </table:table-row>
        <table:table-row table:style-name="ro1">
          <table:table-cell office:value-type="string">
            <text:p>^002389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Cape Verde Mobile</text:p>
          </table:table-cell>
        </table:table-row>
        <table:table-row table:style-name="ro1">
          <table:table-cell office:value-type="string">
            <text:p>^00239</text:p>
          </table:table-cell>
          <table:table-cell office:value-type="string">
            <text:p>justvoip</text:p>
          </table:table-cell>
          <table:table-cell office:value-type="float" office:value="0.3">
            <text:p>0.3000</text:p>
          </table:table-cell>
          <table:table-cell office:value-type="string">
            <text:p>Sao Tome and Principe</text:p>
          </table:table-cell>
        </table:table-row>
        <table:table-row table:style-name="ro1">
          <table:table-cell office:value-type="string">
            <text:p>^0023990</text:p>
          </table:table-cell>
          <table:table-cell office:value-type="string">
            <text:p>justvoip</text:p>
          </table:table-cell>
          <table:table-cell office:value-type="float" office:value="0.5">
            <text:p>0.5000</text:p>
          </table:table-cell>
          <table:table-cell office:value-type="string">
            <text:p>Sao Tome and Principe Mobile</text:p>
          </table:table-cell>
        </table:table-row>
        <table:table-row table:style-name="ro1">
          <table:table-cell office:value-type="string">
            <text:p>^00240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Equatorial Guinea</text:p>
          </table:table-cell>
        </table:table-row>
        <table:table-row table:style-name="ro1">
          <table:table-cell office:value-type="string">
            <text:p>^00240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Equatorial Guinea</text:p>
          </table:table-cell>
        </table:table-row>
        <table:table-row table:style-name="ro1">
          <table:table-cell office:value-type="string">
            <text:p>^002402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Equatorial Guinea Mobile</text:p>
          </table:table-cell>
        </table:table-row>
        <table:table-row table:style-name="ro1">
          <table:table-cell office:value-type="string">
            <text:p>^002402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Equatorial Guinea Mobile</text:p>
          </table:table-cell>
        </table:table-row>
        <table:table-row table:style-name="ro1">
          <table:table-cell office:value-type="string">
            <text:p>^00242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Republic of Congo</text:p>
          </table:table-cell>
        </table:table-row>
        <table:table-row table:style-name="ro1">
          <table:table-cell office:value-type="string">
            <text:p>^002424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5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26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Republic of Congo Mobile</text:p>
          </table:table-cell>
        </table:table-row>
        <table:table-row table:style-name="ro1">
          <table:table-cell office:value-type="string">
            <text:p>^0024322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78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1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4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5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6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8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89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0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4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5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6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7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8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399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Democratic Republic of Congo Mobile</text:p>
          </table:table-cell>
        </table:table-row>
        <table:table-row table:style-name="ro1">
          <table:table-cell office:value-type="string">
            <text:p>^00244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Angola</text:p>
          </table:table-cell>
        </table:table-row>
        <table:table-row table:style-name="ro1">
          <table:table-cell office:value-type="string">
            <text:p>^002449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Angola Mobile</text:p>
          </table:table-cell>
        </table:table-row>
        <table:table-row table:style-name="ro1">
          <table:table-cell office:value-type="string">
            <text:p>^00245</text:p>
          </table:table-cell>
          <table:table-cell office:value-type="string">
            <text:p>justvoip</text:p>
          </table:table-cell>
          <table:table-cell office:value-type="float" office:value="0.43">
            <text:p>0.4300</text:p>
          </table:table-cell>
          <table:table-cell office:value-type="string">
            <text:p>Guinea-Bissau</text:p>
          </table:table-cell>
        </table:table-row>
        <table:table-row table:style-name="ro1">
          <table:table-cell office:value-type="string">
            <text:p>^002456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Guinea-Bissau Mobile</text:p>
          </table:table-cell>
        </table:table-row>
        <table:table-row table:style-name="ro1">
          <table:table-cell office:value-type="string">
            <text:p>^002456</text:p>
          </table:table-cell>
          <table:table-cell office:value-type="string">
            <text:p>justvoip</text:p>
          </table:table-cell>
          <table:table-cell office:value-type="float" office:value="0.28">
            <text:p>0.2800</text:p>
          </table:table-cell>
          <table:table-cell office:value-type="string">
            <text:p>Guinea-Bissau Mobile</text:p>
          </table:table-cell>
        </table:table-row>
        <table:table-row table:style-name="ro1">
          <table:table-cell office:value-type="string">
            <text:p>^002457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Guinea-Bissau Mobile</text:p>
          </table:table-cell>
        </table:table-row>
        <table:table-row table:style-name="ro1">
          <table:table-cell office:value-type="string">
            <text:p>^002457</text:p>
          </table:table-cell>
          <table:table-cell office:value-type="string">
            <text:p>justvoip</text:p>
          </table:table-cell>
          <table:table-cell office:value-type="float" office:value="0.28">
            <text:p>0.2800</text:p>
          </table:table-cell>
          <table:table-cell office:value-type="string">
            <text:p>Guinea-Bissau Mobile</text:p>
          </table:table-cell>
        </table:table-row>
        <table:table-row table:style-name="ro1">
          <table:table-cell office:value-type="string">
            <text:p>^00248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Seychelles</text:p>
          </table:table-cell>
        </table:table-row>
        <table:table-row table:style-name="ro1">
          <table:table-cell office:value-type="string">
            <text:p>^002485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Seychelles Mobile</text:p>
          </table:table-cell>
        </table:table-row>
        <table:table-row table:style-name="ro1">
          <table:table-cell office:value-type="string">
            <text:p>^002487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Seychelles Mobile</text:p>
          </table:table-cell>
        </table:table-row>
        <table:table-row table:style-name="ro1">
          <table:table-cell office:value-type="string">
            <text:p>^00249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Sudan</text:p>
          </table:table-cell>
        </table:table-row>
        <table:table-row table:style-name="ro1">
          <table:table-cell office:value-type="string">
            <text:p>^002499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Sudan Mobile</text:p>
          </table:table-cell>
        </table:table-row>
        <table:table-row table:style-name="ro1">
          <table:table-cell office:value-type="string">
            <text:p>^00250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Rwanda</text:p>
          </table:table-cell>
        </table:table-row>
        <table:table-row table:style-name="ro1">
          <table:table-cell office:value-type="string">
            <text:p>^002508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Rwanda Mobile</text:p>
          </table:table-cell>
        </table:table-row>
        <table:table-row table:style-name="ro1">
          <table:table-cell office:value-type="string">
            <text:p>^00251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Ethiopia</text:p>
          </table:table-cell>
        </table:table-row>
        <table:table-row table:style-name="ro1">
          <table:table-cell office:value-type="string">
            <text:p>^0025191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Ethiopia Mobile</text:p>
          </table:table-cell>
        </table:table-row>
        <table:table-row table:style-name="ro1">
          <table:table-cell office:value-type="string">
            <text:p>^00253</text:p>
          </table:table-cell>
          <table:table-cell office:value-type="string">
            <text:p>justvoip</text:p>
          </table:table-cell>
          <table:table-cell office:value-type="float" office:value="0.25">
            <text:p>0.2500</text:p>
          </table:table-cell>
          <table:table-cell office:value-type="string">
            <text:p>Djibouti</text:p>
          </table:table-cell>
        </table:table-row>
        <table:table-row table:style-name="ro1">
          <table:table-cell office:value-type="string">
            <text:p>^002538</text:p>
          </table:table-cell>
          <table:table-cell office:value-type="string">
            <text:p>justvoip</text:p>
          </table:table-cell>
          <table:table-cell office:value-type="float" office:value="0.25">
            <text:p>0.2500</text:p>
          </table:table-cell>
          <table:table-cell office:value-type="string">
            <text:p>Djibouti Mobile</text:p>
          </table:table-cell>
        </table:table-row>
        <table:table-row table:style-name="ro1">
          <table:table-cell office:value-type="string">
            <text:p>^00254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Kenya</text:p>
          </table:table-cell>
        </table:table-row>
        <table:table-row table:style-name="ro1">
          <table:table-cell office:value-type="string">
            <text:p>^002547</text:p>
          </table:table-cell>
          <table:table-cell office:value-type="string">
            <text:p>justvoip</text:p>
          </table:table-cell>
          <table:table-cell office:value-type="float" office:value="0.16">
            <text:p>0.1600</text:p>
          </table:table-cell>
          <table:table-cell office:value-type="string">
            <text:p>Kenya Mobile</text:p>
          </table:table-cell>
        </table:table-row>
        <table:table-row table:style-name="ro1">
          <table:table-cell office:value-type="string">
            <text:p>^00255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Tanzania</text:p>
          </table:table-cell>
        </table:table-row>
        <table:table-row table:style-name="ro1">
          <table:table-cell office:value-type="string">
            <text:p>^0025574</text:p>
          </table:table-cell>
          <table:table-cell office:value-type="string">
            <text:p>justvoip</text:p>
          </table:table-cell>
          <table:table-cell office:value-type="float" office:value="0.12">
            <text:p>0.1200</text:p>
          </table:table-cell>
          <table:table-cell office:value-type="string">
            <text:p>Tanzania Mobile</text:p>
          </table:table-cell>
        </table:table-row>
        <table:table-row table:style-name="ro1">
          <table:table-cell office:value-type="string">
            <text:p>^00256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Uganda</text:p>
          </table:table-cell>
        </table:table-row>
        <table:table-row table:style-name="ro1">
          <table:table-cell office:value-type="string">
            <text:p>^002567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Uganda Mobile</text:p>
          </table:table-cell>
        </table:table-row>
        <table:table-row table:style-name="ro1">
          <table:table-cell office:value-type="string">
            <text:p>^00257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Burundi</text:p>
          </table:table-cell>
        </table:table-row>
        <table:table-row table:style-name="ro1">
          <table:table-cell office:value-type="string">
            <text:p>^002577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Burundi Mobile</text:p>
          </table:table-cell>
        </table:table-row>
        <table:table-row table:style-name="ro1">
          <table:table-cell office:value-type="string">
            <text:p>^00258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^002588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Mozambique Mobile</text:p>
          </table:table-cell>
        </table:table-row>
        <table:table-row table:style-name="ro1">
          <table:table-cell office:value-type="string">
            <text:p>^00260</text:p>
          </table:table-cell>
          <table:table-cell office:value-type="string">
            <text:p>justvoip</text:p>
          </table:table-cell>
          <table:table-cell office:value-type="float" office:value="0.03">
            <text:p>0.0300</text:p>
          </table:table-cell>
          <table:table-cell office:value-type="string">
            <text:p>Zambia</text:p>
          </table:table-cell>
        </table:table-row>
        <table:table-row table:style-name="ro1">
          <table:table-cell office:value-type="string">
            <text:p>^002609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Zambia Mobile</text:p>
          </table:table-cell>
        </table:table-row>
        <table:table-row table:style-name="ro1">
          <table:table-cell office:value-type="string">
            <text:p>^00261</text:p>
          </table:table-cell>
          <table:table-cell office:value-type="string">
            <text:p>justvoip</text:p>
          </table:table-cell>
          <table:table-cell office:value-type="float" office:value="0.12">
            <text:p>0.1200</text:p>
          </table:table-cell>
          <table:table-cell office:value-type="string">
            <text:p>Madagascar</text:p>
          </table:table-cell>
        </table:table-row>
        <table:table-row table:style-name="ro1">
          <table:table-cell office:value-type="string">
            <text:p>^002613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Madagascar Mobile</text:p>
          </table:table-cell>
        </table:table-row>
        <table:table-row table:style-name="ro1">
          <table:table-cell office:value-type="string">
            <text:p>^00263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Zimbabwe</text:p>
          </table:table-cell>
        </table:table-row>
        <table:table-row table:style-name="ro1">
          <table:table-cell office:value-type="string">
            <text:p>^0026311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Zimbabwe Mobile</text:p>
          </table:table-cell>
        </table:table-row>
        <table:table-row table:style-name="ro1">
          <table:table-cell office:value-type="string">
            <text:p>^0026323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Zimbabwe Mobile</text:p>
          </table:table-cell>
        </table:table-row>
        <table:table-row table:style-name="ro1">
          <table:table-cell office:value-type="string">
            <text:p>^0026391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Zimbabwe Mobile</text:p>
          </table:table-cell>
        </table:table-row>
        <table:table-row table:style-name="ro1">
          <table:table-cell office:value-type="string">
            <text:p>^00265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Malawi</text:p>
          </table:table-cell>
        </table:table-row>
        <table:table-row table:style-name="ro1">
          <table:table-cell office:value-type="string">
            <text:p>^002658</text:p>
          </table:table-cell>
          <table:table-cell office:value-type="string">
            <text:p>justvoip</text:p>
          </table:table-cell>
          <table:table-cell office:value-type="float" office:value="0.25">
            <text:p>0.2500</text:p>
          </table:table-cell>
          <table:table-cell office:value-type="string">
            <text:p>Malawi Mobile</text:p>
          </table:table-cell>
        </table:table-row>
        <table:table-row table:style-name="ro1">
          <table:table-cell office:value-type="string">
            <text:p>^002659</text:p>
          </table:table-cell>
          <table:table-cell office:value-type="string">
            <text:p>justvoip</text:p>
          </table:table-cell>
          <table:table-cell office:value-type="float" office:value="0.25">
            <text:p>0.2500</text:p>
          </table:table-cell>
          <table:table-cell office:value-type="string">
            <text:p>Malawi Mobile</text:p>
          </table:table-cell>
        </table:table-row>
        <table:table-row table:style-name="ro1">
          <table:table-cell office:value-type="string">
            <text:p>^00266</text:p>
          </table:table-cell>
          <table:table-cell office:value-type="string">
            <text:p>justvoip</text:p>
          </table:table-cell>
          <table:table-cell office:value-type="float" office:value="0.3">
            <text:p>0.3000</text:p>
          </table:table-cell>
          <table:table-cell office:value-type="string">
            <text:p>Lesotho</text:p>
          </table:table-cell>
        </table:table-row>
        <table:table-row table:style-name="ro1">
          <table:table-cell office:value-type="string">
            <text:p>^0026658</text:p>
          </table:table-cell>
          <table:table-cell office:value-type="string">
            <text:p>justvoip</text:p>
          </table:table-cell>
          <table:table-cell office:value-type="float" office:value="0.3">
            <text:p>0.3000</text:p>
          </table:table-cell>
          <table:table-cell office:value-type="string">
            <text:p>Lesotho Mobile</text:p>
          </table:table-cell>
        </table:table-row>
        <table:table-row table:style-name="ro1">
          <table:table-cell office:value-type="string">
            <text:p>^002666</text:p>
          </table:table-cell>
          <table:table-cell office:value-type="string">
            <text:p>justvoip</text:p>
          </table:table-cell>
          <table:table-cell office:value-type="float" office:value="0.3">
            <text:p>0.3000</text:p>
          </table:table-cell>
          <table:table-cell office:value-type="string">
            <text:p>Lesotho Mobile</text:p>
          </table:table-cell>
        </table:table-row>
        <table:table-row table:style-name="ro1">
          <table:table-cell office:value-type="string">
            <text:p>^00267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Botswana</text:p>
          </table:table-cell>
        </table:table-row>
        <table:table-row table:style-name="ro1">
          <table:table-cell office:value-type="string">
            <text:p>^002677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Botswana Mobile</text:p>
          </table:table-cell>
        </table:table-row>
        <table:table-row table:style-name="ro1">
          <table:table-cell office:value-type="string">
            <text:p>^00268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Swaziland</text:p>
          </table:table-cell>
        </table:table-row>
        <table:table-row table:style-name="ro1">
          <table:table-cell office:value-type="string">
            <text:p>^0026860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Swaziland Mobile</text:p>
          </table:table-cell>
        </table:table-row>
        <table:table-row table:style-name="ro1">
          <table:table-cell office:value-type="string">
            <text:p>^00269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Comoros</text:p>
          </table:table-cell>
        </table:table-row>
        <table:table-row table:style-name="ro1">
          <table:table-cell office:value-type="string">
            <text:p>^002693</text:p>
          </table:table-cell>
          <table:table-cell office:value-type="string">
            <text:p>justvoip</text:p>
          </table:table-cell>
          <table:table-cell office:value-type="float" office:value="0.24">
            <text:p>0.2400</text:p>
          </table:table-cell>
          <table:table-cell office:value-type="string">
            <text:p>Comoros Mobile</text:p>
          </table:table-cell>
        </table:table-row>
        <table:table-row table:style-name="ro1">
          <table:table-cell office:value-type="string">
            <text:p>^0027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South Africa</text:p>
          </table:table-cell>
        </table:table-row>
        <table:table-row table:style-name="ro1">
          <table:table-cell office:value-type="string">
            <text:p>^00277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South Africa Mobile</text:p>
          </table:table-cell>
        </table:table-row>
        <table:table-row table:style-name="ro1">
          <table:table-cell office:value-type="string">
            <text:p>^00278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South Africa Mobile</text:p>
          </table:table-cell>
        </table:table-row>
        <table:table-row table:style-name="ro1">
          <table:table-cell office:value-type="string">
            <text:p>^00287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Cameroon</text:p>
          </table:table-cell>
        </table:table-row>
        <table:table-row table:style-name="ro1">
          <table:table-cell office:value-type="string">
            <text:p>^002877</text:p>
          </table:table-cell>
          <table:table-cell office:value-type="string">
            <text:p>justvoip</text:p>
          </table:table-cell>
          <table:table-cell office:value-type="float" office:value="0.12">
            <text:p>0.1200</text:p>
          </table:table-cell>
          <table:table-cell office:value-type="string">
            <text:p>Cameroon Mobile</text:p>
          </table:table-cell>
        </table:table-row>
        <table:table-row table:style-name="ro1">
          <table:table-cell office:value-type="string">
            <text:p>^002879</text:p>
          </table:table-cell>
          <table:table-cell office:value-type="string">
            <text:p>justvoip</text:p>
          </table:table-cell>
          <table:table-cell office:value-type="float" office:value="0.12">
            <text:p>0.1200</text:p>
          </table:table-cell>
          <table:table-cell office:value-type="string">
            <text:p>Cameroon Mobile</text:p>
          </table:table-cell>
        </table:table-row>
        <table:table-row table:style-name="ro1">
          <table:table-cell office:value-type="string">
            <text:p>^00291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Eritrea</text:p>
          </table:table-cell>
        </table:table-row>
        <table:table-row table:style-name="ro1">
          <table:table-cell office:value-type="string">
            <text:p>^002917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Eritrea Mobile</text:p>
          </table:table-cell>
        </table:table-row>
        <table:table-row table:style-name="ro1">
          <table:table-cell office:value-type="string">
            <text:p>^00297</text:p>
          </table:table-cell>
          <table:table-cell office:value-type="string">
            <text:p>justvoip</text:p>
          </table:table-cell>
          <table:table-cell office:value-type="float" office:value="0.12">
            <text:p>0.1200</text:p>
          </table:table-cell>
          <table:table-cell office:value-type="string">
            <text:p>Aruba Mobile</text:p>
          </table:table-cell>
        </table:table-row>
        <table:table-row table:style-name="ro1">
          <table:table-cell office:value-type="string">
            <text:p>^00297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Aruba</text:p>
          </table:table-cell>
        </table:table-row>
        <table:table-row table:style-name="ro1">
          <table:table-cell office:value-type="string">
            <text:p>^0030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Greece</text:p>
          </table:table-cell>
        </table:table-row>
        <table:table-row table:style-name="ro1">
          <table:table-cell office:value-type="string">
            <text:p>^0030693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Greece Mobile</text:p>
          </table:table-cell>
        </table:table-row>
        <table:table-row table:style-name="ro1">
          <table:table-cell office:value-type="string">
            <text:p>^0030694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Greece Mobile</text:p>
          </table:table-cell>
        </table:table-row>
        <table:table-row table:style-name="ro1">
          <table:table-cell office:value-type="string">
            <text:p>^0030697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Greece Mobile</text:p>
          </table:table-cell>
        </table:table-row>
        <table:table-row table:style-name="ro1">
          <table:table-cell office:value-type="string">
            <text:p>^0030699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Greece Mobile</text:p>
          </table:table-cell>
        </table:table-row>
        <table:table-row table:style-name="ro1">
          <table:table-cell office:value-type="string">
            <text:p>^0031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Netherlands</text:p>
          </table:table-cell>
        </table:table-row>
        <table:table-row table:style-name="ro1">
          <table:table-cell office:value-type="string">
            <text:p>^00316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Netherlands Mobile</text:p>
          </table:table-cell>
        </table:table-row>
        <table:table-row table:style-name="ro1">
          <table:table-cell office:value-type="string">
            <text:p>^0032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Belgium</text:p>
          </table:table-cell>
        </table:table-row>
        <table:table-row table:style-name="ro1">
          <table:table-cell office:value-type="string">
            <text:p>^003247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8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9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3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^00336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France Mobile</text:p>
          </table:table-cell>
        </table:table-row>
        <table:table-row table:style-name="ro1">
          <table:table-cell office:value-type="string">
            <text:p>^0034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Spain</text:p>
          </table:table-cell>
        </table:table-row>
        <table:table-row table:style-name="ro1">
          <table:table-cell office:value-type="string">
            <text:p>^00346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Spain Mobile</text:p>
          </table:table-cell>
        </table:table-row>
        <table:table-row table:style-name="ro1">
          <table:table-cell office:value-type="string">
            <text:p>^00350</text:p>
          </table:table-cell>
          <table:table-cell office:value-type="string">
            <text:p>justvoip</text:p>
          </table:table-cell>
          <table:table-cell office:value-type="float" office:value="0.03">
            <text:p>0.0300</text:p>
          </table:table-cell>
          <table:table-cell office:value-type="string">
            <text:p>Gibraltar</text:p>
          </table:table-cell>
        </table:table-row>
        <table:table-row table:style-name="ro1">
          <table:table-cell office:value-type="string">
            <text:p>^0035058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Gibraltar Mobile</text:p>
          </table:table-cell>
        </table:table-row>
        <table:table-row table:style-name="ro1">
          <table:table-cell office:value-type="string">
            <text:p>^00351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Portugal</text:p>
          </table:table-cell>
        </table:table-row>
        <table:table-row table:style-name="ro1">
          <table:table-cell office:value-type="string">
            <text:p>^003519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Portugal Mobile</text:p>
          </table:table-cell>
        </table:table-row>
        <table:table-row table:style-name="ro1">
          <table:table-cell office:value-type="string">
            <text:p>^00352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Luxembourg</text:p>
          </table:table-cell>
        </table:table-row>
        <table:table-row table:style-name="ro1">
          <table:table-cell office:value-type="string">
            <text:p>^00352621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628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661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668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691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698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3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Ireland</text:p>
          </table:table-cell>
        </table:table-row>
        <table:table-row table:style-name="ro1">
          <table:table-cell office:value-type="string">
            <text:p>^003538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Ireland Mobile</text:p>
          </table:table-cell>
        </table:table-row>
        <table:table-row table:style-name="ro1">
          <table:table-cell office:value-type="string">
            <text:p>^003538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Ireland Mobile</text:p>
          </table:table-cell>
        </table:table-row>
        <table:table-row table:style-name="ro1">
          <table:table-cell office:value-type="string">
            <text:p>^00354</text:p>
          </table:table-cell>
          <table:table-cell office:value-type="string">
            <text:p>justvoip</text:p>
          </table:table-cell>
          <table:table-cell office:value-type="float" office:value="0.005">
            <text:p>0.0050</text:p>
          </table:table-cell>
          <table:table-cell office:value-type="string">
            <text:p>Iceland</text:p>
          </table:table-cell>
        </table:table-row>
        <table:table-row table:style-name="ro1">
          <table:table-cell office:value-type="string">
            <text:p>^003546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Iceland Mobile</text:p>
          </table:table-cell>
        </table:table-row>
        <table:table-row table:style-name="ro1">
          <table:table-cell office:value-type="string">
            <text:p>^003548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Iceland Mobile</text:p>
          </table:table-cell>
        </table:table-row>
        <table:table-row table:style-name="ro1">
          <table:table-cell office:value-type="string">
            <text:p>^00355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Albania</text:p>
          </table:table-cell>
        </table:table-row>
        <table:table-row table:style-name="ro1">
          <table:table-cell office:value-type="string">
            <text:p>^003556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Albania Mobile</text:p>
          </table:table-cell>
        </table:table-row>
        <table:table-row table:style-name="ro1">
          <table:table-cell office:value-type="string">
            <text:p>^00356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Malta</text:p>
          </table:table-cell>
        </table:table-row>
        <table:table-row table:style-name="ro1">
          <table:table-cell office:value-type="string">
            <text:p>^0035679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Malta Mobile</text:p>
          </table:table-cell>
        </table:table-row>
        <table:table-row table:style-name="ro1">
          <table:table-cell office:value-type="string">
            <text:p>^0035699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Malta Mobile</text:p>
          </table:table-cell>
        </table:table-row>
        <table:table-row table:style-name="ro1">
          <table:table-cell office:value-type="string">
            <text:p>^00357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Cyprus</text:p>
          </table:table-cell>
        </table:table-row>
        <table:table-row table:style-name="ro1">
          <table:table-cell office:value-type="string">
            <text:p>^0035796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Cyprus Mobile</text:p>
          </table:table-cell>
        </table:table-row>
        <table:table-row table:style-name="ro1">
          <table:table-cell office:value-type="string">
            <text:p>^0035797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Cyprus Mobile</text:p>
          </table:table-cell>
        </table:table-row>
        <table:table-row table:style-name="ro1">
          <table:table-cell office:value-type="string">
            <text:p>^0035799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Cyprus Mobile</text:p>
          </table:table-cell>
        </table:table-row>
        <table:table-row table:style-name="ro1">
          <table:table-cell office:value-type="string">
            <text:p>^00358</text:p>
          </table:table-cell>
          <table:table-cell office:value-type="string">
            <text:p>justvoip</text:p>
          </table:table-cell>
          <table:table-cell office:value-type="float" office:value="0.005">
            <text:p>0.0050</text:p>
          </table:table-cell>
          <table:table-cell office:value-type="string">
            <text:p>Finland</text:p>
          </table:table-cell>
        </table:table-row>
        <table:table-row table:style-name="ro1">
          <table:table-cell office:value-type="string">
            <text:p>^003584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Finland Mobile</text:p>
          </table:table-cell>
        </table:table-row>
        <table:table-row table:style-name="ro1">
          <table:table-cell office:value-type="string">
            <text:p>^0035850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Finland Mobile</text:p>
          </table:table-cell>
        </table:table-row>
        <table:table-row table:style-name="ro1">
          <table:table-cell office:value-type="string">
            <text:p>^00359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Bulgaria</text:p>
          </table:table-cell>
        </table:table-row>
        <table:table-row table:style-name="ro1">
          <table:table-cell office:value-type="string">
            <text:p>^0035948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87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88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89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6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Hungary</text:p>
          </table:table-cell>
        </table:table-row>
        <table:table-row table:style-name="ro1">
          <table:table-cell office:value-type="string">
            <text:p>^003620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630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670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70</text:p>
          </table:table-cell>
          <table:table-cell office:value-type="string">
            <text:p>justvoip</text:p>
          </table:table-cell>
          <table:table-cell office:value-type="float" office:value="0.015">
            <text:p>0.0150</text:p>
          </table:table-cell>
          <table:table-cell office:value-type="string">
            <text:p>Lithuania</text:p>
          </table:table-cell>
        </table:table-row>
        <table:table-row table:style-name="ro1">
          <table:table-cell office:value-type="string">
            <text:p>^003706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Lithuania Mobile</text:p>
          </table:table-cell>
        </table:table-row>
        <table:table-row table:style-name="ro1">
          <table:table-cell office:value-type="string">
            <text:p>^00371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Latvia</text:p>
          </table:table-cell>
        </table:table-row>
        <table:table-row table:style-name="ro1">
          <table:table-cell office:value-type="string">
            <text:p>^003712xx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Latvia Mobile</text:p>
          </table:table-cell>
        </table:table-row>
        <table:table-row table:style-name="ro1">
          <table:table-cell office:value-type="string">
            <text:p>^00372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Estonia</text:p>
          </table:table-cell>
        </table:table-row>
        <table:table-row table:style-name="ro1">
          <table:table-cell office:value-type="string">
            <text:p>^003725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Estonia Mobile</text:p>
          </table:table-cell>
        </table:table-row>
        <table:table-row table:style-name="ro1">
          <table:table-cell office:value-type="string">
            <text:p>^00373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Moldova</text:p>
          </table:table-cell>
        </table:table-row>
        <table:table-row table:style-name="ro1">
          <table:table-cell office:value-type="string">
            <text:p>^0037365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Moldova Mobile</text:p>
          </table:table-cell>
        </table:table-row>
        <table:table-row table:style-name="ro1">
          <table:table-cell office:value-type="string">
            <text:p>^0037368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Moldova Mobile</text:p>
          </table:table-cell>
        </table:table-row>
        <table:table-row table:style-name="ro1">
          <table:table-cell office:value-type="string">
            <text:p>^0037369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Moldova Mobile</text:p>
          </table:table-cell>
        </table:table-row>
        <table:table-row table:style-name="ro1">
          <table:table-cell office:value-type="string">
            <text:p>^0037376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Moldova Mobile</text:p>
          </table:table-cell>
        </table:table-row>
        <table:table-row table:style-name="ro1">
          <table:table-cell office:value-type="string">
            <text:p>^0037378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Moldova Mobile</text:p>
          </table:table-cell>
        </table:table-row>
        <table:table-row table:style-name="ro1">
          <table:table-cell office:value-type="string">
            <text:p>^0037379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Moldova Mobile</text:p>
          </table:table-cell>
        </table:table-row>
        <table:table-row table:style-name="ro1">
          <table:table-cell office:value-type="string">
            <text:p>^00374</text:p>
          </table:table-cell>
          <table:table-cell office:value-type="string">
            <text:p>justvoip</text:p>
          </table:table-cell>
          <table:table-cell office:value-type="float" office:value="0.045">
            <text:p>0.0450</text:p>
          </table:table-cell>
          <table:table-cell office:value-type="string">
            <text:p>Armenia</text:p>
          </table:table-cell>
        </table:table-row>
        <table:table-row table:style-name="ro1">
          <table:table-cell office:value-type="string">
            <text:p>^003749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Armenia Mobile</text:p>
          </table:table-cell>
        </table:table-row>
        <table:table-row table:style-name="ro1">
          <table:table-cell office:value-type="string">
            <text:p>^00375</text:p>
          </table:table-cell>
          <table:table-cell office:value-type="string">
            <text:p>justvoip</text:p>
          </table:table-cell>
          <table:table-cell office:value-type="float" office:value="0.16">
            <text:p>0.1600</text:p>
          </table:table-cell>
          <table:table-cell office:value-type="string">
            <text:p>Belarus</text:p>
          </table:table-cell>
        </table:table-row>
        <table:table-row table:style-name="ro1">
          <table:table-cell office:value-type="string">
            <text:p>^0037525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Belarus Mobile</text:p>
          </table:table-cell>
        </table:table-row>
        <table:table-row table:style-name="ro1">
          <table:table-cell office:value-type="string">
            <text:p>^0037529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Belarus Mobile</text:p>
          </table:table-cell>
        </table:table-row>
        <table:table-row table:style-name="ro1">
          <table:table-cell office:value-type="string">
            <text:p>^0037533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Belarus Mobile</text:p>
          </table:table-cell>
        </table:table-row>
        <table:table-row table:style-name="ro1">
          <table:table-cell office:value-type="string">
            <text:p>^0037544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Belarus Mobile</text:p>
          </table:table-cell>
        </table:table-row>
        <table:table-row table:style-name="ro1">
          <table:table-cell office:value-type="string">
            <text:p>^00376</text:p>
          </table:table-cell>
          <table:table-cell office:value-type="string">
            <text:p>justvoip</text:p>
          </table:table-cell>
          <table:table-cell office:value-type="float" office:value="0.01">
            <text:p>0.0100</text:p>
          </table:table-cell>
          <table:table-cell office:value-type="string">
            <text:p>Andorra</text:p>
          </table:table-cell>
        </table:table-row>
        <table:table-row table:style-name="ro1">
          <table:table-cell office:value-type="string">
            <text:p>^003763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Andorra Mobile</text:p>
          </table:table-cell>
        </table:table-row>
        <table:table-row table:style-name="ro1">
          <table:table-cell office:value-type="string">
            <text:p>^00377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^003774</text:p>
          </table:table-cell>
          <table:table-cell office:value-type="string">
            <text:p>justvoip</text:p>
          </table:table-cell>
          <table:table-cell office:value-type="float" office:value="0.21">
            <text:p>0.2100</text:p>
          </table:table-cell>
          <table:table-cell office:value-type="string">
            <text:p>Monaco Mobile</text:p>
          </table:table-cell>
        </table:table-row>
        <table:table-row table:style-name="ro1">
          <table:table-cell office:value-type="string">
            <text:p>^003776</text:p>
          </table:table-cell>
          <table:table-cell office:value-type="string">
            <text:p>justvoip</text:p>
          </table:table-cell>
          <table:table-cell office:value-type="float" office:value="0.21">
            <text:p>0.2100</text:p>
          </table:table-cell>
          <table:table-cell office:value-type="string">
            <text:p>Monaco Mobile</text:p>
          </table:table-cell>
        </table:table-row>
        <table:table-row table:style-name="ro1">
          <table:table-cell office:value-type="string">
            <text:p>^00378</text:p>
          </table:table-cell>
          <table:table-cell office:value-type="string">
            <text:p>justvoip</text:p>
          </table:table-cell>
          <table:table-cell office:value-type="float" office:value="0.03">
            <text:p>0.0300</text:p>
          </table:table-cell>
          <table:table-cell office:value-type="string">
            <text:p>San Marino</text:p>
          </table:table-cell>
        </table:table-row>
        <table:table-row table:style-name="ro1">
          <table:table-cell office:value-type="string">
            <text:p>^0037866</text:p>
          </table:table-cell>
          <table:table-cell office:value-type="string">
            <text:p>justvoip</text:p>
          </table:table-cell>
          <table:table-cell office:value-type="float" office:value="0.03">
            <text:p>0.0300</text:p>
          </table:table-cell>
          <table:table-cell office:value-type="string">
            <text:p>San Marino Mobile</text:p>
          </table:table-cell>
        </table:table-row>
        <table:table-row table:style-name="ro1">
          <table:table-cell office:value-type="string">
            <text:p>^00380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Ukraine</text:p>
          </table:table-cell>
        </table:table-row>
        <table:table-row table:style-name="ro1">
          <table:table-cell office:value-type="string">
            <text:p>^0038039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50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3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6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7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8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97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2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Montenegro</text:p>
          </table:table-cell>
        </table:table-row>
        <table:table-row table:style-name="ro1">
          <table:table-cell office:value-type="string">
            <text:p>^003826</text:p>
          </table:table-cell>
          <table:table-cell office:value-type="string">
            <text:p>justvoip</text:p>
          </table:table-cell>
          <table:table-cell office:value-type="float" office:value="0.16">
            <text:p>0.1600</text:p>
          </table:table-cell>
          <table:table-cell office:value-type="string">
            <text:p>Montenegro Mobile</text:p>
          </table:table-cell>
        </table:table-row>
        <table:table-row table:style-name="ro1">
          <table:table-cell office:value-type="string">
            <text:p>^00385</text:p>
          </table:table-cell>
          <table:table-cell office:value-type="string">
            <text:p>justvoip</text:p>
          </table:table-cell>
          <table:table-cell office:value-type="float" office:value="0.01">
            <text:p>0.0100</text:p>
          </table:table-cell>
          <table:table-cell office:value-type="string">
            <text:p>Croatia</text:p>
          </table:table-cell>
        </table:table-row>
        <table:table-row table:style-name="ro1">
          <table:table-cell office:value-type="string">
            <text:p>^003859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6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Slovenia</text:p>
          </table:table-cell>
        </table:table-row>
        <table:table-row table:style-name="ro1">
          <table:table-cell office:value-type="string">
            <text:p>^0038620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21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30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31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40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41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49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50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51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60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61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70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71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7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Bosnia and Herzegovina (Bosnia-herzegovina)</text:p>
          </table:table-cell>
        </table:table-row>
        <table:table-row table:style-name="ro1">
          <table:table-cell office:value-type="string">
            <text:p>^0038761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Bosnia and Herzegovina (Bosnia-herzegovina) Mobile</text:p>
          </table:table-cell>
        </table:table-row>
        <table:table-row table:style-name="ro1">
          <table:table-cell office:value-type="string">
            <text:p>^0038762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Bosnia and Herzegovina (Bosnia-herzegovina) Mobile</text:p>
          </table:table-cell>
        </table:table-row>
        <table:table-row table:style-name="ro1">
          <table:table-cell office:value-type="string">
            <text:p>^0038763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Bosnia and Herzegovina (Bosnia-herzegovina) Mobile</text:p>
          </table:table-cell>
        </table:table-row>
        <table:table-row table:style-name="ro1">
          <table:table-cell office:value-type="string">
            <text:p>^0038765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Bosnia and Herzegovina (Bosnia-herzegovina) Mobile</text:p>
          </table:table-cell>
        </table:table-row>
        <table:table-row table:style-name="ro1">
          <table:table-cell office:value-type="string">
            <text:p>^00389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Republic of Macedonia</text:p>
          </table:table-cell>
        </table:table-row>
        <table:table-row table:style-name="ro1">
          <table:table-cell office:value-type="string">
            <text:p>^0038970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Republic of Macedonia Mobile</text:p>
          </table:table-cell>
        </table:table-row>
        <table:table-row table:style-name="ro1">
          <table:table-cell office:value-type="string">
            <text:p>^0038971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Republic of Macedonia Mobile</text:p>
          </table:table-cell>
        </table:table-row>
        <table:table-row table:style-name="ro1">
          <table:table-cell office:value-type="string">
            <text:p>^0038975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Republic of Macedonia Mobile</text:p>
          </table:table-cell>
        </table:table-row>
        <table:table-row table:style-name="ro1">
          <table:table-cell office:value-type="string">
            <text:p>^0038976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Republic of Macedonia Mobile</text:p>
          </table:table-cell>
        </table:table-row>
        <table:table-row table:style-name="ro1">
          <table:table-cell office:value-type="string">
            <text:p>^0038977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Republic of Macedonia Mobile</text:p>
          </table:table-cell>
        </table:table-row>
        <table:table-row table:style-name="ro1">
          <table:table-cell office:value-type="string">
            <text:p>^0038978</text:p>
          </table:table-cell>
          <table:table-cell office:value-type="string">
            <text:p>justvoip</text:p>
          </table:table-cell>
          <table:table-cell office:value-type="float" office:value="0.2">
            <text:p>0.2000</text:p>
          </table:table-cell>
          <table:table-cell office:value-type="string">
            <text:p>Republic of Macedonia Mobile</text:p>
          </table:table-cell>
        </table:table-row>
        <table:table-row table:style-name="ro1">
          <table:table-cell office:value-type="string">
            <text:p>^0040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Romania</text:p>
          </table:table-cell>
        </table:table-row>
        <table:table-row table:style-name="ro1">
          <table:table-cell office:value-type="string">
            <text:p>^00407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1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Switzerland</text:p>
          </table:table-cell>
        </table:table-row>
        <table:table-row table:style-name="ro1">
          <table:table-cell office:value-type="string">
            <text:p>^004174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176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177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178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179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20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Czech Republic</text:p>
          </table:table-cell>
        </table:table-row>
        <table:table-row table:style-name="ro1">
          <table:table-cell office:value-type="string">
            <text:p>^0042060</text:p>
          </table:table-cell>
          <table:table-cell office:value-type="string">
            <text:p>justvoip</text:p>
          </table:table-cell>
          <table:table-cell office:value-type="float" office:value="0.11">
            <text:p>0.110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072</text:p>
          </table:table-cell>
          <table:table-cell office:value-type="string">
            <text:p>justvoip</text:p>
          </table:table-cell>
          <table:table-cell office:value-type="float" office:value="0.11">
            <text:p>0.110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073</text:p>
          </table:table-cell>
          <table:table-cell office:value-type="string">
            <text:p>justvoip</text:p>
          </table:table-cell>
          <table:table-cell office:value-type="float" office:value="0.11">
            <text:p>0.110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077</text:p>
          </table:table-cell>
          <table:table-cell office:value-type="string">
            <text:p>justvoip</text:p>
          </table:table-cell>
          <table:table-cell office:value-type="float" office:value="0.11">
            <text:p>0.110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1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Slovakia (Slovak Republic)</text:p>
          </table:table-cell>
        </table:table-row>
        <table:table-row table:style-name="ro1">
          <table:table-cell office:value-type="string">
            <text:p>^004219</text:p>
          </table:table-cell>
          <table:table-cell office:value-type="string">
            <text:p>justvoip</text:p>
          </table:table-cell>
          <table:table-cell office:value-type="float" office:value="0.105">
            <text:p>0.1050</text:p>
          </table:table-cell>
          <table:table-cell office:value-type="string">
            <text:p>Slovakia (Slovak Republic) Mobile</text:p>
          </table:table-cell>
        </table:table-row>
        <table:table-row table:style-name="ro1">
          <table:table-cell office:value-type="string">
            <text:p>^00423</text:p>
          </table:table-cell>
          <table:table-cell office:value-type="string">
            <text:p>justvoip</text:p>
          </table:table-cell>
          <table:table-cell office:value-type="float" office:value="0.02">
            <text:p>0.0200</text:p>
          </table:table-cell>
          <table:table-cell office:value-type="string">
            <text:p>Liechtenstein</text:p>
          </table:table-cell>
        </table:table-row>
        <table:table-row table:style-name="ro1">
          <table:table-cell office:value-type="string">
            <text:p>^004237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3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Austria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6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1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8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9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4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United Kingdom</text:p>
          </table:table-cell>
        </table:table-row>
        <table:table-row table:style-name="ro1">
          <table:table-cell office:value-type="string">
            <text:p>^004475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5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5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5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7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7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7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7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8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8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8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8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9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9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9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79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5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Denmark</text:p>
          </table:table-cell>
        </table:table-row>
        <table:table-row table:style-name="ro1">
          <table:table-cell office:value-type="string">
            <text:p>^004530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40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6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Sweden</text:p>
          </table:table-cell>
        </table:table-row>
        <table:table-row table:style-name="ro1">
          <table:table-cell office:value-type="string">
            <text:p>^004670</text:p>
          </table:table-cell>
          <table:table-cell office:value-type="string">
            <text:p>justvoip</text:p>
          </table:table-cell>
          <table:table-cell office:value-type="float" office:value="0.055">
            <text:p>0.055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</text:p>
          </table:table-cell>
          <table:table-cell office:value-type="string">
            <text:p>justvoip</text:p>
          </table:table-cell>
          <table:table-cell office:value-type="float" office:value="0.055">
            <text:p>0.055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</text:p>
          </table:table-cell>
          <table:table-cell office:value-type="string">
            <text:p>justvoip</text:p>
          </table:table-cell>
          <table:table-cell office:value-type="float" office:value="0.055">
            <text:p>0.055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7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^00474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Norway Mobile</text:p>
          </table:table-cell>
        </table:table-row>
        <table:table-row table:style-name="ro1">
          <table:table-cell office:value-type="string">
            <text:p>^00479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Norway Mobile</text:p>
          </table:table-cell>
        </table:table-row>
        <table:table-row table:style-name="ro1">
          <table:table-cell office:value-type="string">
            <text:p>^0048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Poland</text:p>
          </table:table-cell>
        </table:table-row>
        <table:table-row table:style-name="ro1">
          <table:table-cell office:value-type="string">
            <text:p>^004850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51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0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6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9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2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8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79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88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9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Germany</text:p>
          </table:table-cell>
        </table:table-row>
        <table:table-row table:style-name="ro1">
          <table:table-cell office:value-type="string">
            <text:p>^004915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6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7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700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501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Belize</text:p>
          </table:table-cell>
        </table:table-row>
        <table:table-row table:style-name="ro1">
          <table:table-cell office:value-type="string">
            <text:p>^005016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Belize Mobile</text:p>
          </table:table-cell>
        </table:table-row>
        <table:table-row table:style-name="ro1">
          <table:table-cell office:value-type="string">
            <text:p>^00502</text:p>
          </table:table-cell>
          <table:table-cell office:value-type="string">
            <text:p>justvoip</text:p>
          </table:table-cell>
          <table:table-cell office:value-type="float" office:value="0.12">
            <text:p>0.1200</text:p>
          </table:table-cell>
          <table:table-cell office:value-type="string">
            <text:p>Guatemala</text:p>
          </table:table-cell>
        </table:table-row>
        <table:table-row table:style-name="ro1">
          <table:table-cell office:value-type="string">
            <text:p>^005024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5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3</text:p>
          </table:table-cell>
          <table:table-cell office:value-type="string">
            <text:p>justvoip</text:p>
          </table:table-cell>
          <table:table-cell office:value-type="float" office:value="0.055">
            <text:p>0.0550</text:p>
          </table:table-cell>
          <table:table-cell office:value-type="string">
            <text:p>El Salvador</text:p>
          </table:table-cell>
        </table:table-row>
        <table:table-row table:style-name="ro1">
          <table:table-cell office:value-type="string">
            <text:p>^005037</text:p>
          </table:table-cell>
          <table:table-cell office:value-type="string">
            <text:p>justvoip</text:p>
          </table:table-cell>
          <table:table-cell office:value-type="float" office:value="0.11">
            <text:p>0.1100</text:p>
          </table:table-cell>
          <table:table-cell office:value-type="string">
            <text:p>El Salvador Mobile</text:p>
          </table:table-cell>
        </table:table-row>
        <table:table-row table:style-name="ro1">
          <table:table-cell office:value-type="string">
            <text:p>^00504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Honduras</text:p>
          </table:table-cell>
        </table:table-row>
        <table:table-row table:style-name="ro1">
          <table:table-cell office:value-type="string">
            <text:p>^005043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Honduras Mobile</text:p>
          </table:table-cell>
        </table:table-row>
        <table:table-row table:style-name="ro1">
          <table:table-cell office:value-type="string">
            <text:p>^005048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Honduras Mobile</text:p>
          </table:table-cell>
        </table:table-row>
        <table:table-row table:style-name="ro1">
          <table:table-cell office:value-type="string">
            <text:p>^005049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Honduras Mobile</text:p>
          </table:table-cell>
        </table:table-row>
        <table:table-row table:style-name="ro1">
          <table:table-cell office:value-type="string">
            <text:p>^00505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Nicaragua</text:p>
          </table:table-cell>
        </table:table-row>
        <table:table-row table:style-name="ro1">
          <table:table-cell office:value-type="string">
            <text:p>^005058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Nicaragua Mobile</text:p>
          </table:table-cell>
        </table:table-row>
        <table:table-row table:style-name="ro1">
          <table:table-cell office:value-type="string">
            <text:p>^00506</text:p>
          </table:table-cell>
          <table:table-cell office:value-type="string">
            <text:p>justvoip</text:p>
          </table:table-cell>
          <table:table-cell office:value-type="float" office:value="0.025">
            <text:p>0.0250</text:p>
          </table:table-cell>
          <table:table-cell office:value-type="string">
            <text:p>Costa Rica</text:p>
          </table:table-cell>
        </table:table-row>
        <table:table-row table:style-name="ro1">
          <table:table-cell office:value-type="string">
            <text:p>^005063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68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7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Panama</text:p>
          </table:table-cell>
        </table:table-row>
        <table:table-row table:style-name="ro1">
          <table:table-cell office:value-type="string">
            <text:p>^005074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5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6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7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1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Peru</text:p>
          </table:table-cell>
        </table:table-row>
        <table:table-row table:style-name="ro1">
          <table:table-cell office:value-type="string">
            <text:p>^00519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2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Mexico</text:p>
          </table:table-cell>
        </table:table-row>
        <table:table-row table:style-name="ro1">
          <table:table-cell office:value-type="string">
            <text:p>^00521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Mexico Mobile</text:p>
          </table:table-cell>
        </table:table-row>
        <table:table-row table:style-name="ro1">
          <table:table-cell office:value-type="string">
            <text:p>^00521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Mexico Mobile</text:p>
          </table:table-cell>
        </table:table-row>
        <table:table-row table:style-name="ro1">
          <table:table-cell office:value-type="string">
            <text:p>^00521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Mexico Mobile</text:p>
          </table:table-cell>
        </table:table-row>
        <table:table-row table:style-name="ro1">
          <table:table-cell office:value-type="string">
            <text:p>^00521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Mexico Mobile</text:p>
          </table:table-cell>
        </table:table-row>
        <table:table-row table:style-name="ro1">
          <table:table-cell office:value-type="string">
            <text:p>^0053</text:p>
          </table:table-cell>
          <table:table-cell office:value-type="string">
            <text:p>justvoip</text:p>
          </table:table-cell>
          <table:table-cell office:value-type="float" office:value="0.7">
            <text:p>0.7000</text:p>
          </table:table-cell>
          <table:table-cell office:value-type="string">
            <text:p>Cuba</text:p>
          </table:table-cell>
        </table:table-row>
        <table:table-row table:style-name="ro1">
          <table:table-cell office:value-type="string">
            <text:p>^00535</text:p>
          </table:table-cell>
          <table:table-cell office:value-type="string">
            <text:p>justvoip</text:p>
          </table:table-cell>
          <table:table-cell office:value-type="float" office:value="0.75">
            <text:p>0.7500</text:p>
          </table:table-cell>
          <table:table-cell office:value-type="string">
            <text:p>Cuba Mobile</text:p>
          </table:table-cell>
        </table:table-row>
        <table:table-row table:style-name="ro1">
          <table:table-cell office:value-type="string">
            <text:p>^0054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Argentina</text:p>
          </table:table-cell>
        </table:table-row>
        <table:table-row table:style-name="ro1">
          <table:table-cell office:value-type="string">
            <text:p>^005415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Argentina Mobile</text:p>
          </table:table-cell>
        </table:table-row>
        <table:table-row table:style-name="ro1">
          <table:table-cell office:value-type="string">
            <text:p>^0055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Brazil</text:p>
          </table:table-cell>
        </table:table-row>
        <table:table-row table:style-name="ro1">
          <table:table-cell office:value-type="string">
            <text:p>^00557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6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Chile</text:p>
          </table:table-cell>
        </table:table-row>
        <table:table-row table:style-name="ro1">
          <table:table-cell office:value-type="string">
            <text:p>^005697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Chile Mobile</text:p>
          </table:table-cell>
        </table:table-row>
        <table:table-row table:style-name="ro1">
          <table:table-cell office:value-type="string">
            <text:p>^005698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Chile Mobile</text:p>
          </table:table-cell>
        </table:table-row>
        <table:table-row table:style-name="ro1">
          <table:table-cell office:value-type="string">
            <text:p>^005699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Chile Mobile</text:p>
          </table:table-cell>
        </table:table-row>
        <table:table-row table:style-name="ro1">
          <table:table-cell office:value-type="string">
            <text:p>^0057</text:p>
          </table:table-cell>
          <table:table-cell office:value-type="string">
            <text:p>justvoip</text:p>
          </table:table-cell>
          <table:table-cell office:value-type="float" office:value="0.015">
            <text:p>0.0150</text:p>
          </table:table-cell>
          <table:table-cell office:value-type="string">
            <text:p>Colombia</text:p>
          </table:table-cell>
        </table:table-row>
        <table:table-row table:style-name="ro1">
          <table:table-cell office:value-type="string">
            <text:p>^005731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Colombia Mobile</text:p>
          </table:table-cell>
        </table:table-row>
        <table:table-row table:style-name="ro1">
          <table:table-cell office:value-type="string">
            <text:p>^0058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Venezuela</text:p>
          </table:table-cell>
        </table:table-row>
        <table:table-row table:style-name="ro1">
          <table:table-cell office:value-type="string">
            <text:p>^00584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Venezuela Mobile</text:p>
          </table:table-cell>
        </table:table-row>
        <table:table-row table:style-name="ro1">
          <table:table-cell office:value-type="string">
            <text:p>^00591</text:p>
          </table:table-cell>
          <table:table-cell office:value-type="string">
            <text:p>justvoip</text:p>
          </table:table-cell>
          <table:table-cell office:value-type="float" office:value="0.03">
            <text:p>0.0300</text:p>
          </table:table-cell>
          <table:table-cell office:value-type="string">
            <text:p>Bolivia</text:p>
          </table:table-cell>
        </table:table-row>
        <table:table-row table:style-name="ro1">
          <table:table-cell office:value-type="string">
            <text:p>^005917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Bolivia Mobile</text:p>
          </table:table-cell>
        </table:table-row>
        <table:table-row table:style-name="ro1">
          <table:table-cell office:value-type="string">
            <text:p>^00592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^005926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Guyana Mobile</text:p>
          </table:table-cell>
        </table:table-row>
        <table:table-row table:style-name="ro1">
          <table:table-cell office:value-type="string">
            <text:p>^00593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Ecuador</text:p>
          </table:table-cell>
        </table:table-row>
        <table:table-row table:style-name="ro1">
          <table:table-cell office:value-type="string">
            <text:p>^005938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Ecuador Mobile</text:p>
          </table:table-cell>
        </table:table-row>
        <table:table-row table:style-name="ro1">
          <table:table-cell office:value-type="string">
            <text:p>^005939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Ecuador Mobile</text:p>
          </table:table-cell>
        </table:table-row>
        <table:table-row table:style-name="ro1">
          <table:table-cell office:value-type="string">
            <text:p>^00595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^005959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Paraguay Mobile</text:p>
          </table:table-cell>
        </table:table-row>
        <table:table-row table:style-name="ro1">
          <table:table-cell office:value-type="string">
            <text:p>^00597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Suriname</text:p>
          </table:table-cell>
        </table:table-row>
        <table:table-row table:style-name="ro1">
          <table:table-cell office:value-type="string">
            <text:p>^005978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Suriname Mobile</text:p>
          </table:table-cell>
        </table:table-row>
        <table:table-row table:style-name="ro1">
          <table:table-cell office:value-type="string">
            <text:p>^00598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Uruguay</text:p>
          </table:table-cell>
        </table:table-row>
        <table:table-row table:style-name="ro1">
          <table:table-cell office:value-type="string">
            <text:p>^0059894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Uruguay Mobile</text:p>
          </table:table-cell>
        </table:table-row>
        <table:table-row table:style-name="ro1">
          <table:table-cell office:value-type="string">
            <text:p>^0059895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Uruguay Mobile</text:p>
          </table:table-cell>
        </table:table-row>
        <table:table-row table:style-name="ro1">
          <table:table-cell office:value-type="string">
            <text:p>^0059896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Uruguay Mobile</text:p>
          </table:table-cell>
        </table:table-row>
        <table:table-row table:style-name="ro1">
          <table:table-cell office:value-type="string">
            <text:p>^0059897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Uruguay Mobile</text:p>
          </table:table-cell>
        </table:table-row>
        <table:table-row table:style-name="ro1">
          <table:table-cell office:value-type="string">
            <text:p>^0059898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Uruguay Mobile</text:p>
          </table:table-cell>
        </table:table-row>
        <table:table-row table:style-name="ro1">
          <table:table-cell office:value-type="string">
            <text:p>^0059899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Uruguay Mobile</text:p>
          </table:table-cell>
        </table:table-row>
        <table:table-row table:style-name="ro1">
          <table:table-cell office:value-type="string">
            <text:p>^0060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Malaysia</text:p>
          </table:table-cell>
        </table:table-row>
        <table:table-row table:style-name="ro1">
          <table:table-cell office:value-type="string">
            <text:p>^00601</text:p>
          </table:table-cell>
          <table:table-cell office:value-type="string">
            <text:p>justvoip</text:p>
          </table:table-cell>
          <table:table-cell office:value-type="float" office:value="0.022">
            <text:p>0.0220</text:p>
          </table:table-cell>
          <table:table-cell office:value-type="string">
            <text:p>Malaysia Mobile</text:p>
          </table:table-cell>
        </table:table-row>
        <table:table-row table:style-name="ro1">
          <table:table-cell office:value-type="string">
            <text:p>^0061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^00614</text:p>
          </table:table-cell>
          <table:table-cell office:value-type="string">
            <text:p>justvoip</text:p>
          </table:table-cell>
          <table:table-cell office:value-type="float" office:value="0.055">
            <text:p>0.0550</text:p>
          </table:table-cell>
          <table:table-cell office:value-type="string">
            <text:p>Australia Mobile</text:p>
          </table:table-cell>
        </table:table-row>
        <table:table-row table:style-name="ro1">
          <table:table-cell office:value-type="string">
            <text:p>^0062</text:p>
          </table:table-cell>
          <table:table-cell office:value-type="string">
            <text:p>justvoip</text:p>
          </table:table-cell>
          <table:table-cell office:value-type="float" office:value="0.035">
            <text:p>0.0350</text:p>
          </table:table-cell>
          <table:table-cell office:value-type="string">
            <text:p>Indonesia</text:p>
          </table:table-cell>
        </table:table-row>
        <table:table-row table:style-name="ro1">
          <table:table-cell office:value-type="string">
            <text:p>^00628</text:p>
          </table:table-cell>
          <table:table-cell office:value-type="string">
            <text:p>justvoip</text:p>
          </table:table-cell>
          <table:table-cell office:value-type="float" office:value="0.03">
            <text:p>0.0300</text:p>
          </table:table-cell>
          <table:table-cell office:value-type="string">
            <text:p>Indonesia Mobile</text:p>
          </table:table-cell>
        </table:table-row>
        <table:table-row table:style-name="ro1">
          <table:table-cell office:value-type="string">
            <text:p>^0063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Philippines</text:p>
          </table:table-cell>
        </table:table-row>
        <table:table-row table:style-name="ro1">
          <table:table-cell office:value-type="string">
            <text:p>^00639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Philippines Mobile</text:p>
          </table:table-cell>
        </table:table-row>
        <table:table-row table:style-name="ro1">
          <table:table-cell office:value-type="string">
            <text:p>^0064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New Zealand</text:p>
          </table:table-cell>
        </table:table-row>
        <table:table-row table:style-name="ro1">
          <table:table-cell office:value-type="string">
            <text:p>^006420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1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4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5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7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8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29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5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Singapore</text:p>
          </table:table-cell>
        </table:table-row>
        <table:table-row table:style-name="ro1">
          <table:table-cell office:value-type="string">
            <text:p>^00658</text:p>
          </table:table-cell>
          <table:table-cell office:value-type="string">
            <text:p>justvoip</text:p>
          </table:table-cell>
          <table:table-cell office:value-type="float" office:value="0.01">
            <text:p>0.0100</text:p>
          </table:table-cell>
          <table:table-cell office:value-type="string">
            <text:p>Singapore Mobile</text:p>
          </table:table-cell>
        </table:table-row>
        <table:table-row table:style-name="ro1">
          <table:table-cell office:value-type="string">
            <text:p>^00659</text:p>
          </table:table-cell>
          <table:table-cell office:value-type="string">
            <text:p>justvoip</text:p>
          </table:table-cell>
          <table:table-cell office:value-type="float" office:value="0.01">
            <text:p>0.0100</text:p>
          </table:table-cell>
          <table:table-cell office:value-type="string">
            <text:p>Singapore Mobile</text:p>
          </table:table-cell>
        </table:table-row>
        <table:table-row table:style-name="ro1">
          <table:table-cell office:value-type="string">
            <text:p>^0066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Thailand</text:p>
          </table:table-cell>
        </table:table-row>
        <table:table-row table:style-name="ro1">
          <table:table-cell office:value-type="string">
            <text:p>^00661</text:p>
          </table:table-cell>
          <table:table-cell office:value-type="string">
            <text:p>justvoip</text:p>
          </table:table-cell>
          <table:table-cell office:value-type="float" office:value="0.005">
            <text:p>0.0050</text:p>
          </table:table-cell>
          <table:table-cell office:value-type="string">
            <text:p>Thailand Mobile</text:p>
          </table:table-cell>
        </table:table-row>
        <table:table-row table:style-name="ro1">
          <table:table-cell office:value-type="string">
            <text:p>^006689</text:p>
          </table:table-cell>
          <table:table-cell office:value-type="string">
            <text:p>justvoip</text:p>
          </table:table-cell>
          <table:table-cell office:value-type="float" office:value="0.005">
            <text:p>0.0050</text:p>
          </table:table-cell>
          <table:table-cell office:value-type="string">
            <text:p>Thailand Mobile</text:p>
          </table:table-cell>
        </table:table-row>
        <table:table-row table:style-name="ro1">
          <table:table-cell office:value-type="string">
            <text:p>^00670</text:p>
          </table:table-cell>
          <table:table-cell office:value-type="string">
            <text:p>justvoip</text:p>
          </table:table-cell>
          <table:table-cell office:value-type="float" office:value="0.45">
            <text:p>0.4500</text:p>
          </table:table-cell>
          <table:table-cell office:value-type="string">
            <text:p>East Timor</text:p>
          </table:table-cell>
        </table:table-row>
        <table:table-row table:style-name="ro1">
          <table:table-cell office:value-type="string">
            <text:p>^006707</text:p>
          </table:table-cell>
          <table:table-cell office:value-type="string">
            <text:p>justvoip</text:p>
          </table:table-cell>
          <table:table-cell office:value-type="float" office:value="0.45">
            <text:p>0.4500</text:p>
          </table:table-cell>
          <table:table-cell office:value-type="string">
            <text:p>East Timor Mobile</text:p>
          </table:table-cell>
        </table:table-row>
        <table:table-row table:style-name="ro1">
          <table:table-cell office:value-type="string">
            <text:p>^00674</text:p>
          </table:table-cell>
          <table:table-cell office:value-type="string">
            <text:p>justvoip</text:p>
          </table:table-cell>
          <table:table-cell office:value-type="float" office:value="0.3">
            <text:p>0.3000</text:p>
          </table:table-cell>
          <table:table-cell office:value-type="string">
            <text:p>Nauru</text:p>
          </table:table-cell>
        </table:table-row>
        <table:table-row table:style-name="ro1">
          <table:table-cell office:value-type="string">
            <text:p>^00674555</text:p>
          </table:table-cell>
          <table:table-cell office:value-type="string">
            <text:p>justvoip</text:p>
          </table:table-cell>
          <table:table-cell office:value-type="float" office:value="0.3">
            <text:p>0.3000</text:p>
          </table:table-cell>
          <table:table-cell office:value-type="string">
            <text:p>Nauru Mobile</text:p>
          </table:table-cell>
        </table:table-row>
        <table:table-row table:style-name="ro1">
          <table:table-cell office:value-type="string">
            <text:p>^00675</text:p>
          </table:table-cell>
          <table:table-cell office:value-type="string">
            <text:p>justvoip</text:p>
          </table:table-cell>
          <table:table-cell office:value-type="float" office:value="0.35">
            <text:p>0.3500</text:p>
          </table:table-cell>
          <table:table-cell office:value-type="string">
            <text:p>Papua New Guinea</text:p>
          </table:table-cell>
        </table:table-row>
        <table:table-row table:style-name="ro1">
          <table:table-cell office:value-type="string">
            <text:p>^0067568</text:p>
          </table:table-cell>
          <table:table-cell office:value-type="string">
            <text:p>justvoip</text:p>
          </table:table-cell>
          <table:table-cell office:value-type="float" office:value="0.35">
            <text:p>0.3500</text:p>
          </table:table-cell>
          <table:table-cell office:value-type="string">
            <text:p>Papua New Guinea Mobile</text:p>
          </table:table-cell>
        </table:table-row>
        <table:table-row table:style-name="ro1">
          <table:table-cell office:value-type="string">
            <text:p>^0067568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Papua New Guinea Mobile</text:p>
          </table:table-cell>
        </table:table-row>
        <table:table-row table:style-name="ro1">
          <table:table-cell office:value-type="string">
            <text:p>^0067569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Papua New Guinea Mobile</text:p>
          </table:table-cell>
        </table:table-row>
        <table:table-row table:style-name="ro1">
          <table:table-cell office:value-type="string">
            <text:p>^0067569</text:p>
          </table:table-cell>
          <table:table-cell office:value-type="string">
            <text:p>justvoip</text:p>
          </table:table-cell>
          <table:table-cell office:value-type="float" office:value="0.35">
            <text:p>0.3500</text:p>
          </table:table-cell>
          <table:table-cell office:value-type="string">
            <text:p>Papua New Guinea Mobile</text:p>
          </table:table-cell>
        </table:table-row>
        <table:table-row table:style-name="ro1">
          <table:table-cell office:value-type="string">
            <text:p>^00678</text:p>
          </table:table-cell>
          <table:table-cell office:value-type="string">
            <text:p>justvoip</text:p>
          </table:table-cell>
          <table:table-cell office:value-type="float" office:value="0.3">
            <text:p>0.3000</text:p>
          </table:table-cell>
          <table:table-cell office:value-type="string">
            <text:p>Vanuatu</text:p>
          </table:table-cell>
        </table:table-row>
        <table:table-row table:style-name="ro1">
          <table:table-cell office:value-type="string">
            <text:p>^006784</text:p>
          </table:table-cell>
          <table:table-cell office:value-type="string">
            <text:p>justvoip</text:p>
          </table:table-cell>
          <table:table-cell office:value-type="float" office:value="0.3">
            <text:p>0.3000</text:p>
          </table:table-cell>
          <table:table-cell office:value-type="string">
            <text:p>Vanuatu Mobile</text:p>
          </table:table-cell>
        </table:table-row>
        <table:table-row table:style-name="ro1">
          <table:table-cell office:value-type="string">
            <text:p>^006785</text:p>
          </table:table-cell>
          <table:table-cell office:value-type="string">
            <text:p>justvoip</text:p>
          </table:table-cell>
          <table:table-cell office:value-type="float" office:value="0.3">
            <text:p>0.3000</text:p>
          </table:table-cell>
          <table:table-cell office:value-type="string">
            <text:p>Vanuatu Mobile</text:p>
          </table:table-cell>
        </table:table-row>
        <table:table-row table:style-name="ro1">
          <table:table-cell office:value-type="string">
            <text:p>^00679</text:p>
          </table:table-cell>
          <table:table-cell office:value-type="string">
            <text:p>justvoip</text:p>
          </table:table-cell>
          <table:table-cell office:value-type="float" office:value="0.17">
            <text:p>0.1700</text:p>
          </table:table-cell>
          <table:table-cell office:value-type="string">
            <text:p>Fiji</text:p>
          </table:table-cell>
        </table:table-row>
        <table:table-row table:style-name="ro1">
          <table:table-cell office:value-type="string">
            <text:p>^006799</text:p>
          </table:table-cell>
          <table:table-cell office:value-type="string">
            <text:p>justvoip</text:p>
          </table:table-cell>
          <table:table-cell office:value-type="float" office:value="0.17">
            <text:p>0.1700</text:p>
          </table:table-cell>
          <table:table-cell office:value-type="string">
            <text:p>Fiji Mobile</text:p>
          </table:table-cell>
        </table:table-row>
        <table:table-row table:style-name="ro1">
          <table:table-cell office:value-type="string">
            <text:p>^00684</text:p>
          </table:table-cell>
          <table:table-cell office:value-type="string">
            <text:p>justvoip</text:p>
          </table:table-cell>
          <table:table-cell office:value-type="float" office:value="0.5">
            <text:p>0.5000</text:p>
          </table:table-cell>
          <table:table-cell office:value-type="string">
            <text:p>American Samoa Mobile</text:p>
          </table:table-cell>
        </table:table-row>
        <table:table-row table:style-name="ro1">
          <table:table-cell office:value-type="string">
            <text:p>^00684</text:p>
          </table:table-cell>
          <table:table-cell office:value-type="string">
            <text:p>justvoip</text:p>
          </table:table-cell>
          <table:table-cell office:value-type="float" office:value="0.3">
            <text:p>0.3000</text:p>
          </table:table-cell>
          <table:table-cell office:value-type="string">
            <text:p>American Samoa</text:p>
          </table:table-cell>
        </table:table-row>
        <table:table-row table:style-name="ro1">
          <table:table-cell office:value-type="string">
            <text:p>^00684</text:p>
          </table:table-cell>
          <table:table-cell office:value-type="string">
            <text:p>justvoip</text:p>
          </table:table-cell>
          <table:table-cell office:value-type="float" office:value="0.3">
            <text:p>0.3000</text:p>
          </table:table-cell>
          <table:table-cell office:value-type="string">
            <text:p>American Samoa Mobile</text:p>
          </table:table-cell>
        </table:table-row>
        <table:table-row table:style-name="ro1">
          <table:table-cell office:value-type="string">
            <text:p>^00684</text:p>
          </table:table-cell>
          <table:table-cell office:value-type="string">
            <text:p>justvoip</text:p>
          </table:table-cell>
          <table:table-cell office:value-type="float" office:value="0.5">
            <text:p>0.5000</text:p>
          </table:table-cell>
          <table:table-cell office:value-type="string">
            <text:p>American Samoa</text:p>
          </table:table-cell>
        </table:table-row>
        <table:table-row table:style-name="ro1">
          <table:table-cell office:value-type="string">
            <text:p>^0068577</text:p>
          </table:table-cell>
          <table:table-cell office:value-type="string">
            <text:p>justvoip</text:p>
          </table:table-cell>
          <table:table-cell office:value-type="float" office:value="0.3">
            <text:p>0.3000</text:p>
          </table:table-cell>
          <table:table-cell office:value-type="string">
            <text:p>Samoa Mobile</text:p>
          </table:table-cell>
        </table:table-row>
        <table:table-row table:style-name="ro1">
          <table:table-cell office:value-type="string">
            <text:p>^007</text:p>
          </table:table-cell>
          <table:table-cell office:value-type="string">
            <text:p>justvoip</text:p>
          </table:table-cell>
          <table:table-cell office:value-type="float" office:value="0.02">
            <text:p>0.0200</text:p>
          </table:table-cell>
          <table:table-cell office:value-type="string">
            <text:p>Russia (Russian Federation)</text:p>
          </table:table-cell>
        </table:table-row>
        <table:table-row table:style-name="ro1">
          <table:table-cell office:value-type="string">
            <text:p>^007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Kazakhstan</text:p>
          </table:table-cell>
        </table:table-row>
        <table:table-row table:style-name="ro1">
          <table:table-cell office:value-type="string">
            <text:p>^00770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777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9</text:p>
          </table:table-cell>
          <table:table-cell office:value-type="string">
            <text:p>justvoip</text:p>
          </table:table-cell>
          <table:table-cell office:value-type="float" office:value="0.035">
            <text:p>0.0350</text:p>
          </table:table-cell>
          <table:table-cell office:value-type="string">
            <text:p>Russia (Russian Federation) Mobile</text:p>
          </table:table-cell>
        </table:table-row>
        <table:table-row table:style-name="ro1">
          <table:table-cell office:value-type="string">
            <text:p>^0079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Russia (Russian Federation) Mobile</text:p>
          </table:table-cell>
        </table:table-row>
        <table:table-row table:style-name="ro1">
          <table:table-cell office:value-type="string">
            <text:p>^0079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Russia (Russian Federation) Mobile</text:p>
          </table:table-cell>
        </table:table-row>
        <table:table-row table:style-name="ro1">
          <table:table-cell office:value-type="string">
            <text:p>^0081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Japan</text:p>
          </table:table-cell>
        </table:table-row>
        <table:table-row table:style-name="ro1">
          <table:table-cell office:value-type="string">
            <text:p>^008170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180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190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2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South Korea</text:p>
          </table:table-cell>
        </table:table-row>
        <table:table-row table:style-name="ro1">
          <table:table-cell office:value-type="string">
            <text:p>^008210</text:p>
          </table:table-cell>
          <table:table-cell office:value-type="string">
            <text:p>justvoip</text:p>
          </table:table-cell>
          <table:table-cell office:value-type="float" office:value="0.02">
            <text:p>0.0200</text:p>
          </table:table-cell>
          <table:table-cell office:value-type="string">
            <text:p>South Korea Mobile</text:p>
          </table:table-cell>
        </table:table-row>
        <table:table-row table:style-name="ro1">
          <table:table-cell office:value-type="string">
            <text:p>^008211</text:p>
          </table:table-cell>
          <table:table-cell office:value-type="string">
            <text:p>justvoip</text:p>
          </table:table-cell>
          <table:table-cell office:value-type="float" office:value="0.02">
            <text:p>0.0200</text:p>
          </table:table-cell>
          <table:table-cell office:value-type="string">
            <text:p>South Korea Mobile</text:p>
          </table:table-cell>
        </table:table-row>
        <table:table-row table:style-name="ro1">
          <table:table-cell office:value-type="string">
            <text:p>^008216</text:p>
          </table:table-cell>
          <table:table-cell office:value-type="string">
            <text:p>justvoip</text:p>
          </table:table-cell>
          <table:table-cell office:value-type="float" office:value="0.02">
            <text:p>0.0200</text:p>
          </table:table-cell>
          <table:table-cell office:value-type="string">
            <text:p>South Korea Mobile</text:p>
          </table:table-cell>
        </table:table-row>
        <table:table-row table:style-name="ro1">
          <table:table-cell office:value-type="string">
            <text:p>^008217</text:p>
          </table:table-cell>
          <table:table-cell office:value-type="string">
            <text:p>justvoip</text:p>
          </table:table-cell>
          <table:table-cell office:value-type="float" office:value="0.02">
            <text:p>0.0200</text:p>
          </table:table-cell>
          <table:table-cell office:value-type="string">
            <text:p>South Korea Mobile</text:p>
          </table:table-cell>
        </table:table-row>
        <table:table-row table:style-name="ro1">
          <table:table-cell office:value-type="string">
            <text:p>^008218</text:p>
          </table:table-cell>
          <table:table-cell office:value-type="string">
            <text:p>justvoip</text:p>
          </table:table-cell>
          <table:table-cell office:value-type="float" office:value="0.02">
            <text:p>0.0200</text:p>
          </table:table-cell>
          <table:table-cell office:value-type="string">
            <text:p>South Korea Mobile</text:p>
          </table:table-cell>
        </table:table-row>
        <table:table-row table:style-name="ro1">
          <table:table-cell office:value-type="string">
            <text:p>^008219</text:p>
          </table:table-cell>
          <table:table-cell office:value-type="string">
            <text:p>justvoip</text:p>
          </table:table-cell>
          <table:table-cell office:value-type="float" office:value="0.02">
            <text:p>0.0200</text:p>
          </table:table-cell>
          <table:table-cell office:value-type="string">
            <text:p>South Korea Mobile</text:p>
          </table:table-cell>
        </table:table-row>
        <table:table-row table:style-name="ro1">
          <table:table-cell office:value-type="string">
            <text:p>^00850</text:p>
          </table:table-cell>
          <table:table-cell office:value-type="string">
            <text:p>justvoip</text:p>
          </table:table-cell>
          <table:table-cell office:value-type="float" office:value="0.35">
            <text:p>0.3500</text:p>
          </table:table-cell>
          <table:table-cell office:value-type="string">
            <text:p>North Korea</text:p>
          </table:table-cell>
        </table:table-row>
        <table:table-row table:style-name="ro1">
          <table:table-cell office:value-type="string">
            <text:p>^00852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Hong Kong</text:p>
          </table:table-cell>
        </table:table-row>
        <table:table-row table:style-name="ro1">
          <table:table-cell office:value-type="string">
            <text:p>^00855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Cambodia</text:p>
          </table:table-cell>
        </table:table-row>
        <table:table-row table:style-name="ro1">
          <table:table-cell office:value-type="string">
            <text:p>^008559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Cambodia Mobile</text:p>
          </table:table-cell>
        </table:table-row>
        <table:table-row table:style-name="ro1">
          <table:table-cell office:value-type="string">
            <text:p>^00856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Laos</text:p>
          </table:table-cell>
        </table:table-row>
        <table:table-row table:style-name="ro1">
          <table:table-cell office:value-type="string">
            <text:p>^0085620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Laos Mobile</text:p>
          </table:table-cell>
        </table:table-row>
        <table:table-row table:style-name="ro1">
          <table:table-cell office:value-type="string">
            <text:p>^0086</text:p>
          </table:table-cell>
          <table:table-cell office:value-type="string">
            <text:p>justvoip</text:p>
          </table:table-cell>
          <table:table-cell office:value-type="float" office:value="0.005">
            <text:p>0.0050</text:p>
          </table:table-cell>
          <table:table-cell office:value-type="string">
            <text:p>People's Republic of China</text:p>
          </table:table-cell>
        </table:table-row>
        <table:table-row table:style-name="ro1">
          <table:table-cell office:value-type="string">
            <text:p>^008613</text:p>
          </table:table-cell>
          <table:table-cell office:value-type="string">
            <text:p>justvoip</text:p>
          </table:table-cell>
          <table:table-cell office:value-type="float" office:value="0.01">
            <text:p>0.0100</text:p>
          </table:table-cell>
          <table:table-cell office:value-type="string">
            <text:p>People's Republic of China Mobile</text:p>
          </table:table-cell>
        </table:table-row>
        <table:table-row table:style-name="ro1">
          <table:table-cell office:value-type="string">
            <text:p>^008615</text:p>
          </table:table-cell>
          <table:table-cell office:value-type="string">
            <text:p>justvoip</text:p>
          </table:table-cell>
          <table:table-cell office:value-type="float" office:value="0.01">
            <text:p>0.0100</text:p>
          </table:table-cell>
          <table:table-cell office:value-type="string">
            <text:p>People's Republic of China Mobile</text:p>
          </table:table-cell>
        </table:table-row>
        <table:table-row table:style-name="ro1">
          <table:table-cell office:value-type="string">
            <text:p>^00876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Jamaica</text:p>
          </table:table-cell>
        </table:table-row>
        <table:table-row table:style-name="ro1">
          <table:table-cell office:value-type="string">
            <text:p>^00880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Bangladesh</text:p>
          </table:table-cell>
        </table:table-row>
        <table:table-row table:style-name="ro1">
          <table:table-cell office:value-type="string">
            <text:p>^0088016</text:p>
          </table:table-cell>
          <table:table-cell office:value-type="string">
            <text:p>justvoip</text:p>
          </table:table-cell>
          <table:table-cell office:value-type="float" office:value="0.03">
            <text:p>0.0300</text:p>
          </table:table-cell>
          <table:table-cell office:value-type="string">
            <text:p>Bangladesh Mobile</text:p>
          </table:table-cell>
        </table:table-row>
        <table:table-row table:style-name="ro1">
          <table:table-cell office:value-type="string">
            <text:p>^0088017</text:p>
          </table:table-cell>
          <table:table-cell office:value-type="string">
            <text:p>justvoip</text:p>
          </table:table-cell>
          <table:table-cell office:value-type="float" office:value="0.03">
            <text:p>0.0300</text:p>
          </table:table-cell>
          <table:table-cell office:value-type="string">
            <text:p>Bangladesh Mobile</text:p>
          </table:table-cell>
        </table:table-row>
        <table:table-row table:style-name="ro1">
          <table:table-cell office:value-type="string">
            <text:p>^00880181</text:p>
          </table:table-cell>
          <table:table-cell office:value-type="string">
            <text:p>justvoip</text:p>
          </table:table-cell>
          <table:table-cell office:value-type="float" office:value="0.03">
            <text:p>0.0300</text:p>
          </table:table-cell>
          <table:table-cell office:value-type="string">
            <text:p>Bangladesh Mobile</text:p>
          </table:table-cell>
        </table:table-row>
        <table:table-row table:style-name="ro1">
          <table:table-cell office:value-type="string">
            <text:p>^0088019</text:p>
          </table:table-cell>
          <table:table-cell office:value-type="string">
            <text:p>justvoip</text:p>
          </table:table-cell>
          <table:table-cell office:value-type="float" office:value="0.03">
            <text:p>0.0300</text:p>
          </table:table-cell>
          <table:table-cell office:value-type="string">
            <text:p>Bangladesh Mobile</text:p>
          </table:table-cell>
        </table:table-row>
        <table:table-row table:style-name="ro1">
          <table:table-cell office:value-type="string">
            <text:p>^00886</text:p>
          </table:table-cell>
          <table:table-cell office:value-type="string">
            <text:p>justvoip</text:p>
          </table:table-cell>
          <table:table-cell office:value-type="float" office:value="0">
            <text:p>0.0000</text:p>
          </table:table-cell>
          <table:table-cell office:value-type="string">
            <text:p>Taiwan</text:p>
          </table:table-cell>
        </table:table-row>
        <table:table-row table:style-name="ro1">
          <table:table-cell office:value-type="string">
            <text:p>^008869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Taiwan Mobile</text:p>
          </table:table-cell>
        </table:table-row>
        <table:table-row table:style-name="ro1">
          <table:table-cell office:value-type="string">
            <text:p>^0090</text:p>
          </table:table-cell>
          <table:table-cell office:value-type="string">
            <text:p>justvoip</text:p>
          </table:table-cell>
          <table:table-cell office:value-type="float" office:value="0.03">
            <text:p>0.0300</text:p>
          </table:table-cell>
          <table:table-cell office:value-type="string">
            <text:p>Turkey</text:p>
          </table:table-cell>
        </table:table-row>
        <table:table-row table:style-name="ro1">
          <table:table-cell office:value-type="string">
            <text:p>^00905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Turkey Mobile</text:p>
          </table:table-cell>
        </table:table-row>
        <table:table-row table:style-name="ro1">
          <table:table-cell office:value-type="string">
            <text:p>^0091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India</text:p>
          </table:table-cell>
        </table:table-row>
        <table:table-row table:style-name="ro1">
          <table:table-cell office:value-type="string">
            <text:p>^00919</text:p>
          </table:table-cell>
          <table:table-cell office:value-type="string">
            <text:p>justvoip</text:p>
          </table:table-cell>
          <table:table-cell office:value-type="float" office:value="0.035">
            <text:p>0.0350</text:p>
          </table:table-cell>
          <table:table-cell office:value-type="string">
            <text:p>India Mobile</text:p>
          </table:table-cell>
        </table:table-row>
        <table:table-row table:style-name="ro1">
          <table:table-cell office:value-type="string">
            <text:p>^0092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</text:p>
          </table:table-cell>
        </table:table-row>
        <table:table-row table:style-name="ro1">
          <table:table-cell office:value-type="string">
            <text:p>^0092300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1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2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3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4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6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7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8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09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0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1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2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23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1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2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3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4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35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2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3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4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5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346</text:p>
          </table:table-cell>
          <table:table-cell office:value-type="string">
            <text:p>justvoip</text:p>
          </table:table-cell>
          <table:table-cell office:value-type="float" office:value="0.08">
            <text:p>0.080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3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Afghanistan</text:p>
          </table:table-cell>
        </table:table-row>
        <table:table-row table:style-name="ro1">
          <table:table-cell office:value-type="string">
            <text:p>^009370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5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7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8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379</text:p>
          </table:table-cell>
          <table:table-cell office:value-type="string">
            <text:p>justvoip</text:p>
          </table:table-cell>
          <table:table-cell office:value-type="float" office:value="0.19">
            <text:p>0.190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4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Sri Lanka</text:p>
          </table:table-cell>
        </table:table-row>
        <table:table-row table:style-name="ro1">
          <table:table-cell office:value-type="string">
            <text:p>^00947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Sri Lanka Mobile</text:p>
          </table:table-cell>
        </table:table-row>
        <table:table-row table:style-name="ro1">
          <table:table-cell office:value-type="string">
            <text:p>^0095</text:p>
          </table:table-cell>
          <table:table-cell office:value-type="string">
            <text:p>justvoip</text:p>
          </table:table-cell>
          <table:table-cell office:value-type="float" office:value="0.35">
            <text:p>0.3500</text:p>
          </table:table-cell>
          <table:table-cell office:value-type="string">
            <text:p>Myanmar</text:p>
          </table:table-cell>
        </table:table-row>
        <table:table-row table:style-name="ro1">
          <table:table-cell office:value-type="string">
            <text:p>^00959</text:p>
          </table:table-cell>
          <table:table-cell office:value-type="string">
            <text:p>justvoip</text:p>
          </table:table-cell>
          <table:table-cell office:value-type="float" office:value="0.35">
            <text:p>0.3500</text:p>
          </table:table-cell>
          <table:table-cell office:value-type="string">
            <text:p>Myanmar Mobile</text:p>
          </table:table-cell>
        </table:table-row>
        <table:table-row table:style-name="ro1">
          <table:table-cell office:value-type="string">
            <text:p>^00960</text:p>
          </table:table-cell>
          <table:table-cell office:value-type="string">
            <text:p>justvoip</text:p>
          </table:table-cell>
          <table:table-cell office:value-type="float" office:value="0.17">
            <text:p>0.1700</text:p>
          </table:table-cell>
          <table:table-cell office:value-type="string">
            <text:p>Maldives</text:p>
          </table:table-cell>
        </table:table-row>
        <table:table-row table:style-name="ro1">
          <table:table-cell office:value-type="string">
            <text:p>^009607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Maldives Mobile</text:p>
          </table:table-cell>
        </table:table-row>
        <table:table-row table:style-name="ro1">
          <table:table-cell office:value-type="string">
            <text:p>^009609</text:p>
          </table:table-cell>
          <table:table-cell office:value-type="string">
            <text:p>justvoip</text:p>
          </table:table-cell>
          <table:table-cell office:value-type="float" office:value="0.15">
            <text:p>0.1500</text:p>
          </table:table-cell>
          <table:table-cell office:value-type="string">
            <text:p>Maldives Mobile</text:p>
          </table:table-cell>
        </table:table-row>
        <table:table-row table:style-name="ro1">
          <table:table-cell office:value-type="string">
            <text:p>^00961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Lebanon</text:p>
          </table:table-cell>
        </table:table-row>
        <table:table-row table:style-name="ro1">
          <table:table-cell office:value-type="string">
            <text:p>^009613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Lebanon Mobile</text:p>
          </table:table-cell>
        </table:table-row>
        <table:table-row table:style-name="ro1">
          <table:table-cell office:value-type="string">
            <text:p>^0096170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Lebanon Mobile</text:p>
          </table:table-cell>
        </table:table-row>
        <table:table-row table:style-name="ro1">
          <table:table-cell office:value-type="string">
            <text:p>^0096171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Lebanon Mobile</text:p>
          </table:table-cell>
        </table:table-row>
        <table:table-row table:style-name="ro1">
          <table:table-cell office:value-type="string">
            <text:p>^00962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Jordan</text:p>
          </table:table-cell>
        </table:table-row>
        <table:table-row table:style-name="ro1">
          <table:table-cell office:value-type="string">
            <text:p>^009627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Jordan Mobile</text:p>
          </table:table-cell>
        </table:table-row>
        <table:table-row table:style-name="ro1">
          <table:table-cell office:value-type="string">
            <text:p>^00964</text:p>
          </table:table-cell>
          <table:table-cell office:value-type="string">
            <text:p>justvoip</text:p>
          </table:table-cell>
          <table:table-cell office:value-type="float" office:value="0.065">
            <text:p>0.0650</text:p>
          </table:table-cell>
          <table:table-cell office:value-type="string">
            <text:p>Iraq Mobile</text:p>
          </table:table-cell>
        </table:table-row>
        <table:table-row table:style-name="ro1">
          <table:table-cell office:value-type="string">
            <text:p>^00964</text:p>
          </table:table-cell>
          <table:table-cell office:value-type="string">
            <text:p>justvoip</text:p>
          </table:table-cell>
          <table:table-cell office:value-type="float" office:value="0.03">
            <text:p>0.0300</text:p>
          </table:table-cell>
          <table:table-cell office:value-type="string">
            <text:p>Iraq</text:p>
          </table:table-cell>
        </table:table-row>
        <table:table-row table:style-name="ro1">
          <table:table-cell office:value-type="string">
            <text:p>^00965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Kuwait</text:p>
          </table:table-cell>
        </table:table-row>
        <table:table-row table:style-name="ro1">
          <table:table-cell office:value-type="string">
            <text:p>^009656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Kuwait Mobile</text:p>
          </table:table-cell>
        </table:table-row>
        <table:table-row table:style-name="ro1">
          <table:table-cell office:value-type="string">
            <text:p>^009657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Kuwait Mobile</text:p>
          </table:table-cell>
        </table:table-row>
        <table:table-row table:style-name="ro1">
          <table:table-cell office:value-type="string">
            <text:p>^009659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Kuwait Mobile</text:p>
          </table:table-cell>
        </table:table-row>
        <table:table-row table:style-name="ro1">
          <table:table-cell office:value-type="string">
            <text:p>^00966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Saudi Arabia</text:p>
          </table:table-cell>
        </table:table-row>
        <table:table-row table:style-name="ro1">
          <table:table-cell office:value-type="string">
            <text:p>^0096650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Saudi Arabia Mobile</text:p>
          </table:table-cell>
        </table:table-row>
        <table:table-row table:style-name="ro1">
          <table:table-cell office:value-type="string">
            <text:p>^0096654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Saudi Arabia Mobile</text:p>
          </table:table-cell>
        </table:table-row>
        <table:table-row table:style-name="ro1">
          <table:table-cell office:value-type="string">
            <text:p>^0096655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Saudi Arabia Mobile</text:p>
          </table:table-cell>
        </table:table-row>
        <table:table-row table:style-name="ro1">
          <table:table-cell office:value-type="string">
            <text:p>^0096656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Saudi Arabia Mobile</text:p>
          </table:table-cell>
        </table:table-row>
        <table:table-row table:style-name="ro1">
          <table:table-cell office:value-type="string">
            <text:p>^00967</text:p>
          </table:table-cell>
          <table:table-cell office:value-type="string">
            <text:p>justvoip</text:p>
          </table:table-cell>
          <table:table-cell office:value-type="float" office:value="0.11">
            <text:p>0.1100</text:p>
          </table:table-cell>
          <table:table-cell office:value-type="string">
            <text:p>Yemen</text:p>
          </table:table-cell>
        </table:table-row>
        <table:table-row table:style-name="ro1">
          <table:table-cell office:value-type="string">
            <text:p>^009677</text:p>
          </table:table-cell>
          <table:table-cell office:value-type="string">
            <text:p>justvoip</text:p>
          </table:table-cell>
          <table:table-cell office:value-type="float" office:value="0.11">
            <text:p>0.1100</text:p>
          </table:table-cell>
          <table:table-cell office:value-type="string">
            <text:p>Yemen Mobile</text:p>
          </table:table-cell>
        </table:table-row>
        <table:table-row table:style-name="ro1">
          <table:table-cell office:value-type="string">
            <text:p>^00968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Oman</text:p>
          </table:table-cell>
        </table:table-row>
        <table:table-row table:style-name="ro1">
          <table:table-cell office:value-type="string">
            <text:p>^00968968</text:p>
          </table:table-cell>
          <table:table-cell office:value-type="string">
            <text:p>justvoip</text:p>
          </table:table-cell>
          <table:table-cell office:value-type="float" office:value="0.13">
            <text:p>0.1300</text:p>
          </table:table-cell>
          <table:table-cell office:value-type="string">
            <text:p>Oman Mobile</text:p>
          </table:table-cell>
        </table:table-row>
        <table:table-row table:style-name="ro1">
          <table:table-cell office:value-type="string">
            <text:p>^00971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United Arab Emirates</text:p>
          </table:table-cell>
        </table:table-row>
        <table:table-row table:style-name="ro1">
          <table:table-cell office:value-type="string">
            <text:p>^0097150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United Arab Emirates Mobile</text:p>
          </table:table-cell>
        </table:table-row>
        <table:table-row table:style-name="ro1">
          <table:table-cell office:value-type="string">
            <text:p>^0097155</text:p>
          </table:table-cell>
          <table:table-cell office:value-type="string">
            <text:p>justvoip</text:p>
          </table:table-cell>
          <table:table-cell office:value-type="float" office:value="0.14">
            <text:p>0.1400</text:p>
          </table:table-cell>
          <table:table-cell office:value-type="string">
            <text:p>United Arab Emirates Mobile</text:p>
          </table:table-cell>
        </table:table-row>
        <table:table-row table:style-name="ro1">
          <table:table-cell office:value-type="string">
            <text:p>^00972</text:p>
          </table:table-cell>
          <table:table-cell office:value-type="string">
            <text:p>justvoip</text:p>
          </table:table-cell>
          <table:table-cell office:value-type="float" office:value="0.015">
            <text:p>0.0150</text:p>
          </table:table-cell>
          <table:table-cell office:value-type="string">
            <text:p>Israel</text:p>
          </table:table-cell>
        </table:table-row>
        <table:table-row table:style-name="ro1">
          <table:table-cell office:value-type="string">
            <text:p>^009725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Israel Mobile</text:p>
          </table:table-cell>
        </table:table-row>
        <table:table-row table:style-name="ro1">
          <table:table-cell office:value-type="string">
            <text:p>^00973</text:p>
          </table:table-cell>
          <table:table-cell office:value-type="string">
            <text:p>justvoip</text:p>
          </table:table-cell>
          <table:table-cell office:value-type="float" office:value="0.01">
            <text:p>0.0100</text:p>
          </table:table-cell>
          <table:table-cell office:value-type="string">
            <text:p>Bahrain</text:p>
          </table:table-cell>
        </table:table-row>
        <table:table-row table:style-name="ro1">
          <table:table-cell office:value-type="string">
            <text:p>^009733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Bahrain Mobile</text:p>
          </table:table-cell>
        </table:table-row>
        <table:table-row table:style-name="ro1">
          <table:table-cell office:value-type="string">
            <text:p>^00974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Qatar</text:p>
          </table:table-cell>
        </table:table-row>
        <table:table-row table:style-name="ro1">
          <table:table-cell office:value-type="string">
            <text:p>^009745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Qatar Mobile</text:p>
          </table:table-cell>
        </table:table-row>
        <table:table-row table:style-name="ro1">
          <table:table-cell office:value-type="string">
            <text:p>^009746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Qatar Mobile</text:p>
          </table:table-cell>
        </table:table-row>
        <table:table-row table:style-name="ro1">
          <table:table-cell office:value-type="string">
            <text:p>^00975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Bhutan</text:p>
          </table:table-cell>
        </table:table-row>
        <table:table-row table:style-name="ro1">
          <table:table-cell office:value-type="string">
            <text:p>^0097517</text:p>
          </table:table-cell>
          <table:table-cell office:value-type="string">
            <text:p>justvoip</text:p>
          </table:table-cell>
          <table:table-cell office:value-type="float" office:value="0.16">
            <text:p>0.1600</text:p>
          </table:table-cell>
          <table:table-cell office:value-type="string">
            <text:p>Bhutan Mobile</text:p>
          </table:table-cell>
        </table:table-row>
        <table:table-row table:style-name="ro1">
          <table:table-cell office:value-type="string">
            <text:p>^00976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Mongolia</text:p>
          </table:table-cell>
        </table:table-row>
        <table:table-row table:style-name="ro1">
          <table:table-cell office:value-type="string">
            <text:p>^009769</text:p>
          </table:table-cell>
          <table:table-cell office:value-type="string">
            <text:p>justvoip</text:p>
          </table:table-cell>
          <table:table-cell office:value-type="float" office:value="0.09">
            <text:p>0.0900</text:p>
          </table:table-cell>
          <table:table-cell office:value-type="string">
            <text:p>Mongolia Mobile</text:p>
          </table:table-cell>
        </table:table-row>
        <table:table-row table:style-name="ro1">
          <table:table-cell office:value-type="string">
            <text:p>^00977</text:p>
          </table:table-cell>
          <table:table-cell office:value-type="string">
            <text:p>justvoip</text:p>
          </table:table-cell>
          <table:table-cell office:value-type="float" office:value="0.18">
            <text:p>0.1800</text:p>
          </table:table-cell>
          <table:table-cell office:value-type="string">
            <text:p>Nepal</text:p>
          </table:table-cell>
        </table:table-row>
        <table:table-row table:style-name="ro1">
          <table:table-cell office:value-type="string">
            <text:p>^0097798</text:p>
          </table:table-cell>
          <table:table-cell office:value-type="string">
            <text:p>justvoip</text:p>
          </table:table-cell>
          <table:table-cell office:value-type="float" office:value="0.16">
            <text:p>0.1600</text:p>
          </table:table-cell>
          <table:table-cell office:value-type="string">
            <text:p>Nepal Mobile</text:p>
          </table:table-cell>
        </table:table-row>
        <table:table-row table:style-name="ro1">
          <table:table-cell office:value-type="string">
            <text:p>^0098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Iran</text:p>
          </table:table-cell>
        </table:table-row>
        <table:table-row table:style-name="ro1">
          <table:table-cell office:value-type="string">
            <text:p>^009891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1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2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4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5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6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7</text:p>
          </table:table-cell>
          <table:table-cell office:value-type="string">
            <text:p>justvoip</text:p>
          </table:table-cell>
          <table:table-cell office:value-type="float" office:value="0.075">
            <text:p>0.075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92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Tajikistan</text:p>
          </table:table-cell>
        </table:table-row>
        <table:table-row table:style-name="ro1">
          <table:table-cell office:value-type="string">
            <text:p>^009929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Tajikistan Mobile</text:p>
          </table:table-cell>
        </table:table-row>
        <table:table-row table:style-name="ro1">
          <table:table-cell office:value-type="string">
            <text:p>^00994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Azerbaijan</text:p>
          </table:table-cell>
        </table:table-row>
        <table:table-row table:style-name="ro1">
          <table:table-cell office:value-type="string">
            <text:p>^0099450</text:p>
          </table:table-cell>
          <table:table-cell office:value-type="string">
            <text:p>justvoip</text:p>
          </table:table-cell>
          <table:table-cell office:value-type="float" office:value="0.11">
            <text:p>0.1100</text:p>
          </table:table-cell>
          <table:table-cell office:value-type="string">
            <text:p>Azerbaijan Mobile</text:p>
          </table:table-cell>
        </table:table-row>
        <table:table-row table:style-name="ro1">
          <table:table-cell office:value-type="string">
            <text:p>^0099455</text:p>
          </table:table-cell>
          <table:table-cell office:value-type="string">
            <text:p>justvoip</text:p>
          </table:table-cell>
          <table:table-cell office:value-type="float" office:value="0.11">
            <text:p>0.1100</text:p>
          </table:table-cell>
          <table:table-cell office:value-type="string">
            <text:p>Azerbaijan Mobile</text:p>
          </table:table-cell>
        </table:table-row>
        <table:table-row table:style-name="ro1">
          <table:table-cell office:value-type="string">
            <text:p>^0099470</text:p>
          </table:table-cell>
          <table:table-cell office:value-type="string">
            <text:p>justvoip</text:p>
          </table:table-cell>
          <table:table-cell office:value-type="float" office:value="0.11">
            <text:p>0.1100</text:p>
          </table:table-cell>
          <table:table-cell office:value-type="string">
            <text:p>Azerbaijan Mobile</text:p>
          </table:table-cell>
        </table:table-row>
        <table:table-row table:style-name="ro1">
          <table:table-cell office:value-type="string">
            <text:p>^00995</text:p>
          </table:table-cell>
          <table:table-cell office:value-type="string">
            <text:p>justvoip</text:p>
          </table:table-cell>
          <table:table-cell office:value-type="float" office:value="0.04">
            <text:p>0.0400</text:p>
          </table:table-cell>
          <table:table-cell office:value-type="string">
            <text:p>Georgia</text:p>
          </table:table-cell>
        </table:table-row>
        <table:table-row table:style-name="ro1">
          <table:table-cell office:value-type="string">
            <text:p>^009955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Georgia Mobile</text:p>
          </table:table-cell>
        </table:table-row>
        <table:table-row table:style-name="ro1">
          <table:table-cell office:value-type="string">
            <text:p>^009957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Georgia Mobile</text:p>
          </table:table-cell>
        </table:table-row>
        <table:table-row table:style-name="ro1">
          <table:table-cell office:value-type="string">
            <text:p>^009959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Georgia Mobile</text:p>
          </table:table-cell>
        </table:table-row>
        <table:table-row table:style-name="ro1">
          <table:table-cell office:value-type="string">
            <text:p>^00996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Kyrgyzstan</text:p>
          </table:table-cell>
        </table:table-row>
        <table:table-row table:style-name="ro1">
          <table:table-cell office:value-type="string">
            <text:p>^009965</text:p>
          </table:table-cell>
          <table:table-cell office:value-type="string">
            <text:p>justvoip</text:p>
          </table:table-cell>
          <table:table-cell office:value-type="float" office:value="0.07">
            <text:p>0.0700</text:p>
          </table:table-cell>
          <table:table-cell office:value-type="string">
            <text:p>Kyrgyzstan Mobile</text:p>
          </table:table-cell>
        </table:table-row>
        <table:table-row table:style-name="ro1">
          <table:table-cell office:value-type="string">
            <text:p>^00998</text:p>
          </table:table-cell>
          <table:table-cell office:value-type="string">
            <text:p>justvoip</text:p>
          </table:table-cell>
          <table:table-cell office:value-type="float" office:value="0.05">
            <text:p>0.0500</text:p>
          </table:table-cell>
          <table:table-cell office:value-type="string">
            <text:p>Uzbekistan</text:p>
          </table:table-cell>
        </table:table-row>
        <table:table-row table:style-name="ro1">
          <table:table-cell office:value-type="string">
            <text:p>^009989</text:p>
          </table:table-cell>
          <table:table-cell office:value-type="string">
            <text:p>justvoip</text:p>
          </table:table-cell>
          <table:table-cell office:value-type="float" office:value="0.06">
            <text:p>0.0600</text:p>
          </table:table-cell>
          <table:table-cell office:value-type="string">
            <text:p>Uzbekistan Mobile</text:p>
          </table:table-cell>
        </table:table-row>
        <table:table-row table:style-name="ro1">
          <table:table-cell office:value-type="string">
            <text:p>^3....</text:p>
          </table:table-cell>
          <table:table-cell office:value-type="string">
            <text:p>justvoip</text:p>
          </table:table-cell>
          <table:table-cell office:value-type="float" office:value="0.1">
            <text:p>0.1000</text:p>
          </table:table-cell>
          <table:table-cell office:value-type="string">
            <text:p>Italy Mobile</text:p>
          </table:table-cell>
        </table:table-row>
        <table:table-row table:style-name="ro1">
          <table:table-cell office:value-type="string">
            <text:p>^0[1-9]....</text:p>
          </table:table-cell>
          <table:table-cell office:value-type="string">
            <text:p>teleconomycafe</text:p>
          </table:table-cell>
          <table:table-cell office:value-type="float" office:value="0.07">
            <text:p>0.0700</text:p>
          </table:table-cell>
          <table:table-cell office:value-type="string">
            <text:p>Italia fissi</text:p>
          </table:table-cell>
        </table:table-row>
        <table:table-row table:style-name="ro1">
          <table:table-cell office:value-type="string">
            <text:p>^00[1-9]</text:p>
          </table:table-cell>
          <table:table-cell office:value-type="string">
            <text:p>teleconomycafe</text:p>
          </table:table-cell>
          <table:table-cell office:value-type="float" office:value="2.5">
            <text:p>2.5000</text:p>
          </table:table-cell>
          <table:table-cell office:value-type="string">
            <text:p>Internazionali lontane</text:p>
          </table:table-cell>
        </table:table-row>
        <table:table-row table:style-name="ro1">
          <table:table-cell office:value-type="string">
            <text:p>^3[28].......</text:p>
          </table:table-cell>
          <table:table-cell office:value-type="string">
            <text:p>teleconomycafe</text:p>
          </table:table-cell>
          <table:table-cell office:value-type="float" office:value="0.1376">
            <text:p>0.1376</text:p>
          </table:table-cell>
          <table:table-cell office:value-type="string">
            <text:p>Italia cellulari wind</text:p>
          </table:table-cell>
        </table:table-row>
        <table:table-row table:style-name="ro1">
          <table:table-cell office:value-type="string">
            <text:p>^3[36]</text:p>
          </table:table-cell>
          <table:table-cell office:value-type="string">
            <text:p>teleconomycafe</text:p>
          </table:table-cell>
          <table:table-cell office:value-type="float" office:value="0.1176">
            <text:p>0.1176</text:p>
          </table:table-cell>
          <table:table-cell office:value-type="string">
            <text:p>Italia cellulari tim</text:p>
          </table:table-cell>
        </table:table-row>
        <table:table-row table:style-name="ro1">
          <table:table-cell office:value-type="string">
            <text:p>^34</text:p>
          </table:table-cell>
          <table:table-cell office:value-type="string">
            <text:p>teleconomycafe</text:p>
          </table:table-cell>
          <table:table-cell office:value-type="float" office:value="0.1276">
            <text:p>0.1276</text:p>
          </table:table-cell>
          <table:table-cell office:value-type="string">
            <text:p>Italia cellulari vodafone</text:p>
          </table:table-cell>
        </table:table-row>
        <table:table-row table:style-name="ro1">
          <table:table-cell office:value-type="string">
            <text:p>^39.......</text:p>
          </table:table-cell>
          <table:table-cell office:value-type="string">
            <text:p>teleconomycafe</text:p>
          </table:table-cell>
          <table:table-cell office:value-type="float" office:value="0.1976">
            <text:p>0.1976</text:p>
          </table:table-cell>
          <table:table-cell office:value-type="string">
            <text:p>Italia Cellulari H3G</text:p>
          </table:table-cell>
        </table:table-row>
        <table:table-row table:style-name="ro1">
          <table:table-cell office:value-type="string">
            <text:p>^80....</text:p>
          </table:table-cell>
          <table:table-cell office:value-type="string">
            <text:p>teleconomycafe</text:p>
          </table:table-cell>
          <table:table-cell office:value-type="float" office:value="0">
            <text:p>0.0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8....</text:p>
          </table:table-cell>
          <table:table-cell office:value-type="string">
            <text:p>teleconomycafe</text:p>
          </table:table-cell>
          <table:table-cell office:value-type="float" office:value="0.06">
            <text:p>0.0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9....</text:p>
          </table:table-cell>
          <table:table-cell office:value-type="string">
            <text:p>teleconomycafe</text:p>
          </table:table-cell>
          <table:table-cell office:value-type="float" office:value="0.06">
            <text:p>0.0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..</text:p>
          </table:table-cell>
          <table:table-cell office:value-type="string">
            <text:p>teleconomycafe</text:p>
          </table:table-cell>
          <table:table-cell office:value-type="float" office:value="0">
            <text:p>0.0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4....</text:p>
          </table:table-cell>
          <table:table-cell office:value-type="string">
            <text:p>teleconomycafe</text:p>
          </table:table-cell>
          <table:table-cell office:value-type="float" office:value="2">
            <text:p>2.0000</text:p>
          </table:table-cell>
          <table:table-cell office:value-type="string">
            <text:p>Italia servizi a pagamento</text:p>
          </table:table-cell>
        </table:table-row>
        <table:table-row table:style-name="ro1">
          <table:table-cell office:value-type="string">
            <text:p>^0[1-9]</text:p>
          </table:table-cell>
          <table:table-cell office:value-type="string">
            <text:p>telekom_bg</text:p>
          </table:table-cell>
          <table:table-cell office:value-type="float" office:value="0.05333">
            <text:p>0.0533</text:p>
          </table:table-cell>
          <table:table-cell office:value-type="string">
            <text:p>BG Interurbane</text:p>
          </table:table-cell>
        </table:table-row>
        <table:table-row table:style-name="ro1">
          <table:table-cell office:value-type="string">
            <text:p>^00....</text:p>
          </table:table-cell>
          <table:table-cell office:value-type="string">
            <text:p>telekom_bg</text:p>
          </table:table-cell>
          <table:table-cell office:value-type="float" office:value="0.31">
            <text:p>0.3100</text:p>
          </table:table-cell>
          <table:table-cell office:value-type="string">
            <text:p>BG cellulari e fissi internazionali</text:p>
          </table:table-cell>
        </table:table-row>
        <table:table-row table:style-name="ro1">
          <table:table-cell office:value-type="string">
            <text:p>^048....</text:p>
          </table:table-cell>
          <table:table-cell office:value-type="string">
            <text:p>telekom_bg</text:p>
          </table:table-cell>
          <table:table-cell office:value-type="float" office:value="0.26">
            <text:p>0.2600</text:p>
          </table:table-cell>
          <table:table-cell office:value-type="string">
            <text:p>BG Cellulari</text:p>
          </table:table-cell>
        </table:table-row>
        <table:table-row table:style-name="ro1">
          <table:table-cell office:value-type="string">
            <text:p>^06952</text:p>
          </table:table-cell>
          <table:table-cell office:value-type="string">
            <text:p>telekom_bg</text:p>
          </table:table-cell>
          <table:table-cell office:value-type="float" office:value="0.0333">
            <text:p>0.0333</text:p>
          </table:table-cell>
          <table:table-cell office:value-type="string">
            <text:p>BG urbane</text:p>
          </table:table-cell>
        </table:table-row>
        <table:table-row table:style-name="ro1">
          <table:table-cell office:value-type="string">
            <text:p>^08[7-9]...</text:p>
          </table:table-cell>
          <table:table-cell office:value-type="string">
            <text:p>telekom_bg</text:p>
          </table:table-cell>
          <table:table-cell office:value-type="float" office:value="0.26">
            <text:p>0.2600</text:p>
          </table:table-cell>
          <table:table-cell office:value-type="string">
            <text:p>BG Cellulari</text:p>
          </table:table-cell>
        </table:table-row>
        <table:table-row table:style-name="ro1">
          <table:table-cell office:value-type="string">
            <text:p>^0[1-9]....</text:p>
          </table:table-cell>
          <table:table-cell office:value-type="string">
            <text:p>tim_senza_scatto</text:p>
          </table:table-cell>
          <table:table-cell office:value-type="float" office:value="0.16">
            <text:p>0.1600</text:p>
          </table:table-cell>
          <table:table-cell office:value-type="string">
            <text:p>Italia fissi</text:p>
          </table:table-cell>
        </table:table-row>
        <table:table-row table:style-name="ro1">
          <table:table-cell office:value-type="string">
            <text:p>^3[234689].......</text:p>
          </table:table-cell>
          <table:table-cell office:value-type="string">
            <text:p>tim_senza_scatto</text:p>
          </table:table-cell>
          <table:table-cell office:value-type="float" office:value="0.158">
            <text:p>0.1580</text:p>
          </table:table-cell>
          <table:table-cell office:value-type="string">
            <text:p>Italia cellulari</text:p>
          </table:table-cell>
        </table:table-row>
        <table:table-row table:style-name="ro1">
          <table:table-cell office:value-type="string">
            <text:p>^0[1-9]....</text:p>
          </table:table-cell>
          <table:table-cell office:value-type="string">
            <text:p>topbusiness</text:p>
          </table:table-cell>
          <table:table-cell office:value-type="float" office:value="0.0385">
            <text:p>0.0385</text:p>
          </table:table-cell>
          <table:table-cell office:value-type="string">
            <text:p>Italia fissi</text:p>
          </table:table-cell>
        </table:table-row>
        <table:table-row table:style-name="ro1">
          <table:table-cell office:value-type="string">
            <text:p>^00.....</text:p>
          </table:table-cell>
          <table:table-cell office:value-type="string">
            <text:p>topbusiness</text:p>
          </table:table-cell>
          <table:table-cell office:value-type="float" office:value="1.66">
            <text:p>1.6600</text:p>
          </table:table-cell>
          <table:table-cell office:value-type="string">
            <text:p>Internazionali</text:p>
          </table:table-cell>
        </table:table-row>
        <table:table-row table:style-name="ro1">
          <table:table-cell office:value-type="string">
            <text:p>^0438</text:p>
          </table:table-cell>
          <table:table-cell office:value-type="string">
            <text:p>topbusiness</text:p>
          </table:table-cell>
          <table:table-cell office:value-type="float" office:value="0.0185">
            <text:p>0.0185</text:p>
          </table:table-cell>
          <table:table-cell office:value-type="string">
            <text:p>locali</text:p>
          </table:table-cell>
        </table:table-row>
        <table:table-row table:style-name="ro1">
          <table:table-cell office:value-type="string">
            <text:p>^3[28]</text:p>
          </table:table-cell>
          <table:table-cell office:value-type="string">
            <text:p>topbusiness</text:p>
          </table:table-cell>
          <table:table-cell office:value-type="float" office:value="0.1769">
            <text:p>0.1769</text:p>
          </table:table-cell>
          <table:table-cell office:value-type="string">
            <text:p>Italia cellulari wind</text:p>
          </table:table-cell>
        </table:table-row>
        <table:table-row table:style-name="ro1">
          <table:table-cell office:value-type="string">
            <text:p>^3[36]</text:p>
          </table:table-cell>
          <table:table-cell office:value-type="string">
            <text:p>topbusiness</text:p>
          </table:table-cell>
          <table:table-cell office:value-type="float" office:value="0.1599">
            <text:p>0.1599</text:p>
          </table:table-cell>
          <table:table-cell office:value-type="string">
            <text:p>Italia cellulari tim</text:p>
          </table:table-cell>
        </table:table-row>
        <table:table-row table:style-name="ro1">
          <table:table-cell office:value-type="string">
            <text:p>^34</text:p>
          </table:table-cell>
          <table:table-cell office:value-type="string">
            <text:p>topbusiness</text:p>
          </table:table-cell>
          <table:table-cell office:value-type="float" office:value="0.1599">
            <text:p>0.1599</text:p>
          </table:table-cell>
          <table:table-cell office:value-type="string">
            <text:p>Italia cellulari vodafone</text:p>
          </table:table-cell>
        </table:table-row>
        <table:table-row table:style-name="ro1">
          <table:table-cell office:value-type="string">
            <text:p>^39.{7,}</text:p>
          </table:table-cell>
          <table:table-cell office:value-type="string">
            <text:p>topbusiness</text:p>
          </table:table-cell>
          <table:table-cell office:value-type="float" office:value="23">
            <text:p>23.0000</text:p>
          </table:table-cell>
          <table:table-cell office:value-type="string">
            <text:p>Italia Cellulari H3G</text:p>
          </table:table-cell>
        </table:table-row>
        <table:table-row table:style-name="ro1">
          <table:table-cell office:value-type="string">
            <text:p>^80....</text:p>
          </table:table-cell>
          <table:table-cell office:value-type="string">
            <text:p>topbusiness</text:p>
          </table:table-cell>
          <table:table-cell office:value-type="float" office:value="0">
            <text:p>0.0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8....</text:p>
          </table:table-cell>
          <table:table-cell office:value-type="string">
            <text:p>topbusiness</text:p>
          </table:table-cell>
          <table:table-cell office:value-type="float" office:value="0.06">
            <text:p>0.0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9....</text:p>
          </table:table-cell>
          <table:table-cell office:value-type="string">
            <text:p>topbusiness</text:p>
          </table:table-cell>
          <table:table-cell office:value-type="float" office:value="0.06">
            <text:p>0.0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..</text:p>
          </table:table-cell>
          <table:table-cell office:value-type="string">
            <text:p>topbusiness</text:p>
          </table:table-cell>
          <table:table-cell office:value-type="float" office:value="0">
            <text:p>0.0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4....</text:p>
          </table:table-cell>
          <table:table-cell office:value-type="string">
            <text:p>topbusiness</text:p>
          </table:table-cell>
          <table:table-cell office:value-type="float" office:value="2">
            <text:p>2.0000</text:p>
          </table:table-cell>
          <table:table-cell office:value-type="string">
            <text:p>Italia servizi a pagamento</text:p>
          </table:table-cell>
        </table:table-row>
        <table:table-row table:style-name="ro1">
          <table:table-cell office:value-type="string">
            <text:p>^0[1-9].{4,}</text:p>
          </table:table-cell>
          <table:table-cell office:value-type="string">
            <text:p>voipvoice</text:p>
          </table:table-cell>
          <table:table-cell office:value-type="float" office:value="0.015">
            <text:p>0.0150</text:p>
          </table:table-cell>
          <table:table-cell office:value-type="string">
            <text:p>nationals</text:p>
          </table:table-cell>
        </table:table-row>
        <table:table-row table:style-name="ro1">
          <table:table-cell office:value-type="string">
            <text:p>^001</text:p>
          </table:table-cell>
          <table:table-cell office:value-type="string">
            <text:p>voipvoice</text:p>
          </table:table-cell>
          <table:table-cell office:value-type="float" office:value="0.025">
            <text:p>0.0250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^001204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24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ahamas??</text:p>
          </table:table-cell>
        </table:table-row>
        <table:table-row table:style-name="ro1">
          <table:table-cell office:value-type="string">
            <text:p>^00124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arbados</text:p>
          </table:table-cell>
        </table:table-row>
        <table:table-row table:style-name="ro1">
          <table:table-cell office:value-type="string">
            <text:p>^001250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26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anguilla</text:p>
          </table:table-cell>
        </table:table-row>
        <table:table-row table:style-name="ro1">
          <table:table-cell office:value-type="string">
            <text:p>^00126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antigua</text:p>
          </table:table-cell>
        </table:table-row>
        <table:table-row table:style-name="ro1">
          <table:table-cell office:value-type="string">
            <text:p>^001268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antigua mobile</text:p>
          </table:table-cell>
        </table:table-row>
        <table:table-row table:style-name="ro1">
          <table:table-cell office:value-type="string">
            <text:p>^001268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antigua mobile</text:p>
          </table:table-cell>
        </table:table-row>
        <table:table-row table:style-name="ro1">
          <table:table-cell office:value-type="string">
            <text:p>^001289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306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34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us virgin islands</text:p>
          </table:table-cell>
        </table:table-row>
        <table:table-row table:style-name="ro1">
          <table:table-cell office:value-type="string">
            <text:p>^00134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cayman islands</text:p>
          </table:table-cell>
        </table:table-row>
        <table:table-row table:style-name="ro1">
          <table:table-cell office:value-type="string">
            <text:p>^001403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416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418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44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ermuda</text:p>
          </table:table-cell>
        </table:table-row>
        <table:table-row table:style-name="ro1">
          <table:table-cell office:value-type="string">
            <text:p>^001450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47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renada</text:p>
          </table:table-cell>
        </table:table-row>
        <table:table-row table:style-name="ro1">
          <table:table-cell office:value-type="string">
            <text:p>^001506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514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519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604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613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647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64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turks &amp; caicos</text:p>
          </table:table-cell>
        </table:table-row>
        <table:table-row table:style-name="ro1">
          <table:table-cell office:value-type="string">
            <text:p>^00166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ontserrat</text:p>
          </table:table-cell>
        </table:table-row>
        <table:table-row table:style-name="ro1">
          <table:table-cell office:value-type="string">
            <text:p>^00167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uam</text:p>
          </table:table-cell>
        </table:table-row>
        <table:table-row table:style-name="ro1">
          <table:table-cell office:value-type="string">
            <text:p>^001705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709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75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st, lucia</text:p>
          </table:table-cell>
        </table:table-row>
        <table:table-row table:style-name="ro1">
          <table:table-cell office:value-type="string">
            <text:p>^00176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dominica</text:p>
          </table:table-cell>
        </table:table-row>
        <table:table-row table:style-name="ro1">
          <table:table-cell office:value-type="string">
            <text:p>^001778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780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78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st, vincent</text:p>
          </table:table-cell>
        </table:table-row>
        <table:table-row table:style-name="ro1">
          <table:table-cell office:value-type="string">
            <text:p>^00178449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st, vincent mobile</text:p>
          </table:table-cell>
        </table:table-row>
        <table:table-row table:style-name="ro1">
          <table:table-cell office:value-type="string">
            <text:p>^00178459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st, vincent mobile</text:p>
          </table:table-cell>
        </table:table-row>
        <table:table-row table:style-name="ro1">
          <table:table-cell office:value-type="string">
            <text:p>^001787</text:p>
          </table:table-cell>
          <table:table-cell office:value-type="string">
            <text:p>voipvoice</text:p>
          </table:table-cell>
          <table:table-cell office:value-type="float" office:value="0.019">
            <text:p>0.0190</text:p>
          </table:table-cell>
          <table:table-cell office:value-type="string">
            <text:p>puerto rico</text:p>
          </table:table-cell>
        </table:table-row>
        <table:table-row table:style-name="ro1">
          <table:table-cell office:value-type="string">
            <text:p>^001807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808</text:p>
          </table:table-cell>
          <table:table-cell office:value-type="string">
            <text:p>voipvoice</text:p>
          </table:table-cell>
          <table:table-cell office:value-type="float" office:value="0.036">
            <text:p>0.0360</text:p>
          </table:table-cell>
          <table:table-cell office:value-type="string">
            <text:p>usa hawaii</text:p>
          </table:table-cell>
        </table:table-row>
        <table:table-row table:style-name="ro1">
          <table:table-cell office:value-type="string">
            <text:p>^00180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</text:p>
          </table:table-cell>
        </table:table-row>
        <table:table-row table:style-name="ro1">
          <table:table-cell office:value-type="string">
            <text:p>^001819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867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 northwest terr,</text:p>
          </table:table-cell>
        </table:table-row>
        <table:table-row table:style-name="ro1">
          <table:table-cell office:value-type="string">
            <text:p>^00186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trinidad &amp; tobago</text:p>
          </table:table-cell>
        </table:table-row>
        <table:table-row table:style-name="ro1">
          <table:table-cell office:value-type="string">
            <text:p>^00186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st, kitts &amp; nevis</text:p>
          </table:table-cell>
        </table:table-row>
        <table:table-row table:style-name="ro1">
          <table:table-cell office:value-type="string">
            <text:p>^001902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905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^001907</text:p>
          </table:table-cell>
          <table:table-cell office:value-type="string">
            <text:p>voipvoice</text:p>
          </table:table-cell>
          <table:table-cell office:value-type="float" office:value="0.029">
            <text:p>0.0290</text:p>
          </table:table-cell>
          <table:table-cell office:value-type="string">
            <text:p>usa alaska</text:p>
          </table:table-cell>
        </table:table-row>
        <table:table-row table:style-name="ro1">
          <table:table-cell office:value-type="string">
            <text:p>^001939</text:p>
          </table:table-cell>
          <table:table-cell office:value-type="string">
            <text:p>voipvoice</text:p>
          </table:table-cell>
          <table:table-cell office:value-type="float" office:value="0.019">
            <text:p>0.0190</text:p>
          </table:table-cell>
          <table:table-cell office:value-type="string">
            <text:p>puerto rico</text:p>
          </table:table-cell>
        </table:table-row>
        <table:table-row table:style-name="ro1">
          <table:table-cell office:value-type="string">
            <text:p>^0020</text:p>
          </table:table-cell>
          <table:table-cell office:value-type="string">
            <text:p>voipvoice</text:p>
          </table:table-cell>
          <table:table-cell office:value-type="float" office:value="0.14">
            <text:p>0.1400</text:p>
          </table:table-cell>
          <table:table-cell office:value-type="string">
            <text:p>egypt</text:p>
          </table:table-cell>
        </table:table-row>
        <table:table-row table:style-name="ro1">
          <table:table-cell office:value-type="string">
            <text:p>^002010</text:p>
          </table:table-cell>
          <table:table-cell office:value-type="string">
            <text:p>voipvoice</text:p>
          </table:table-cell>
          <table:table-cell office:value-type="float" office:value="0.11">
            <text:p>0.1100</text:p>
          </table:table-cell>
          <table:table-cell office:value-type="string">
            <text:p>egypt mobile</text:p>
          </table:table-cell>
        </table:table-row>
        <table:table-row table:style-name="ro1">
          <table:table-cell office:value-type="string">
            <text:p>^002012</text:p>
          </table:table-cell>
          <table:table-cell office:value-type="string">
            <text:p>voipvoice</text:p>
          </table:table-cell>
          <table:table-cell office:value-type="float" office:value="0.11">
            <text:p>0.1100</text:p>
          </table:table-cell>
          <table:table-cell office:value-type="string">
            <text:p>egypt mobile</text:p>
          </table:table-cell>
        </table:table-row>
        <table:table-row table:style-name="ro1">
          <table:table-cell office:value-type="string">
            <text:p>^00202</text:p>
          </table:table-cell>
          <table:table-cell office:value-type="string">
            <text:p>voipvoice</text:p>
          </table:table-cell>
          <table:table-cell office:value-type="float" office:value="0.14">
            <text:p>0.1400</text:p>
          </table:table-cell>
          <table:table-cell office:value-type="string">
            <text:p>egypt cairo</text:p>
          </table:table-cell>
        </table:table-row>
        <table:table-row table:style-name="ro1">
          <table:table-cell office:value-type="string">
            <text:p>^00212</text:p>
          </table:table-cell>
          <table:table-cell office:value-type="string">
            <text:p>voipvoice</text:p>
          </table:table-cell>
          <table:table-cell office:value-type="float" office:value="0.1612">
            <text:p>0.1612</text:p>
          </table:table-cell>
          <table:table-cell office:value-type="string">
            <text:p>morocco</text:p>
          </table:table-cell>
        </table:table-row>
        <table:table-row table:style-name="ro1">
          <table:table-cell office:value-type="string">
            <text:p>^002122</text:p>
          </table:table-cell>
          <table:table-cell office:value-type="string">
            <text:p>voipvoice</text:p>
          </table:table-cell>
          <table:table-cell office:value-type="float" office:value="0.1612">
            <text:p>0.1612</text:p>
          </table:table-cell>
          <table:table-cell office:value-type="string">
            <text:p>morocco casablanca</text:p>
          </table:table-cell>
        </table:table-row>
        <table:table-row table:style-name="ro1">
          <table:table-cell office:value-type="string">
            <text:p>^0021237</text:p>
          </table:table-cell>
          <table:table-cell office:value-type="string">
            <text:p>voipvoice</text:p>
          </table:table-cell>
          <table:table-cell office:value-type="float" office:value="0.1612">
            <text:p>0.1612</text:p>
          </table:table-cell>
          <table:table-cell office:value-type="string">
            <text:p>morocco rabat</text:p>
          </table:table-cell>
        </table:table-row>
        <table:table-row table:style-name="ro1">
          <table:table-cell office:value-type="string">
            <text:p>^002124</text:p>
          </table:table-cell>
          <table:table-cell office:value-type="string">
            <text:p>voipvoice</text:p>
          </table:table-cell>
          <table:table-cell office:value-type="float" office:value="0.1612">
            <text:p>0.1612</text:p>
          </table:table-cell>
          <table:table-cell office:value-type="string">
            <text:p>morocco marakech</text:p>
          </table:table-cell>
        </table:table-row>
        <table:table-row table:style-name="ro1">
          <table:table-cell office:value-type="string">
            <text:p>^002126</text:p>
          </table:table-cell>
          <table:table-cell office:value-type="string">
            <text:p>voipvoice</text:p>
          </table:table-cell>
          <table:table-cell office:value-type="float" office:value="0.232">
            <text:p>0.2320</text:p>
          </table:table-cell>
          <table:table-cell office:value-type="string">
            <text:p>morocco mobile</text:p>
          </table:table-cell>
        </table:table-row>
        <table:table-row table:style-name="ro1">
          <table:table-cell office:value-type="string">
            <text:p>^002127</text:p>
          </table:table-cell>
          <table:table-cell office:value-type="string">
            <text:p>voipvoice</text:p>
          </table:table-cell>
          <table:table-cell office:value-type="float" office:value="0.232">
            <text:p>0.2320</text:p>
          </table:table-cell>
          <table:table-cell office:value-type="string">
            <text:p>morocco mobile</text:p>
          </table:table-cell>
        </table:table-row>
        <table:table-row table:style-name="ro1">
          <table:table-cell office:value-type="string">
            <text:p>^00213</text:p>
          </table:table-cell>
          <table:table-cell office:value-type="string">
            <text:p>voipvoice</text:p>
          </table:table-cell>
          <table:table-cell office:value-type="float" office:value="0.12">
            <text:p>0.1200</text:p>
          </table:table-cell>
          <table:table-cell office:value-type="string">
            <text:p>algeria</text:p>
          </table:table-cell>
        </table:table-row>
        <table:table-row table:style-name="ro1">
          <table:table-cell office:value-type="string">
            <text:p>^0021301</text:p>
          </table:table-cell>
          <table:table-cell office:value-type="string">
            <text:p>voipvoice</text:p>
          </table:table-cell>
          <table:table-cell office:value-type="float" office:value="0.2">
            <text:p>0.2000</text:p>
          </table:table-cell>
          <table:table-cell office:value-type="string">
            <text:p>algeria mobile</text:p>
          </table:table-cell>
        </table:table-row>
        <table:table-row table:style-name="ro1">
          <table:table-cell office:value-type="string">
            <text:p>^0021321</text:p>
          </table:table-cell>
          <table:table-cell office:value-type="string">
            <text:p>voipvoice</text:p>
          </table:table-cell>
          <table:table-cell office:value-type="float" office:value="0.12">
            <text:p>0.1200</text:p>
          </table:table-cell>
          <table:table-cell office:value-type="string">
            <text:p>algeria algiers</text:p>
          </table:table-cell>
        </table:table-row>
        <table:table-row table:style-name="ro1">
          <table:table-cell office:value-type="string">
            <text:p>^00213229</text:p>
          </table:table-cell>
          <table:table-cell office:value-type="string">
            <text:p>voipvoice</text:p>
          </table:table-cell>
          <table:table-cell office:value-type="float" office:value="0.2">
            <text:p>0.2000</text:p>
          </table:table-cell>
          <table:table-cell office:value-type="string">
            <text:p>algeria mobile</text:p>
          </table:table-cell>
        </table:table-row>
        <table:table-row table:style-name="ro1">
          <table:table-cell office:value-type="string">
            <text:p>^0021361</text:p>
          </table:table-cell>
          <table:table-cell office:value-type="string">
            <text:p>voipvoice</text:p>
          </table:table-cell>
          <table:table-cell office:value-type="float" office:value="0.2">
            <text:p>0.2000</text:p>
          </table:table-cell>
          <table:table-cell office:value-type="string">
            <text:p>algeria mobile</text:p>
          </table:table-cell>
        </table:table-row>
        <table:table-row table:style-name="ro1">
          <table:table-cell office:value-type="string">
            <text:p>^002137</text:p>
          </table:table-cell>
          <table:table-cell office:value-type="string">
            <text:p>voipvoice</text:p>
          </table:table-cell>
          <table:table-cell office:value-type="float" office:value="0.2">
            <text:p>0.2000</text:p>
          </table:table-cell>
          <table:table-cell office:value-type="string">
            <text:p>algeria mobile</text:p>
          </table:table-cell>
        </table:table-row>
        <table:table-row table:style-name="ro1">
          <table:table-cell office:value-type="string">
            <text:p>^0021398</text:p>
          </table:table-cell>
          <table:table-cell office:value-type="string">
            <text:p>voipvoice</text:p>
          </table:table-cell>
          <table:table-cell office:value-type="float" office:value="0.2">
            <text:p>0.2000</text:p>
          </table:table-cell>
          <table:table-cell office:value-type="string">
            <text:p>algeria mobile</text:p>
          </table:table-cell>
        </table:table-row>
        <table:table-row table:style-name="ro1">
          <table:table-cell office:value-type="string">
            <text:p>^00216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tunisia</text:p>
          </table:table-cell>
        </table:table-row>
        <table:table-row table:style-name="ro1">
          <table:table-cell office:value-type="string">
            <text:p>^0021652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tunisia mobile</text:p>
          </table:table-cell>
        </table:table-row>
        <table:table-row table:style-name="ro1">
          <table:table-cell office:value-type="string">
            <text:p>^0021672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tunisia mobile</text:p>
          </table:table-cell>
        </table:table-row>
        <table:table-row table:style-name="ro1">
          <table:table-cell office:value-type="string">
            <text:p>^002169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tunisia mobile</text:p>
          </table:table-cell>
        </table:table-row>
        <table:table-row table:style-name="ro1">
          <table:table-cell office:value-type="string">
            <text:p>^00218</text:p>
          </table:table-cell>
          <table:table-cell office:value-type="string">
            <text:p>voipvoice</text:p>
          </table:table-cell>
          <table:table-cell office:value-type="float" office:value="0.21">
            <text:p>0.2100</text:p>
          </table:table-cell>
          <table:table-cell office:value-type="string">
            <text:p>libya</text:p>
          </table:table-cell>
        </table:table-row>
        <table:table-row table:style-name="ro1">
          <table:table-cell office:value-type="string">
            <text:p>^00220</text:p>
          </table:table-cell>
          <table:table-cell office:value-type="string">
            <text:p>voipvoice</text:p>
          </table:table-cell>
          <table:table-cell office:value-type="float" office:value="0.17">
            <text:p>0.1700</text:p>
          </table:table-cell>
          <table:table-cell office:value-type="string">
            <text:p>gambia</text:p>
          </table:table-cell>
        </table:table-row>
        <table:table-row table:style-name="ro1">
          <table:table-cell office:value-type="string">
            <text:p>^00221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senegal</text:p>
          </table:table-cell>
        </table:table-row>
        <table:table-row table:style-name="ro1">
          <table:table-cell office:value-type="string">
            <text:p>^002215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senegal mobile</text:p>
          </table:table-cell>
        </table:table-row>
        <table:table-row table:style-name="ro1">
          <table:table-cell office:value-type="string">
            <text:p>^002216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senegal mobile</text:p>
          </table:table-cell>
        </table:table-row>
        <table:table-row table:style-name="ro1">
          <table:table-cell office:value-type="string">
            <text:p>^00222</text:p>
          </table:table-cell>
          <table:table-cell office:value-type="string">
            <text:p>voipvoice</text:p>
          </table:table-cell>
          <table:table-cell office:value-type="float" office:value="0.3">
            <text:p>0.3000</text:p>
          </table:table-cell>
          <table:table-cell office:value-type="string">
            <text:p>mauritania</text:p>
          </table:table-cell>
        </table:table-row>
        <table:table-row table:style-name="ro1">
          <table:table-cell office:value-type="string">
            <text:p>^00223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mali republic</text:p>
          </table:table-cell>
        </table:table-row>
        <table:table-row table:style-name="ro1">
          <table:table-cell office:value-type="string">
            <text:p>^002234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mali republic mobile</text:p>
          </table:table-cell>
        </table:table-row>
        <table:table-row table:style-name="ro1">
          <table:table-cell office:value-type="string">
            <text:p>^0022360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mali republic mobile</text:p>
          </table:table-cell>
        </table:table-row>
        <table:table-row table:style-name="ro1">
          <table:table-cell office:value-type="string">
            <text:p>^0022361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mali republic mobile</text:p>
          </table:table-cell>
        </table:table-row>
        <table:table-row table:style-name="ro1">
          <table:table-cell office:value-type="string">
            <text:p>^0022362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mali republic mobile</text:p>
          </table:table-cell>
        </table:table-row>
        <table:table-row table:style-name="ro1">
          <table:table-cell office:value-type="string">
            <text:p>^0022363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mali republic mobile</text:p>
          </table:table-cell>
        </table:table-row>
        <table:table-row table:style-name="ro1">
          <table:table-cell office:value-type="string">
            <text:p>^0022364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mali republic mobile</text:p>
          </table:table-cell>
        </table:table-row>
        <table:table-row table:style-name="ro1">
          <table:table-cell office:value-type="string">
            <text:p>^00223670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mali republic mobile</text:p>
          </table:table-cell>
        </table:table-row>
        <table:table-row table:style-name="ro1">
          <table:table-cell office:value-type="string">
            <text:p>^00223671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mali republic mobile</text:p>
          </table:table-cell>
        </table:table-row>
        <table:table-row table:style-name="ro1">
          <table:table-cell office:value-type="string">
            <text:p>^00223672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mali republic mobile</text:p>
          </table:table-cell>
        </table:table-row>
        <table:table-row table:style-name="ro1">
          <table:table-cell office:value-type="string">
            <text:p>^00223673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mali republic mobile</text:p>
          </table:table-cell>
        </table:table-row>
        <table:table-row table:style-name="ro1">
          <table:table-cell office:value-type="string">
            <text:p>^00223674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mali republic mobile</text:p>
          </table:table-cell>
        </table:table-row>
        <table:table-row table:style-name="ro1">
          <table:table-cell office:value-type="string">
            <text:p>^00223678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mali republic mobile</text:p>
          </table:table-cell>
        </table:table-row>
        <table:table-row table:style-name="ro1">
          <table:table-cell office:value-type="string">
            <text:p>^00224</text:p>
          </table:table-cell>
          <table:table-cell office:value-type="string">
            <text:p>voipvoice</text:p>
          </table:table-cell>
          <table:table-cell office:value-type="float" office:value="1.55">
            <text:p>1.5500</text:p>
          </table:table-cell>
          <table:table-cell office:value-type="string">
            <text:p>guinea</text:p>
          </table:table-cell>
        </table:table-row>
        <table:table-row table:style-name="ro1">
          <table:table-cell office:value-type="string">
            <text:p>^00225</text:p>
          </table:table-cell>
          <table:table-cell office:value-type="string">
            <text:p>voipvoice</text:p>
          </table:table-cell>
          <table:table-cell office:value-type="float" office:value="0.135">
            <text:p>0.1350</text:p>
          </table:table-cell>
          <table:table-cell office:value-type="string">
            <text:p>ivory coast</text:p>
          </table:table-cell>
        </table:table-row>
        <table:table-row table:style-name="ro1">
          <table:table-cell office:value-type="string">
            <text:p>^0022503</text:p>
          </table:table-cell>
          <table:table-cell office:value-type="string">
            <text:p>voipvoice</text:p>
          </table:table-cell>
          <table:table-cell office:value-type="float" office:value="0.175">
            <text:p>0.175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505</text:p>
          </table:table-cell>
          <table:table-cell office:value-type="string">
            <text:p>voipvoice</text:p>
          </table:table-cell>
          <table:table-cell office:value-type="float" office:value="0.175">
            <text:p>0.175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507</text:p>
          </table:table-cell>
          <table:table-cell office:value-type="string">
            <text:p>voipvoice</text:p>
          </table:table-cell>
          <table:table-cell office:value-type="float" office:value="0.175">
            <text:p>0.1750</text:p>
          </table:table-cell>
          <table:table-cell office:value-type="string">
            <text:p>ivory coast mobile</text:p>
          </table:table-cell>
        </table:table-row>
        <table:table-row table:style-name="ro1">
          <table:table-cell office:value-type="string">
            <text:p>^00226</text:p>
          </table:table-cell>
          <table:table-cell office:value-type="string">
            <text:p>voipvoice</text:p>
          </table:table-cell>
          <table:table-cell office:value-type="float" office:value="0.1194">
            <text:p>0.1194</text:p>
          </table:table-cell>
          <table:table-cell office:value-type="string">
            <text:p>burkina faso</text:p>
          </table:table-cell>
        </table:table-row>
        <table:table-row table:style-name="ro1">
          <table:table-cell office:value-type="string">
            <text:p>^00227</text:p>
          </table:table-cell>
          <table:table-cell office:value-type="string">
            <text:p>voipvoice</text:p>
          </table:table-cell>
          <table:table-cell office:value-type="float" office:value="3.96">
            <text:p>3.9600</text:p>
          </table:table-cell>
          <table:table-cell office:value-type="string">
            <text:p>niger</text:p>
          </table:table-cell>
        </table:table-row>
        <table:table-row table:style-name="ro1">
          <table:table-cell office:value-type="string">
            <text:p>^00228</text:p>
          </table:table-cell>
          <table:table-cell office:value-type="string">
            <text:p>voipvoice</text:p>
          </table:table-cell>
          <table:table-cell office:value-type="float" office:value="0.137">
            <text:p>0.1370</text:p>
          </table:table-cell>
          <table:table-cell office:value-type="string">
            <text:p>togo</text:p>
          </table:table-cell>
        </table:table-row>
        <table:table-row table:style-name="ro1">
          <table:table-cell office:value-type="string">
            <text:p>^00229</text:p>
          </table:table-cell>
          <table:table-cell office:value-type="string">
            <text:p>voipvoice</text:p>
          </table:table-cell>
          <table:table-cell office:value-type="float" office:value="0.0936">
            <text:p>0.0936</text:p>
          </table:table-cell>
          <table:table-cell office:value-type="string">
            <text:p>benin</text:p>
          </table:table-cell>
        </table:table-row>
        <table:table-row table:style-name="ro1">
          <table:table-cell office:value-type="string">
            <text:p>^00230</text:p>
          </table:table-cell>
          <table:table-cell office:value-type="string">
            <text:p>voipvoice</text:p>
          </table:table-cell>
          <table:table-cell office:value-type="float" office:value="0.1344">
            <text:p>0.1344</text:p>
          </table:table-cell>
          <table:table-cell office:value-type="string">
            <text:p>mauritius</text:p>
          </table:table-cell>
        </table:table-row>
        <table:table-row table:style-name="ro1">
          <table:table-cell office:value-type="string">
            <text:p>^0023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liberia</text:p>
          </table:table-cell>
        </table:table-row>
        <table:table-row table:style-name="ro1">
          <table:table-cell office:value-type="string">
            <text:p>^00232</text:p>
          </table:table-cell>
          <table:table-cell office:value-type="string">
            <text:p>voipvoice</text:p>
          </table:table-cell>
          <table:table-cell office:value-type="float" office:value="0.16">
            <text:p>0.1600</text:p>
          </table:table-cell>
          <table:table-cell office:value-type="string">
            <text:p>sierra leone</text:p>
          </table:table-cell>
        </table:table-row>
        <table:table-row table:style-name="ro1">
          <table:table-cell office:value-type="string">
            <text:p>^0023223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sierra leone mobile</text:p>
          </table:table-cell>
        </table:table-row>
        <table:table-row table:style-name="ro1">
          <table:table-cell office:value-type="string">
            <text:p>^0023230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sierra leone mobile</text:p>
          </table:table-cell>
        </table:table-row>
        <table:table-row table:style-name="ro1">
          <table:table-cell office:value-type="string">
            <text:p>^0023276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sierra leone mobile</text:p>
          </table:table-cell>
        </table:table-row>
        <table:table-row table:style-name="ro1">
          <table:table-cell office:value-type="string">
            <text:p>^002328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sierra leone mobile</text:p>
          </table:table-cell>
        </table:table-row>
        <table:table-row table:style-name="ro1">
          <table:table-cell office:value-type="string">
            <text:p>^002329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sierra leone mobile</text:p>
          </table:table-cell>
        </table:table-row>
        <table:table-row table:style-name="ro1">
          <table:table-cell office:value-type="string">
            <text:p>^00233</text:p>
          </table:table-cell>
          <table:table-cell office:value-type="string">
            <text:p>voipvoice</text:p>
          </table:table-cell>
          <table:table-cell office:value-type="float" office:value="0.07">
            <text:p>0.0700</text:p>
          </table:table-cell>
          <table:table-cell office:value-type="string">
            <text:p>ghana</text:p>
          </table:table-cell>
        </table:table-row>
        <table:table-row table:style-name="ro1">
          <table:table-cell office:value-type="string">
            <text:p>^0023320</text:p>
          </table:table-cell>
          <table:table-cell office:value-type="string">
            <text:p>voipvoice</text:p>
          </table:table-cell>
          <table:table-cell office:value-type="float" office:value="0.07">
            <text:p>0.0700</text:p>
          </table:table-cell>
          <table:table-cell office:value-type="string">
            <text:p>ghana accra</text:p>
          </table:table-cell>
        </table:table-row>
        <table:table-row table:style-name="ro1">
          <table:table-cell office:value-type="string">
            <text:p>^0023321</text:p>
          </table:table-cell>
          <table:table-cell office:value-type="string">
            <text:p>voipvoice</text:p>
          </table:table-cell>
          <table:table-cell office:value-type="float" office:value="0.07">
            <text:p>0.0700</text:p>
          </table:table-cell>
          <table:table-cell office:value-type="string">
            <text:p>ghana accra</text:p>
          </table:table-cell>
        </table:table-row>
        <table:table-row table:style-name="ro1">
          <table:table-cell office:value-type="string">
            <text:p>^0023324</text:p>
          </table:table-cell>
          <table:table-cell office:value-type="string">
            <text:p>voipvoice</text:p>
          </table:table-cell>
          <table:table-cell office:value-type="float" office:value="0.1">
            <text:p>0.1000</text:p>
          </table:table-cell>
          <table:table-cell office:value-type="string">
            <text:p>ghana mobile</text:p>
          </table:table-cell>
        </table:table-row>
        <table:table-row table:style-name="ro1">
          <table:table-cell office:value-type="string">
            <text:p>^0023327</text:p>
          </table:table-cell>
          <table:table-cell office:value-type="string">
            <text:p>voipvoice</text:p>
          </table:table-cell>
          <table:table-cell office:value-type="float" office:value="0.1">
            <text:p>0.1000</text:p>
          </table:table-cell>
          <table:table-cell office:value-type="string">
            <text:p>ghana mobile</text:p>
          </table:table-cell>
        </table:table-row>
        <table:table-row table:style-name="ro1">
          <table:table-cell office:value-type="string">
            <text:p>^0023328</text:p>
          </table:table-cell>
          <table:table-cell office:value-type="string">
            <text:p>voipvoice</text:p>
          </table:table-cell>
          <table:table-cell office:value-type="float" office:value="0.1">
            <text:p>0.1000</text:p>
          </table:table-cell>
          <table:table-cell office:value-type="string">
            <text:p>ghana mobile</text:p>
          </table:table-cell>
        </table:table-row>
        <table:table-row table:style-name="ro1">
          <table:table-cell office:value-type="string">
            <text:p>^00234</text:p>
          </table:table-cell>
          <table:table-cell office:value-type="string">
            <text:p>voipvoice</text:p>
          </table:table-cell>
          <table:table-cell office:value-type="float" office:value="3.96">
            <text:p>3.9600</text:p>
          </table:table-cell>
          <table:table-cell office:value-type="string">
            <text:p>nigeria</text:p>
          </table:table-cell>
        </table:table-row>
        <table:table-row table:style-name="ro1">
          <table:table-cell office:value-type="string">
            <text:p>^002341</text:p>
          </table:table-cell>
          <table:table-cell office:value-type="string">
            <text:p>voipvoice</text:p>
          </table:table-cell>
          <table:table-cell office:value-type="float" office:value="3.96">
            <text:p>3.9600</text:p>
          </table:table-cell>
          <table:table-cell office:value-type="string">
            <text:p>nigeria lagos</text:p>
          </table:table-cell>
        </table:table-row>
        <table:table-row table:style-name="ro1">
          <table:table-cell office:value-type="string">
            <text:p>^00234470</text:p>
          </table:table-cell>
          <table:table-cell office:value-type="string">
            <text:p>voipvoice</text:p>
          </table:table-cell>
          <table:table-cell office:value-type="float" office:value="3.96">
            <text:p>3.96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774</text:p>
          </table:table-cell>
          <table:table-cell office:value-type="string">
            <text:p>voipvoice</text:p>
          </table:table-cell>
          <table:table-cell office:value-type="float" office:value="3.96">
            <text:p>3.96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775</text:p>
          </table:table-cell>
          <table:table-cell office:value-type="string">
            <text:p>voipvoice</text:p>
          </table:table-cell>
          <table:table-cell office:value-type="float" office:value="3.96">
            <text:p>3.96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80</text:p>
          </table:table-cell>
          <table:table-cell office:value-type="string">
            <text:p>voipvoice</text:p>
          </table:table-cell>
          <table:table-cell office:value-type="float" office:value="3.96">
            <text:p>3.96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490</text:p>
          </table:table-cell>
          <table:table-cell office:value-type="string">
            <text:p>voipvoice</text:p>
          </table:table-cell>
          <table:table-cell office:value-type="float" office:value="3.96">
            <text:p>3.9600</text:p>
          </table:table-cell>
          <table:table-cell office:value-type="string">
            <text:p>nigeria mobile</text:p>
          </table:table-cell>
        </table:table-row>
        <table:table-row table:style-name="ro1">
          <table:table-cell office:value-type="string">
            <text:p>^00235</text:p>
          </table:table-cell>
          <table:table-cell office:value-type="string">
            <text:p>voipvoice</text:p>
          </table:table-cell>
          <table:table-cell office:value-type="float" office:value="3.6">
            <text:p>3.6000</text:p>
          </table:table-cell>
          <table:table-cell office:value-type="string">
            <text:p>chad republic</text:p>
          </table:table-cell>
        </table:table-row>
        <table:table-row table:style-name="ro1">
          <table:table-cell office:value-type="string">
            <text:p>^0023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central african republic</text:p>
          </table:table-cell>
        </table:table-row>
        <table:table-row table:style-name="ro1">
          <table:table-cell office:value-type="string">
            <text:p>^00237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cameroon</text:p>
          </table:table-cell>
        </table:table-row>
        <table:table-row table:style-name="ro1">
          <table:table-cell office:value-type="string">
            <text:p>^002377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cameroon mobile</text:p>
          </table:table-cell>
        </table:table-row>
        <table:table-row table:style-name="ro1">
          <table:table-cell office:value-type="string">
            <text:p>^002379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cameroon mobile</text:p>
          </table:table-cell>
        </table:table-row>
        <table:table-row table:style-name="ro1">
          <table:table-cell office:value-type="string">
            <text:p>^00238</text:p>
          </table:table-cell>
          <table:table-cell office:value-type="string">
            <text:p>voipvoice</text:p>
          </table:table-cell>
          <table:table-cell office:value-type="float" office:value="0.25">
            <text:p>0.2500</text:p>
          </table:table-cell>
          <table:table-cell office:value-type="string">
            <text:p>cape verde islands</text:p>
          </table:table-cell>
        </table:table-row>
        <table:table-row table:style-name="ro1">
          <table:table-cell office:value-type="string">
            <text:p>^0023891</text:p>
          </table:table-cell>
          <table:table-cell office:value-type="string">
            <text:p>voipvoice</text:p>
          </table:table-cell>
          <table:table-cell office:value-type="float" office:value="0.25">
            <text:p>0.2500</text:p>
          </table:table-cell>
          <table:table-cell office:value-type="string">
            <text:p>cape verde islands mobile</text:p>
          </table:table-cell>
        </table:table-row>
        <table:table-row table:style-name="ro1">
          <table:table-cell office:value-type="string">
            <text:p>^0024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equatorial guinea</text:p>
          </table:table-cell>
        </table:table-row>
        <table:table-row table:style-name="ro1">
          <table:table-cell office:value-type="string">
            <text:p>^00241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</text:p>
          </table:table-cell>
        </table:table-row>
        <table:table-row table:style-name="ro1">
          <table:table-cell office:value-type="string">
            <text:p>^0024103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04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05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06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07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08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09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20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21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22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23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24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25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26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27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28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29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30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31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32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33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34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35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36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37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38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39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51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52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53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57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61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63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68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75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80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81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84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87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89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91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94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95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197</text:p>
          </table:table-cell>
          <table:table-cell office:value-type="string">
            <text:p>voipvoice</text:p>
          </table:table-cell>
          <table:table-cell office:value-type="float" office:value="0.1189">
            <text:p>0.1189</text:p>
          </table:table-cell>
          <table:table-cell office:value-type="string">
            <text:p>gabon republic mobile</text:p>
          </table:table-cell>
        </table:table-row>
        <table:table-row table:style-name="ro1">
          <table:table-cell office:value-type="string">
            <text:p>^00242</text:p>
          </table:table-cell>
          <table:table-cell office:value-type="string">
            <text:p>voipvoice</text:p>
          </table:table-cell>
          <table:table-cell office:value-type="float" office:value="0.114">
            <text:p>0.1140</text:p>
          </table:table-cell>
          <table:table-cell office:value-type="string">
            <text:p>congo republic</text:p>
          </table:table-cell>
        </table:table-row>
        <table:table-row table:style-name="ro1">
          <table:table-cell office:value-type="string">
            <text:p>^00243</text:p>
          </table:table-cell>
          <table:table-cell office:value-type="string">
            <text:p>voipvoice</text:p>
          </table:table-cell>
          <table:table-cell office:value-type="float" office:value="0.249">
            <text:p>0.2490</text:p>
          </table:table-cell>
          <table:table-cell office:value-type="string">
            <text:p>congo democratic republic</text:p>
          </table:table-cell>
        </table:table-row>
        <table:table-row table:style-name="ro1">
          <table:table-cell office:value-type="string">
            <text:p>^0024381</text:p>
          </table:table-cell>
          <table:table-cell office:value-type="string">
            <text:p>voipvoice</text:p>
          </table:table-cell>
          <table:table-cell office:value-type="float" office:value="0.249">
            <text:p>0.2490</text:p>
          </table:table-cell>
          <table:table-cell office:value-type="string">
            <text:p>congo democratic republic mobile</text:p>
          </table:table-cell>
        </table:table-row>
        <table:table-row table:style-name="ro1">
          <table:table-cell office:value-type="string">
            <text:p>^0024384</text:p>
          </table:table-cell>
          <table:table-cell office:value-type="string">
            <text:p>voipvoice</text:p>
          </table:table-cell>
          <table:table-cell office:value-type="float" office:value="0.249">
            <text:p>0.2490</text:p>
          </table:table-cell>
          <table:table-cell office:value-type="string">
            <text:p>congo democratic republic mobile</text:p>
          </table:table-cell>
        </table:table-row>
        <table:table-row table:style-name="ro1">
          <table:table-cell office:value-type="string">
            <text:p>^0024385</text:p>
          </table:table-cell>
          <table:table-cell office:value-type="string">
            <text:p>voipvoice</text:p>
          </table:table-cell>
          <table:table-cell office:value-type="float" office:value="0.249">
            <text:p>0.2490</text:p>
          </table:table-cell>
          <table:table-cell office:value-type="string">
            <text:p>congo democratic republic mobile</text:p>
          </table:table-cell>
        </table:table-row>
        <table:table-row table:style-name="ro1">
          <table:table-cell office:value-type="string">
            <text:p>^0024386</text:p>
          </table:table-cell>
          <table:table-cell office:value-type="string">
            <text:p>voipvoice</text:p>
          </table:table-cell>
          <table:table-cell office:value-type="float" office:value="0.249">
            <text:p>0.2490</text:p>
          </table:table-cell>
          <table:table-cell office:value-type="string">
            <text:p>congo democratic republic mobile</text:p>
          </table:table-cell>
        </table:table-row>
        <table:table-row table:style-name="ro1">
          <table:table-cell office:value-type="string">
            <text:p>^0024388</text:p>
          </table:table-cell>
          <table:table-cell office:value-type="string">
            <text:p>voipvoice</text:p>
          </table:table-cell>
          <table:table-cell office:value-type="float" office:value="0.249">
            <text:p>0.2490</text:p>
          </table:table-cell>
          <table:table-cell office:value-type="string">
            <text:p>congo democratic republic mobile</text:p>
          </table:table-cell>
        </table:table-row>
        <table:table-row table:style-name="ro1">
          <table:table-cell office:value-type="string">
            <text:p>^0024389</text:p>
          </table:table-cell>
          <table:table-cell office:value-type="string">
            <text:p>voipvoice</text:p>
          </table:table-cell>
          <table:table-cell office:value-type="float" office:value="0.249">
            <text:p>0.2490</text:p>
          </table:table-cell>
          <table:table-cell office:value-type="string">
            <text:p>congo democratic republic mobile</text:p>
          </table:table-cell>
        </table:table-row>
        <table:table-row table:style-name="ro1">
          <table:table-cell office:value-type="string">
            <text:p>^0024397</text:p>
          </table:table-cell>
          <table:table-cell office:value-type="string">
            <text:p>voipvoice</text:p>
          </table:table-cell>
          <table:table-cell office:value-type="float" office:value="0.249">
            <text:p>0.2490</text:p>
          </table:table-cell>
          <table:table-cell office:value-type="string">
            <text:p>congo democratic republic mobile</text:p>
          </table:table-cell>
        </table:table-row>
        <table:table-row table:style-name="ro1">
          <table:table-cell office:value-type="string">
            <text:p>^0024398</text:p>
          </table:table-cell>
          <table:table-cell office:value-type="string">
            <text:p>voipvoice</text:p>
          </table:table-cell>
          <table:table-cell office:value-type="float" office:value="0.249">
            <text:p>0.2490</text:p>
          </table:table-cell>
          <table:table-cell office:value-type="string">
            <text:p>congo democratic republic mobile</text:p>
          </table:table-cell>
        </table:table-row>
        <table:table-row table:style-name="ro1">
          <table:table-cell office:value-type="string">
            <text:p>^0024399</text:p>
          </table:table-cell>
          <table:table-cell office:value-type="string">
            <text:p>voipvoice</text:p>
          </table:table-cell>
          <table:table-cell office:value-type="float" office:value="0.249">
            <text:p>0.2490</text:p>
          </table:table-cell>
          <table:table-cell office:value-type="string">
            <text:p>congo democratic republic mobile</text:p>
          </table:table-cell>
        </table:table-row>
        <table:table-row table:style-name="ro1">
          <table:table-cell office:value-type="string">
            <text:p>^00244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angola</text:p>
          </table:table-cell>
        </table:table-row>
        <table:table-row table:style-name="ro1">
          <table:table-cell office:value-type="string">
            <text:p>^002449</text:p>
          </table:table-cell>
          <table:table-cell office:value-type="string">
            <text:p>voipvoice</text:p>
          </table:table-cell>
          <table:table-cell office:value-type="float" office:value="0.2">
            <text:p>0.2000</text:p>
          </table:table-cell>
          <table:table-cell office:value-type="string">
            <text:p>angola mobile</text:p>
          </table:table-cell>
        </table:table-row>
        <table:table-row table:style-name="ro1">
          <table:table-cell office:value-type="string">
            <text:p>^0024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uinea bissau</text:p>
          </table:table-cell>
        </table:table-row>
        <table:table-row table:style-name="ro1">
          <table:table-cell office:value-type="string">
            <text:p>^0024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diego garcia</text:p>
          </table:table-cell>
        </table:table-row>
        <table:table-row table:style-name="ro1">
          <table:table-cell office:value-type="string">
            <text:p>^0024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ascension island</text:p>
          </table:table-cell>
        </table:table-row>
        <table:table-row table:style-name="ro1">
          <table:table-cell office:value-type="string">
            <text:p>^00248</text:p>
          </table:table-cell>
          <table:table-cell office:value-type="string">
            <text:p>voipvoice</text:p>
          </table:table-cell>
          <table:table-cell office:value-type="float" office:value="2.4">
            <text:p>2.4000</text:p>
          </table:table-cell>
          <table:table-cell office:value-type="string">
            <text:p>seychelles island</text:p>
          </table:table-cell>
        </table:table-row>
        <table:table-row table:style-name="ro1">
          <table:table-cell office:value-type="string">
            <text:p>^00249</text:p>
          </table:table-cell>
          <table:table-cell office:value-type="string">
            <text:p>voipvoice</text:p>
          </table:table-cell>
          <table:table-cell office:value-type="float" office:value="0.165">
            <text:p>0.1650</text:p>
          </table:table-cell>
          <table:table-cell office:value-type="string">
            <text:p>sudan</text:p>
          </table:table-cell>
        </table:table-row>
        <table:table-row table:style-name="ro1">
          <table:table-cell office:value-type="string">
            <text:p>^0025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wanda</text:p>
          </table:table-cell>
        </table:table-row>
        <table:table-row table:style-name="ro1">
          <table:table-cell office:value-type="string">
            <text:p>^002500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wanda mobile</text:p>
          </table:table-cell>
        </table:table-row>
        <table:table-row table:style-name="ro1">
          <table:table-cell office:value-type="string">
            <text:p>^00251</text:p>
          </table:table-cell>
          <table:table-cell office:value-type="string">
            <text:p>voipvoice</text:p>
          </table:table-cell>
          <table:table-cell office:value-type="float" office:value="0.24">
            <text:p>0.2400</text:p>
          </table:table-cell>
          <table:table-cell office:value-type="string">
            <text:p>ethiopia</text:p>
          </table:table-cell>
        </table:table-row>
        <table:table-row table:style-name="ro1">
          <table:table-cell office:value-type="string">
            <text:p>^002519</text:p>
          </table:table-cell>
          <table:table-cell office:value-type="string">
            <text:p>voipvoice</text:p>
          </table:table-cell>
          <table:table-cell office:value-type="float" office:value="0.24">
            <text:p>0.2400</text:p>
          </table:table-cell>
          <table:table-cell office:value-type="string">
            <text:p>ethiopia mobile</text:p>
          </table:table-cell>
        </table:table-row>
        <table:table-row table:style-name="ro1">
          <table:table-cell office:value-type="string">
            <text:p>^00252</text:p>
          </table:table-cell>
          <table:table-cell office:value-type="string">
            <text:p>voipvoice</text:p>
          </table:table-cell>
          <table:table-cell office:value-type="float" office:value="0.53">
            <text:p>0.5300</text:p>
          </table:table-cell>
          <table:table-cell office:value-type="string">
            <text:p>somalia</text:p>
          </table:table-cell>
        </table:table-row>
        <table:table-row table:style-name="ro1">
          <table:table-cell office:value-type="string">
            <text:p>^00253</text:p>
          </table:table-cell>
          <table:table-cell office:value-type="string">
            <text:p>voipvoice</text:p>
          </table:table-cell>
          <table:table-cell office:value-type="float" office:value="4.08">
            <text:p>4.0800</text:p>
          </table:table-cell>
          <table:table-cell office:value-type="string">
            <text:p>djibouti</text:p>
          </table:table-cell>
        </table:table-row>
        <table:table-row table:style-name="ro1">
          <table:table-cell office:value-type="string">
            <text:p>^00254</text:p>
          </table:table-cell>
          <table:table-cell office:value-type="string">
            <text:p>voipvoice</text:p>
          </table:table-cell>
          <table:table-cell office:value-type="float" office:value="0.16">
            <text:p>0.1600</text:p>
          </table:table-cell>
          <table:table-cell office:value-type="string">
            <text:p>kenya</text:p>
          </table:table-cell>
        </table:table-row>
        <table:table-row table:style-name="ro1">
          <table:table-cell office:value-type="string">
            <text:p>^002542</text:p>
          </table:table-cell>
          <table:table-cell office:value-type="string">
            <text:p>voipvoice</text:p>
          </table:table-cell>
          <table:table-cell office:value-type="float" office:value="0.162">
            <text:p>0.1620</text:p>
          </table:table-cell>
          <table:table-cell office:value-type="string">
            <text:p>kenya nairobi</text:p>
          </table:table-cell>
        </table:table-row>
        <table:table-row table:style-name="ro1">
          <table:table-cell office:value-type="string">
            <text:p>^0025471</text:p>
          </table:table-cell>
          <table:table-cell office:value-type="string">
            <text:p>voipvoice</text:p>
          </table:table-cell>
          <table:table-cell office:value-type="float" office:value="0.2424">
            <text:p>0.2424</text:p>
          </table:table-cell>
          <table:table-cell office:value-type="string">
            <text:p>kenya mobile</text:p>
          </table:table-cell>
        </table:table-row>
        <table:table-row table:style-name="ro1">
          <table:table-cell office:value-type="string">
            <text:p>^0025472</text:p>
          </table:table-cell>
          <table:table-cell office:value-type="string">
            <text:p>voipvoice</text:p>
          </table:table-cell>
          <table:table-cell office:value-type="float" office:value="0.2424">
            <text:p>0.2424</text:p>
          </table:table-cell>
          <table:table-cell office:value-type="string">
            <text:p>kenya mobile</text:p>
          </table:table-cell>
        </table:table-row>
        <table:table-row table:style-name="ro1">
          <table:table-cell office:value-type="string">
            <text:p>^0025473</text:p>
          </table:table-cell>
          <table:table-cell office:value-type="string">
            <text:p>voipvoice</text:p>
          </table:table-cell>
          <table:table-cell office:value-type="float" office:value="0.2424">
            <text:p>0.2424</text:p>
          </table:table-cell>
          <table:table-cell office:value-type="string">
            <text:p>kenya mobile</text:p>
          </table:table-cell>
        </table:table-row>
        <table:table-row table:style-name="ro1">
          <table:table-cell office:value-type="string">
            <text:p>^00255</text:p>
          </table:table-cell>
          <table:table-cell office:value-type="string">
            <text:p>voipvoice</text:p>
          </table:table-cell>
          <table:table-cell office:value-type="float" office:value="0.135">
            <text:p>0.1350</text:p>
          </table:table-cell>
          <table:table-cell office:value-type="string">
            <text:p>tanzania</text:p>
          </table:table-cell>
        </table:table-row>
        <table:table-row table:style-name="ro1">
          <table:table-cell office:value-type="string">
            <text:p>^0025524</text:p>
          </table:table-cell>
          <table:table-cell office:value-type="string">
            <text:p>voipvoice</text:p>
          </table:table-cell>
          <table:table-cell office:value-type="float" office:value="0.135">
            <text:p>0.1350</text:p>
          </table:table-cell>
          <table:table-cell office:value-type="string">
            <text:p>tanzania zanzibar</text:p>
          </table:table-cell>
        </table:table-row>
        <table:table-row table:style-name="ro1">
          <table:table-cell office:value-type="string">
            <text:p>^002557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tanzania mobile</text:p>
          </table:table-cell>
        </table:table-row>
        <table:table-row table:style-name="ro1">
          <table:table-cell office:value-type="string">
            <text:p>^00256</text:p>
          </table:table-cell>
          <table:table-cell office:value-type="string">
            <text:p>voipvoice</text:p>
          </table:table-cell>
          <table:table-cell office:value-type="float" office:value="0.095">
            <text:p>0.0950</text:p>
          </table:table-cell>
          <table:table-cell office:value-type="string">
            <text:p>uganda??</text:p>
          </table:table-cell>
        </table:table-row>
        <table:table-row table:style-name="ro1">
          <table:table-cell office:value-type="string">
            <text:p>^0025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urundi</text:p>
          </table:table-cell>
        </table:table-row>
        <table:table-row table:style-name="ro1">
          <table:table-cell office:value-type="string">
            <text:p>^00258</text:p>
          </table:table-cell>
          <table:table-cell office:value-type="string">
            <text:p>voipvoice</text:p>
          </table:table-cell>
          <table:table-cell office:value-type="float" office:value="0.1">
            <text:p>0.1000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^0025882</text:p>
          </table:table-cell>
          <table:table-cell office:value-type="string">
            <text:p>voipvoice</text:p>
          </table:table-cell>
          <table:table-cell office:value-type="float" office:value="0.227">
            <text:p>0.2270</text:p>
          </table:table-cell>
          <table:table-cell office:value-type="string">
            <text:p>mozambique mobile</text:p>
          </table:table-cell>
        </table:table-row>
        <table:table-row table:style-name="ro1">
          <table:table-cell office:value-type="string">
            <text:p>^00260</text:p>
          </table:table-cell>
          <table:table-cell office:value-type="string">
            <text:p>voipvoice</text:p>
          </table:table-cell>
          <table:table-cell office:value-type="float" office:value="0.089">
            <text:p>0.0890</text:p>
          </table:table-cell>
          <table:table-cell office:value-type="string">
            <text:p>zambia??</text:p>
          </table:table-cell>
        </table:table-row>
        <table:table-row table:style-name="ro1">
          <table:table-cell office:value-type="string">
            <text:p>^0026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adagascar</text:p>
          </table:table-cell>
        </table:table-row>
        <table:table-row table:style-name="ro1">
          <table:table-cell office:value-type="string">
            <text:p>^00261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adagascar mobile</text:p>
          </table:table-cell>
        </table:table-row>
        <table:table-row table:style-name="ro1">
          <table:table-cell office:value-type="string">
            <text:p>^0026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eunion island</text:p>
          </table:table-cell>
        </table:table-row>
        <table:table-row table:style-name="ro1">
          <table:table-cell office:value-type="string">
            <text:p>^0026269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eunion island mobile</text:p>
          </table:table-cell>
        </table:table-row>
        <table:table-row table:style-name="ro1">
          <table:table-cell office:value-type="string">
            <text:p>^00263</text:p>
          </table:table-cell>
          <table:table-cell office:value-type="string">
            <text:p>voipvoice</text:p>
          </table:table-cell>
          <table:table-cell office:value-type="float" office:value="0.077">
            <text:p>0.0770</text:p>
          </table:table-cell>
          <table:table-cell office:value-type="string">
            <text:p>zimbabwe</text:p>
          </table:table-cell>
        </table:table-row>
        <table:table-row table:style-name="ro1">
          <table:table-cell office:value-type="string">
            <text:p>^0026311</text:p>
          </table:table-cell>
          <table:table-cell office:value-type="string">
            <text:p>voipvoice</text:p>
          </table:table-cell>
          <table:table-cell office:value-type="float" office:value="0.159">
            <text:p>0.1590</text:p>
          </table:table-cell>
          <table:table-cell office:value-type="string">
            <text:p>zimbabwe mobile</text:p>
          </table:table-cell>
        </table:table-row>
        <table:table-row table:style-name="ro1">
          <table:table-cell office:value-type="string">
            <text:p>^0026323</text:p>
          </table:table-cell>
          <table:table-cell office:value-type="string">
            <text:p>voipvoice</text:p>
          </table:table-cell>
          <table:table-cell office:value-type="float" office:value="0.159">
            <text:p>0.1590</text:p>
          </table:table-cell>
          <table:table-cell office:value-type="string">
            <text:p>zimbabwe mobile</text:p>
          </table:table-cell>
        </table:table-row>
        <table:table-row table:style-name="ro1">
          <table:table-cell office:value-type="string">
            <text:p>^0026391</text:p>
          </table:table-cell>
          <table:table-cell office:value-type="string">
            <text:p>voipvoice</text:p>
          </table:table-cell>
          <table:table-cell office:value-type="float" office:value="0.159">
            <text:p>0.1590</text:p>
          </table:table-cell>
          <table:table-cell office:value-type="string">
            <text:p>zimbabwe mobile</text:p>
          </table:table-cell>
        </table:table-row>
        <table:table-row table:style-name="ro1">
          <table:table-cell office:value-type="string">
            <text:p>^0026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amibia??</text:p>
          </table:table-cell>
        </table:table-row>
        <table:table-row table:style-name="ro1">
          <table:table-cell office:value-type="string">
            <text:p>^0026477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anguilla mobile</text:p>
          </table:table-cell>
        </table:table-row>
        <table:table-row table:style-name="ro1">
          <table:table-cell office:value-type="string">
            <text:p>^00264811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amibia mobile</text:p>
          </table:table-cell>
        </table:table-row>
        <table:table-row table:style-name="ro1">
          <table:table-cell office:value-type="string">
            <text:p>^00264811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amibia mobile</text:p>
          </table:table-cell>
        </table:table-row>
        <table:table-row table:style-name="ro1">
          <table:table-cell office:value-type="string">
            <text:p>^00264811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amibia mobile</text:p>
          </table:table-cell>
        </table:table-row>
        <table:table-row table:style-name="ro1">
          <table:table-cell office:value-type="string">
            <text:p>^0026481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amibia mobile</text:p>
          </table:table-cell>
        </table:table-row>
        <table:table-row table:style-name="ro1">
          <table:table-cell office:value-type="string">
            <text:p>^0026481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amibia mobile</text:p>
          </table:table-cell>
        </table:table-row>
        <table:table-row table:style-name="ro1">
          <table:table-cell office:value-type="string">
            <text:p>^00264815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amibia mobile</text:p>
          </table:table-cell>
        </table:table-row>
        <table:table-row table:style-name="ro1">
          <table:table-cell office:value-type="string">
            <text:p>^00265</text:p>
          </table:table-cell>
          <table:table-cell office:value-type="string">
            <text:p>voipvoice</text:p>
          </table:table-cell>
          <table:table-cell office:value-type="float" office:value="0.046">
            <text:p>0.0460</text:p>
          </table:table-cell>
          <table:table-cell office:value-type="string">
            <text:p>malawi</text:p>
          </table:table-cell>
        </table:table-row>
        <table:table-row table:style-name="ro1">
          <table:table-cell office:value-type="string">
            <text:p>^0026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lesotho</text:p>
          </table:table-cell>
        </table:table-row>
        <table:table-row table:style-name="ro1">
          <table:table-cell office:value-type="string">
            <text:p>^0026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otswana</text:p>
          </table:table-cell>
        </table:table-row>
        <table:table-row table:style-name="ro1">
          <table:table-cell office:value-type="string">
            <text:p>^002670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otswana mobile</text:p>
          </table:table-cell>
        </table:table-row>
        <table:table-row table:style-name="ro1">
          <table:table-cell office:value-type="string">
            <text:p>^002670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otswana mobile</text:p>
          </table:table-cell>
        </table:table-row>
        <table:table-row table:style-name="ro1">
          <table:table-cell office:value-type="string">
            <text:p>^00267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otswana mobile</text:p>
          </table:table-cell>
        </table:table-row>
        <table:table-row table:style-name="ro1">
          <table:table-cell office:value-type="string">
            <text:p>^00267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otswana mobile</text:p>
          </table:table-cell>
        </table:table-row>
        <table:table-row table:style-name="ro1">
          <table:table-cell office:value-type="string">
            <text:p>^002677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otswana mobile</text:p>
          </table:table-cell>
        </table:table-row>
        <table:table-row table:style-name="ro1">
          <table:table-cell office:value-type="string">
            <text:p>^0026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swaziland</text:p>
          </table:table-cell>
        </table:table-row>
        <table:table-row table:style-name="ro1">
          <table:table-cell office:value-type="string">
            <text:p>^0026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comoros islands</text:p>
          </table:table-cell>
        </table:table-row>
        <table:table-row table:style-name="ro1">
          <table:table-cell office:value-type="string">
            <text:p>^00269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ayotte island</text:p>
          </table:table-cell>
        </table:table-row>
        <table:table-row table:style-name="ro1">
          <table:table-cell office:value-type="string">
            <text:p>^002696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ayotte island mobile</text:p>
          </table:table-cell>
        </table:table-row>
        <table:table-row table:style-name="ro1">
          <table:table-cell office:value-type="string">
            <text:p>^002696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ayotte island mobile</text:p>
          </table:table-cell>
        </table:table-row>
        <table:table-row table:style-name="ro1">
          <table:table-cell office:value-type="string">
            <text:p>^002696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ayotte island mobile</text:p>
          </table:table-cell>
        </table:table-row>
        <table:table-row table:style-name="ro1">
          <table:table-cell office:value-type="string">
            <text:p>^002696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ayotte island mobile</text:p>
          </table:table-cell>
        </table:table-row>
        <table:table-row table:style-name="ro1">
          <table:table-cell office:value-type="string">
            <text:p>^002696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ayotte island mobile</text:p>
          </table:table-cell>
        </table:table-row>
        <table:table-row table:style-name="ro1">
          <table:table-cell office:value-type="string">
            <text:p>^0027</text:p>
          </table:table-cell>
          <table:table-cell office:value-type="string">
            <text:p>voipvoice</text:p>
          </table:table-cell>
          <table:table-cell office:value-type="float" office:value="0.12">
            <text:p>0.1200</text:p>
          </table:table-cell>
          <table:table-cell office:value-type="string">
            <text:p>south africa</text:p>
          </table:table-cell>
        </table:table-row>
        <table:table-row table:style-name="ro1">
          <table:table-cell office:value-type="string">
            <text:p>^002711</text:p>
          </table:table-cell>
          <table:table-cell office:value-type="string">
            <text:p>voipvoice</text:p>
          </table:table-cell>
          <table:table-cell office:value-type="float" office:value="0.12">
            <text:p>0.1200</text:p>
          </table:table-cell>
          <table:table-cell office:value-type="string">
            <text:p>south africa johannesburg</text:p>
          </table:table-cell>
        </table:table-row>
        <table:table-row table:style-name="ro1">
          <table:table-cell office:value-type="string">
            <text:p>^002721</text:p>
          </table:table-cell>
          <table:table-cell office:value-type="string">
            <text:p>voipvoice</text:p>
          </table:table-cell>
          <table:table-cell office:value-type="float" office:value="0.12">
            <text:p>0.1200</text:p>
          </table:table-cell>
          <table:table-cell office:value-type="string">
            <text:p>south africa capetown</text:p>
          </table:table-cell>
        </table:table-row>
        <table:table-row table:style-name="ro1">
          <table:table-cell office:value-type="string">
            <text:p>^002731</text:p>
          </table:table-cell>
          <table:table-cell office:value-type="string">
            <text:p>voipvoice</text:p>
          </table:table-cell>
          <table:table-cell office:value-type="float" office:value="0.12">
            <text:p>0.1200</text:p>
          </table:table-cell>
          <table:table-cell office:value-type="string">
            <text:p>south africa durban</text:p>
          </table:table-cell>
        </table:table-row>
        <table:table-row table:style-name="ro1">
          <table:table-cell office:value-type="string">
            <text:p>^002772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south africa mobile</text:p>
          </table:table-cell>
        </table:table-row>
        <table:table-row table:style-name="ro1">
          <table:table-cell office:value-type="string">
            <text:p>^002773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south africa mobile</text:p>
          </table:table-cell>
        </table:table-row>
        <table:table-row table:style-name="ro1">
          <table:table-cell office:value-type="string">
            <text:p>^002774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south africa mobile</text:p>
          </table:table-cell>
        </table:table-row>
        <table:table-row table:style-name="ro1">
          <table:table-cell office:value-type="string">
            <text:p>^002781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south africa mobile</text:p>
          </table:table-cell>
        </table:table-row>
        <table:table-row table:style-name="ro1">
          <table:table-cell office:value-type="string">
            <text:p>^002782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south africa mobile</text:p>
          </table:table-cell>
        </table:table-row>
        <table:table-row table:style-name="ro1">
          <table:table-cell office:value-type="string">
            <text:p>^002783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south africa mobile</text:p>
          </table:table-cell>
        </table:table-row>
        <table:table-row table:style-name="ro1">
          <table:table-cell office:value-type="string">
            <text:p>^002784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south africa mobile</text:p>
          </table:table-cell>
        </table:table-row>
        <table:table-row table:style-name="ro1">
          <table:table-cell office:value-type="string">
            <text:p>^00291</text:p>
          </table:table-cell>
          <table:table-cell office:value-type="string">
            <text:p>voipvoice</text:p>
          </table:table-cell>
          <table:table-cell office:value-type="float" office:value="0.226">
            <text:p>0.2260</text:p>
          </table:table-cell>
          <table:table-cell office:value-type="string">
            <text:p>eritrea</text:p>
          </table:table-cell>
        </table:table-row>
        <table:table-row table:style-name="ro1">
          <table:table-cell office:value-type="string">
            <text:p>^0029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aruba</text:p>
          </table:table-cell>
        </table:table-row>
        <table:table-row table:style-name="ro1">
          <table:table-cell office:value-type="string">
            <text:p>^0029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faeroe islands</text:p>
          </table:table-cell>
        </table:table-row>
        <table:table-row table:style-name="ro1">
          <table:table-cell office:value-type="string">
            <text:p>^0029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reenland</text:p>
          </table:table-cell>
        </table:table-row>
        <table:table-row table:style-name="ro1">
          <table:table-cell office:value-type="string">
            <text:p>^0030</text:p>
          </table:table-cell>
          <table:table-cell office:value-type="string">
            <text:p>voipvoice</text:p>
          </table:table-cell>
          <table:table-cell office:value-type="float" office:value="0.019">
            <text:p>0.0190</text:p>
          </table:table-cell>
          <table:table-cell office:value-type="string">
            <text:p>greece</text:p>
          </table:table-cell>
        </table:table-row>
        <table:table-row table:style-name="ro1">
          <table:table-cell office:value-type="string">
            <text:p>^003021</text:p>
          </table:table-cell>
          <table:table-cell office:value-type="string">
            <text:p>voipvoice</text:p>
          </table:table-cell>
          <table:table-cell office:value-type="float" office:value="0.018">
            <text:p>0.0180</text:p>
          </table:table-cell>
          <table:table-cell office:value-type="string">
            <text:p>greece athens</text:p>
          </table:table-cell>
        </table:table-row>
        <table:table-row table:style-name="ro1">
          <table:table-cell office:value-type="string">
            <text:p>^00306</text:p>
          </table:table-cell>
          <table:table-cell office:value-type="string">
            <text:p>voipvoice</text:p>
          </table:table-cell>
          <table:table-cell office:value-type="float" office:value="0.28">
            <text:p>0.2800</text:p>
          </table:table-cell>
          <table:table-cell office:value-type="string">
            <text:p>greece mobile</text:p>
          </table:table-cell>
        </table:table-row>
        <table:table-row table:style-name="ro1">
          <table:table-cell office:value-type="string">
            <text:p>^0031</text:p>
          </table:table-cell>
          <table:table-cell office:value-type="string">
            <text:p>voipvoice</text:p>
          </table:table-cell>
          <table:table-cell office:value-type="float" office:value="0.043">
            <text:p>0.0430</text:p>
          </table:table-cell>
          <table:table-cell office:value-type="string">
            <text:p>netherlands</text:p>
          </table:table-cell>
        </table:table-row>
        <table:table-row table:style-name="ro1">
          <table:table-cell office:value-type="string">
            <text:p>^00316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netherlands mobile</text:p>
          </table:table-cell>
        </table:table-row>
        <table:table-row table:style-name="ro1">
          <table:table-cell office:value-type="string">
            <text:p>^0032</text:p>
          </table:table-cell>
          <table:table-cell office:value-type="string">
            <text:p>voipvoice</text:p>
          </table:table-cell>
          <table:table-cell office:value-type="float" office:value="0.017">
            <text:p>0.0170</text:p>
          </table:table-cell>
          <table:table-cell office:value-type="string">
            <text:p>belgium</text:p>
          </table:table-cell>
        </table:table-row>
        <table:table-row table:style-name="ro1">
          <table:table-cell office:value-type="string">
            <text:p>^00322</text:p>
          </table:table-cell>
          <table:table-cell office:value-type="string">
            <text:p>voipvoice</text:p>
          </table:table-cell>
          <table:table-cell office:value-type="float" office:value="0.017">
            <text:p>0.0170</text:p>
          </table:table-cell>
          <table:table-cell office:value-type="string">
            <text:p>belgium brussels</text:p>
          </table:table-cell>
        </table:table-row>
        <table:table-row table:style-name="ro1">
          <table:table-cell office:value-type="string">
            <text:p>^003240</text:p>
          </table:table-cell>
          <table:table-cell office:value-type="string">
            <text:p>voipvoice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1</text:p>
          </table:table-cell>
          <table:table-cell office:value-type="string">
            <text:p>voipvoice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4</text:p>
          </table:table-cell>
          <table:table-cell office:value-type="string">
            <text:p>voipvoice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5</text:p>
          </table:table-cell>
          <table:table-cell office:value-type="string">
            <text:p>voipvoice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6</text:p>
          </table:table-cell>
          <table:table-cell office:value-type="string">
            <text:p>voipvoice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7</text:p>
          </table:table-cell>
          <table:table-cell office:value-type="string">
            <text:p>voipvoice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8</text:p>
          </table:table-cell>
          <table:table-cell office:value-type="string">
            <text:p>voipvoice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49</text:p>
          </table:table-cell>
          <table:table-cell office:value-type="string">
            <text:p>voipvoice</text:p>
          </table:table-cell>
          <table:table-cell office:value-type="float" office:value="0.24">
            <text:p>0.2400</text:p>
          </table:table-cell>
          <table:table-cell office:value-type="string">
            <text:p>belgium mobile</text:p>
          </table:table-cell>
        </table:table-row>
        <table:table-row table:style-name="ro1">
          <table:table-cell office:value-type="string">
            <text:p>^003270</text:p>
          </table:table-cell>
          <table:table-cell office:value-type="string">
            <text:p>voipvoice</text:p>
          </table:table-cell>
          <table:table-cell office:value-type="float" office:value="0.017">
            <text:p>0.0170</text:p>
          </table:table-cell>
          <table:table-cell office:value-type="string">
            <text:p>belgium premium</text:p>
          </table:table-cell>
        </table:table-row>
        <table:table-row table:style-name="ro1">
          <table:table-cell office:value-type="string">
            <text:p>^003296</text:p>
          </table:table-cell>
          <table:table-cell office:value-type="string">
            <text:p>voipvoice</text:p>
          </table:table-cell>
          <table:table-cell office:value-type="float" office:value="0.017">
            <text:p>0.0170</text:p>
          </table:table-cell>
          <table:table-cell office:value-type="string">
            <text:p>belgium premium</text:p>
          </table:table-cell>
        </table:table-row>
        <table:table-row table:style-name="ro1">
          <table:table-cell office:value-type="string">
            <text:p>^0033</text:p>
          </table:table-cell>
          <table:table-cell office:value-type="string">
            <text:p>voipvoice</text:p>
          </table:table-cell>
          <table:table-cell office:value-type="float" office:value="0.028">
            <text:p>0.0280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^00331</text:p>
          </table:table-cell>
          <table:table-cell office:value-type="string">
            <text:p>voipvoice</text:p>
          </table:table-cell>
          <table:table-cell office:value-type="float" office:value="0.028">
            <text:p>0.0280</text:p>
          </table:table-cell>
          <table:table-cell office:value-type="string">
            <text:p>france paris</text:p>
          </table:table-cell>
        </table:table-row>
        <table:table-row table:style-name="ro1">
          <table:table-cell office:value-type="string">
            <text:p>^00336</text:p>
          </table:table-cell>
          <table:table-cell office:value-type="string">
            <text:p>voipvoice</text:p>
          </table:table-cell>
          <table:table-cell office:value-type="float" office:value="0.2076">
            <text:p>0.2076</text:p>
          </table:table-cell>
          <table:table-cell office:value-type="string">
            <text:p>france mobile</text:p>
          </table:table-cell>
        </table:table-row>
        <table:table-row table:style-name="ro1">
          <table:table-cell office:value-type="string">
            <text:p>^0034</text:p>
          </table:table-cell>
          <table:table-cell office:value-type="string">
            <text:p>voipvoice</text:p>
          </table:table-cell>
          <table:table-cell office:value-type="float" office:value="0.013">
            <text:p>0.0130</text:p>
          </table:table-cell>
          <table:table-cell office:value-type="string">
            <text:p>spain</text:p>
          </table:table-cell>
        </table:table-row>
        <table:table-row table:style-name="ro1">
          <table:table-cell office:value-type="string">
            <text:p>^00346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spain mobile</text:p>
          </table:table-cell>
        </table:table-row>
        <table:table-row table:style-name="ro1">
          <table:table-cell office:value-type="string">
            <text:p>^003491</text:p>
          </table:table-cell>
          <table:table-cell office:value-type="string">
            <text:p>voipvoice</text:p>
          </table:table-cell>
          <table:table-cell office:value-type="float" office:value="0.013">
            <text:p>0.0130</text:p>
          </table:table-cell>
          <table:table-cell office:value-type="string">
            <text:p>spain madrid</text:p>
          </table:table-cell>
        </table:table-row>
        <table:table-row table:style-name="ro1">
          <table:table-cell office:value-type="string">
            <text:p>^003493</text:p>
          </table:table-cell>
          <table:table-cell office:value-type="string">
            <text:p>voipvoice</text:p>
          </table:table-cell>
          <table:table-cell office:value-type="float" office:value="0.013">
            <text:p>0.0130</text:p>
          </table:table-cell>
          <table:table-cell office:value-type="string">
            <text:p>spain barcelone</text:p>
          </table:table-cell>
        </table:table-row>
        <table:table-row table:style-name="ro1">
          <table:table-cell office:value-type="string">
            <text:p>^0035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ibraltar</text:p>
          </table:table-cell>
        </table:table-row>
        <table:table-row table:style-name="ro1">
          <table:table-cell office:value-type="string">
            <text:p>^003505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ibraltar mobile</text:p>
          </table:table-cell>
        </table:table-row>
        <table:table-row table:style-name="ro1">
          <table:table-cell office:value-type="string">
            <text:p>^003505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ibraltar mobile</text:p>
          </table:table-cell>
        </table:table-row>
        <table:table-row table:style-name="ro1">
          <table:table-cell office:value-type="string">
            <text:p>^003505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ibraltar mobile</text:p>
          </table:table-cell>
        </table:table-row>
        <table:table-row table:style-name="ro1">
          <table:table-cell office:value-type="string">
            <text:p>^003505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ibraltar mobile</text:p>
          </table:table-cell>
        </table:table-row>
        <table:table-row table:style-name="ro1">
          <table:table-cell office:value-type="string">
            <text:p>^00351</text:p>
          </table:table-cell>
          <table:table-cell office:value-type="string">
            <text:p>voipvoice</text:p>
          </table:table-cell>
          <table:table-cell office:value-type="float" office:value="0.0176">
            <text:p>0.0176</text:p>
          </table:table-cell>
          <table:table-cell office:value-type="string">
            <text:p>portugal</text:p>
          </table:table-cell>
        </table:table-row>
        <table:table-row table:style-name="ro1">
          <table:table-cell office:value-type="string">
            <text:p>^00351169</text:p>
          </table:table-cell>
          <table:table-cell office:value-type="string">
            <text:p>voipvoice</text:p>
          </table:table-cell>
          <table:table-cell office:value-type="float" office:value="0.258">
            <text:p>0.2580</text:p>
          </table:table-cell>
          <table:table-cell office:value-type="string">
            <text:p>portugal mobile</text:p>
          </table:table-cell>
        </table:table-row>
        <table:table-row table:style-name="ro1">
          <table:table-cell office:value-type="string">
            <text:p>^00351189</text:p>
          </table:table-cell>
          <table:table-cell office:value-type="string">
            <text:p>voipvoice</text:p>
          </table:table-cell>
          <table:table-cell office:value-type="float" office:value="0.258">
            <text:p>0.2580</text:p>
          </table:table-cell>
          <table:table-cell office:value-type="string">
            <text:p>portugal mobile</text:p>
          </table:table-cell>
        </table:table-row>
        <table:table-row table:style-name="ro1">
          <table:table-cell office:value-type="string">
            <text:p>^0035121</text:p>
          </table:table-cell>
          <table:table-cell office:value-type="string">
            <text:p>voipvoice</text:p>
          </table:table-cell>
          <table:table-cell office:value-type="float" office:value="0.0176">
            <text:p>0.0176</text:p>
          </table:table-cell>
          <table:table-cell office:value-type="string">
            <text:p>portugal lisbon</text:p>
          </table:table-cell>
        </table:table-row>
        <table:table-row table:style-name="ro1">
          <table:table-cell office:value-type="string">
            <text:p>^003519</text:p>
          </table:table-cell>
          <table:table-cell office:value-type="string">
            <text:p>voipvoice</text:p>
          </table:table-cell>
          <table:table-cell office:value-type="float" office:value="0.258">
            <text:p>0.2580</text:p>
          </table:table-cell>
          <table:table-cell office:value-type="string">
            <text:p>portugal mobile</text:p>
          </table:table-cell>
        </table:table-row>
        <table:table-row table:style-name="ro1">
          <table:table-cell office:value-type="string">
            <text:p>^00352</text:p>
          </table:table-cell>
          <table:table-cell office:value-type="string">
            <text:p>voipvoice</text:p>
          </table:table-cell>
          <table:table-cell office:value-type="float" office:value="0.023">
            <text:p>0.0230</text:p>
          </table:table-cell>
          <table:table-cell office:value-type="string">
            <text:p>luxembourg</text:p>
          </table:table-cell>
        </table:table-row>
        <table:table-row table:style-name="ro1">
          <table:table-cell office:value-type="string">
            <text:p>^00352021</text:p>
          </table:table-cell>
          <table:table-cell office:value-type="string">
            <text:p>voipvoice</text:p>
          </table:table-cell>
          <table:table-cell office:value-type="float" office:value="0.245">
            <text:p>0.24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028</text:p>
          </table:table-cell>
          <table:table-cell office:value-type="string">
            <text:p>voipvoice</text:p>
          </table:table-cell>
          <table:table-cell office:value-type="float" office:value="0.245">
            <text:p>0.24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0291</text:p>
          </table:table-cell>
          <table:table-cell office:value-type="string">
            <text:p>voipvoice</text:p>
          </table:table-cell>
          <table:table-cell office:value-type="float" office:value="0.245">
            <text:p>0.24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091</text:p>
          </table:table-cell>
          <table:table-cell office:value-type="string">
            <text:p>voipvoice</text:p>
          </table:table-cell>
          <table:table-cell office:value-type="float" office:value="0.245">
            <text:p>0.24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098</text:p>
          </table:table-cell>
          <table:table-cell office:value-type="string">
            <text:p>voipvoice</text:p>
          </table:table-cell>
          <table:table-cell office:value-type="float" office:value="0.245">
            <text:p>0.24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21</text:p>
          </table:table-cell>
          <table:table-cell office:value-type="string">
            <text:p>voipvoice</text:p>
          </table:table-cell>
          <table:table-cell office:value-type="float" office:value="0.245">
            <text:p>0.24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28</text:p>
          </table:table-cell>
          <table:table-cell office:value-type="string">
            <text:p>voipvoice</text:p>
          </table:table-cell>
          <table:table-cell office:value-type="float" office:value="0.245">
            <text:p>0.24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291</text:p>
          </table:table-cell>
          <table:table-cell office:value-type="string">
            <text:p>voipvoice</text:p>
          </table:table-cell>
          <table:table-cell office:value-type="float" office:value="0.245">
            <text:p>0.24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68</text:p>
          </table:table-cell>
          <table:table-cell office:value-type="string">
            <text:p>voipvoice</text:p>
          </table:table-cell>
          <table:table-cell office:value-type="float" office:value="0.245">
            <text:p>0.24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91</text:p>
          </table:table-cell>
          <table:table-cell office:value-type="string">
            <text:p>voipvoice</text:p>
          </table:table-cell>
          <table:table-cell office:value-type="float" office:value="0.245">
            <text:p>0.24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298</text:p>
          </table:table-cell>
          <table:table-cell office:value-type="string">
            <text:p>voipvoice</text:p>
          </table:table-cell>
          <table:table-cell office:value-type="float" office:value="0.245">
            <text:p>0.2450</text:p>
          </table:table-cell>
          <table:table-cell office:value-type="string">
            <text:p>luxembourg mobile</text:p>
          </table:table-cell>
        </table:table-row>
        <table:table-row table:style-name="ro1">
          <table:table-cell office:value-type="string">
            <text:p>^00353</text:p>
          </table:table-cell>
          <table:table-cell office:value-type="string">
            <text:p>voipvoice</text:p>
          </table:table-cell>
          <table:table-cell office:value-type="float" office:value="0.0258">
            <text:p>0.0258</text:p>
          </table:table-cell>
          <table:table-cell office:value-type="string">
            <text:p>ireland</text:p>
          </table:table-cell>
        </table:table-row>
        <table:table-row table:style-name="ro1">
          <table:table-cell office:value-type="string">
            <text:p>^003538</text:p>
          </table:table-cell>
          <table:table-cell office:value-type="string">
            <text:p>voipvoice</text:p>
          </table:table-cell>
          <table:table-cell office:value-type="float" office:value="0.173">
            <text:p>0.1730</text:p>
          </table:table-cell>
          <table:table-cell office:value-type="string">
            <text:p>ireland mobile</text:p>
          </table:table-cell>
        </table:table-row>
        <table:table-row table:style-name="ro1">
          <table:table-cell office:value-type="string">
            <text:p>^0035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iceland??</text:p>
          </table:table-cell>
        </table:table-row>
        <table:table-row table:style-name="ro1">
          <table:table-cell office:value-type="string">
            <text:p>^0035438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iceland mobile</text:p>
          </table:table-cell>
        </table:table-row>
        <table:table-row table:style-name="ro1">
          <table:table-cell office:value-type="string">
            <text:p>^0035438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iceland mobile</text:p>
          </table:table-cell>
        </table:table-row>
        <table:table-row table:style-name="ro1">
          <table:table-cell office:value-type="string">
            <text:p>^0035439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iceland mobile</text:p>
          </table:table-cell>
        </table:table-row>
        <table:table-row table:style-name="ro1">
          <table:table-cell office:value-type="string">
            <text:p>^0035439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iceland mobile</text:p>
          </table:table-cell>
        </table:table-row>
        <table:table-row table:style-name="ro1">
          <table:table-cell office:value-type="string">
            <text:p>^00354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iceland mobile</text:p>
          </table:table-cell>
        </table:table-row>
        <table:table-row table:style-name="ro1">
          <table:table-cell office:value-type="string">
            <text:p>^00354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iceland mobile</text:p>
          </table:table-cell>
        </table:table-row>
        <table:table-row table:style-name="ro1">
          <table:table-cell office:value-type="string">
            <text:p>^00355</text:p>
          </table:table-cell>
          <table:table-cell office:value-type="string">
            <text:p>voipvoice</text:p>
          </table:table-cell>
          <table:table-cell office:value-type="float" office:value="0.11">
            <text:p>0.1100</text:p>
          </table:table-cell>
          <table:table-cell office:value-type="string">
            <text:p>albania</text:p>
          </table:table-cell>
        </table:table-row>
        <table:table-row table:style-name="ro1">
          <table:table-cell office:value-type="string">
            <text:p>^0035538</text:p>
          </table:table-cell>
          <table:table-cell office:value-type="string">
            <text:p>voipvoice</text:p>
          </table:table-cell>
          <table:table-cell office:value-type="float" office:value="0.14">
            <text:p>0.1400</text:p>
          </table:table-cell>
          <table:table-cell office:value-type="string">
            <text:p>albania mobile</text:p>
          </table:table-cell>
        </table:table-row>
        <table:table-row table:style-name="ro1">
          <table:table-cell office:value-type="string">
            <text:p>^0035568</text:p>
          </table:table-cell>
          <table:table-cell office:value-type="string">
            <text:p>voipvoice</text:p>
          </table:table-cell>
          <table:table-cell office:value-type="float" office:value="0.14">
            <text:p>0.1400</text:p>
          </table:table-cell>
          <table:table-cell office:value-type="string">
            <text:p>albania mobile</text:p>
          </table:table-cell>
        </table:table-row>
        <table:table-row table:style-name="ro1">
          <table:table-cell office:value-type="string">
            <text:p>^0035569</text:p>
          </table:table-cell>
          <table:table-cell office:value-type="string">
            <text:p>voipvoice</text:p>
          </table:table-cell>
          <table:table-cell office:value-type="float" office:value="0.14">
            <text:p>0.1400</text:p>
          </table:table-cell>
          <table:table-cell office:value-type="string">
            <text:p>albania mobile</text:p>
          </table:table-cell>
        </table:table-row>
        <table:table-row table:style-name="ro1">
          <table:table-cell office:value-type="string">
            <text:p>^00356</text:p>
          </table:table-cell>
          <table:table-cell office:value-type="string">
            <text:p>voipvoice</text:p>
          </table:table-cell>
          <table:table-cell office:value-type="float" office:value="0.327">
            <text:p>0.3270</text:p>
          </table:table-cell>
          <table:table-cell office:value-type="string">
            <text:p>malta</text:p>
          </table:table-cell>
        </table:table-row>
        <table:table-row table:style-name="ro1">
          <table:table-cell office:value-type="string">
            <text:p>^003567</text:p>
          </table:table-cell>
          <table:table-cell office:value-type="string">
            <text:p>voipvoice</text:p>
          </table:table-cell>
          <table:table-cell office:value-type="float" office:value="0.327">
            <text:p>0.3270</text:p>
          </table:table-cell>
          <table:table-cell office:value-type="string">
            <text:p>malta mobile</text:p>
          </table:table-cell>
        </table:table-row>
        <table:table-row table:style-name="ro1">
          <table:table-cell office:value-type="string">
            <text:p>^003569</text:p>
          </table:table-cell>
          <table:table-cell office:value-type="string">
            <text:p>voipvoice</text:p>
          </table:table-cell>
          <table:table-cell office:value-type="float" office:value="0.327">
            <text:p>0.3270</text:p>
          </table:table-cell>
          <table:table-cell office:value-type="string">
            <text:p>malta mobile</text:p>
          </table:table-cell>
        </table:table-row>
        <table:table-row table:style-name="ro1">
          <table:table-cell office:value-type="string">
            <text:p>^00357</text:p>
          </table:table-cell>
          <table:table-cell office:value-type="string">
            <text:p>voipvoice</text:p>
          </table:table-cell>
          <table:table-cell office:value-type="float" office:value="0.071">
            <text:p>0.0710</text:p>
          </table:table-cell>
          <table:table-cell office:value-type="string">
            <text:p>cyprus</text:p>
          </table:table-cell>
        </table:table-row>
        <table:table-row table:style-name="ro1">
          <table:table-cell office:value-type="string">
            <text:p>^003579</text:p>
          </table:table-cell>
          <table:table-cell office:value-type="string">
            <text:p>voipvoice</text:p>
          </table:table-cell>
          <table:table-cell office:value-type="float" office:value="0.071">
            <text:p>0.0710</text:p>
          </table:table-cell>
          <table:table-cell office:value-type="string">
            <text:p>cyprus mobile</text:p>
          </table:table-cell>
        </table:table-row>
        <table:table-row table:style-name="ro1">
          <table:table-cell office:value-type="string">
            <text:p>^00358</text:p>
          </table:table-cell>
          <table:table-cell office:value-type="string">
            <text:p>voipvoice</text:p>
          </table:table-cell>
          <table:table-cell office:value-type="float" office:value="0.036">
            <text:p>0.0360</text:p>
          </table:table-cell>
          <table:table-cell office:value-type="string">
            <text:p>finland</text:p>
          </table:table-cell>
        </table:table-row>
        <table:table-row table:style-name="ro1">
          <table:table-cell office:value-type="string">
            <text:p>^0035810</text:p>
          </table:table-cell>
          <table:table-cell office:value-type="string">
            <text:p>voipvoice</text:p>
          </table:table-cell>
          <table:table-cell office:value-type="float" office:value="0.036">
            <text:p>0.0360</text:p>
          </table:table-cell>
          <table:table-cell office:value-type="string">
            <text:p>finland premium</text:p>
          </table:table-cell>
        </table:table-row>
        <table:table-row table:style-name="ro1">
          <table:table-cell office:value-type="string">
            <text:p>^003584</text:p>
          </table:table-cell>
          <table:table-cell office:value-type="string">
            <text:p>voipvoice</text:p>
          </table:table-cell>
          <table:table-cell office:value-type="float" office:value="0.1904">
            <text:p>0.1904</text:p>
          </table:table-cell>
          <table:table-cell office:value-type="string">
            <text:p>finland mobile</text:p>
          </table:table-cell>
        </table:table-row>
        <table:table-row table:style-name="ro1">
          <table:table-cell office:value-type="string">
            <text:p>^0035850</text:p>
          </table:table-cell>
          <table:table-cell office:value-type="string">
            <text:p>voipvoice</text:p>
          </table:table-cell>
          <table:table-cell office:value-type="float" office:value="0.1904">
            <text:p>0.1904</text:p>
          </table:table-cell>
          <table:table-cell office:value-type="string">
            <text:p>finland mobile</text:p>
          </table:table-cell>
        </table:table-row>
        <table:table-row table:style-name="ro1">
          <table:table-cell office:value-type="string">
            <text:p>^00358601</text:p>
          </table:table-cell>
          <table:table-cell office:value-type="string">
            <text:p>voipvoice</text:p>
          </table:table-cell>
          <table:table-cell office:value-type="float" office:value="0.036">
            <text:p>0.0360</text:p>
          </table:table-cell>
          <table:table-cell office:value-type="string">
            <text:p>finland premium</text:p>
          </table:table-cell>
        </table:table-row>
        <table:table-row table:style-name="ro1">
          <table:table-cell office:value-type="string">
            <text:p>^00358602</text:p>
          </table:table-cell>
          <table:table-cell office:value-type="string">
            <text:p>voipvoice</text:p>
          </table:table-cell>
          <table:table-cell office:value-type="float" office:value="0.036">
            <text:p>0.0360</text:p>
          </table:table-cell>
          <table:table-cell office:value-type="string">
            <text:p>finland premium</text:p>
          </table:table-cell>
        </table:table-row>
        <table:table-row table:style-name="ro1">
          <table:table-cell office:value-type="string">
            <text:p>^00358603</text:p>
          </table:table-cell>
          <table:table-cell office:value-type="string">
            <text:p>voipvoice</text:p>
          </table:table-cell>
          <table:table-cell office:value-type="float" office:value="0.036">
            <text:p>0.0360</text:p>
          </table:table-cell>
          <table:table-cell office:value-type="string">
            <text:p>finland premium</text:p>
          </table:table-cell>
        </table:table-row>
        <table:table-row table:style-name="ro1">
          <table:table-cell office:value-type="string">
            <text:p>^00359</text:p>
          </table:table-cell>
          <table:table-cell office:value-type="string">
            <text:p>voipvoice</text:p>
          </table:table-cell>
          <table:table-cell office:value-type="float" office:value="0.07">
            <text:p>0.0700</text:p>
          </table:table-cell>
          <table:table-cell office:value-type="string">
            <text:p>bulgaria</text:p>
          </table:table-cell>
        </table:table-row>
        <table:table-row table:style-name="ro1">
          <table:table-cell office:value-type="string">
            <text:p>^003592</text:p>
          </table:table-cell>
          <table:table-cell office:value-type="string">
            <text:p>voipvoice</text:p>
          </table:table-cell>
          <table:table-cell office:value-type="float" office:value="0.0258">
            <text:p>0.0258</text:p>
          </table:table-cell>
          <table:table-cell office:value-type="string">
            <text:p>bulgaria sofia</text:p>
          </table:table-cell>
        </table:table-row>
        <table:table-row table:style-name="ro1">
          <table:table-cell office:value-type="string">
            <text:p>^0035948</text:p>
          </table:table-cell>
          <table:table-cell office:value-type="string">
            <text:p>voipvoice</text:p>
          </table:table-cell>
          <table:table-cell office:value-type="float" office:value="0.312">
            <text:p>0.312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87</text:p>
          </table:table-cell>
          <table:table-cell office:value-type="string">
            <text:p>voipvoice</text:p>
          </table:table-cell>
          <table:table-cell office:value-type="float" office:value="0.312">
            <text:p>0.312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88</text:p>
          </table:table-cell>
          <table:table-cell office:value-type="string">
            <text:p>voipvoice</text:p>
          </table:table-cell>
          <table:table-cell office:value-type="float" office:value="0.312">
            <text:p>0.312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89</text:p>
          </table:table-cell>
          <table:table-cell office:value-type="string">
            <text:p>voipvoice</text:p>
          </table:table-cell>
          <table:table-cell office:value-type="float" office:value="0.312">
            <text:p>0.312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98</text:p>
          </table:table-cell>
          <table:table-cell office:value-type="string">
            <text:p>voipvoice</text:p>
          </table:table-cell>
          <table:table-cell office:value-type="float" office:value="0.312">
            <text:p>0.312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5999</text:p>
          </table:table-cell>
          <table:table-cell office:value-type="string">
            <text:p>voipvoice</text:p>
          </table:table-cell>
          <table:table-cell office:value-type="float" office:value="0.312">
            <text:p>0.3120</text:p>
          </table:table-cell>
          <table:table-cell office:value-type="string">
            <text:p>bulgaria mobile</text:p>
          </table:table-cell>
        </table:table-row>
        <table:table-row table:style-name="ro1">
          <table:table-cell office:value-type="string">
            <text:p>^0036</text:p>
          </table:table-cell>
          <table:table-cell office:value-type="string">
            <text:p>voipvoice</text:p>
          </table:table-cell>
          <table:table-cell office:value-type="float" office:value="0.025">
            <text:p>0.0250</text:p>
          </table:table-cell>
          <table:table-cell office:value-type="string">
            <text:p>hungary</text:p>
          </table:table-cell>
        </table:table-row>
        <table:table-row table:style-name="ro1">
          <table:table-cell office:value-type="string">
            <text:p>^00361</text:p>
          </table:table-cell>
          <table:table-cell office:value-type="string">
            <text:p>voipvoice</text:p>
          </table:table-cell>
          <table:table-cell office:value-type="float" office:value="0.0204">
            <text:p>0.0204</text:p>
          </table:table-cell>
          <table:table-cell office:value-type="string">
            <text:p>hungary budapest</text:p>
          </table:table-cell>
        </table:table-row>
        <table:table-row table:style-name="ro1">
          <table:table-cell office:value-type="string">
            <text:p>^003620</text:p>
          </table:table-cell>
          <table:table-cell office:value-type="string">
            <text:p>voipvoice</text:p>
          </table:table-cell>
          <table:table-cell office:value-type="float" office:value="0.234">
            <text:p>0.234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630</text:p>
          </table:table-cell>
          <table:table-cell office:value-type="string">
            <text:p>voipvoice</text:p>
          </table:table-cell>
          <table:table-cell office:value-type="float" office:value="0.234">
            <text:p>0.234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650</text:p>
          </table:table-cell>
          <table:table-cell office:value-type="string">
            <text:p>voipvoice</text:p>
          </table:table-cell>
          <table:table-cell office:value-type="float" office:value="0.234">
            <text:p>0.234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660</text:p>
          </table:table-cell>
          <table:table-cell office:value-type="string">
            <text:p>voipvoice</text:p>
          </table:table-cell>
          <table:table-cell office:value-type="float" office:value="0.234">
            <text:p>0.234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670</text:p>
          </table:table-cell>
          <table:table-cell office:value-type="string">
            <text:p>voipvoice</text:p>
          </table:table-cell>
          <table:table-cell office:value-type="float" office:value="0.234">
            <text:p>0.2340</text:p>
          </table:table-cell>
          <table:table-cell office:value-type="string">
            <text:p>hungary mobile</text:p>
          </table:table-cell>
        </table:table-row>
        <table:table-row table:style-name="ro1">
          <table:table-cell office:value-type="string">
            <text:p>^00370</text:p>
          </table:table-cell>
          <table:table-cell office:value-type="string">
            <text:p>voipvoice</text:p>
          </table:table-cell>
          <table:table-cell office:value-type="float" office:value="0.073">
            <text:p>0.0730</text:p>
          </table:table-cell>
          <table:table-cell office:value-type="string">
            <text:p>lithuania</text:p>
          </table:table-cell>
        </table:table-row>
        <table:table-row table:style-name="ro1">
          <table:table-cell office:value-type="string">
            <text:p>^003706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lithuania mobile</text:p>
          </table:table-cell>
        </table:table-row>
        <table:table-row table:style-name="ro1">
          <table:table-cell office:value-type="string">
            <text:p>^00371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latvia</text:p>
          </table:table-cell>
        </table:table-row>
        <table:table-row table:style-name="ro1">
          <table:table-cell office:value-type="string">
            <text:p>^003712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latvia riga</text:p>
          </table:table-cell>
        </table:table-row>
        <table:table-row table:style-name="ro1">
          <table:table-cell office:value-type="string">
            <text:p>^0037164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latvia mobile</text:p>
          </table:table-cell>
        </table:table-row>
        <table:table-row table:style-name="ro1">
          <table:table-cell office:value-type="string">
            <text:p>^0037165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latvia mobile</text:p>
          </table:table-cell>
        </table:table-row>
        <table:table-row table:style-name="ro1">
          <table:table-cell office:value-type="string">
            <text:p>^003717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latvia riga</text:p>
          </table:table-cell>
        </table:table-row>
        <table:table-row table:style-name="ro1">
          <table:table-cell office:value-type="string">
            <text:p>^003719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latvia mobile</text:p>
          </table:table-cell>
        </table:table-row>
        <table:table-row table:style-name="ro1">
          <table:table-cell office:value-type="string">
            <text:p>^00372</text:p>
          </table:table-cell>
          <table:table-cell office:value-type="string">
            <text:p>voipvoice</text:p>
          </table:table-cell>
          <table:table-cell office:value-type="float" office:value="0.02">
            <text:p>0.0200</text:p>
          </table:table-cell>
          <table:table-cell office:value-type="string">
            <text:p>estonia</text:p>
          </table:table-cell>
        </table:table-row>
        <table:table-row table:style-name="ro1">
          <table:table-cell office:value-type="string">
            <text:p>^003725</text:p>
          </table:table-cell>
          <table:table-cell office:value-type="string">
            <text:p>voipvoice</text:p>
          </table:table-cell>
          <table:table-cell office:value-type="float" office:value="0.226">
            <text:p>0.2260</text:p>
          </table:table-cell>
          <table:table-cell office:value-type="string">
            <text:p>estonia mobile</text:p>
          </table:table-cell>
        </table:table-row>
        <table:table-row table:style-name="ro1">
          <table:table-cell office:value-type="string">
            <text:p>^00373</text:p>
          </table:table-cell>
          <table:table-cell office:value-type="string">
            <text:p>voipvoice</text:p>
          </table:table-cell>
          <table:table-cell office:value-type="float" office:value="0.1422">
            <text:p>0.1422</text:p>
          </table:table-cell>
          <table:table-cell office:value-type="string">
            <text:p>moldova</text:p>
          </table:table-cell>
        </table:table-row>
        <table:table-row table:style-name="ro1">
          <table:table-cell office:value-type="string">
            <text:p>^00374</text:p>
          </table:table-cell>
          <table:table-cell office:value-type="string">
            <text:p>voipvoice</text:p>
          </table:table-cell>
          <table:table-cell office:value-type="float" office:value="0.12">
            <text:p>0.1200</text:p>
          </table:table-cell>
          <table:table-cell office:value-type="string">
            <text:p>armenia</text:p>
          </table:table-cell>
        </table:table-row>
        <table:table-row table:style-name="ro1">
          <table:table-cell office:value-type="string">
            <text:p>^003747885</text:p>
          </table:table-cell>
          <table:table-cell office:value-type="string">
            <text:p>voipvoice</text:p>
          </table:table-cell>
          <table:table-cell office:value-type="float" office:value="0.2">
            <text:p>0.2000</text:p>
          </table:table-cell>
          <table:table-cell office:value-type="string">
            <text:p>armenia mobile</text:p>
          </table:table-cell>
        </table:table-row>
        <table:table-row table:style-name="ro1">
          <table:table-cell office:value-type="string">
            <text:p>^003749</text:p>
          </table:table-cell>
          <table:table-cell office:value-type="string">
            <text:p>voipvoice</text:p>
          </table:table-cell>
          <table:table-cell office:value-type="float" office:value="0.2">
            <text:p>0.2000</text:p>
          </table:table-cell>
          <table:table-cell office:value-type="string">
            <text:p>armenia mobile</text:p>
          </table:table-cell>
        </table:table-row>
        <table:table-row table:style-name="ro1">
          <table:table-cell office:value-type="string">
            <text:p>^00375</text:p>
          </table:table-cell>
          <table:table-cell office:value-type="string">
            <text:p>voipvoice</text:p>
          </table:table-cell>
          <table:table-cell office:value-type="float" office:value="0.2">
            <text:p>0.2000</text:p>
          </table:table-cell>
          <table:table-cell office:value-type="string">
            <text:p>belarus</text:p>
          </table:table-cell>
        </table:table-row>
        <table:table-row table:style-name="ro1">
          <table:table-cell office:value-type="string">
            <text:p>^0037529</text:p>
          </table:table-cell>
          <table:table-cell office:value-type="string">
            <text:p>voipvoice</text:p>
          </table:table-cell>
          <table:table-cell office:value-type="float" office:value="0.228">
            <text:p>0.2280</text:p>
          </table:table-cell>
          <table:table-cell office:value-type="string">
            <text:p>belarus mobile</text:p>
          </table:table-cell>
        </table:table-row>
        <table:table-row table:style-name="ro1">
          <table:table-cell office:value-type="string">
            <text:p>^0037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andorra</text:p>
          </table:table-cell>
        </table:table-row>
        <table:table-row table:style-name="ro1">
          <table:table-cell office:value-type="string">
            <text:p>^00377</text:p>
          </table:table-cell>
          <table:table-cell office:value-type="string">
            <text:p>voipvoice</text:p>
          </table:table-cell>
          <table:table-cell office:value-type="float" office:value="0.064">
            <text:p>0.0640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^003774</text:p>
          </table:table-cell>
          <table:table-cell office:value-type="string">
            <text:p>voipvoice</text:p>
          </table:table-cell>
          <table:table-cell office:value-type="float" office:value="0.193">
            <text:p>0.1930</text:p>
          </table:table-cell>
          <table:table-cell office:value-type="string">
            <text:p>monaco mobile</text:p>
          </table:table-cell>
        </table:table-row>
        <table:table-row table:style-name="ro1">
          <table:table-cell office:value-type="string">
            <text:p>^003776</text:p>
          </table:table-cell>
          <table:table-cell office:value-type="string">
            <text:p>voipvoice</text:p>
          </table:table-cell>
          <table:table-cell office:value-type="float" office:value="0.193">
            <text:p>0.1930</text:p>
          </table:table-cell>
          <table:table-cell office:value-type="string">
            <text:p>monaco mobile</text:p>
          </table:table-cell>
        </table:table-row>
        <table:table-row table:style-name="ro1">
          <table:table-cell office:value-type="string">
            <text:p>^00378</text:p>
          </table:table-cell>
          <table:table-cell office:value-type="string">
            <text:p>voipvoice</text:p>
          </table:table-cell>
          <table:table-cell office:value-type="float" office:value="0.018">
            <text:p>0.0180</text:p>
          </table:table-cell>
          <table:table-cell office:value-type="string">
            <text:p>san marino</text:p>
          </table:table-cell>
        </table:table-row>
        <table:table-row table:style-name="ro1">
          <table:table-cell office:value-type="string">
            <text:p>^00380</text:p>
          </table:table-cell>
          <table:table-cell office:value-type="string">
            <text:p>voipvoice</text:p>
          </table:table-cell>
          <table:table-cell office:value-type="float" office:value="0.129">
            <text:p>0.1290</text:p>
          </table:table-cell>
          <table:table-cell office:value-type="string">
            <text:p>ukraine</text:p>
          </table:table-cell>
        </table:table-row>
        <table:table-row table:style-name="ro1">
          <table:table-cell office:value-type="string">
            <text:p>^0038044</text:p>
          </table:table-cell>
          <table:table-cell office:value-type="string">
            <text:p>voipvoice</text:p>
          </table:table-cell>
          <table:table-cell office:value-type="float" office:value="0.086">
            <text:p>0.0860</text:p>
          </table:table-cell>
          <table:table-cell office:value-type="string">
            <text:p>ukraine kiev</text:p>
          </table:table-cell>
        </table:table-row>
        <table:table-row table:style-name="ro1">
          <table:table-cell office:value-type="string">
            <text:p>^0038048</text:p>
          </table:table-cell>
          <table:table-cell office:value-type="string">
            <text:p>voipvoice</text:p>
          </table:table-cell>
          <table:table-cell office:value-type="float" office:value="0.129">
            <text:p>0.1290</text:p>
          </table:table-cell>
          <table:table-cell office:value-type="string">
            <text:p>ukraine odessa</text:p>
          </table:table-cell>
        </table:table-row>
        <table:table-row table:style-name="ro1">
          <table:table-cell office:value-type="string">
            <text:p>^0038050</text:p>
          </table:table-cell>
          <table:table-cell office:value-type="string">
            <text:p>voipvoice</text:p>
          </table:table-cell>
          <table:table-cell office:value-type="float" office:value="0.129">
            <text:p>0.129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6</text:p>
          </table:table-cell>
          <table:table-cell office:value-type="string">
            <text:p>voipvoice</text:p>
          </table:table-cell>
          <table:table-cell office:value-type="float" office:value="0.129">
            <text:p>0.129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7</text:p>
          </table:table-cell>
          <table:table-cell office:value-type="string">
            <text:p>voipvoice</text:p>
          </table:table-cell>
          <table:table-cell office:value-type="float" office:value="0.129">
            <text:p>0.129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68</text:p>
          </table:table-cell>
          <table:table-cell office:value-type="string">
            <text:p>voipvoice</text:p>
          </table:table-cell>
          <table:table-cell office:value-type="float" office:value="0.129">
            <text:p>0.129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097</text:p>
          </table:table-cell>
          <table:table-cell office:value-type="string">
            <text:p>voipvoice</text:p>
          </table:table-cell>
          <table:table-cell office:value-type="float" office:value="0.129">
            <text:p>0.1290</text:p>
          </table:table-cell>
          <table:table-cell office:value-type="string">
            <text:p>ukraine mobile</text:p>
          </table:table-cell>
        </table:table-row>
        <table:table-row table:style-name="ro1">
          <table:table-cell office:value-type="string">
            <text:p>^00381</text:p>
          </table:table-cell>
          <table:table-cell office:value-type="string">
            <text:p>voipvoice</text:p>
          </table:table-cell>
          <table:table-cell office:value-type="float" office:value="0.069">
            <text:p>0.0690</text:p>
          </table:table-cell>
          <table:table-cell office:value-type="string">
            <text:p>serbia &amp; montenegro</text:p>
          </table:table-cell>
        </table:table-row>
        <table:table-row table:style-name="ro1">
          <table:table-cell office:value-type="string">
            <text:p>^003816</text:p>
          </table:table-cell>
          <table:table-cell office:value-type="string">
            <text:p>voipvoice</text:p>
          </table:table-cell>
          <table:table-cell office:value-type="float" office:value="0.208">
            <text:p>0.2080</text:p>
          </table:table-cell>
          <table:table-cell office:value-type="string">
            <text:p>serbia &amp; montenegro mobile</text:p>
          </table:table-cell>
        </table:table-row>
        <table:table-row table:style-name="ro1">
          <table:table-cell office:value-type="string">
            <text:p>^00385</text:p>
          </table:table-cell>
          <table:table-cell office:value-type="string">
            <text:p>voipvoice</text:p>
          </table:table-cell>
          <table:table-cell office:value-type="float" office:value="0.045">
            <text:p>0.0450</text:p>
          </table:table-cell>
          <table:table-cell office:value-type="string">
            <text:p>croatia</text:p>
          </table:table-cell>
        </table:table-row>
        <table:table-row table:style-name="ro1">
          <table:table-cell office:value-type="string">
            <text:p>^0038590</text:p>
          </table:table-cell>
          <table:table-cell office:value-type="string">
            <text:p>voipvoice</text:p>
          </table:table-cell>
          <table:table-cell office:value-type="float" office:value="0.187">
            <text:p>0.187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1</text:p>
          </table:table-cell>
          <table:table-cell office:value-type="string">
            <text:p>voipvoice</text:p>
          </table:table-cell>
          <table:table-cell office:value-type="float" office:value="0.187">
            <text:p>0.187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2</text:p>
          </table:table-cell>
          <table:table-cell office:value-type="string">
            <text:p>voipvoice</text:p>
          </table:table-cell>
          <table:table-cell office:value-type="float" office:value="0.187">
            <text:p>0.187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3</text:p>
          </table:table-cell>
          <table:table-cell office:value-type="string">
            <text:p>voipvoice</text:p>
          </table:table-cell>
          <table:table-cell office:value-type="float" office:value="0.187">
            <text:p>0.187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4</text:p>
          </table:table-cell>
          <table:table-cell office:value-type="string">
            <text:p>voipvoice</text:p>
          </table:table-cell>
          <table:table-cell office:value-type="float" office:value="0.187">
            <text:p>0.187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5</text:p>
          </table:table-cell>
          <table:table-cell office:value-type="string">
            <text:p>voipvoice</text:p>
          </table:table-cell>
          <table:table-cell office:value-type="float" office:value="0.187">
            <text:p>0.187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6</text:p>
          </table:table-cell>
          <table:table-cell office:value-type="string">
            <text:p>voipvoice</text:p>
          </table:table-cell>
          <table:table-cell office:value-type="float" office:value="0.187">
            <text:p>0.187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7</text:p>
          </table:table-cell>
          <table:table-cell office:value-type="string">
            <text:p>voipvoice</text:p>
          </table:table-cell>
          <table:table-cell office:value-type="float" office:value="0.187">
            <text:p>0.187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8</text:p>
          </table:table-cell>
          <table:table-cell office:value-type="string">
            <text:p>voipvoice</text:p>
          </table:table-cell>
          <table:table-cell office:value-type="float" office:value="0.187">
            <text:p>0.187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599</text:p>
          </table:table-cell>
          <table:table-cell office:value-type="string">
            <text:p>voipvoice</text:p>
          </table:table-cell>
          <table:table-cell office:value-type="float" office:value="0.187">
            <text:p>0.1870</text:p>
          </table:table-cell>
          <table:table-cell office:value-type="string">
            <text:p>croatia mobile</text:p>
          </table:table-cell>
        </table:table-row>
        <table:table-row table:style-name="ro1">
          <table:table-cell office:value-type="string">
            <text:p>^00386</text:p>
          </table:table-cell>
          <table:table-cell office:value-type="string">
            <text:p>voipvoice</text:p>
          </table:table-cell>
          <table:table-cell office:value-type="float" office:value="0.05">
            <text:p>0.0500</text:p>
          </table:table-cell>
          <table:table-cell office:value-type="string">
            <text:p>slovenia</text:p>
          </table:table-cell>
        </table:table-row>
        <table:table-row table:style-name="ro1">
          <table:table-cell office:value-type="string">
            <text:p>^0038620</text:p>
          </table:table-cell>
          <table:table-cell office:value-type="string">
            <text:p>voipvoice</text:p>
          </table:table-cell>
          <table:table-cell office:value-type="float" office:value="0.29">
            <text:p>0.29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21</text:p>
          </table:table-cell>
          <table:table-cell office:value-type="string">
            <text:p>voipvoice</text:p>
          </table:table-cell>
          <table:table-cell office:value-type="float" office:value="0.29">
            <text:p>0.29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30</text:p>
          </table:table-cell>
          <table:table-cell office:value-type="string">
            <text:p>voipvoice</text:p>
          </table:table-cell>
          <table:table-cell office:value-type="float" office:value="0.29">
            <text:p>0.29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31</text:p>
          </table:table-cell>
          <table:table-cell office:value-type="string">
            <text:p>voipvoice</text:p>
          </table:table-cell>
          <table:table-cell office:value-type="float" office:value="0.29">
            <text:p>0.29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40</text:p>
          </table:table-cell>
          <table:table-cell office:value-type="string">
            <text:p>voipvoice</text:p>
          </table:table-cell>
          <table:table-cell office:value-type="float" office:value="0.29">
            <text:p>0.29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41</text:p>
          </table:table-cell>
          <table:table-cell office:value-type="string">
            <text:p>voipvoice</text:p>
          </table:table-cell>
          <table:table-cell office:value-type="float" office:value="0.29">
            <text:p>0.29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49</text:p>
          </table:table-cell>
          <table:table-cell office:value-type="string">
            <text:p>voipvoice</text:p>
          </table:table-cell>
          <table:table-cell office:value-type="float" office:value="0.29">
            <text:p>0.29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50</text:p>
          </table:table-cell>
          <table:table-cell office:value-type="string">
            <text:p>voipvoice</text:p>
          </table:table-cell>
          <table:table-cell office:value-type="float" office:value="0.29">
            <text:p>0.29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51</text:p>
          </table:table-cell>
          <table:table-cell office:value-type="string">
            <text:p>voipvoice</text:p>
          </table:table-cell>
          <table:table-cell office:value-type="float" office:value="0.29">
            <text:p>0.29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60</text:p>
          </table:table-cell>
          <table:table-cell office:value-type="string">
            <text:p>voipvoice</text:p>
          </table:table-cell>
          <table:table-cell office:value-type="float" office:value="0.29">
            <text:p>0.29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61</text:p>
          </table:table-cell>
          <table:table-cell office:value-type="string">
            <text:p>voipvoice</text:p>
          </table:table-cell>
          <table:table-cell office:value-type="float" office:value="0.29">
            <text:p>0.29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70</text:p>
          </table:table-cell>
          <table:table-cell office:value-type="string">
            <text:p>voipvoice</text:p>
          </table:table-cell>
          <table:table-cell office:value-type="float" office:value="0.29">
            <text:p>0.29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671</text:p>
          </table:table-cell>
          <table:table-cell office:value-type="string">
            <text:p>voipvoice</text:p>
          </table:table-cell>
          <table:table-cell office:value-type="float" office:value="0.29">
            <text:p>0.2900</text:p>
          </table:table-cell>
          <table:table-cell office:value-type="string">
            <text:p>slovenia mobile</text:p>
          </table:table-cell>
        </table:table-row>
        <table:table-row table:style-name="ro1">
          <table:table-cell office:value-type="string">
            <text:p>^00387</text:p>
          </table:table-cell>
          <table:table-cell office:value-type="string">
            <text:p>voipvoice</text:p>
          </table:table-cell>
          <table:table-cell office:value-type="float" office:value="0.234">
            <text:p>0.2340</text:p>
          </table:table-cell>
          <table:table-cell office:value-type="string">
            <text:p>bosnia herzegovina</text:p>
          </table:table-cell>
        </table:table-row>
        <table:table-row table:style-name="ro1">
          <table:table-cell office:value-type="string">
            <text:p>^003876</text:p>
          </table:table-cell>
          <table:table-cell office:value-type="string">
            <text:p>voipvoice</text:p>
          </table:table-cell>
          <table:table-cell office:value-type="float" office:value="0.243">
            <text:p>0.2430</text:p>
          </table:table-cell>
          <table:table-cell office:value-type="string">
            <text:p>bosnia herzegovina mobile</text:p>
          </table:table-cell>
        </table:table-row>
        <table:table-row table:style-name="ro1">
          <table:table-cell office:value-type="string">
            <text:p>^00389</text:p>
          </table:table-cell>
          <table:table-cell office:value-type="string">
            <text:p>voipvoice</text:p>
          </table:table-cell>
          <table:table-cell office:value-type="float" office:value="0.234">
            <text:p>0.2340</text:p>
          </table:table-cell>
          <table:table-cell office:value-type="string">
            <text:p>macedonia</text:p>
          </table:table-cell>
        </table:table-row>
        <table:table-row table:style-name="ro1">
          <table:table-cell office:value-type="string">
            <text:p>^0038970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macedonia mobile</text:p>
          </table:table-cell>
        </table:table-row>
        <table:table-row table:style-name="ro1">
          <table:table-cell office:value-type="string">
            <text:p>^0040</text:p>
          </table:table-cell>
          <table:table-cell office:value-type="string">
            <text:p>voipvoice</text:p>
          </table:table-cell>
          <table:table-cell office:value-type="float" office:value="0.083">
            <text:p>0.0830</text:p>
          </table:table-cell>
          <table:table-cell office:value-type="string">
            <text:p>romania</text:p>
          </table:table-cell>
        </table:table-row>
        <table:table-row table:style-name="ro1">
          <table:table-cell office:value-type="string">
            <text:p>^00401</text:p>
          </table:table-cell>
          <table:table-cell office:value-type="string">
            <text:p>voipvoice</text:p>
          </table:table-cell>
          <table:table-cell office:value-type="float" office:value="0.071">
            <text:p>0.0710</text:p>
          </table:table-cell>
          <table:table-cell office:value-type="string">
            <text:p>romania bucharest</text:p>
          </table:table-cell>
        </table:table-row>
        <table:table-row table:style-name="ro1">
          <table:table-cell office:value-type="string">
            <text:p>^004070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1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2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3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4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5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6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7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8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079</text:p>
          </table:table-cell>
          <table:table-cell office:value-type="string">
            <text:p>voipvoice</text:p>
          </table:table-cell>
          <table:table-cell office:value-type="float" office:value="0.22">
            <text:p>0.2200</text:p>
          </table:table-cell>
          <table:table-cell office:value-type="string">
            <text:p>romania mobile</text:p>
          </table:table-cell>
        </table:table-row>
        <table:table-row table:style-name="ro1">
          <table:table-cell office:value-type="string">
            <text:p>^0041</text:p>
          </table:table-cell>
          <table:table-cell office:value-type="string">
            <text:p>voipvoice</text:p>
          </table:table-cell>
          <table:table-cell office:value-type="float" office:value="0.02">
            <text:p>0.0200</text:p>
          </table:table-cell>
          <table:table-cell office:value-type="string">
            <text:p>switzerland</text:p>
          </table:table-cell>
        </table:table-row>
        <table:table-row table:style-name="ro1">
          <table:table-cell office:value-type="string">
            <text:p>^004176</text:p>
          </table:table-cell>
          <table:table-cell office:value-type="string">
            <text:p>voipvoice</text:p>
          </table:table-cell>
          <table:table-cell office:value-type="float" office:value="0.31">
            <text:p>0.310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177</text:p>
          </table:table-cell>
          <table:table-cell office:value-type="string">
            <text:p>voipvoice</text:p>
          </table:table-cell>
          <table:table-cell office:value-type="float" office:value="0.31">
            <text:p>0.310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178</text:p>
          </table:table-cell>
          <table:table-cell office:value-type="string">
            <text:p>voipvoice</text:p>
          </table:table-cell>
          <table:table-cell office:value-type="float" office:value="0.31">
            <text:p>0.310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179</text:p>
          </table:table-cell>
          <table:table-cell office:value-type="string">
            <text:p>voipvoice</text:p>
          </table:table-cell>
          <table:table-cell office:value-type="float" office:value="0.31">
            <text:p>0.3100</text:p>
          </table:table-cell>
          <table:table-cell office:value-type="string">
            <text:p>switzerland mobile</text:p>
          </table:table-cell>
        </table:table-row>
        <table:table-row table:style-name="ro1">
          <table:table-cell office:value-type="string">
            <text:p>^00420</text:p>
          </table:table-cell>
          <table:table-cell office:value-type="string">
            <text:p>voipvoice</text:p>
          </table:table-cell>
          <table:table-cell office:value-type="float" office:value="0.019">
            <text:p>0.0190</text:p>
          </table:table-cell>
          <table:table-cell office:value-type="string">
            <text:p>czech republic</text:p>
          </table:table-cell>
        </table:table-row>
        <table:table-row table:style-name="ro1">
          <table:table-cell office:value-type="string">
            <text:p>^004202</text:p>
          </table:table-cell>
          <table:table-cell office:value-type="string">
            <text:p>voipvoice</text:p>
          </table:table-cell>
          <table:table-cell office:value-type="float" office:value="0.019">
            <text:p>0.0190</text:p>
          </table:table-cell>
          <table:table-cell office:value-type="string">
            <text:p>czech republic prague</text:p>
          </table:table-cell>
        </table:table-row>
        <table:table-row table:style-name="ro1">
          <table:table-cell office:value-type="string">
            <text:p>^0042060</text:p>
          </table:table-cell>
          <table:table-cell office:value-type="string">
            <text:p>voipvoice</text:p>
          </table:table-cell>
          <table:table-cell office:value-type="float" office:value="0.16">
            <text:p>0.160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072</text:p>
          </table:table-cell>
          <table:table-cell office:value-type="string">
            <text:p>voipvoice</text:p>
          </table:table-cell>
          <table:table-cell office:value-type="float" office:value="0.16">
            <text:p>0.160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073</text:p>
          </table:table-cell>
          <table:table-cell office:value-type="string">
            <text:p>voipvoice</text:p>
          </table:table-cell>
          <table:table-cell office:value-type="float" office:value="0.16">
            <text:p>0.160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077</text:p>
          </table:table-cell>
          <table:table-cell office:value-type="string">
            <text:p>voipvoice</text:p>
          </table:table-cell>
          <table:table-cell office:value-type="float" office:value="0.16">
            <text:p>0.1600</text:p>
          </table:table-cell>
          <table:table-cell office:value-type="string">
            <text:p>czech republic mobile</text:p>
          </table:table-cell>
        </table:table-row>
        <table:table-row table:style-name="ro1">
          <table:table-cell office:value-type="string">
            <text:p>^00421</text:p>
          </table:table-cell>
          <table:table-cell office:value-type="string">
            <text:p>voipvoice</text:p>
          </table:table-cell>
          <table:table-cell office:value-type="float" office:value="0.067">
            <text:p>0.0670</text:p>
          </table:table-cell>
          <table:table-cell office:value-type="string">
            <text:p>slovakia</text:p>
          </table:table-cell>
        </table:table-row>
        <table:table-row table:style-name="ro1">
          <table:table-cell office:value-type="string">
            <text:p>^004219</text:p>
          </table:table-cell>
          <table:table-cell office:value-type="string">
            <text:p>voipvoice</text:p>
          </table:table-cell>
          <table:table-cell office:value-type="float" office:value="0.17">
            <text:p>0.1700</text:p>
          </table:table-cell>
          <table:table-cell office:value-type="string">
            <text:p>slovakia mobile</text:p>
          </table:table-cell>
        </table:table-row>
        <table:table-row table:style-name="ro1">
          <table:table-cell office:value-type="string">
            <text:p>^00423</text:p>
          </table:table-cell>
          <table:table-cell office:value-type="string">
            <text:p>voipvoice</text:p>
          </table:table-cell>
          <table:table-cell office:value-type="float" office:value="0.14">
            <text:p>0.1400</text:p>
          </table:table-cell>
          <table:table-cell office:value-type="string">
            <text:p>liechtenstein</text:p>
          </table:table-cell>
        </table:table-row>
        <table:table-row table:style-name="ro1">
          <table:table-cell office:value-type="string">
            <text:p>^004236976</text:p>
          </table:table-cell>
          <table:table-cell office:value-type="string">
            <text:p>voipvoice</text:p>
          </table:table-cell>
          <table:table-cell office:value-type="float" office:value="1.54">
            <text:p>1.540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236977</text:p>
          </table:table-cell>
          <table:table-cell office:value-type="string">
            <text:p>voipvoice</text:p>
          </table:table-cell>
          <table:table-cell office:value-type="float" office:value="1.54">
            <text:p>1.540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236978</text:p>
          </table:table-cell>
          <table:table-cell office:value-type="string">
            <text:p>voipvoice</text:p>
          </table:table-cell>
          <table:table-cell office:value-type="float" office:value="1.54">
            <text:p>1.540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236979</text:p>
          </table:table-cell>
          <table:table-cell office:value-type="string">
            <text:p>voipvoice</text:p>
          </table:table-cell>
          <table:table-cell office:value-type="float" office:value="1.54">
            <text:p>1.540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2376</text:p>
          </table:table-cell>
          <table:table-cell office:value-type="string">
            <text:p>voipvoice</text:p>
          </table:table-cell>
          <table:table-cell office:value-type="float" office:value="1.54">
            <text:p>1.540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2377</text:p>
          </table:table-cell>
          <table:table-cell office:value-type="string">
            <text:p>voipvoice</text:p>
          </table:table-cell>
          <table:table-cell office:value-type="float" office:value="1.54">
            <text:p>1.540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2378</text:p>
          </table:table-cell>
          <table:table-cell office:value-type="string">
            <text:p>voipvoice</text:p>
          </table:table-cell>
          <table:table-cell office:value-type="float" office:value="1.54">
            <text:p>1.540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2379</text:p>
          </table:table-cell>
          <table:table-cell office:value-type="string">
            <text:p>voipvoice</text:p>
          </table:table-cell>
          <table:table-cell office:value-type="float" office:value="1.54">
            <text:p>1.5400</text:p>
          </table:table-cell>
          <table:table-cell office:value-type="string">
            <text:p>liechtenstein mobile</text:p>
          </table:table-cell>
        </table:table-row>
        <table:table-row table:style-name="ro1">
          <table:table-cell office:value-type="string">
            <text:p>^0043</text:p>
          </table:table-cell>
          <table:table-cell office:value-type="string">
            <text:p>voipvoice</text:p>
          </table:table-cell>
          <table:table-cell office:value-type="float" office:value="0.0175">
            <text:p>0.0175</text:p>
          </table:table-cell>
          <table:table-cell office:value-type="string">
            <text:p>austria</text:p>
          </table:table-cell>
        </table:table-row>
        <table:table-row table:style-name="ro1">
          <table:table-cell office:value-type="string">
            <text:p>^00431</text:p>
          </table:table-cell>
          <table:table-cell office:value-type="string">
            <text:p>voipvoice</text:p>
          </table:table-cell>
          <table:table-cell office:value-type="float" office:value="0.0175">
            <text:p>0.0175</text:p>
          </table:table-cell>
          <table:table-cell office:value-type="string">
            <text:p>austria vienna</text:p>
          </table:table-cell>
        </table:table-row>
        <table:table-row table:style-name="ro1">
          <table:table-cell office:value-type="string">
            <text:p>^00432</text:p>
          </table:table-cell>
          <table:table-cell office:value-type="string">
            <text:p>voipvoice</text:p>
          </table:table-cell>
          <table:table-cell office:value-type="float" office:value="0.0175">
            <text:p>0.0175</text:p>
          </table:table-cell>
          <table:table-cell office:value-type="string">
            <text:p>austria vienna</text:p>
          </table:table-cell>
        </table:table-row>
        <table:table-row table:style-name="ro1">
          <table:table-cell office:value-type="string">
            <text:p>^0043644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50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0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3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64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7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80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369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austria mobile</text:p>
          </table:table-cell>
        </table:table-row>
        <table:table-row table:style-name="ro1">
          <table:table-cell office:value-type="string">
            <text:p>^0044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united kingdom</text:p>
          </table:table-cell>
        </table:table-row>
        <table:table-row table:style-name="ro1">
          <table:table-cell office:value-type="string">
            <text:p>^00443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united kingdom premium</text:p>
          </table:table-cell>
        </table:table-row>
        <table:table-row table:style-name="ro1">
          <table:table-cell office:value-type="string">
            <text:p>^00444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united kingdom premium</text:p>
          </table:table-cell>
        </table:table-row>
        <table:table-row table:style-name="ro1">
          <table:table-cell office:value-type="string">
            <text:p>^00445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united kingdom premium</text:p>
          </table:table-cell>
        </table:table-row>
        <table:table-row table:style-name="ro1">
          <table:table-cell office:value-type="string">
            <text:p>^00447</text:p>
          </table:table-cell>
          <table:table-cell office:value-type="string">
            <text:p>voipvoice</text:p>
          </table:table-cell>
          <table:table-cell office:value-type="float" office:value="0.19">
            <text:p>0.1900</text:p>
          </table:table-cell>
          <table:table-cell office:value-type="string">
            <text:p>united kingdom mobile</text:p>
          </table:table-cell>
        </table:table-row>
        <table:table-row table:style-name="ro1">
          <table:table-cell office:value-type="string">
            <text:p>^00448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united kingdom premium</text:p>
          </table:table-cell>
        </table:table-row>
        <table:table-row table:style-name="ro1">
          <table:table-cell office:value-type="string">
            <text:p>^0045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denmark??</text:p>
          </table:table-cell>
        </table:table-row>
        <table:table-row table:style-name="ro1">
          <table:table-cell office:value-type="string">
            <text:p>^00452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30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31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40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41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42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50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51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52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60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61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70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72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588</text:p>
          </table:table-cell>
          <table:table-cell office:value-type="string">
            <text:p>voipvoice</text:p>
          </table:table-cell>
          <table:table-cell office:value-type="float" office:value="0.2245">
            <text:p>0.2245</text:p>
          </table:table-cell>
          <table:table-cell office:value-type="string">
            <text:p>denmark mobile</text:p>
          </table:table-cell>
        </table:table-row>
        <table:table-row table:style-name="ro1">
          <table:table-cell office:value-type="string">
            <text:p>^0046</text:p>
          </table:table-cell>
          <table:table-cell office:value-type="string">
            <text:p>voipvoice</text:p>
          </table:table-cell>
          <table:table-cell office:value-type="float" office:value="0.015">
            <text:p>0.0150</text:p>
          </table:table-cell>
          <table:table-cell office:value-type="string">
            <text:p>sweden</text:p>
          </table:table-cell>
        </table:table-row>
        <table:table-row table:style-name="ro1">
          <table:table-cell office:value-type="string">
            <text:p>^004610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124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126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127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129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252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376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450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458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518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519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592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593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595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596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673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674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675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676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0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0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0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1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2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3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4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5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6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7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8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19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0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1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2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3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4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5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6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7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8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29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3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0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1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2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3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4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5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6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7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8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49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0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1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2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3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4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5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6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7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8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59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6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7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8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85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39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0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1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2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3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4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5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6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7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8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69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679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sweden mobile</text:p>
          </table:table-cell>
        </table:table-row>
        <table:table-row table:style-name="ro1">
          <table:table-cell office:value-type="string">
            <text:p>^0047</text:p>
          </table:table-cell>
          <table:table-cell office:value-type="string">
            <text:p>voipvoice</text:p>
          </table:table-cell>
          <table:table-cell office:value-type="float" office:value="0.029">
            <text:p>0.0290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^00474</text:p>
          </table:table-cell>
          <table:table-cell office:value-type="string">
            <text:p>voipvoice</text:p>
          </table:table-cell>
          <table:table-cell office:value-type="float" office:value="0.193">
            <text:p>0.1930</text:p>
          </table:table-cell>
          <table:table-cell office:value-type="string">
            <text:p>norway mobile</text:p>
          </table:table-cell>
        </table:table-row>
        <table:table-row table:style-name="ro1">
          <table:table-cell office:value-type="string">
            <text:p>^00479</text:p>
          </table:table-cell>
          <table:table-cell office:value-type="string">
            <text:p>voipvoice</text:p>
          </table:table-cell>
          <table:table-cell office:value-type="float" office:value="0.193">
            <text:p>0.1930</text:p>
          </table:table-cell>
          <table:table-cell office:value-type="string">
            <text:p>norway mobile</text:p>
          </table:table-cell>
        </table:table-row>
        <table:table-row table:style-name="ro1">
          <table:table-cell office:value-type="string">
            <text:p>^0048</text:p>
          </table:table-cell>
          <table:table-cell office:value-type="string">
            <text:p>voipvoice</text:p>
          </table:table-cell>
          <table:table-cell office:value-type="float" office:value="0.0252">
            <text:p>0.0252</text:p>
          </table:table-cell>
          <table:table-cell office:value-type="string">
            <text:p>poland</text:p>
          </table:table-cell>
        </table:table-row>
        <table:table-row table:style-name="ro1">
          <table:table-cell office:value-type="string">
            <text:p>^004822</text:p>
          </table:table-cell>
          <table:table-cell office:value-type="string">
            <text:p>voipvoice</text:p>
          </table:table-cell>
          <table:table-cell office:value-type="float" office:value="0.016">
            <text:p>0.0160</text:p>
          </table:table-cell>
          <table:table-cell office:value-type="string">
            <text:p>poland warsaw</text:p>
          </table:table-cell>
        </table:table-row>
        <table:table-row table:style-name="ro1">
          <table:table-cell office:value-type="string">
            <text:p>^004850</text:p>
          </table:table-cell>
          <table:table-cell office:value-type="string">
            <text:p>voipvoice</text:p>
          </table:table-cell>
          <table:table-cell office:value-type="float" office:value="0.21">
            <text:p>0.21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0</text:p>
          </table:table-cell>
          <table:table-cell office:value-type="string">
            <text:p>voipvoice</text:p>
          </table:table-cell>
          <table:table-cell office:value-type="float" office:value="0.21">
            <text:p>0.21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69</text:p>
          </table:table-cell>
          <table:table-cell office:value-type="string">
            <text:p>voipvoice</text:p>
          </table:table-cell>
          <table:table-cell office:value-type="float" office:value="0.21">
            <text:p>0.21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88</text:p>
          </table:table-cell>
          <table:table-cell office:value-type="string">
            <text:p>voipvoice</text:p>
          </table:table-cell>
          <table:table-cell office:value-type="float" office:value="0.21">
            <text:p>0.21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890</text:p>
          </table:table-cell>
          <table:table-cell office:value-type="string">
            <text:p>voipvoice</text:p>
          </table:table-cell>
          <table:table-cell office:value-type="float" office:value="0.21">
            <text:p>0.2100</text:p>
          </table:table-cell>
          <table:table-cell office:value-type="string">
            <text:p>poland mobile</text:p>
          </table:table-cell>
        </table:table-row>
        <table:table-row table:style-name="ro1">
          <table:table-cell office:value-type="string">
            <text:p>^0049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germany</text:p>
          </table:table-cell>
        </table:table-row>
        <table:table-row table:style-name="ro1">
          <table:table-cell office:value-type="string">
            <text:p>^004915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6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17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germany mobile</text:p>
          </table:table-cell>
        </table:table-row>
        <table:table-row table:style-name="ro1">
          <table:table-cell office:value-type="string">
            <text:p>^004930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germany berlin</text:p>
          </table:table-cell>
        </table:table-row>
        <table:table-row table:style-name="ro1">
          <table:table-cell office:value-type="string">
            <text:p>^004940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germany hamburg</text:p>
          </table:table-cell>
        </table:table-row>
        <table:table-row table:style-name="ro1">
          <table:table-cell office:value-type="string">
            <text:p>^004969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germany frankfurt</text:p>
          </table:table-cell>
        </table:table-row>
        <table:table-row table:style-name="ro1">
          <table:table-cell office:value-type="string">
            <text:p>^004989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germany munich</text:p>
          </table:table-cell>
        </table:table-row>
        <table:table-row table:style-name="ro1">
          <table:table-cell office:value-type="string">
            <text:p>^0050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falkland islands</text:p>
          </table:table-cell>
        </table:table-row>
        <table:table-row table:style-name="ro1">
          <table:table-cell office:value-type="string">
            <text:p>^0050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elize</text:p>
          </table:table-cell>
        </table:table-row>
        <table:table-row table:style-name="ro1">
          <table:table-cell office:value-type="string">
            <text:p>^00502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</text:p>
          </table:table-cell>
        </table:table-row>
        <table:table-row table:style-name="ro1">
          <table:table-cell office:value-type="string">
            <text:p>^0050220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21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29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30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31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40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41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49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50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51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59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60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61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69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70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71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790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80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81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90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91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990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991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992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993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994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995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996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997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2998</text:p>
          </table:table-cell>
          <table:table-cell office:value-type="string">
            <text:p>voipvoice</text:p>
          </table:table-cell>
          <table:table-cell office:value-type="float" office:value="0.13">
            <text:p>0.1300</text:p>
          </table:table-cell>
          <table:table-cell office:value-type="string">
            <text:p>guatemala mobile</text:p>
          </table:table-cell>
        </table:table-row>
        <table:table-row table:style-name="ro1">
          <table:table-cell office:value-type="string">
            <text:p>^00503</text:p>
          </table:table-cell>
          <table:table-cell office:value-type="string">
            <text:p>voipvoice</text:p>
          </table:table-cell>
          <table:table-cell office:value-type="float" office:value="0.127">
            <text:p>0.1270</text:p>
          </table:table-cell>
          <table:table-cell office:value-type="string">
            <text:p>el salvador</text:p>
          </table:table-cell>
        </table:table-row>
        <table:table-row table:style-name="ro1">
          <table:table-cell office:value-type="string">
            <text:p>^0050338</text:p>
          </table:table-cell>
          <table:table-cell office:value-type="string">
            <text:p>voipvoice</text:p>
          </table:table-cell>
          <table:table-cell office:value-type="float" office:value="0.127">
            <text:p>0.1270</text:p>
          </table:table-cell>
          <table:table-cell office:value-type="string">
            <text:p>el salvador mobile</text:p>
          </table:table-cell>
        </table:table-row>
        <table:table-row table:style-name="ro1">
          <table:table-cell office:value-type="string">
            <text:p>^0050339</text:p>
          </table:table-cell>
          <table:table-cell office:value-type="string">
            <text:p>voipvoice</text:p>
          </table:table-cell>
          <table:table-cell office:value-type="float" office:value="0.127">
            <text:p>0.1270</text:p>
          </table:table-cell>
          <table:table-cell office:value-type="string">
            <text:p>el salvador mobile</text:p>
          </table:table-cell>
        </table:table-row>
        <table:table-row table:style-name="ro1">
          <table:table-cell office:value-type="string">
            <text:p>^005037</text:p>
          </table:table-cell>
          <table:table-cell office:value-type="string">
            <text:p>voipvoice</text:p>
          </table:table-cell>
          <table:table-cell office:value-type="float" office:value="0.127">
            <text:p>0.1270</text:p>
          </table:table-cell>
          <table:table-cell office:value-type="string">
            <text:p>el salvador mobile</text:p>
          </table:table-cell>
        </table:table-row>
        <table:table-row table:style-name="ro1">
          <table:table-cell office:value-type="string">
            <text:p>^005038</text:p>
          </table:table-cell>
          <table:table-cell office:value-type="string">
            <text:p>voipvoice</text:p>
          </table:table-cell>
          <table:table-cell office:value-type="float" office:value="0.127">
            <text:p>0.1270</text:p>
          </table:table-cell>
          <table:table-cell office:value-type="string">
            <text:p>el salvador mobile</text:p>
          </table:table-cell>
        </table:table-row>
        <table:table-row table:style-name="ro1">
          <table:table-cell office:value-type="string">
            <text:p>^005039</text:p>
          </table:table-cell>
          <table:table-cell office:value-type="string">
            <text:p>voipvoice</text:p>
          </table:table-cell>
          <table:table-cell office:value-type="float" office:value="0.127">
            <text:p>0.1270</text:p>
          </table:table-cell>
          <table:table-cell office:value-type="string">
            <text:p>el salvador mobile</text:p>
          </table:table-cell>
        </table:table-row>
        <table:table-row table:style-name="ro1">
          <table:table-cell office:value-type="string">
            <text:p>^00504</text:p>
          </table:table-cell>
          <table:table-cell office:value-type="string">
            <text:p>voipvoice</text:p>
          </table:table-cell>
          <table:table-cell office:value-type="float" office:value="0.264">
            <text:p>0.2640</text:p>
          </table:table-cell>
          <table:table-cell office:value-type="string">
            <text:p>honduras</text:p>
          </table:table-cell>
        </table:table-row>
        <table:table-row table:style-name="ro1">
          <table:table-cell office:value-type="string">
            <text:p>^005049</text:p>
          </table:table-cell>
          <table:table-cell office:value-type="string">
            <text:p>voipvoice</text:p>
          </table:table-cell>
          <table:table-cell office:value-type="float" office:value="0.264">
            <text:p>0.2640</text:p>
          </table:table-cell>
          <table:table-cell office:value-type="string">
            <text:p>honduras mobile</text:p>
          </table:table-cell>
        </table:table-row>
        <table:table-row table:style-name="ro1">
          <table:table-cell office:value-type="string">
            <text:p>^00505</text:p>
          </table:table-cell>
          <table:table-cell office:value-type="string">
            <text:p>voipvoice</text:p>
          </table:table-cell>
          <table:table-cell office:value-type="float" office:value="0.2016">
            <text:p>0.2016</text:p>
          </table:table-cell>
          <table:table-cell office:value-type="string">
            <text:p>nicaragua</text:p>
          </table:table-cell>
        </table:table-row>
        <table:table-row table:style-name="ro1">
          <table:table-cell office:value-type="string">
            <text:p>^005053</text:p>
          </table:table-cell>
          <table:table-cell office:value-type="string">
            <text:p>voipvoice</text:p>
          </table:table-cell>
          <table:table-cell office:value-type="float" office:value="0.2016">
            <text:p>0.2016</text:p>
          </table:table-cell>
          <table:table-cell office:value-type="string">
            <text:p>nicaragua mobile</text:p>
          </table:table-cell>
        </table:table-row>
        <table:table-row table:style-name="ro1">
          <table:table-cell office:value-type="string">
            <text:p>^005056</text:p>
          </table:table-cell>
          <table:table-cell office:value-type="string">
            <text:p>voipvoice</text:p>
          </table:table-cell>
          <table:table-cell office:value-type="float" office:value="0.2016">
            <text:p>0.2016</text:p>
          </table:table-cell>
          <table:table-cell office:value-type="string">
            <text:p>nicaragua mobile</text:p>
          </table:table-cell>
        </table:table-row>
        <table:table-row table:style-name="ro1">
          <table:table-cell office:value-type="string">
            <text:p>^005057</text:p>
          </table:table-cell>
          <table:table-cell office:value-type="string">
            <text:p>voipvoice</text:p>
          </table:table-cell>
          <table:table-cell office:value-type="float" office:value="0.2016">
            <text:p>0.2016</text:p>
          </table:table-cell>
          <table:table-cell office:value-type="string">
            <text:p>nicaragua mobile</text:p>
          </table:table-cell>
        </table:table-row>
        <table:table-row table:style-name="ro1">
          <table:table-cell office:value-type="string">
            <text:p>^005058</text:p>
          </table:table-cell>
          <table:table-cell office:value-type="string">
            <text:p>voipvoice</text:p>
          </table:table-cell>
          <table:table-cell office:value-type="float" office:value="0.2016">
            <text:p>0.2016</text:p>
          </table:table-cell>
          <table:table-cell office:value-type="string">
            <text:p>nicaragua mobile</text:p>
          </table:table-cell>
        </table:table-row>
        <table:table-row table:style-name="ro1">
          <table:table-cell office:value-type="string">
            <text:p>^005059</text:p>
          </table:table-cell>
          <table:table-cell office:value-type="string">
            <text:p>voipvoice</text:p>
          </table:table-cell>
          <table:table-cell office:value-type="float" office:value="0.2016">
            <text:p>0.2016</text:p>
          </table:table-cell>
          <table:table-cell office:value-type="string">
            <text:p>nicaragua mobile</text:p>
          </table:table-cell>
        </table:table-row>
        <table:table-row table:style-name="ro1">
          <table:table-cell office:value-type="string">
            <text:p>^00506</text:p>
          </table:table-cell>
          <table:table-cell office:value-type="string">
            <text:p>voipvoice</text:p>
          </table:table-cell>
          <table:table-cell office:value-type="float" office:value="0.0589">
            <text:p>0.0589</text:p>
          </table:table-cell>
          <table:table-cell office:value-type="string">
            <text:p>costa rica</text:p>
          </table:table-cell>
        </table:table-row>
        <table:table-row table:style-name="ro1">
          <table:table-cell office:value-type="string">
            <text:p>^00506283</text:p>
          </table:table-cell>
          <table:table-cell office:value-type="string">
            <text:p>voipvoice</text:p>
          </table:table-cell>
          <table:table-cell office:value-type="float" office:value="0.0658">
            <text:p>0.0658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6284</text:p>
          </table:table-cell>
          <table:table-cell office:value-type="string">
            <text:p>voipvoice</text:p>
          </table:table-cell>
          <table:table-cell office:value-type="float" office:value="0.0658">
            <text:p>0.0658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63</text:p>
          </table:table-cell>
          <table:table-cell office:value-type="string">
            <text:p>voipvoice</text:p>
          </table:table-cell>
          <table:table-cell office:value-type="float" office:value="0.0658">
            <text:p>0.0658</text:p>
          </table:table-cell>
          <table:table-cell office:value-type="string">
            <text:p>costa rica mobile</text:p>
          </table:table-cell>
        </table:table-row>
        <table:table-row table:style-name="ro1">
          <table:table-cell office:value-type="string">
            <text:p>^00507</text:p>
          </table:table-cell>
          <table:table-cell office:value-type="string">
            <text:p>voipvoice</text:p>
          </table:table-cell>
          <table:table-cell office:value-type="float" office:value="0.08">
            <text:p>0.0800</text:p>
          </table:table-cell>
          <table:table-cell office:value-type="string">
            <text:p>panama</text:p>
          </table:table-cell>
        </table:table-row>
        <table:table-row table:style-name="ro1">
          <table:table-cell office:value-type="string">
            <text:p>^00507218</text:p>
          </table:table-cell>
          <table:table-cell office:value-type="string">
            <text:p>voipvoice</text:p>
          </table:table-cell>
          <table:table-cell office:value-type="float" office:value="0.1315">
            <text:p>0.1315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219</text:p>
          </table:table-cell>
          <table:table-cell office:value-type="string">
            <text:p>voipvoice</text:p>
          </table:table-cell>
          <table:table-cell office:value-type="float" office:value="0.1315">
            <text:p>0.1315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3</text:p>
          </table:table-cell>
          <table:table-cell office:value-type="string">
            <text:p>voipvoice</text:p>
          </table:table-cell>
          <table:table-cell office:value-type="float" office:value="0.1315">
            <text:p>0.1315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408</text:p>
          </table:table-cell>
          <table:table-cell office:value-type="string">
            <text:p>voipvoice</text:p>
          </table:table-cell>
          <table:table-cell office:value-type="float" office:value="0.1315">
            <text:p>0.1315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418</text:p>
          </table:table-cell>
          <table:table-cell office:value-type="string">
            <text:p>voipvoice</text:p>
          </table:table-cell>
          <table:table-cell office:value-type="float" office:value="0.1315">
            <text:p>0.1315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50</text:p>
          </table:table-cell>
          <table:table-cell office:value-type="string">
            <text:p>voipvoice</text:p>
          </table:table-cell>
          <table:table-cell office:value-type="float" office:value="0.1315">
            <text:p>0.1315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6</text:p>
          </table:table-cell>
          <table:table-cell office:value-type="string">
            <text:p>voipvoice</text:p>
          </table:table-cell>
          <table:table-cell office:value-type="float" office:value="0.1315">
            <text:p>0.1315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708</text:p>
          </table:table-cell>
          <table:table-cell office:value-type="string">
            <text:p>voipvoice</text:p>
          </table:table-cell>
          <table:table-cell office:value-type="float" office:value="0.1315">
            <text:p>0.1315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718</text:p>
          </table:table-cell>
          <table:table-cell office:value-type="string">
            <text:p>voipvoice</text:p>
          </table:table-cell>
          <table:table-cell office:value-type="float" office:value="0.1315">
            <text:p>0.1315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75</text:p>
          </table:table-cell>
          <table:table-cell office:value-type="string">
            <text:p>voipvoice</text:p>
          </table:table-cell>
          <table:table-cell office:value-type="float" office:value="0.1315">
            <text:p>0.1315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799</text:p>
          </table:table-cell>
          <table:table-cell office:value-type="string">
            <text:p>voipvoice</text:p>
          </table:table-cell>
          <table:table-cell office:value-type="float" office:value="0.1315">
            <text:p>0.1315</text:p>
          </table:table-cell>
          <table:table-cell office:value-type="string">
            <text:p>panama mobile</text:p>
          </table:table-cell>
        </table:table-row>
        <table:table-row table:style-name="ro1">
          <table:table-cell office:value-type="string">
            <text:p>^0050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st, pierre &amp; miquelon</text:p>
          </table:table-cell>
        </table:table-row>
        <table:table-row table:style-name="ro1">
          <table:table-cell office:value-type="string">
            <text:p>^0050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haiti??</text:p>
          </table:table-cell>
        </table:table-row>
        <table:table-row table:style-name="ro1">
          <table:table-cell office:value-type="string">
            <text:p>^0050925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haiti mobile</text:p>
          </table:table-cell>
        </table:table-row>
        <table:table-row table:style-name="ro1">
          <table:table-cell office:value-type="string">
            <text:p>^00509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haiti mobile</text:p>
          </table:table-cell>
        </table:table-row>
        <table:table-row table:style-name="ro1">
          <table:table-cell office:value-type="string">
            <text:p>^00509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haiti mobile</text:p>
          </table:table-cell>
        </table:table-row>
        <table:table-row table:style-name="ro1">
          <table:table-cell office:value-type="string">
            <text:p>^00509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haiti mobile</text:p>
          </table:table-cell>
        </table:table-row>
        <table:table-row table:style-name="ro1">
          <table:table-cell office:value-type="string">
            <text:p>^0051</text:p>
          </table:table-cell>
          <table:table-cell office:value-type="string">
            <text:p>voipvoice</text:p>
          </table:table-cell>
          <table:table-cell office:value-type="float" office:value="0.0396">
            <text:p>0.0396</text:p>
          </table:table-cell>
          <table:table-cell office:value-type="string">
            <text:p>peru</text:p>
          </table:table-cell>
        </table:table-row>
        <table:table-row table:style-name="ro1">
          <table:table-cell office:value-type="string">
            <text:p>^00511</text:p>
          </table:table-cell>
          <table:table-cell office:value-type="string">
            <text:p>voipvoice</text:p>
          </table:table-cell>
          <table:table-cell office:value-type="float" office:value="0.018">
            <text:p>0.0180</text:p>
          </table:table-cell>
          <table:table-cell office:value-type="string">
            <text:p>peru lima</text:p>
          </table:table-cell>
        </table:table-row>
        <table:table-row table:style-name="ro1">
          <table:table-cell office:value-type="string">
            <text:p>^00511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41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42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43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44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51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52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53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54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56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61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62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63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64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65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66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67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72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73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74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76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82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83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1849</text:p>
          </table:table-cell>
          <table:table-cell office:value-type="string">
            <text:p>voipvoice</text:p>
          </table:table-cell>
          <table:table-cell office:value-type="float" office:value="0.024">
            <text:p>0.0240</text:p>
          </table:table-cell>
          <table:table-cell office:value-type="string">
            <text:p>peru mobile</text:p>
          </table:table-cell>
        </table:table-row>
        <table:table-row table:style-name="ro1">
          <table:table-cell office:value-type="string">
            <text:p>^0052</text:p>
          </table:table-cell>
          <table:table-cell office:value-type="string">
            <text:p>voipvoice</text:p>
          </table:table-cell>
          <table:table-cell office:value-type="float" office:value="0.076">
            <text:p>0.0760</text:p>
          </table:table-cell>
          <table:table-cell office:value-type="string">
            <text:p>mexico</text:p>
          </table:table-cell>
        </table:table-row>
        <table:table-row table:style-name="ro1">
          <table:table-cell office:value-type="string">
            <text:p>^005233</text:p>
          </table:table-cell>
          <table:table-cell office:value-type="string">
            <text:p>voipvoice</text:p>
          </table:table-cell>
          <table:table-cell office:value-type="float" office:value="0.038">
            <text:p>0.0380</text:p>
          </table:table-cell>
          <table:table-cell office:value-type="string">
            <text:p>mexico guadalajara</text:p>
          </table:table-cell>
        </table:table-row>
        <table:table-row table:style-name="ro1">
          <table:table-cell office:value-type="string">
            <text:p>^005255</text:p>
          </table:table-cell>
          <table:table-cell office:value-type="string">
            <text:p>voipvoice</text:p>
          </table:table-cell>
          <table:table-cell office:value-type="float" office:value="0.038">
            <text:p>0.0380</text:p>
          </table:table-cell>
          <table:table-cell office:value-type="string">
            <text:p>mexico mexico city</text:p>
          </table:table-cell>
        </table:table-row>
        <table:table-row table:style-name="ro1">
          <table:table-cell office:value-type="string">
            <text:p>^005281</text:p>
          </table:table-cell>
          <table:table-cell office:value-type="string">
            <text:p>voipvoice</text:p>
          </table:table-cell>
          <table:table-cell office:value-type="float" office:value="0.038">
            <text:p>0.0380</text:p>
          </table:table-cell>
          <table:table-cell office:value-type="string">
            <text:p>mexico monterrey</text:p>
          </table:table-cell>
        </table:table-row>
        <table:table-row table:style-name="ro1">
          <table:table-cell office:value-type="string">
            <text:p>^0053</text:p>
          </table:table-cell>
          <table:table-cell office:value-type="string">
            <text:p>voipvoice</text:p>
          </table:table-cell>
          <table:table-cell office:value-type="float" office:value="0.924">
            <text:p>0.9240</text:p>
          </table:table-cell>
          <table:table-cell office:value-type="string">
            <text:p>cuba</text:p>
          </table:table-cell>
        </table:table-row>
        <table:table-row table:style-name="ro1">
          <table:table-cell office:value-type="string">
            <text:p>^00539</text:p>
          </table:table-cell>
          <table:table-cell office:value-type="string">
            <text:p>voipvoice</text:p>
          </table:table-cell>
          <table:table-cell office:value-type="float" office:value="0.924">
            <text:p>0.9240</text:p>
          </table:table-cell>
          <table:table-cell office:value-type="string">
            <text:p>cuba guantanamo bay</text:p>
          </table:table-cell>
        </table:table-row>
        <table:table-row table:style-name="ro1">
          <table:table-cell office:value-type="string">
            <text:p>^0054</text:p>
          </table:table-cell>
          <table:table-cell office:value-type="string">
            <text:p>voipvoice</text:p>
          </table:table-cell>
          <table:table-cell office:value-type="float" office:value="0.022">
            <text:p>0.0220</text:p>
          </table:table-cell>
          <table:table-cell office:value-type="string">
            <text:p>argentina</text:p>
          </table:table-cell>
        </table:table-row>
        <table:table-row table:style-name="ro1">
          <table:table-cell office:value-type="string">
            <text:p>^00541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argentina buenos aires</text:p>
          </table:table-cell>
        </table:table-row>
        <table:table-row table:style-name="ro1">
          <table:table-cell office:value-type="string">
            <text:p>^00549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argentina mobile</text:p>
          </table:table-cell>
        </table:table-row>
        <table:table-row table:style-name="ro1">
          <table:table-cell office:value-type="string">
            <text:p>^0055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brazil</text:p>
          </table:table-cell>
        </table:table-row>
        <table:table-row table:style-name="ro1">
          <table:table-cell office:value-type="string">
            <text:p>^005500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0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0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1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1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1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2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2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2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3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3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3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4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4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4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5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5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5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6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6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6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7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7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7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8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8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8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9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9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09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0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0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0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1</text:p>
          </table:table-cell>
          <table:table-cell office:value-type="string">
            <text:p>voipvoice</text:p>
          </table:table-cell>
          <table:table-cell office:value-type="float" office:value="0.204">
            <text:p>0.2040</text:p>
          </table:table-cell>
          <table:table-cell office:value-type="string">
            <text:p>brazil sao paolo city</text:p>
          </table:table-cell>
        </table:table-row>
        <table:table-row table:style-name="ro1">
          <table:table-cell office:value-type="string">
            <text:p>^005511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1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1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2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2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2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3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3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3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4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4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4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5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5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5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6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6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6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7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7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7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8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8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8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9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9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19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0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0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0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1</text:p>
          </table:table-cell>
          <table:table-cell office:value-type="string">
            <text:p>voipvoice</text:p>
          </table:table-cell>
          <table:table-cell office:value-type="float" office:value="0.0996">
            <text:p>0.0996</text:p>
          </table:table-cell>
          <table:table-cell office:value-type="string">
            <text:p>brazil rio de janeiro</text:p>
          </table:table-cell>
        </table:table-row>
        <table:table-row table:style-name="ro1">
          <table:table-cell office:value-type="string">
            <text:p>^005521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1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1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2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2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2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3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3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3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4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4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4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5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5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5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6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6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6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7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7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7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8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8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8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9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9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29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0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0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0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10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brazil belo horizonte</text:p>
          </table:table-cell>
        </table:table-row>
        <table:table-row table:style-name="ro1">
          <table:table-cell office:value-type="string">
            <text:p>^0055311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brazil belo horizonte</text:p>
          </table:table-cell>
        </table:table-row>
        <table:table-row table:style-name="ro1">
          <table:table-cell office:value-type="string">
            <text:p>^0055312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brazil belo horizonte</text:p>
          </table:table-cell>
        </table:table-row>
        <table:table-row table:style-name="ro1">
          <table:table-cell office:value-type="string">
            <text:p>^0055313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brazil belo horizonte</text:p>
          </table:table-cell>
        </table:table-row>
        <table:table-row table:style-name="ro1">
          <table:table-cell office:value-type="string">
            <text:p>^0055314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brazil belo horizonte</text:p>
          </table:table-cell>
        </table:table-row>
        <table:table-row table:style-name="ro1">
          <table:table-cell office:value-type="string">
            <text:p>^0055315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brazil belo horizonte</text:p>
          </table:table-cell>
        </table:table-row>
        <table:table-row table:style-name="ro1">
          <table:table-cell office:value-type="string">
            <text:p>^0055316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brazil belo horizonte</text:p>
          </table:table-cell>
        </table:table-row>
        <table:table-row table:style-name="ro1">
          <table:table-cell office:value-type="string">
            <text:p>^005531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1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1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2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2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2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3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3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3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4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4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4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5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5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5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6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6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6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7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7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7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8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8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8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9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9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39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0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0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0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1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1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1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2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2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2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3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3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3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4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4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4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5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5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5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6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6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6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7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7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7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8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8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8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9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9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49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0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0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0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1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1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1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2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2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2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3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3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3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4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4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4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5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5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5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6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6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6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7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7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7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8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8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8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9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9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59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0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0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0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1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1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1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2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2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2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3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3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3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4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4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4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5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5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5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6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6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6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7</text:p>
          </table:table-cell>
          <table:table-cell office:value-type="string">
            <text:p>voipvoice</text:p>
          </table:table-cell>
          <table:table-cell office:value-type="float" office:value="0.192">
            <text:p>0.1920</text:p>
          </table:table-cell>
          <table:table-cell office:value-type="string">
            <text:p>brazil mato grosso do sul</text:p>
          </table:table-cell>
        </table:table-row>
        <table:table-row table:style-name="ro1">
          <table:table-cell office:value-type="string">
            <text:p>^005567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7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7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8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8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8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9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9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69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0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0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0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1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1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1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2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2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2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3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3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3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4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4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4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5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5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5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6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6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6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7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7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7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8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8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8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9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9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79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0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0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0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1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1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1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2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2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2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3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3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3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4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4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4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5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5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5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6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6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6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7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7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7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8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8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8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9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9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89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0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0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0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1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1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1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2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2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2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3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3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3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4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4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4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5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5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5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6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6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6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7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7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7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8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8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8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97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98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5999</text:p>
          </table:table-cell>
          <table:table-cell office:value-type="string">
            <text:p>voipvoice</text:p>
          </table:table-cell>
          <table:table-cell office:value-type="float" office:value="0.191">
            <text:p>0.1910</text:p>
          </table:table-cell>
          <table:table-cell office:value-type="string">
            <text:p>brazil mobile</text:p>
          </table:table-cell>
        </table:table-row>
        <table:table-row table:style-name="ro1">
          <table:table-cell office:value-type="string">
            <text:p>^0056</text:p>
          </table:table-cell>
          <table:table-cell office:value-type="string">
            <text:p>voipvoice</text:p>
          </table:table-cell>
          <table:table-cell office:value-type="float" office:value="0.018">
            <text:p>0.0180</text:p>
          </table:table-cell>
          <table:table-cell office:value-type="string">
            <text:p>chile</text:p>
          </table:table-cell>
        </table:table-row>
        <table:table-row table:style-name="ro1">
          <table:table-cell office:value-type="string">
            <text:p>^00561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chile mobile</text:p>
          </table:table-cell>
        </table:table-row>
        <table:table-row table:style-name="ro1">
          <table:table-cell office:value-type="string">
            <text:p>^0056568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chile mobile</text:p>
          </table:table-cell>
        </table:table-row>
        <table:table-row table:style-name="ro1">
          <table:table-cell office:value-type="string">
            <text:p>^0056569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chile mobile</text:p>
          </table:table-cell>
        </table:table-row>
        <table:table-row table:style-name="ro1">
          <table:table-cell office:value-type="string">
            <text:p>^00566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chile mobile</text:p>
          </table:table-cell>
        </table:table-row>
        <table:table-row table:style-name="ro1">
          <table:table-cell office:value-type="string">
            <text:p>^00568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chile mobile</text:p>
          </table:table-cell>
        </table:table-row>
        <table:table-row table:style-name="ro1">
          <table:table-cell office:value-type="string">
            <text:p>^00569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chile mobile</text:p>
          </table:table-cell>
        </table:table-row>
        <table:table-row table:style-name="ro1">
          <table:table-cell office:value-type="string">
            <text:p>^0057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</text:p>
          </table:table-cell>
        </table:table-row>
        <table:table-row table:style-name="ro1">
          <table:table-cell office:value-type="string">
            <text:p>^005711</text:p>
          </table:table-cell>
          <table:table-cell office:value-type="string">
            <text:p>voipvoice</text:p>
          </table:table-cell>
          <table:table-cell office:value-type="float" office:value="0.075">
            <text:p>0.0750</text:p>
          </table:table-cell>
          <table:table-cell office:value-type="string">
            <text:p>colombia mobile</text:p>
          </table:table-cell>
        </table:table-row>
        <table:table-row table:style-name="ro1">
          <table:table-cell office:value-type="string">
            <text:p>^005712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 bogota</text:p>
          </table:table-cell>
        </table:table-row>
        <table:table-row table:style-name="ro1">
          <table:table-cell office:value-type="string">
            <text:p>^005713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 bogota</text:p>
          </table:table-cell>
        </table:table-row>
        <table:table-row table:style-name="ro1">
          <table:table-cell office:value-type="string">
            <text:p>^005714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 bogota</text:p>
          </table:table-cell>
        </table:table-row>
        <table:table-row table:style-name="ro1">
          <table:table-cell office:value-type="string">
            <text:p>^005715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 bogota</text:p>
          </table:table-cell>
        </table:table-row>
        <table:table-row table:style-name="ro1">
          <table:table-cell office:value-type="string">
            <text:p>^005716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 bogota</text:p>
          </table:table-cell>
        </table:table-row>
        <table:table-row table:style-name="ro1">
          <table:table-cell office:value-type="string">
            <text:p>^005717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 bogota</text:p>
          </table:table-cell>
        </table:table-row>
        <table:table-row table:style-name="ro1">
          <table:table-cell office:value-type="string">
            <text:p>^005723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 cali</text:p>
          </table:table-cell>
        </table:table-row>
        <table:table-row table:style-name="ro1">
          <table:table-cell office:value-type="string">
            <text:p>^005724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 cali</text:p>
          </table:table-cell>
        </table:table-row>
        <table:table-row table:style-name="ro1">
          <table:table-cell office:value-type="string">
            <text:p>^005725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 cali</text:p>
          </table:table-cell>
        </table:table-row>
        <table:table-row table:style-name="ro1">
          <table:table-cell office:value-type="string">
            <text:p>^005726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 cali</text:p>
          </table:table-cell>
        </table:table-row>
        <table:table-row table:style-name="ro1">
          <table:table-cell office:value-type="string">
            <text:p>^0057288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 cali</text:p>
          </table:table-cell>
        </table:table-row>
        <table:table-row table:style-name="ro1">
          <table:table-cell office:value-type="string">
            <text:p>^0057289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 cali</text:p>
          </table:table-cell>
        </table:table-row>
        <table:table-row table:style-name="ro1">
          <table:table-cell office:value-type="string">
            <text:p>^00573</text:p>
          </table:table-cell>
          <table:table-cell office:value-type="string">
            <text:p>voipvoice</text:p>
          </table:table-cell>
          <table:table-cell office:value-type="float" office:value="0.075">
            <text:p>0.0750</text:p>
          </table:table-cell>
          <table:table-cell office:value-type="string">
            <text:p>colombia mobile</text:p>
          </table:table-cell>
        </table:table-row>
        <table:table-row table:style-name="ro1">
          <table:table-cell office:value-type="string">
            <text:p>^00574</text:p>
          </table:table-cell>
          <table:table-cell office:value-type="string">
            <text:p>voipvoice</text:p>
          </table:table-cell>
          <table:table-cell office:value-type="float" office:value="0.0594">
            <text:p>0.0594</text:p>
          </table:table-cell>
          <table:table-cell office:value-type="string">
            <text:p>colombia medellin</text:p>
          </table:table-cell>
        </table:table-row>
        <table:table-row table:style-name="ro1">
          <table:table-cell office:value-type="string">
            <text:p>^0058</text:p>
          </table:table-cell>
          <table:table-cell office:value-type="string">
            <text:p>voipvoice</text:p>
          </table:table-cell>
          <table:table-cell office:value-type="float" office:value="0.033">
            <text:p>0.0330</text:p>
          </table:table-cell>
          <table:table-cell office:value-type="string">
            <text:p>venezuela</text:p>
          </table:table-cell>
        </table:table-row>
        <table:table-row table:style-name="ro1">
          <table:table-cell office:value-type="string">
            <text:p>^0058212</text:p>
          </table:table-cell>
          <table:table-cell office:value-type="string">
            <text:p>voipvoice</text:p>
          </table:table-cell>
          <table:table-cell office:value-type="float" office:value="0.045">
            <text:p>0.0450</text:p>
          </table:table-cell>
          <table:table-cell office:value-type="string">
            <text:p>venezuela caracas</text:p>
          </table:table-cell>
        </table:table-row>
        <table:table-row table:style-name="ro1">
          <table:table-cell office:value-type="string">
            <text:p>^00584</text:p>
          </table:table-cell>
          <table:table-cell office:value-type="string">
            <text:p>voipvoice</text:p>
          </table:table-cell>
          <table:table-cell office:value-type="float" office:value="0.2422">
            <text:p>0.2422</text:p>
          </table:table-cell>
          <table:table-cell office:value-type="string">
            <text:p>venezuela mobile</text:p>
          </table:table-cell>
        </table:table-row>
        <table:table-row table:style-name="ro1">
          <table:table-cell office:value-type="string">
            <text:p>^0059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uadeloupe</text:p>
          </table:table-cell>
        </table:table-row>
        <table:table-row table:style-name="ro1">
          <table:table-cell office:value-type="string">
            <text:p>^0059069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uadeloupe mobile</text:p>
          </table:table-cell>
        </table:table-row>
        <table:table-row table:style-name="ro1">
          <table:table-cell office:value-type="string">
            <text:p>^00591</text:p>
          </table:table-cell>
          <table:table-cell office:value-type="string">
            <text:p>voipvoice</text:p>
          </table:table-cell>
          <table:table-cell office:value-type="float" office:value="0.144">
            <text:p>0.1440</text:p>
          </table:table-cell>
          <table:table-cell office:value-type="string">
            <text:p>bolivia</text:p>
          </table:table-cell>
        </table:table-row>
        <table:table-row table:style-name="ro1">
          <table:table-cell office:value-type="string">
            <text:p>^005911</text:p>
          </table:table-cell>
          <table:table-cell office:value-type="string">
            <text:p>voipvoice</text:p>
          </table:table-cell>
          <table:table-cell office:value-type="float" office:value="0.1496">
            <text:p>0.1496</text:p>
          </table:table-cell>
          <table:table-cell office:value-type="string">
            <text:p>bolivia mobile</text:p>
          </table:table-cell>
        </table:table-row>
        <table:table-row table:style-name="ro1">
          <table:table-cell office:value-type="string">
            <text:p>^0059122</text:p>
          </table:table-cell>
          <table:table-cell office:value-type="string">
            <text:p>voipvoice</text:p>
          </table:table-cell>
          <table:table-cell office:value-type="float" office:value="0.051">
            <text:p>0.0510</text:p>
          </table:table-cell>
          <table:table-cell office:value-type="string">
            <text:p>bolivia la paz</text:p>
          </table:table-cell>
        </table:table-row>
        <table:table-row table:style-name="ro1">
          <table:table-cell office:value-type="string">
            <text:p>^0059133</text:p>
          </table:table-cell>
          <table:table-cell office:value-type="string">
            <text:p>voipvoice</text:p>
          </table:table-cell>
          <table:table-cell office:value-type="float" office:value="0.051">
            <text:p>0.0510</text:p>
          </table:table-cell>
          <table:table-cell office:value-type="string">
            <text:p>bolivia santa cruz</text:p>
          </table:table-cell>
        </table:table-row>
        <table:table-row table:style-name="ro1">
          <table:table-cell office:value-type="string">
            <text:p>^0059144</text:p>
          </table:table-cell>
          <table:table-cell office:value-type="string">
            <text:p>voipvoice</text:p>
          </table:table-cell>
          <table:table-cell office:value-type="float" office:value="0.051">
            <text:p>0.0510</text:p>
          </table:table-cell>
          <table:table-cell office:value-type="string">
            <text:p>bolivia cocabamba</text:p>
          </table:table-cell>
        </table:table-row>
        <table:table-row table:style-name="ro1">
          <table:table-cell office:value-type="string">
            <text:p>^005917</text:p>
          </table:table-cell>
          <table:table-cell office:value-type="string">
            <text:p>voipvoice</text:p>
          </table:table-cell>
          <table:table-cell office:value-type="float" office:value="0.1496">
            <text:p>0.1496</text:p>
          </table:table-cell>
          <table:table-cell office:value-type="string">
            <text:p>bolivia mobile</text:p>
          </table:table-cell>
        </table:table-row>
        <table:table-row table:style-name="ro1">
          <table:table-cell office:value-type="string">
            <text:p>^0059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^00592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uyana mobile</text:p>
          </table:table-cell>
        </table:table-row>
        <table:table-row table:style-name="ro1">
          <table:table-cell office:value-type="string">
            <text:p>^00592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uyana mobile</text:p>
          </table:table-cell>
        </table:table-row>
        <table:table-row table:style-name="ro1">
          <table:table-cell office:value-type="string">
            <text:p>^005924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uyana mobile</text:p>
          </table:table-cell>
        </table:table-row>
        <table:table-row table:style-name="ro1">
          <table:table-cell office:value-type="string">
            <text:p>^00592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guyana mobile</text:p>
          </table:table-cell>
        </table:table-row>
        <table:table-row table:style-name="ro1">
          <table:table-cell office:value-type="string">
            <text:p>^00593</text:p>
          </table:table-cell>
          <table:table-cell office:value-type="string">
            <text:p>voipvoice</text:p>
          </table:table-cell>
          <table:table-cell office:value-type="float" office:value="0.116">
            <text:p>0.1160</text:p>
          </table:table-cell>
          <table:table-cell office:value-type="string">
            <text:p>ecuador??</text:p>
          </table:table-cell>
        </table:table-row>
        <table:table-row table:style-name="ro1">
          <table:table-cell office:value-type="string">
            <text:p>^005932</text:p>
          </table:table-cell>
          <table:table-cell office:value-type="string">
            <text:p>voipvoice</text:p>
          </table:table-cell>
          <table:table-cell office:value-type="float" office:value="0.108">
            <text:p>0.1080</text:p>
          </table:table-cell>
          <table:table-cell office:value-type="string">
            <text:p>ecuador quito</text:p>
          </table:table-cell>
        </table:table-row>
        <table:table-row table:style-name="ro1">
          <table:table-cell office:value-type="string">
            <text:p>^005934</text:p>
          </table:table-cell>
          <table:table-cell office:value-type="string">
            <text:p>voipvoice</text:p>
          </table:table-cell>
          <table:table-cell office:value-type="float" office:value="0.11">
            <text:p>0.1100</text:p>
          </table:table-cell>
          <table:table-cell office:value-type="string">
            <text:p>ecuador guayaquil</text:p>
          </table:table-cell>
        </table:table-row>
        <table:table-row table:style-name="ro1">
          <table:table-cell office:value-type="string">
            <text:p>^005937</text:p>
          </table:table-cell>
          <table:table-cell office:value-type="string">
            <text:p>voipvoice</text:p>
          </table:table-cell>
          <table:table-cell office:value-type="float" office:value="0.0996">
            <text:p>0.0996</text:p>
          </table:table-cell>
          <table:table-cell office:value-type="string">
            <text:p>ecuador cuenca</text:p>
          </table:table-cell>
        </table:table-row>
        <table:table-row table:style-name="ro1">
          <table:table-cell office:value-type="string">
            <text:p>^005939</text:p>
          </table:table-cell>
          <table:table-cell office:value-type="string">
            <text:p>voipvoice</text:p>
          </table:table-cell>
          <table:table-cell office:value-type="float" office:value="0.213">
            <text:p>0.2130</text:p>
          </table:table-cell>
          <table:table-cell office:value-type="string">
            <text:p>ecuador mobile</text:p>
          </table:table-cell>
        </table:table-row>
        <table:table-row table:style-name="ro1">
          <table:table-cell office:value-type="string">
            <text:p>^0059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french guiana</text:p>
          </table:table-cell>
        </table:table-row>
        <table:table-row table:style-name="ro1">
          <table:table-cell office:value-type="string">
            <text:p>^0059469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french guiana mobile</text:p>
          </table:table-cell>
        </table:table-row>
        <table:table-row table:style-name="ro1">
          <table:table-cell office:value-type="string">
            <text:p>^00595</text:p>
          </table:table-cell>
          <table:table-cell office:value-type="string">
            <text:p>voipvoice</text:p>
          </table:table-cell>
          <table:table-cell office:value-type="float" office:value="0.096">
            <text:p>0.0960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^0059521</text:p>
          </table:table-cell>
          <table:table-cell office:value-type="string">
            <text:p>voipvoice</text:p>
          </table:table-cell>
          <table:table-cell office:value-type="float" office:value="0.086">
            <text:p>0.0860</text:p>
          </table:table-cell>
          <table:table-cell office:value-type="string">
            <text:p>paraguay asuncion</text:p>
          </table:table-cell>
        </table:table-row>
        <table:table-row table:style-name="ro1">
          <table:table-cell office:value-type="string">
            <text:p>^00595961</text:p>
          </table:table-cell>
          <table:table-cell office:value-type="string">
            <text:p>voipvoice</text:p>
          </table:table-cell>
          <table:table-cell office:value-type="float" office:value="0.171">
            <text:p>0.1710</text:p>
          </table:table-cell>
          <table:table-cell office:value-type="string">
            <text:p>paraguay mobile</text:p>
          </table:table-cell>
        </table:table-row>
        <table:table-row table:style-name="ro1">
          <table:table-cell office:value-type="string">
            <text:p>^00595971</text:p>
          </table:table-cell>
          <table:table-cell office:value-type="string">
            <text:p>voipvoice</text:p>
          </table:table-cell>
          <table:table-cell office:value-type="float" office:value="0.171">
            <text:p>0.1710</text:p>
          </table:table-cell>
          <table:table-cell office:value-type="string">
            <text:p>paraguay mobile</text:p>
          </table:table-cell>
        </table:table-row>
        <table:table-row table:style-name="ro1">
          <table:table-cell office:value-type="string">
            <text:p>^00595973</text:p>
          </table:table-cell>
          <table:table-cell office:value-type="string">
            <text:p>voipvoice</text:p>
          </table:table-cell>
          <table:table-cell office:value-type="float" office:value="0.171">
            <text:p>0.1710</text:p>
          </table:table-cell>
          <table:table-cell office:value-type="string">
            <text:p>paraguay mobile</text:p>
          </table:table-cell>
        </table:table-row>
        <table:table-row table:style-name="ro1">
          <table:table-cell office:value-type="string">
            <text:p>^00595975</text:p>
          </table:table-cell>
          <table:table-cell office:value-type="string">
            <text:p>voipvoice</text:p>
          </table:table-cell>
          <table:table-cell office:value-type="float" office:value="0.171">
            <text:p>0.1710</text:p>
          </table:table-cell>
          <table:table-cell office:value-type="string">
            <text:p>paraguay mobile</text:p>
          </table:table-cell>
        </table:table-row>
        <table:table-row table:style-name="ro1">
          <table:table-cell office:value-type="string">
            <text:p>^00595981</text:p>
          </table:table-cell>
          <table:table-cell office:value-type="string">
            <text:p>voipvoice</text:p>
          </table:table-cell>
          <table:table-cell office:value-type="float" office:value="0.171">
            <text:p>0.1710</text:p>
          </table:table-cell>
          <table:table-cell office:value-type="string">
            <text:p>paraguay mobile</text:p>
          </table:table-cell>
        </table:table-row>
        <table:table-row table:style-name="ro1">
          <table:table-cell office:value-type="string">
            <text:p>^00595983</text:p>
          </table:table-cell>
          <table:table-cell office:value-type="string">
            <text:p>voipvoice</text:p>
          </table:table-cell>
          <table:table-cell office:value-type="float" office:value="0.171">
            <text:p>0.1710</text:p>
          </table:table-cell>
          <table:table-cell office:value-type="string">
            <text:p>paraguay mobile</text:p>
          </table:table-cell>
        </table:table-row>
        <table:table-row table:style-name="ro1">
          <table:table-cell office:value-type="string">
            <text:p>^00595985</text:p>
          </table:table-cell>
          <table:table-cell office:value-type="string">
            <text:p>voipvoice</text:p>
          </table:table-cell>
          <table:table-cell office:value-type="float" office:value="0.171">
            <text:p>0.1710</text:p>
          </table:table-cell>
          <table:table-cell office:value-type="string">
            <text:p>paraguay mobile</text:p>
          </table:table-cell>
        </table:table-row>
        <table:table-row table:style-name="ro1">
          <table:table-cell office:value-type="string">
            <text:p>^0059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surinam</text:p>
          </table:table-cell>
        </table:table-row>
        <table:table-row table:style-name="ro1">
          <table:table-cell office:value-type="string">
            <text:p>^00597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surinam mobile</text:p>
          </table:table-cell>
        </table:table-row>
        <table:table-row table:style-name="ro1">
          <table:table-cell office:value-type="string">
            <text:p>^00597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surinam mobile</text:p>
          </table:table-cell>
        </table:table-row>
        <table:table-row table:style-name="ro1">
          <table:table-cell office:value-type="string">
            <text:p>^00598</text:p>
          </table:table-cell>
          <table:table-cell office:value-type="string">
            <text:p>voipvoice</text:p>
          </table:table-cell>
          <table:table-cell office:value-type="float" office:value="0.082">
            <text:p>0.0820</text:p>
          </table:table-cell>
          <table:table-cell office:value-type="string">
            <text:p>uruguay</text:p>
          </table:table-cell>
        </table:table-row>
        <table:table-row table:style-name="ro1">
          <table:table-cell office:value-type="string">
            <text:p>^005982</text:p>
          </table:table-cell>
          <table:table-cell office:value-type="string">
            <text:p>voipvoice</text:p>
          </table:table-cell>
          <table:table-cell office:value-type="float" office:value="0.065">
            <text:p>0.0650</text:p>
          </table:table-cell>
          <table:table-cell office:value-type="string">
            <text:p>uruguay montevideo</text:p>
          </table:table-cell>
        </table:table-row>
        <table:table-row table:style-name="ro1">
          <table:table-cell office:value-type="string">
            <text:p>^005989</text:p>
          </table:table-cell>
          <table:table-cell office:value-type="string">
            <text:p>voipvoice</text:p>
          </table:table-cell>
          <table:table-cell office:value-type="float" office:value="0.198">
            <text:p>0.1980</text:p>
          </table:table-cell>
          <table:table-cell office:value-type="string">
            <text:p>uruguay mobile</text:p>
          </table:table-cell>
        </table:table-row>
        <table:table-row table:style-name="ro1">
          <table:table-cell office:value-type="string">
            <text:p>^0059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therlands antilles</text:p>
          </table:table-cell>
        </table:table-row>
        <table:table-row table:style-name="ro1">
          <table:table-cell office:value-type="string">
            <text:p>^0059931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therlands antilles mobile</text:p>
          </table:table-cell>
        </table:table-row>
        <table:table-row table:style-name="ro1">
          <table:table-cell office:value-type="string">
            <text:p>^005994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therlands antilles mobile</text:p>
          </table:table-cell>
        </table:table-row>
        <table:table-row table:style-name="ro1">
          <table:table-cell office:value-type="string">
            <text:p>^0059955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therlands antilles mobile</text:p>
          </table:table-cell>
        </table:table-row>
        <table:table-row table:style-name="ro1">
          <table:table-cell office:value-type="string">
            <text:p>^0059955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therlands antilles mobile</text:p>
          </table:table-cell>
        </table:table-row>
        <table:table-row table:style-name="ro1">
          <table:table-cell office:value-type="string">
            <text:p>^0059955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therlands antilles mobile</text:p>
          </table:table-cell>
        </table:table-row>
        <table:table-row table:style-name="ro1">
          <table:table-cell office:value-type="string">
            <text:p>^005995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therlands antilles mobile</text:p>
          </table:table-cell>
        </table:table-row>
        <table:table-row table:style-name="ro1">
          <table:table-cell office:value-type="string">
            <text:p>^005995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therlands antilles mobile</text:p>
          </table:table-cell>
        </table:table-row>
        <table:table-row table:style-name="ro1">
          <table:table-cell office:value-type="string">
            <text:p>^005997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therlands antilles mobile</text:p>
          </table:table-cell>
        </table:table-row>
        <table:table-row table:style-name="ro1">
          <table:table-cell office:value-type="string">
            <text:p>^005997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therlands antilles mobile</text:p>
          </table:table-cell>
        </table:table-row>
        <table:table-row table:style-name="ro1">
          <table:table-cell office:value-type="string">
            <text:p>^00599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therlands antilles curacao</text:p>
          </table:table-cell>
        </table:table-row>
        <table:table-row table:style-name="ro1">
          <table:table-cell office:value-type="string">
            <text:p>^005999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therlands antilles mobile</text:p>
          </table:table-cell>
        </table:table-row>
        <table:table-row table:style-name="ro1">
          <table:table-cell office:value-type="string">
            <text:p>^005999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therlands antilles mobile</text:p>
          </table:table-cell>
        </table:table-row>
        <table:table-row table:style-name="ro1">
          <table:table-cell office:value-type="string">
            <text:p>^0060</text:p>
          </table:table-cell>
          <table:table-cell office:value-type="string">
            <text:p>voipvoice</text:p>
          </table:table-cell>
          <table:table-cell office:value-type="float" office:value="0.043">
            <text:p>0.0430</text:p>
          </table:table-cell>
          <table:table-cell office:value-type="string">
            <text:p>malaysia</text:p>
          </table:table-cell>
        </table:table-row>
        <table:table-row table:style-name="ro1">
          <table:table-cell office:value-type="string">
            <text:p>^00601</text:p>
          </table:table-cell>
          <table:table-cell office:value-type="string">
            <text:p>voipvoice</text:p>
          </table:table-cell>
          <table:table-cell office:value-type="float" office:value="0.047">
            <text:p>0.0470</text:p>
          </table:table-cell>
          <table:table-cell office:value-type="string">
            <text:p>malaysia mobile</text:p>
          </table:table-cell>
        </table:table-row>
        <table:table-row table:style-name="ro1">
          <table:table-cell office:value-type="string">
            <text:p>^00603</text:p>
          </table:table-cell>
          <table:table-cell office:value-type="string">
            <text:p>voipvoice</text:p>
          </table:table-cell>
          <table:table-cell office:value-type="float" office:value="0.043">
            <text:p>0.0430</text:p>
          </table:table-cell>
          <table:table-cell office:value-type="string">
            <text:p>malaysia kuala lumpur</text:p>
          </table:table-cell>
        </table:table-row>
        <table:table-row table:style-name="ro1">
          <table:table-cell office:value-type="string">
            <text:p>^0061</text:p>
          </table:table-cell>
          <table:table-cell office:value-type="string">
            <text:p>voipvoice</text:p>
          </table:table-cell>
          <table:table-cell office:value-type="float" office:value="0.015">
            <text:p>0.0150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^00611</text:p>
          </table:table-cell>
          <table:table-cell office:value-type="string">
            <text:p>voipvoice</text:p>
          </table:table-cell>
          <table:table-cell office:value-type="float" office:value="0.145">
            <text:p>0.1450</text:p>
          </table:table-cell>
          <table:table-cell office:value-type="string">
            <text:p>australia mobile</text:p>
          </table:table-cell>
        </table:table-row>
        <table:table-row table:style-name="ro1">
          <table:table-cell office:value-type="string">
            <text:p>^00614</text:p>
          </table:table-cell>
          <table:table-cell office:value-type="string">
            <text:p>voipvoice</text:p>
          </table:table-cell>
          <table:table-cell office:value-type="float" office:value="0.145">
            <text:p>0.1450</text:p>
          </table:table-cell>
          <table:table-cell office:value-type="string">
            <text:p>australia mobile</text:p>
          </table:table-cell>
        </table:table-row>
        <table:table-row table:style-name="ro1">
          <table:table-cell office:value-type="string">
            <text:p>^00615</text:p>
          </table:table-cell>
          <table:table-cell office:value-type="string">
            <text:p>voipvoice</text:p>
          </table:table-cell>
          <table:table-cell office:value-type="float" office:value="0.145">
            <text:p>0.1450</text:p>
          </table:table-cell>
          <table:table-cell office:value-type="string">
            <text:p>australia mobile</text:p>
          </table:table-cell>
        </table:table-row>
        <table:table-row table:style-name="ro1">
          <table:table-cell office:value-type="string">
            <text:p>^0062</text:p>
          </table:table-cell>
          <table:table-cell office:value-type="string">
            <text:p>voipvoice</text:p>
          </table:table-cell>
          <table:table-cell office:value-type="float" office:value="0.0996">
            <text:p>0.0996</text:p>
          </table:table-cell>
          <table:table-cell office:value-type="string">
            <text:p>indonesia</text:p>
          </table:table-cell>
        </table:table-row>
        <table:table-row table:style-name="ro1">
          <table:table-cell office:value-type="string">
            <text:p>^006221</text:p>
          </table:table-cell>
          <table:table-cell office:value-type="string">
            <text:p>voipvoice</text:p>
          </table:table-cell>
          <table:table-cell office:value-type="float" office:value="0.044">
            <text:p>0.0440</text:p>
          </table:table-cell>
          <table:table-cell office:value-type="string">
            <text:p>indonesia jakarta</text:p>
          </table:table-cell>
        </table:table-row>
        <table:table-row table:style-name="ro1">
          <table:table-cell office:value-type="string">
            <text:p>^006228</text:p>
          </table:table-cell>
          <table:table-cell office:value-type="string">
            <text:p>voipvoice</text:p>
          </table:table-cell>
          <table:table-cell office:value-type="float" office:value="0.134">
            <text:p>0.1340</text:p>
          </table:table-cell>
          <table:table-cell office:value-type="string">
            <text:p>indonesia mobile</text:p>
          </table:table-cell>
        </table:table-row>
        <table:table-row table:style-name="ro1">
          <table:table-cell office:value-type="string">
            <text:p>^00628</text:p>
          </table:table-cell>
          <table:table-cell office:value-type="string">
            <text:p>voipvoice</text:p>
          </table:table-cell>
          <table:table-cell office:value-type="float" office:value="0.134">
            <text:p>0.1340</text:p>
          </table:table-cell>
          <table:table-cell office:value-type="string">
            <text:p>indonesia mobile</text:p>
          </table:table-cell>
        </table:table-row>
        <table:table-row table:style-name="ro1">
          <table:table-cell office:value-type="string">
            <text:p>^0063</text:p>
          </table:table-cell>
          <table:table-cell office:value-type="string">
            <text:p>voipvoice</text:p>
          </table:table-cell>
          <table:table-cell office:value-type="float" office:value="0.1278">
            <text:p>0.1278</text:p>
          </table:table-cell>
          <table:table-cell office:value-type="string">
            <text:p>philippines</text:p>
          </table:table-cell>
        </table:table-row>
        <table:table-row table:style-name="ro1">
          <table:table-cell office:value-type="string">
            <text:p>^00632</text:p>
          </table:table-cell>
          <table:table-cell office:value-type="string">
            <text:p>voipvoice</text:p>
          </table:table-cell>
          <table:table-cell office:value-type="float" office:value="0.1278">
            <text:p>0.1278</text:p>
          </table:table-cell>
          <table:table-cell office:value-type="string">
            <text:p>philippines manila</text:p>
          </table:table-cell>
        </table:table-row>
        <table:table-row table:style-name="ro1">
          <table:table-cell office:value-type="string">
            <text:p>^00639</text:p>
          </table:table-cell>
          <table:table-cell office:value-type="string">
            <text:p>voipvoice</text:p>
          </table:table-cell>
          <table:table-cell office:value-type="float" office:value="0.1488">
            <text:p>0.1488</text:p>
          </table:table-cell>
          <table:table-cell office:value-type="string">
            <text:p>philippines mobile</text:p>
          </table:table-cell>
        </table:table-row>
        <table:table-row table:style-name="ro1">
          <table:table-cell office:value-type="string">
            <text:p>^0064</text:p>
          </table:table-cell>
          <table:table-cell office:value-type="string">
            <text:p>voipvoice</text:p>
          </table:table-cell>
          <table:table-cell office:value-type="float" office:value="0.029">
            <text:p>0.0290</text:p>
          </table:table-cell>
          <table:table-cell office:value-type="string">
            <text:p>new zealand</text:p>
          </table:table-cell>
        </table:table-row>
        <table:table-row table:style-name="ro1">
          <table:table-cell office:value-type="string">
            <text:p>^00642</text:p>
          </table:table-cell>
          <table:table-cell office:value-type="string">
            <text:p>voipvoice</text:p>
          </table:table-cell>
          <table:table-cell office:value-type="float" office:value="0.2128">
            <text:p>0.2128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48</text:p>
          </table:table-cell>
          <table:table-cell office:value-type="string">
            <text:p>voipvoice</text:p>
          </table:table-cell>
          <table:table-cell office:value-type="float" office:value="0.2128">
            <text:p>0.2128</text:p>
          </table:table-cell>
          <table:table-cell office:value-type="string">
            <text:p>new zealand mobile</text:p>
          </table:table-cell>
        </table:table-row>
        <table:table-row table:style-name="ro1">
          <table:table-cell office:value-type="string">
            <text:p>^0065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singapore</text:p>
          </table:table-cell>
        </table:table-row>
        <table:table-row table:style-name="ro1">
          <table:table-cell office:value-type="string">
            <text:p>^00659</text:p>
          </table:table-cell>
          <table:table-cell office:value-type="string">
            <text:p>voipvoice</text:p>
          </table:table-cell>
          <table:table-cell office:value-type="float" office:value="0.012">
            <text:p>0.0120</text:p>
          </table:table-cell>
          <table:table-cell office:value-type="string">
            <text:p>singapore mobile</text:p>
          </table:table-cell>
        </table:table-row>
        <table:table-row table:style-name="ro1">
          <table:table-cell office:value-type="string">
            <text:p>^0066</text:p>
          </table:table-cell>
          <table:table-cell office:value-type="string">
            <text:p>voipvoice</text:p>
          </table:table-cell>
          <table:table-cell office:value-type="float" office:value="0.1">
            <text:p>0.1000</text:p>
          </table:table-cell>
          <table:table-cell office:value-type="string">
            <text:p>thailand</text:p>
          </table:table-cell>
        </table:table-row>
        <table:table-row table:style-name="ro1">
          <table:table-cell office:value-type="string">
            <text:p>^00661</text:p>
          </table:table-cell>
          <table:table-cell office:value-type="string">
            <text:p>voipvoice</text:p>
          </table:table-cell>
          <table:table-cell office:value-type="float" office:value="0.1">
            <text:p>0.1000</text:p>
          </table:table-cell>
          <table:table-cell office:value-type="string">
            <text:p>thailand mobile</text:p>
          </table:table-cell>
        </table:table-row>
        <table:table-row table:style-name="ro1">
          <table:table-cell office:value-type="string">
            <text:p>^00662</text:p>
          </table:table-cell>
          <table:table-cell office:value-type="string">
            <text:p>voipvoice</text:p>
          </table:table-cell>
          <table:table-cell office:value-type="float" office:value="0.06">
            <text:p>0.0600</text:p>
          </table:table-cell>
          <table:table-cell office:value-type="string">
            <text:p>thailand bangkok</text:p>
          </table:table-cell>
        </table:table-row>
        <table:table-row table:style-name="ro1">
          <table:table-cell office:value-type="string">
            <text:p>^00668</text:p>
          </table:table-cell>
          <table:table-cell office:value-type="string">
            <text:p>voipvoice</text:p>
          </table:table-cell>
          <table:table-cell office:value-type="float" office:value="0.1">
            <text:p>0.1000</text:p>
          </table:table-cell>
          <table:table-cell office:value-type="string">
            <text:p>thailand mobile</text:p>
          </table:table-cell>
        </table:table-row>
        <table:table-row table:style-name="ro1">
          <table:table-cell office:value-type="string">
            <text:p>^0067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runei</text:p>
          </table:table-cell>
        </table:table-row>
        <table:table-row table:style-name="ro1">
          <table:table-cell office:value-type="string">
            <text:p>^00673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runei mobile</text:p>
          </table:table-cell>
        </table:table-row>
        <table:table-row table:style-name="ro1">
          <table:table-cell office:value-type="string">
            <text:p>^00673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runei mobile</text:p>
          </table:table-cell>
        </table:table-row>
        <table:table-row table:style-name="ro1">
          <table:table-cell office:value-type="string">
            <text:p>^00673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runei mobile</text:p>
          </table:table-cell>
        </table:table-row>
        <table:table-row table:style-name="ro1">
          <table:table-cell office:value-type="string">
            <text:p>^0067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auru</text:p>
          </table:table-cell>
        </table:table-row>
        <table:table-row table:style-name="ro1">
          <table:table-cell office:value-type="string">
            <text:p>^0067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papua new guinea</text:p>
          </table:table-cell>
        </table:table-row>
        <table:table-row table:style-name="ro1">
          <table:table-cell office:value-type="string">
            <text:p>^00676</text:p>
          </table:table-cell>
          <table:table-cell office:value-type="string">
            <text:p>voipvoice</text:p>
          </table:table-cell>
          <table:table-cell office:value-type="float" office:value="0.38">
            <text:p>0.3800</text:p>
          </table:table-cell>
          <table:table-cell office:value-type="string">
            <text:p>tonga</text:p>
          </table:table-cell>
        </table:table-row>
        <table:table-row table:style-name="ro1">
          <table:table-cell office:value-type="string">
            <text:p>^0067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solomon islands</text:p>
          </table:table-cell>
        </table:table-row>
        <table:table-row table:style-name="ro1">
          <table:table-cell office:value-type="string">
            <text:p>^0067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vanuatu</text:p>
          </table:table-cell>
        </table:table-row>
        <table:table-row table:style-name="ro1">
          <table:table-cell office:value-type="string">
            <text:p>^0067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fiji islands</text:p>
          </table:table-cell>
        </table:table-row>
        <table:table-row table:style-name="ro1">
          <table:table-cell office:value-type="string">
            <text:p>^00679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fiji islands mobile</text:p>
          </table:table-cell>
        </table:table-row>
        <table:table-row table:style-name="ro1">
          <table:table-cell office:value-type="string">
            <text:p>^0068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palau</text:p>
          </table:table-cell>
        </table:table-row>
        <table:table-row table:style-name="ro1">
          <table:table-cell office:value-type="string">
            <text:p>^0068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wallis &amp; futuna</text:p>
          </table:table-cell>
        </table:table-row>
        <table:table-row table:style-name="ro1">
          <table:table-cell office:value-type="string">
            <text:p>^0068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cook islands</text:p>
          </table:table-cell>
        </table:table-row>
        <table:table-row table:style-name="ro1">
          <table:table-cell office:value-type="string">
            <text:p>^0068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iue island</text:p>
          </table:table-cell>
        </table:table-row>
        <table:table-row table:style-name="ro1">
          <table:table-cell office:value-type="string">
            <text:p>^0068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kiribati</text:p>
          </table:table-cell>
        </table:table-row>
        <table:table-row table:style-name="ro1">
          <table:table-cell office:value-type="string">
            <text:p>^0068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w caledonia</text:p>
          </table:table-cell>
        </table:table-row>
        <table:table-row table:style-name="ro1">
          <table:table-cell office:value-type="string">
            <text:p>^0068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tuvalu</text:p>
          </table:table-cell>
        </table:table-row>
        <table:table-row table:style-name="ro1">
          <table:table-cell office:value-type="string">
            <text:p>^0068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french polynesia</text:p>
          </table:table-cell>
        </table:table-row>
        <table:table-row table:style-name="ro1">
          <table:table-cell office:value-type="string">
            <text:p>^0069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icronesia</text:p>
          </table:table-cell>
        </table:table-row>
        <table:table-row table:style-name="ro1">
          <table:table-cell office:value-type="string">
            <text:p>^0069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arshall islands</text:p>
          </table:table-cell>
        </table:table-row>
        <table:table-row table:style-name="ro1">
          <table:table-cell office:value-type="string">
            <text:p>^007</text:p>
          </table:table-cell>
          <table:table-cell office:value-type="string">
            <text:p>voipvoice</text:p>
          </table:table-cell>
          <table:table-cell office:value-type="float" office:value="0.15">
            <text:p>0.1500</text:p>
          </table:table-cell>
          <table:table-cell office:value-type="string">
            <text:p>russia</text:p>
          </table:table-cell>
        </table:table-row>
        <table:table-row table:style-name="ro1">
          <table:table-cell office:value-type="string">
            <text:p>^007095</text:p>
          </table:table-cell>
          <table:table-cell office:value-type="string">
            <text:p>voipvoice</text:p>
          </table:table-cell>
          <table:table-cell office:value-type="float" office:value="0.043">
            <text:p>0.0430</text:p>
          </table:table-cell>
          <table:table-cell office:value-type="string">
            <text:p>russia moscow</text:p>
          </table:table-cell>
        </table:table-row>
        <table:table-row table:style-name="ro1">
          <table:table-cell office:value-type="string">
            <text:p>^007300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1</text:p>
          </table:table-cell>
          <table:table-cell office:value-type="string">
            <text:p>voipvoice</text:p>
          </table:table-cell>
          <table:table-cell office:value-type="float" office:value="0.14">
            <text:p>0.1400</text:p>
          </table:table-cell>
          <table:table-cell office:value-type="string">
            <text:p>kazakhstan??</text:p>
          </table:table-cell>
        </table:table-row>
        <table:table-row table:style-name="ro1">
          <table:table-cell office:value-type="string">
            <text:p>^00731290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1291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1390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1391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1490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1491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1590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1591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1790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1791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1890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1891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2</text:p>
          </table:table-cell>
          <table:table-cell office:value-type="string">
            <text:p>voipvoice</text:p>
          </table:table-cell>
          <table:table-cell office:value-type="float" office:value="0.14">
            <text:p>0.1400</text:p>
          </table:table-cell>
          <table:table-cell office:value-type="string">
            <text:p>kazakhstan</text:p>
          </table:table-cell>
        </table:table-row>
        <table:table-row table:style-name="ro1">
          <table:table-cell office:value-type="string">
            <text:p>^00732190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2191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2390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2391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2590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2591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2690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2691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2790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2791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30</text:p>
          </table:table-cell>
          <table:table-cell office:value-type="string">
            <text:p>voipvoice</text:p>
          </table:table-cell>
          <table:table-cell office:value-type="float" office:value="0.14">
            <text:p>0.1400</text:p>
          </table:table-cell>
          <table:table-cell office:value-type="string">
            <text:p>kazakhstan</text:p>
          </table:table-cell>
        </table:table-row>
        <table:table-row table:style-name="ro1">
          <table:table-cell office:value-type="string">
            <text:p>^007333</text:p>
          </table:table-cell>
          <table:table-cell office:value-type="string">
            <text:p>voipvoice</text:p>
          </table:table-cell>
          <table:table-cell office:value-type="float" office:value="0.1518">
            <text:p>0.1518</text:p>
          </table:table-cell>
          <table:table-cell office:value-type="string">
            <text:p>kazakhstan mobile</text:p>
          </table:table-cell>
        </table:table-row>
        <table:table-row table:style-name="ro1">
          <table:table-cell office:value-type="string">
            <text:p>^007336</text:p>
          </table:table-cell>
          <table:table-cell office:value-type="string">
            <text:p>voipvoice</text:p>
          </table:table-cell>
          <table:table-cell office:value-type="float" office:value="0.14">
            <text:p>0.1400</text:p>
          </table:table-cell>
          <table:table-cell office:value-type="string">
            <text:p>kazakhstan</text:p>
          </table:table-cell>
        </table:table-row>
        <table:table-row table:style-name="ro1">
          <table:table-cell office:value-type="string">
            <text:p>^007338</text:p>
          </table:table-cell>
          <table:table-cell office:value-type="string">
            <text:p>voipvoice</text:p>
          </table:table-cell>
          <table:table-cell office:value-type="float" office:value="0.14">
            <text:p>0.1400</text:p>
          </table:table-cell>
          <table:table-cell office:value-type="string">
            <text:p>kazakhstan</text:p>
          </table:table-cell>
        </table:table-row>
        <table:table-row table:style-name="ro1">
          <table:table-cell office:value-type="string">
            <text:p>^007499</text:p>
          </table:table-cell>
          <table:table-cell office:value-type="string">
            <text:p>voipvoice</text:p>
          </table:table-cell>
          <table:table-cell office:value-type="float" office:value="0.043">
            <text:p>0.0430</text:p>
          </table:table-cell>
          <table:table-cell office:value-type="string">
            <text:p>russia moscow</text:p>
          </table:table-cell>
        </table:table-row>
        <table:table-row table:style-name="ro1">
          <table:table-cell office:value-type="string">
            <text:p>^007812</text:p>
          </table:table-cell>
          <table:table-cell office:value-type="string">
            <text:p>voipvoice</text:p>
          </table:table-cell>
          <table:table-cell office:value-type="float" office:value="0.013">
            <text:p>0.0130</text:p>
          </table:table-cell>
          <table:table-cell office:value-type="string">
            <text:p>russia st, petersburg</text:p>
          </table:table-cell>
        </table:table-row>
        <table:table-row table:style-name="ro1">
          <table:table-cell office:value-type="string">
            <text:p>^00790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0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0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0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0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1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2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795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russia mobile</text:p>
          </table:table-cell>
        </table:table-row>
        <table:table-row table:style-name="ro1">
          <table:table-cell office:value-type="string">
            <text:p>^0080920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0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0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2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2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2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2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2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4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4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7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7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7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8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8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8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8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9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9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29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0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0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0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0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0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0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0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0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0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1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2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2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2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2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2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2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2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3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4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4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4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4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4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4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4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5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5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6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6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6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7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7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7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7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7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7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8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8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8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9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9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9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9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9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9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39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1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1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1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1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1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5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5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5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5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5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5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5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5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5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6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6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6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6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6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6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7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7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7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7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8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8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8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4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50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50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51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51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51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52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54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54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54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54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54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0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0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1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1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2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2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2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6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7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7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9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9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9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69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0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1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2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2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2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2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2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2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4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4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4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5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5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5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5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5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5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5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5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5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7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7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7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7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7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7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7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8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8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8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9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79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0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0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0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0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0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1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1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1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1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1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2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3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3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3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3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3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3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3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3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3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7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7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7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7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7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7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7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7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8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8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8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8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8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8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8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8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8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89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1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1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1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1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1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1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1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2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2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3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3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3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4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4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4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4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44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4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4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5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5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5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5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5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7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73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7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7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7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7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80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81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82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85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86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87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88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8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0999</text:p>
          </table:table-cell>
          <table:table-cell office:value-type="string">
            <text:p>voipvoice</text:p>
          </table:table-cell>
          <table:table-cell office:value-type="float" office:value="0.1199">
            <text:p>0.1199</text:p>
          </table:table-cell>
          <table:table-cell office:value-type="string">
            <text:p>dominican republic mobile</text:p>
          </table:table-cell>
        </table:table-row>
        <table:table-row table:style-name="ro1">
          <table:table-cell office:value-type="string">
            <text:p>^0081</text:p>
          </table:table-cell>
          <table:table-cell office:value-type="string">
            <text:p>voipvoice</text:p>
          </table:table-cell>
          <table:table-cell office:value-type="float" office:value="0.04">
            <text:p>0.0400</text:p>
          </table:table-cell>
          <table:table-cell office:value-type="string">
            <text:p>japan</text:p>
          </table:table-cell>
        </table:table-row>
        <table:table-row table:style-name="ro1">
          <table:table-cell office:value-type="string">
            <text:p>^008110</text:p>
          </table:table-cell>
          <table:table-cell office:value-type="string">
            <text:p>voipvoice</text:p>
          </table:table-cell>
          <table:table-cell office:value-type="float" office:value="0.148">
            <text:p>0.148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114</text:p>
          </table:table-cell>
          <table:table-cell office:value-type="string">
            <text:p>voipvoice</text:p>
          </table:table-cell>
          <table:table-cell office:value-type="float" office:value="0.148">
            <text:p>0.148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13</text:p>
          </table:table-cell>
          <table:table-cell office:value-type="string">
            <text:p>voipvoice</text:p>
          </table:table-cell>
          <table:table-cell office:value-type="float" office:value="0.04">
            <text:p>0.0400</text:p>
          </table:table-cell>
          <table:table-cell office:value-type="string">
            <text:p>japan tokyo</text:p>
          </table:table-cell>
        </table:table-row>
        <table:table-row table:style-name="ro1">
          <table:table-cell office:value-type="string">
            <text:p>^008130</text:p>
          </table:table-cell>
          <table:table-cell office:value-type="string">
            <text:p>voipvoice</text:p>
          </table:table-cell>
          <table:table-cell office:value-type="float" office:value="0.148">
            <text:p>0.148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131</text:p>
          </table:table-cell>
          <table:table-cell office:value-type="string">
            <text:p>voipvoice</text:p>
          </table:table-cell>
          <table:table-cell office:value-type="float" office:value="0.148">
            <text:p>0.148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13117</text:p>
          </table:table-cell>
          <table:table-cell office:value-type="string">
            <text:p>voipvoice</text:p>
          </table:table-cell>
          <table:table-cell office:value-type="float" office:value="0.04">
            <text:p>0.0400</text:p>
          </table:table-cell>
          <table:table-cell office:value-type="string">
            <text:p>japan military</text:p>
          </table:table-cell>
        </table:table-row>
        <table:table-row table:style-name="ro1">
          <table:table-cell office:value-type="string">
            <text:p>^008140</text:p>
          </table:table-cell>
          <table:table-cell office:value-type="string">
            <text:p>voipvoice</text:p>
          </table:table-cell>
          <table:table-cell office:value-type="float" office:value="0.148">
            <text:p>0.148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150</text:p>
          </table:table-cell>
          <table:table-cell office:value-type="string">
            <text:p>voipvoice</text:p>
          </table:table-cell>
          <table:table-cell office:value-type="float" office:value="0.148">
            <text:p>0.148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16</text:p>
          </table:table-cell>
          <table:table-cell office:value-type="string">
            <text:p>voipvoice</text:p>
          </table:table-cell>
          <table:table-cell office:value-type="float" office:value="0.04">
            <text:p>0.0400</text:p>
          </table:table-cell>
          <table:table-cell office:value-type="string">
            <text:p>japan osaka</text:p>
          </table:table-cell>
        </table:table-row>
        <table:table-row table:style-name="ro1">
          <table:table-cell office:value-type="string">
            <text:p>^008160</text:p>
          </table:table-cell>
          <table:table-cell office:value-type="string">
            <text:p>voipvoice</text:p>
          </table:table-cell>
          <table:table-cell office:value-type="float" office:value="0.148">
            <text:p>0.148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16117</text:p>
          </table:table-cell>
          <table:table-cell office:value-type="string">
            <text:p>voipvoice</text:p>
          </table:table-cell>
          <table:table-cell office:value-type="float" office:value="0.04">
            <text:p>0.0400</text:p>
          </table:table-cell>
          <table:table-cell office:value-type="string">
            <text:p>japan military</text:p>
          </table:table-cell>
        </table:table-row>
        <table:table-row table:style-name="ro1">
          <table:table-cell office:value-type="string">
            <text:p>^008170</text:p>
          </table:table-cell>
          <table:table-cell office:value-type="string">
            <text:p>voipvoice</text:p>
          </table:table-cell>
          <table:table-cell office:value-type="float" office:value="0.148">
            <text:p>0.148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180</text:p>
          </table:table-cell>
          <table:table-cell office:value-type="string">
            <text:p>voipvoice</text:p>
          </table:table-cell>
          <table:table-cell office:value-type="float" office:value="0.148">
            <text:p>0.148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19</text:p>
          </table:table-cell>
          <table:table-cell office:value-type="string">
            <text:p>voipvoice</text:p>
          </table:table-cell>
          <table:table-cell office:value-type="float" office:value="0.04">
            <text:p>0.0400</text:p>
          </table:table-cell>
          <table:table-cell office:value-type="string">
            <text:p>japan okinawa</text:p>
          </table:table-cell>
        </table:table-row>
        <table:table-row table:style-name="ro1">
          <table:table-cell office:value-type="string">
            <text:p>^008190</text:p>
          </table:table-cell>
          <table:table-cell office:value-type="string">
            <text:p>voipvoice</text:p>
          </table:table-cell>
          <table:table-cell office:value-type="float" office:value="0.148">
            <text:p>0.1480</text:p>
          </table:table-cell>
          <table:table-cell office:value-type="string">
            <text:p>japan mobile</text:p>
          </table:table-cell>
        </table:table-row>
        <table:table-row table:style-name="ro1">
          <table:table-cell office:value-type="string">
            <text:p>^0084</text:p>
          </table:table-cell>
          <table:table-cell office:value-type="string">
            <text:p>voipvoice</text:p>
          </table:table-cell>
          <table:table-cell office:value-type="float" office:value="0.197">
            <text:p>0.1970</text:p>
          </table:table-cell>
          <table:table-cell office:value-type="string">
            <text:p>vietnam</text:p>
          </table:table-cell>
        </table:table-row>
        <table:table-row table:style-name="ro1">
          <table:table-cell office:value-type="string">
            <text:p>^008490</text:p>
          </table:table-cell>
          <table:table-cell office:value-type="string">
            <text:p>voipvoice</text:p>
          </table:table-cell>
          <table:table-cell office:value-type="float" office:value="0.212">
            <text:p>0.2120</text:p>
          </table:table-cell>
          <table:table-cell office:value-type="string">
            <text:p>vietnam mobile</text:p>
          </table:table-cell>
        </table:table-row>
        <table:table-row table:style-name="ro1">
          <table:table-cell office:value-type="string">
            <text:p>^008491</text:p>
          </table:table-cell>
          <table:table-cell office:value-type="string">
            <text:p>voipvoice</text:p>
          </table:table-cell>
          <table:table-cell office:value-type="float" office:value="0.212">
            <text:p>0.2120</text:p>
          </table:table-cell>
          <table:table-cell office:value-type="string">
            <text:p>vietnam mobile</text:p>
          </table:table-cell>
        </table:table-row>
        <table:table-row table:style-name="ro1">
          <table:table-cell office:value-type="string">
            <text:p>^00852</text:p>
          </table:table-cell>
          <table:table-cell office:value-type="string">
            <text:p>voipvoice</text:p>
          </table:table-cell>
          <table:table-cell office:value-type="float" office:value="0.03">
            <text:p>0.0300</text:p>
          </table:table-cell>
          <table:table-cell office:value-type="string">
            <text:p>hong kong</text:p>
          </table:table-cell>
        </table:table-row>
        <table:table-row table:style-name="ro1">
          <table:table-cell office:value-type="string">
            <text:p>^008526</text:p>
          </table:table-cell>
          <table:table-cell office:value-type="string">
            <text:p>voipvoice</text:p>
          </table:table-cell>
          <table:table-cell office:value-type="float" office:value="0.03">
            <text:p>0.0300</text:p>
          </table:table-cell>
          <table:table-cell office:value-type="string">
            <text:p>hong kong mobile</text:p>
          </table:table-cell>
        </table:table-row>
        <table:table-row table:style-name="ro1">
          <table:table-cell office:value-type="string">
            <text:p>^008529</text:p>
          </table:table-cell>
          <table:table-cell office:value-type="string">
            <text:p>voipvoice</text:p>
          </table:table-cell>
          <table:table-cell office:value-type="float" office:value="0.03">
            <text:p>0.0300</text:p>
          </table:table-cell>
          <table:table-cell office:value-type="string">
            <text:p>hong kong mobile</text:p>
          </table:table-cell>
        </table:table-row>
        <table:table-row table:style-name="ro1">
          <table:table-cell office:value-type="string">
            <text:p>^0085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acau??</text:p>
          </table:table-cell>
        </table:table-row>
        <table:table-row table:style-name="ro1">
          <table:table-cell office:value-type="string">
            <text:p>^00853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acau mobile</text:p>
          </table:table-cell>
        </table:table-row>
        <table:table-row table:style-name="ro1">
          <table:table-cell office:value-type="string">
            <text:p>^0085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cambodia??</text:p>
          </table:table-cell>
        </table:table-row>
        <table:table-row table:style-name="ro1">
          <table:table-cell office:value-type="string">
            <text:p>^00855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cambodia mobile</text:p>
          </table:table-cell>
        </table:table-row>
        <table:table-row table:style-name="ro1">
          <table:table-cell office:value-type="string">
            <text:p>^0085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laos??</text:p>
          </table:table-cell>
        </table:table-row>
        <table:table-row table:style-name="ro1">
          <table:table-cell office:value-type="string">
            <text:p>^0086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china</text:p>
          </table:table-cell>
        </table:table-row>
        <table:table-row table:style-name="ro1">
          <table:table-cell office:value-type="string">
            <text:p>^008610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china beijing</text:p>
          </table:table-cell>
        </table:table-row>
        <table:table-row table:style-name="ro1">
          <table:table-cell office:value-type="string">
            <text:p>^008613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china mobile</text:p>
          </table:table-cell>
        </table:table-row>
        <table:table-row table:style-name="ro1">
          <table:table-cell office:value-type="string">
            <text:p>^008620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china guangzhou</text:p>
          </table:table-cell>
        </table:table-row>
        <table:table-row table:style-name="ro1">
          <table:table-cell office:value-type="string">
            <text:p>^008621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china shanghai</text:p>
          </table:table-cell>
        </table:table-row>
        <table:table-row table:style-name="ro1">
          <table:table-cell office:value-type="string">
            <text:p>^0086568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china mobile</text:p>
          </table:table-cell>
        </table:table-row>
        <table:table-row table:style-name="ro1">
          <table:table-cell office:value-type="string">
            <text:p>^0086569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china mobile</text:p>
          </table:table-cell>
        </table:table-row>
        <table:table-row table:style-name="ro1">
          <table:table-cell office:value-type="string">
            <text:p>^0086591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china fuzhou</text:p>
          </table:table-cell>
        </table:table-row>
        <table:table-row table:style-name="ro1">
          <table:table-cell office:value-type="string">
            <text:p>^0086886</text:p>
          </table:table-cell>
          <table:table-cell office:value-type="string">
            <text:p>voipvoice</text:p>
          </table:table-cell>
          <table:table-cell office:value-type="float" office:value="0.014">
            <text:p>0.0140</text:p>
          </table:table-cell>
          <table:table-cell office:value-type="string">
            <text:p>china mobile</text:p>
          </table:table-cell>
        </table:table-row>
        <table:table-row table:style-name="ro1">
          <table:table-cell office:value-type="string">
            <text:p>^0087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??</text:p>
          </table:table-cell>
        </table:table-row>
        <table:table-row table:style-name="ro1">
          <table:table-cell office:value-type="string">
            <text:p>^0087621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23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1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1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1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1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1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1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1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1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1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2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2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2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3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9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9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9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9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9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9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9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9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9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49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0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0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8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8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8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8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8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8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8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9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9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9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9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9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9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9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79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8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8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82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8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8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8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8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8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88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8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90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91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99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991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99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99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76999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jamaica mobile</text:p>
          </table:table-cell>
        </table:table-row>
        <table:table-row table:style-name="ro1">
          <table:table-cell office:value-type="string">
            <text:p>^00880</text:p>
          </table:table-cell>
          <table:table-cell office:value-type="string">
            <text:p>voipvoice</text:p>
          </table:table-cell>
          <table:table-cell office:value-type="float" office:value="0.098">
            <text:p>0.0980</text:p>
          </table:table-cell>
          <table:table-cell office:value-type="string">
            <text:p>bangladesh</text:p>
          </table:table-cell>
        </table:table-row>
        <table:table-row table:style-name="ro1">
          <table:table-cell office:value-type="string">
            <text:p>^008801</text:p>
          </table:table-cell>
          <table:table-cell office:value-type="string">
            <text:p>voipvoice</text:p>
          </table:table-cell>
          <table:table-cell office:value-type="float" office:value="0.098">
            <text:p>0.0980</text:p>
          </table:table-cell>
          <table:table-cell office:value-type="string">
            <text:p>bangladesh mobile</text:p>
          </table:table-cell>
        </table:table-row>
        <table:table-row table:style-name="ro1">
          <table:table-cell office:value-type="string">
            <text:p>^008802</text:p>
          </table:table-cell>
          <table:table-cell office:value-type="string">
            <text:p>voipvoice</text:p>
          </table:table-cell>
          <table:table-cell office:value-type="float" office:value="0.078">
            <text:p>0.0780</text:p>
          </table:table-cell>
          <table:table-cell office:value-type="string">
            <text:p>bangladesh dhaka</text:p>
          </table:table-cell>
        </table:table-row>
        <table:table-row table:style-name="ro1">
          <table:table-cell office:value-type="string">
            <text:p>^0088031</text:p>
          </table:table-cell>
          <table:table-cell office:value-type="string">
            <text:p>voipvoice</text:p>
          </table:table-cell>
          <table:table-cell office:value-type="float" office:value="0.098">
            <text:p>0.0980</text:p>
          </table:table-cell>
          <table:table-cell office:value-type="string">
            <text:p>bangladesh chittagong</text:p>
          </table:table-cell>
        </table:table-row>
        <table:table-row table:style-name="ro1">
          <table:table-cell office:value-type="string">
            <text:p>^00880821</text:p>
          </table:table-cell>
          <table:table-cell office:value-type="string">
            <text:p>voipvoice</text:p>
          </table:table-cell>
          <table:table-cell office:value-type="float" office:value="0.098">
            <text:p>0.0980</text:p>
          </table:table-cell>
          <table:table-cell office:value-type="string">
            <text:p>bangladesh sylhet</text:p>
          </table:table-cell>
        </table:table-row>
        <table:table-row table:style-name="ro1">
          <table:table-cell office:value-type="string">
            <text:p>^00886</text:p>
          </table:table-cell>
          <table:table-cell office:value-type="string">
            <text:p>voipvoice</text:p>
          </table:table-cell>
          <table:table-cell office:value-type="float" office:value="0.02">
            <text:p>0.0200</text:p>
          </table:table-cell>
          <table:table-cell office:value-type="string">
            <text:p>taiwan??</text:p>
          </table:table-cell>
        </table:table-row>
        <table:table-row table:style-name="ro1">
          <table:table-cell office:value-type="string">
            <text:p>^008862</text:p>
          </table:table-cell>
          <table:table-cell office:value-type="string">
            <text:p>voipvoice</text:p>
          </table:table-cell>
          <table:table-cell office:value-type="float" office:value="0.02">
            <text:p>0.0200</text:p>
          </table:table-cell>
          <table:table-cell office:value-type="string">
            <text:p>taiwan taipei</text:p>
          </table:table-cell>
        </table:table-row>
        <table:table-row table:style-name="ro1">
          <table:table-cell office:value-type="string">
            <text:p>^0088660</text:p>
          </table:table-cell>
          <table:table-cell office:value-type="string">
            <text:p>voipvoice</text:p>
          </table:table-cell>
          <table:table-cell office:value-type="float" office:value="0.088">
            <text:p>0.0880</text:p>
          </table:table-cell>
          <table:table-cell office:value-type="string">
            <text:p>taiwan mobile</text:p>
          </table:table-cell>
        </table:table-row>
        <table:table-row table:style-name="ro1">
          <table:table-cell office:value-type="string">
            <text:p>^0088670</text:p>
          </table:table-cell>
          <table:table-cell office:value-type="string">
            <text:p>voipvoice</text:p>
          </table:table-cell>
          <table:table-cell office:value-type="float" office:value="0.088">
            <text:p>0.0880</text:p>
          </table:table-cell>
          <table:table-cell office:value-type="string">
            <text:p>taiwan mobile</text:p>
          </table:table-cell>
        </table:table-row>
        <table:table-row table:style-name="ro1">
          <table:table-cell office:value-type="string">
            <text:p>^008869</text:p>
          </table:table-cell>
          <table:table-cell office:value-type="string">
            <text:p>voipvoice</text:p>
          </table:table-cell>
          <table:table-cell office:value-type="float" office:value="0.088">
            <text:p>0.0880</text:p>
          </table:table-cell>
          <table:table-cell office:value-type="string">
            <text:p>taiwan mobile</text:p>
          </table:table-cell>
        </table:table-row>
        <table:table-row table:style-name="ro1">
          <table:table-cell office:value-type="string">
            <text:p>^0090</text:p>
          </table:table-cell>
          <table:table-cell office:value-type="string">
            <text:p>voipvoice</text:p>
          </table:table-cell>
          <table:table-cell office:value-type="float" office:value="0.099">
            <text:p>0.0990</text:p>
          </table:table-cell>
          <table:table-cell office:value-type="string">
            <text:p>turkey</text:p>
          </table:table-cell>
        </table:table-row>
        <table:table-row table:style-name="ro1">
          <table:table-cell office:value-type="string">
            <text:p>^0090212</text:p>
          </table:table-cell>
          <table:table-cell office:value-type="string">
            <text:p>voipvoice</text:p>
          </table:table-cell>
          <table:table-cell office:value-type="float" office:value="0.051">
            <text:p>0.0510</text:p>
          </table:table-cell>
          <table:table-cell office:value-type="string">
            <text:p>turkey istanbul</text:p>
          </table:table-cell>
        </table:table-row>
        <table:table-row table:style-name="ro1">
          <table:table-cell office:value-type="string">
            <text:p>^0090216</text:p>
          </table:table-cell>
          <table:table-cell office:value-type="string">
            <text:p>voipvoice</text:p>
          </table:table-cell>
          <table:table-cell office:value-type="float" office:value="0.051">
            <text:p>0.0510</text:p>
          </table:table-cell>
          <table:table-cell office:value-type="string">
            <text:p>turkey istanbul</text:p>
          </table:table-cell>
        </table:table-row>
        <table:table-row table:style-name="ro1">
          <table:table-cell office:value-type="string">
            <text:p>^0090312</text:p>
          </table:table-cell>
          <table:table-cell office:value-type="string">
            <text:p>voipvoice</text:p>
          </table:table-cell>
          <table:table-cell office:value-type="float" office:value="0.064">
            <text:p>0.0640</text:p>
          </table:table-cell>
          <table:table-cell office:value-type="string">
            <text:p>turkey ankara</text:p>
          </table:table-cell>
        </table:table-row>
        <table:table-row table:style-name="ro1">
          <table:table-cell office:value-type="string">
            <text:p>^00905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turkey mobile</text:p>
          </table:table-cell>
        </table:table-row>
        <table:table-row table:style-name="ro1">
          <table:table-cell office:value-type="string">
            <text:p>^0091</text:p>
          </table:table-cell>
          <table:table-cell office:value-type="string">
            <text:p>voipvoice</text:p>
          </table:table-cell>
          <table:table-cell office:value-type="float" office:value="0.126">
            <text:p>0.1260</text:p>
          </table:table-cell>
          <table:table-cell office:value-type="string">
            <text:p>india</text:p>
          </table:table-cell>
        </table:table-row>
        <table:table-row table:style-name="ro1">
          <table:table-cell office:value-type="string">
            <text:p>^009111</text:p>
          </table:table-cell>
          <table:table-cell office:value-type="string">
            <text:p>voipvoice</text:p>
          </table:table-cell>
          <table:table-cell office:value-type="float" office:value="0.125">
            <text:p>0.1250</text:p>
          </table:table-cell>
          <table:table-cell office:value-type="string">
            <text:p>india new delhi</text:p>
          </table:table-cell>
        </table:table-row>
        <table:table-row table:style-name="ro1">
          <table:table-cell office:value-type="string">
            <text:p>^0091181</text:p>
          </table:table-cell>
          <table:table-cell office:value-type="string">
            <text:p>voipvoice</text:p>
          </table:table-cell>
          <table:table-cell office:value-type="float" office:value="0.125">
            <text:p>0.1250</text:p>
          </table:table-cell>
          <table:table-cell office:value-type="string">
            <text:p>india jallandhar</text:p>
          </table:table-cell>
        </table:table-row>
        <table:table-row table:style-name="ro1">
          <table:table-cell office:value-type="string">
            <text:p>^009122</text:p>
          </table:table-cell>
          <table:table-cell office:value-type="string">
            <text:p>voipvoice</text:p>
          </table:table-cell>
          <table:table-cell office:value-type="float" office:value="0.125">
            <text:p>0.1250</text:p>
          </table:table-cell>
          <table:table-cell office:value-type="string">
            <text:p>india mumbai</text:p>
          </table:table-cell>
        </table:table-row>
        <table:table-row table:style-name="ro1">
          <table:table-cell office:value-type="string">
            <text:p>^009133</text:p>
          </table:table-cell>
          <table:table-cell office:value-type="string">
            <text:p>voipvoice</text:p>
          </table:table-cell>
          <table:table-cell office:value-type="float" office:value="0.125">
            <text:p>0.1250</text:p>
          </table:table-cell>
          <table:table-cell office:value-type="string">
            <text:p>india calcutta</text:p>
          </table:table-cell>
        </table:table-row>
        <table:table-row table:style-name="ro1">
          <table:table-cell office:value-type="string">
            <text:p>^009140</text:p>
          </table:table-cell>
          <table:table-cell office:value-type="string">
            <text:p>voipvoice</text:p>
          </table:table-cell>
          <table:table-cell office:value-type="float" office:value="0.125">
            <text:p>0.1250</text:p>
          </table:table-cell>
          <table:table-cell office:value-type="string">
            <text:p>india hyderabad</text:p>
          </table:table-cell>
        </table:table-row>
        <table:table-row table:style-name="ro1">
          <table:table-cell office:value-type="string">
            <text:p>^009144</text:p>
          </table:table-cell>
          <table:table-cell office:value-type="string">
            <text:p>voipvoice</text:p>
          </table:table-cell>
          <table:table-cell office:value-type="float" office:value="0.125">
            <text:p>0.1250</text:p>
          </table:table-cell>
          <table:table-cell office:value-type="string">
            <text:p>india chennai</text:p>
          </table:table-cell>
        </table:table-row>
        <table:table-row table:style-name="ro1">
          <table:table-cell office:value-type="string">
            <text:p>^0091484</text:p>
          </table:table-cell>
          <table:table-cell office:value-type="string">
            <text:p>voipvoice</text:p>
          </table:table-cell>
          <table:table-cell office:value-type="float" office:value="0.125">
            <text:p>0.1250</text:p>
          </table:table-cell>
          <table:table-cell office:value-type="string">
            <text:p>india ernakulam</text:p>
          </table:table-cell>
        </table:table-row>
        <table:table-row table:style-name="ro1">
          <table:table-cell office:value-type="string">
            <text:p>^009179</text:p>
          </table:table-cell>
          <table:table-cell office:value-type="string">
            <text:p>voipvoice</text:p>
          </table:table-cell>
          <table:table-cell office:value-type="float" office:value="0.1245">
            <text:p>0.1245</text:p>
          </table:table-cell>
          <table:table-cell office:value-type="string">
            <text:p>india ahmedabad</text:p>
          </table:table-cell>
        </table:table-row>
        <table:table-row table:style-name="ro1">
          <table:table-cell office:value-type="string">
            <text:p>^009180</text:p>
          </table:table-cell>
          <table:table-cell office:value-type="string">
            <text:p>voipvoice</text:p>
          </table:table-cell>
          <table:table-cell office:value-type="float" office:value="0.125">
            <text:p>0.1250</text:p>
          </table:table-cell>
          <table:table-cell office:value-type="string">
            <text:p>india bangalore</text:p>
          </table:table-cell>
        </table:table-row>
        <table:table-row table:style-name="ro1">
          <table:table-cell office:value-type="string">
            <text:p>^009194</text:p>
          </table:table-cell>
          <table:table-cell office:value-type="string">
            <text:p>voipvoice</text:p>
          </table:table-cell>
          <table:table-cell office:value-type="float" office:value="0.125">
            <text:p>0.1250</text:p>
          </table:table-cell>
          <table:table-cell office:value-type="string">
            <text:p>india mobile bsnl</text:p>
          </table:table-cell>
        </table:table-row>
        <table:table-row table:style-name="ro1">
          <table:table-cell office:value-type="string">
            <text:p>^009198</text:p>
          </table:table-cell>
          <table:table-cell office:value-type="string">
            <text:p>voipvoice</text:p>
          </table:table-cell>
          <table:table-cell office:value-type="float" office:value="0.125">
            <text:p>0.1250</text:p>
          </table:table-cell>
          <table:table-cell office:value-type="string">
            <text:p>india mobile</text:p>
          </table:table-cell>
        </table:table-row>
        <table:table-row table:style-name="ro1">
          <table:table-cell office:value-type="string">
            <text:p>^0092</text:p>
          </table:table-cell>
          <table:table-cell office:value-type="string">
            <text:p>voipvoice</text:p>
          </table:table-cell>
          <table:table-cell office:value-type="float" office:value="0.156">
            <text:p>0.1560</text:p>
          </table:table-cell>
          <table:table-cell office:value-type="string">
            <text:p>pakistan??</text:p>
          </table:table-cell>
        </table:table-row>
        <table:table-row table:style-name="ro1">
          <table:table-cell office:value-type="string">
            <text:p>^009221</text:p>
          </table:table-cell>
          <table:table-cell office:value-type="string">
            <text:p>voipvoice</text:p>
          </table:table-cell>
          <table:table-cell office:value-type="float" office:value="0.156">
            <text:p>0.1560</text:p>
          </table:table-cell>
          <table:table-cell office:value-type="string">
            <text:p>pakistan karachi</text:p>
          </table:table-cell>
        </table:table-row>
        <table:table-row table:style-name="ro1">
          <table:table-cell office:value-type="string">
            <text:p>^00923</text:p>
          </table:table-cell>
          <table:table-cell office:value-type="string">
            <text:p>voipvoice</text:p>
          </table:table-cell>
          <table:table-cell office:value-type="float" office:value="0.156">
            <text:p>0.1560</text:p>
          </table:table-cell>
          <table:table-cell office:value-type="string">
            <text:p>pakistan mobile</text:p>
          </table:table-cell>
        </table:table-row>
        <table:table-row table:style-name="ro1">
          <table:table-cell office:value-type="string">
            <text:p>^009242</text:p>
          </table:table-cell>
          <table:table-cell office:value-type="string">
            <text:p>voipvoice</text:p>
          </table:table-cell>
          <table:table-cell office:value-type="float" office:value="0.156">
            <text:p>0.1560</text:p>
          </table:table-cell>
          <table:table-cell office:value-type="string">
            <text:p>pakistan lahore</text:p>
          </table:table-cell>
        </table:table-row>
        <table:table-row table:style-name="ro1">
          <table:table-cell office:value-type="string">
            <text:p>^009251</text:p>
          </table:table-cell>
          <table:table-cell office:value-type="string">
            <text:p>voipvoice</text:p>
          </table:table-cell>
          <table:table-cell office:value-type="float" office:value="0.156">
            <text:p>0.1560</text:p>
          </table:table-cell>
          <table:table-cell office:value-type="string">
            <text:p>pakistan islamabad</text:p>
          </table:table-cell>
        </table:table-row>
        <table:table-row table:style-name="ro1">
          <table:table-cell office:value-type="string">
            <text:p>^0093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afghanistan</text:p>
          </table:table-cell>
        </table:table-row>
        <table:table-row table:style-name="ro1">
          <table:table-cell office:value-type="string">
            <text:p>^00937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afghanistan mobile</text:p>
          </table:table-cell>
        </table:table-row>
        <table:table-row table:style-name="ro1">
          <table:table-cell office:value-type="string">
            <text:p>^0094</text:p>
          </table:table-cell>
          <table:table-cell office:value-type="string">
            <text:p>voipvoice</text:p>
          </table:table-cell>
          <table:table-cell office:value-type="float" office:value="0.123">
            <text:p>0.1230</text:p>
          </table:table-cell>
          <table:table-cell office:value-type="string">
            <text:p>sri lanka</text:p>
          </table:table-cell>
        </table:table-row>
        <table:table-row table:style-name="ro1">
          <table:table-cell office:value-type="string">
            <text:p>^00947</text:p>
          </table:table-cell>
          <table:table-cell office:value-type="string">
            <text:p>voipvoice</text:p>
          </table:table-cell>
          <table:table-cell office:value-type="float" office:value="0.14">
            <text:p>0.1400</text:p>
          </table:table-cell>
          <table:table-cell office:value-type="string">
            <text:p>sri lanka mobile</text:p>
          </table:table-cell>
        </table:table-row>
        <table:table-row table:style-name="ro1">
          <table:table-cell office:value-type="string">
            <text:p>^009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yanmar</text:p>
          </table:table-cell>
        </table:table-row>
        <table:table-row table:style-name="ro1">
          <table:table-cell office:value-type="string">
            <text:p>^00960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aldives</text:p>
          </table:table-cell>
        </table:table-row>
        <table:table-row table:style-name="ro1">
          <table:table-cell office:value-type="string">
            <text:p>^00961</text:p>
          </table:table-cell>
          <table:table-cell office:value-type="string">
            <text:p>voipvoice</text:p>
          </table:table-cell>
          <table:table-cell office:value-type="float" office:value="0.1677">
            <text:p>0.1677</text:p>
          </table:table-cell>
          <table:table-cell office:value-type="string">
            <text:p>lebanon</text:p>
          </table:table-cell>
        </table:table-row>
        <table:table-row table:style-name="ro1">
          <table:table-cell office:value-type="string">
            <text:p>^009613</text:p>
          </table:table-cell>
          <table:table-cell office:value-type="string">
            <text:p>voipvoice</text:p>
          </table:table-cell>
          <table:table-cell office:value-type="float" office:value="0.1677">
            <text:p>0.1677</text:p>
          </table:table-cell>
          <table:table-cell office:value-type="string">
            <text:p>lebanon mobile</text:p>
          </table:table-cell>
        </table:table-row>
        <table:table-row table:style-name="ro1">
          <table:table-cell office:value-type="string">
            <text:p>^00962</text:p>
          </table:table-cell>
          <table:table-cell office:value-type="string">
            <text:p>voipvoice</text:p>
          </table:table-cell>
          <table:table-cell office:value-type="float" office:value="0.179">
            <text:p>0.1790</text:p>
          </table:table-cell>
          <table:table-cell office:value-type="string">
            <text:p>jordan</text:p>
          </table:table-cell>
        </table:table-row>
        <table:table-row table:style-name="ro1">
          <table:table-cell office:value-type="string">
            <text:p>^009626</text:p>
          </table:table-cell>
          <table:table-cell office:value-type="string">
            <text:p>voipvoice</text:p>
          </table:table-cell>
          <table:table-cell office:value-type="float" office:value="0.179">
            <text:p>0.1790</text:p>
          </table:table-cell>
          <table:table-cell office:value-type="string">
            <text:p>jordan amman</text:p>
          </table:table-cell>
        </table:table-row>
        <table:table-row table:style-name="ro1">
          <table:table-cell office:value-type="string">
            <text:p>^0096269</text:p>
          </table:table-cell>
          <table:table-cell office:value-type="string">
            <text:p>voipvoice</text:p>
          </table:table-cell>
          <table:table-cell office:value-type="float" office:value="0.194">
            <text:p>0.1940</text:p>
          </table:table-cell>
          <table:table-cell office:value-type="string">
            <text:p>jordan mobile</text:p>
          </table:table-cell>
        </table:table-row>
        <table:table-row table:style-name="ro1">
          <table:table-cell office:value-type="string">
            <text:p>^0096277</text:p>
          </table:table-cell>
          <table:table-cell office:value-type="string">
            <text:p>voipvoice</text:p>
          </table:table-cell>
          <table:table-cell office:value-type="float" office:value="0.194">
            <text:p>0.1940</text:p>
          </table:table-cell>
          <table:table-cell office:value-type="string">
            <text:p>jordan mobile</text:p>
          </table:table-cell>
        </table:table-row>
        <table:table-row table:style-name="ro1">
          <table:table-cell office:value-type="string">
            <text:p>^0096279</text:p>
          </table:table-cell>
          <table:table-cell office:value-type="string">
            <text:p>voipvoice</text:p>
          </table:table-cell>
          <table:table-cell office:value-type="float" office:value="0.194">
            <text:p>0.1940</text:p>
          </table:table-cell>
          <table:table-cell office:value-type="string">
            <text:p>jordan mobile</text:p>
          </table:table-cell>
        </table:table-row>
        <table:table-row table:style-name="ro1">
          <table:table-cell office:value-type="string">
            <text:p>^00963</text:p>
          </table:table-cell>
          <table:table-cell office:value-type="string">
            <text:p>voipvoice</text:p>
          </table:table-cell>
          <table:table-cell office:value-type="float" office:value="0.35">
            <text:p>0.3500</text:p>
          </table:table-cell>
          <table:table-cell office:value-type="string">
            <text:p>syria</text:p>
          </table:table-cell>
        </table:table-row>
        <table:table-row table:style-name="ro1">
          <table:table-cell office:value-type="string">
            <text:p>^0096393</text:p>
          </table:table-cell>
          <table:table-cell office:value-type="string">
            <text:p>voipvoice</text:p>
          </table:table-cell>
          <table:table-cell office:value-type="float" office:value="0.35">
            <text:p>0.3500</text:p>
          </table:table-cell>
          <table:table-cell office:value-type="string">
            <text:p>syria mobile</text:p>
          </table:table-cell>
        </table:table-row>
        <table:table-row table:style-name="ro1">
          <table:table-cell office:value-type="string">
            <text:p>^0096394</text:p>
          </table:table-cell>
          <table:table-cell office:value-type="string">
            <text:p>voipvoice</text:p>
          </table:table-cell>
          <table:table-cell office:value-type="float" office:value="0.35">
            <text:p>0.3500</text:p>
          </table:table-cell>
          <table:table-cell office:value-type="string">
            <text:p>syria mobile</text:p>
          </table:table-cell>
        </table:table-row>
        <table:table-row table:style-name="ro1">
          <table:table-cell office:value-type="string">
            <text:p>^00964</text:p>
          </table:table-cell>
          <table:table-cell office:value-type="string">
            <text:p>voipvoice</text:p>
          </table:table-cell>
          <table:table-cell office:value-type="float" office:value="0.179">
            <text:p>0.1790</text:p>
          </table:table-cell>
          <table:table-cell office:value-type="string">
            <text:p>iraq</text:p>
          </table:table-cell>
        </table:table-row>
        <table:table-row table:style-name="ro1">
          <table:table-cell office:value-type="string">
            <text:p>^00965</text:p>
          </table:table-cell>
          <table:table-cell office:value-type="string">
            <text:p>voipvoice</text:p>
          </table:table-cell>
          <table:table-cell office:value-type="float" office:value="0.095">
            <text:p>0.0950</text:p>
          </table:table-cell>
          <table:table-cell office:value-type="string">
            <text:p>kuwait</text:p>
          </table:table-cell>
        </table:table-row>
        <table:table-row table:style-name="ro1">
          <table:table-cell office:value-type="string">
            <text:p>^009656</text:p>
          </table:table-cell>
          <table:table-cell office:value-type="string">
            <text:p>voipvoice</text:p>
          </table:table-cell>
          <table:table-cell office:value-type="float" office:value="0.095">
            <text:p>0.0950</text:p>
          </table:table-cell>
          <table:table-cell office:value-type="string">
            <text:p>kuwait mobile</text:p>
          </table:table-cell>
        </table:table-row>
        <table:table-row table:style-name="ro1">
          <table:table-cell office:value-type="string">
            <text:p>^009657</text:p>
          </table:table-cell>
          <table:table-cell office:value-type="string">
            <text:p>voipvoice</text:p>
          </table:table-cell>
          <table:table-cell office:value-type="float" office:value="0.095">
            <text:p>0.0950</text:p>
          </table:table-cell>
          <table:table-cell office:value-type="string">
            <text:p>kuwait mobile</text:p>
          </table:table-cell>
        </table:table-row>
        <table:table-row table:style-name="ro1">
          <table:table-cell office:value-type="string">
            <text:p>^009659</text:p>
          </table:table-cell>
          <table:table-cell office:value-type="string">
            <text:p>voipvoice</text:p>
          </table:table-cell>
          <table:table-cell office:value-type="float" office:value="0.095">
            <text:p>0.0950</text:p>
          </table:table-cell>
          <table:table-cell office:value-type="string">
            <text:p>kuwait mobile</text:p>
          </table:table-cell>
        </table:table-row>
        <table:table-row table:style-name="ro1">
          <table:table-cell office:value-type="string">
            <text:p>^00966</text:p>
          </table:table-cell>
          <table:table-cell office:value-type="string">
            <text:p>voipvoice</text:p>
          </table:table-cell>
          <table:table-cell office:value-type="float" office:value="0.166">
            <text:p>0.1660</text:p>
          </table:table-cell>
          <table:table-cell office:value-type="string">
            <text:p>saudi arabia</text:p>
          </table:table-cell>
        </table:table-row>
        <table:table-row table:style-name="ro1">
          <table:table-cell office:value-type="string">
            <text:p>^009661</text:p>
          </table:table-cell>
          <table:table-cell office:value-type="string">
            <text:p>voipvoice</text:p>
          </table:table-cell>
          <table:table-cell office:value-type="float" office:value="0.147">
            <text:p>0.1470</text:p>
          </table:table-cell>
          <table:table-cell office:value-type="string">
            <text:p>saudi arabia riyadh</text:p>
          </table:table-cell>
        </table:table-row>
        <table:table-row table:style-name="ro1">
          <table:table-cell office:value-type="string">
            <text:p>^009662</text:p>
          </table:table-cell>
          <table:table-cell office:value-type="string">
            <text:p>voipvoice</text:p>
          </table:table-cell>
          <table:table-cell office:value-type="float" office:value="0.147">
            <text:p>0.1470</text:p>
          </table:table-cell>
          <table:table-cell office:value-type="string">
            <text:p>saudi arabia jeddah</text:p>
          </table:table-cell>
        </table:table-row>
        <table:table-row table:style-name="ro1">
          <table:table-cell office:value-type="string">
            <text:p>^0096625</text:p>
          </table:table-cell>
          <table:table-cell office:value-type="string">
            <text:p>voipvoice</text:p>
          </table:table-cell>
          <table:table-cell office:value-type="float" office:value="0.169">
            <text:p>0.1690</text:p>
          </table:table-cell>
          <table:table-cell office:value-type="string">
            <text:p>saudi arabia mobile</text:p>
          </table:table-cell>
        </table:table-row>
        <table:table-row table:style-name="ro1">
          <table:table-cell office:value-type="string">
            <text:p>^009665</text:p>
          </table:table-cell>
          <table:table-cell office:value-type="string">
            <text:p>voipvoice</text:p>
          </table:table-cell>
          <table:table-cell office:value-type="float" office:value="0.169">
            <text:p>0.1690</text:p>
          </table:table-cell>
          <table:table-cell office:value-type="string">
            <text:p>saudi arabia mobile</text:p>
          </table:table-cell>
        </table:table-row>
        <table:table-row table:style-name="ro1">
          <table:table-cell office:value-type="string">
            <text:p>^00967</text:p>
          </table:table-cell>
          <table:table-cell office:value-type="string">
            <text:p>voipvoice</text:p>
          </table:table-cell>
          <table:table-cell office:value-type="float" office:value="0.142">
            <text:p>0.1420</text:p>
          </table:table-cell>
          <table:table-cell office:value-type="string">
            <text:p>yemen arab republic</text:p>
          </table:table-cell>
        </table:table-row>
        <table:table-row table:style-name="ro1">
          <table:table-cell office:value-type="string">
            <text:p>^00968</text:p>
          </table:table-cell>
          <table:table-cell office:value-type="string">
            <text:p>voipvoice</text:p>
          </table:table-cell>
          <table:table-cell office:value-type="float" office:value="0.149">
            <text:p>0.1490</text:p>
          </table:table-cell>
          <table:table-cell office:value-type="string">
            <text:p>oman??</text:p>
          </table:table-cell>
        </table:table-row>
        <table:table-row table:style-name="ro1">
          <table:table-cell office:value-type="string">
            <text:p>^00970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palestine</text:p>
          </table:table-cell>
        </table:table-row>
        <table:table-row table:style-name="ro1">
          <table:table-cell office:value-type="string">
            <text:p>^0097059</text:p>
          </table:table-cell>
          <table:table-cell office:value-type="string">
            <text:p>voipvoice</text:p>
          </table:table-cell>
          <table:table-cell office:value-type="float" office:value="0.167">
            <text:p>0.1670</text:p>
          </table:table-cell>
          <table:table-cell office:value-type="string">
            <text:p>palestine mobile</text:p>
          </table:table-cell>
        </table:table-row>
        <table:table-row table:style-name="ro1">
          <table:table-cell office:value-type="string">
            <text:p>^00971</text:p>
          </table:table-cell>
          <table:table-cell office:value-type="string">
            <text:p>voipvoice</text:p>
          </table:table-cell>
          <table:table-cell office:value-type="float" office:value="0.17">
            <text:p>0.1700</text:p>
          </table:table-cell>
          <table:table-cell office:value-type="string">
            <text:p>united arab emirates</text:p>
          </table:table-cell>
        </table:table-row>
        <table:table-row table:style-name="ro1">
          <table:table-cell office:value-type="string">
            <text:p>^0097150</text:p>
          </table:table-cell>
          <table:table-cell office:value-type="string">
            <text:p>voipvoice</text:p>
          </table:table-cell>
          <table:table-cell office:value-type="float" office:value="0.17">
            <text:p>0.1700</text:p>
          </table:table-cell>
          <table:table-cell office:value-type="string">
            <text:p>united arab emirates mobile</text:p>
          </table:table-cell>
        </table:table-row>
        <table:table-row table:style-name="ro1">
          <table:table-cell office:value-type="string">
            <text:p>^00972</text:p>
          </table:table-cell>
          <table:table-cell office:value-type="string">
            <text:p>voipvoice</text:p>
          </table:table-cell>
          <table:table-cell office:value-type="float" office:value="0.028">
            <text:p>0.0280</text:p>
          </table:table-cell>
          <table:table-cell office:value-type="string">
            <text:p>israel</text:p>
          </table:table-cell>
        </table:table-row>
        <table:table-row table:style-name="ro1">
          <table:table-cell office:value-type="string">
            <text:p>^009725</text:p>
          </table:table-cell>
          <table:table-cell office:value-type="string">
            <text:p>voipvoice</text:p>
          </table:table-cell>
          <table:table-cell office:value-type="float" office:value="0.1674">
            <text:p>0.1674</text:p>
          </table:table-cell>
          <table:table-cell office:value-type="string">
            <text:p>israel mobile</text:p>
          </table:table-cell>
        </table:table-row>
        <table:table-row table:style-name="ro1">
          <table:table-cell office:value-type="string">
            <text:p>^0097264</text:p>
          </table:table-cell>
          <table:table-cell office:value-type="string">
            <text:p>voipvoice</text:p>
          </table:table-cell>
          <table:table-cell office:value-type="float" office:value="0.1674">
            <text:p>0.1674</text:p>
          </table:table-cell>
          <table:table-cell office:value-type="string">
            <text:p>israel mobile</text:p>
          </table:table-cell>
        </table:table-row>
        <table:table-row table:style-name="ro1">
          <table:table-cell office:value-type="string">
            <text:p>^0097265</text:p>
          </table:table-cell>
          <table:table-cell office:value-type="string">
            <text:p>voipvoice</text:p>
          </table:table-cell>
          <table:table-cell office:value-type="float" office:value="0.1674">
            <text:p>0.1674</text:p>
          </table:table-cell>
          <table:table-cell office:value-type="string">
            <text:p>israel mobile</text:p>
          </table:table-cell>
        </table:table-row>
        <table:table-row table:style-name="ro1">
          <table:table-cell office:value-type="string">
            <text:p>^0097266</text:p>
          </table:table-cell>
          <table:table-cell office:value-type="string">
            <text:p>voipvoice</text:p>
          </table:table-cell>
          <table:table-cell office:value-type="float" office:value="0.1674">
            <text:p>0.1674</text:p>
          </table:table-cell>
          <table:table-cell office:value-type="string">
            <text:p>israel mobile</text:p>
          </table:table-cell>
        </table:table-row>
        <table:table-row table:style-name="ro1">
          <table:table-cell office:value-type="string">
            <text:p>^0097267</text:p>
          </table:table-cell>
          <table:table-cell office:value-type="string">
            <text:p>voipvoice</text:p>
          </table:table-cell>
          <table:table-cell office:value-type="float" office:value="0.1674">
            <text:p>0.1674</text:p>
          </table:table-cell>
          <table:table-cell office:value-type="string">
            <text:p>israel mobile</text:p>
          </table:table-cell>
        </table:table-row>
        <table:table-row table:style-name="ro1">
          <table:table-cell office:value-type="string">
            <text:p>^0097268</text:p>
          </table:table-cell>
          <table:table-cell office:value-type="string">
            <text:p>voipvoice</text:p>
          </table:table-cell>
          <table:table-cell office:value-type="float" office:value="0.1674">
            <text:p>0.1674</text:p>
          </table:table-cell>
          <table:table-cell office:value-type="string">
            <text:p>israel mobile</text:p>
          </table:table-cell>
        </table:table-row>
        <table:table-row table:style-name="ro1">
          <table:table-cell office:value-type="string">
            <text:p>^00973</text:p>
          </table:table-cell>
          <table:table-cell office:value-type="string">
            <text:p>voipvoice</text:p>
          </table:table-cell>
          <table:table-cell office:value-type="float" office:value="0.165">
            <text:p>0.1650</text:p>
          </table:table-cell>
          <table:table-cell office:value-type="string">
            <text:p>bahrain</text:p>
          </table:table-cell>
        </table:table-row>
        <table:table-row table:style-name="ro1">
          <table:table-cell office:value-type="string">
            <text:p>^0097394</text:p>
          </table:table-cell>
          <table:table-cell office:value-type="string">
            <text:p>voipvoice</text:p>
          </table:table-cell>
          <table:table-cell office:value-type="float" office:value="0.21">
            <text:p>0.2100</text:p>
          </table:table-cell>
          <table:table-cell office:value-type="string">
            <text:p>bahrain mobile</text:p>
          </table:table-cell>
        </table:table-row>
        <table:table-row table:style-name="ro1">
          <table:table-cell office:value-type="string">
            <text:p>^0097397</text:p>
          </table:table-cell>
          <table:table-cell office:value-type="string">
            <text:p>voipvoice</text:p>
          </table:table-cell>
          <table:table-cell office:value-type="float" office:value="0.21">
            <text:p>0.2100</text:p>
          </table:table-cell>
          <table:table-cell office:value-type="string">
            <text:p>bahrain mobile</text:p>
          </table:table-cell>
        </table:table-row>
        <table:table-row table:style-name="ro1">
          <table:table-cell office:value-type="string">
            <text:p>^0097398</text:p>
          </table:table-cell>
          <table:table-cell office:value-type="string">
            <text:p>voipvoice</text:p>
          </table:table-cell>
          <table:table-cell office:value-type="float" office:value="0.21">
            <text:p>0.2100</text:p>
          </table:table-cell>
          <table:table-cell office:value-type="string">
            <text:p>bahrain mobile</text:p>
          </table:table-cell>
        </table:table-row>
        <table:table-row table:style-name="ro1">
          <table:table-cell office:value-type="string">
            <text:p>^00974</text:p>
          </table:table-cell>
          <table:table-cell office:value-type="string">
            <text:p>voipvoice</text:p>
          </table:table-cell>
          <table:table-cell office:value-type="float" office:value="0.23">
            <text:p>0.2300</text:p>
          </table:table-cell>
          <table:table-cell office:value-type="string">
            <text:p>qatar??</text:p>
          </table:table-cell>
        </table:table-row>
        <table:table-row table:style-name="ro1">
          <table:table-cell office:value-type="string">
            <text:p>^0097455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qatar mobile</text:p>
          </table:table-cell>
        </table:table-row>
        <table:table-row table:style-name="ro1">
          <table:table-cell office:value-type="string">
            <text:p>^0097458</text:p>
          </table:table-cell>
          <table:table-cell office:value-type="string">
            <text:p>voipvoice</text:p>
          </table:table-cell>
          <table:table-cell office:value-type="float" office:value="0.26">
            <text:p>0.2600</text:p>
          </table:table-cell>
          <table:table-cell office:value-type="string">
            <text:p>qatar mobile</text:p>
          </table:table-cell>
        </table:table-row>
        <table:table-row table:style-name="ro1">
          <table:table-cell office:value-type="string">
            <text:p>^00975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bhutan</text:p>
          </table:table-cell>
        </table:table-row>
        <table:table-row table:style-name="ro1">
          <table:table-cell office:value-type="string">
            <text:p>^00976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mongolia</text:p>
          </table:table-cell>
        </table:table-row>
        <table:table-row table:style-name="ro1">
          <table:table-cell office:value-type="string">
            <text:p>^00977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pal</text:p>
          </table:table-cell>
        </table:table-row>
        <table:table-row table:style-name="ro1">
          <table:table-cell office:value-type="string">
            <text:p>^0097714</text:p>
          </table:table-cell>
          <table:table-cell office:value-type="string">
            <text:p>voipvoice</text:p>
          </table:table-cell>
          <table:table-cell office:value-type="float" office:value="3.8">
            <text:p>3.8000</text:p>
          </table:table-cell>
          <table:table-cell office:value-type="string">
            <text:p>nepal khatmandu</text:p>
          </table:table-cell>
        </table:table-row>
        <table:table-row table:style-name="ro1">
          <table:table-cell office:value-type="string">
            <text:p>^0098</text:p>
          </table:table-cell>
          <table:table-cell office:value-type="string">
            <text:p>voipvoice</text:p>
          </table:table-cell>
          <table:table-cell office:value-type="float" office:value="0.115">
            <text:p>0.1150</text:p>
          </table:table-cell>
          <table:table-cell office:value-type="string">
            <text:p>iran</text:p>
          </table:table-cell>
        </table:table-row>
        <table:table-row table:style-name="ro1">
          <table:table-cell office:value-type="string">
            <text:p>^009821</text:p>
          </table:table-cell>
          <table:table-cell office:value-type="string">
            <text:p>voipvoice</text:p>
          </table:table-cell>
          <table:table-cell office:value-type="float" office:value="0.115">
            <text:p>0.1150</text:p>
          </table:table-cell>
          <table:table-cell office:value-type="string">
            <text:p>iran teheran</text:p>
          </table:table-cell>
        </table:table-row>
        <table:table-row table:style-name="ro1">
          <table:table-cell office:value-type="string">
            <text:p>^0098911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12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13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14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15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16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17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18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1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8934</text:p>
          </table:table-cell>
          <table:table-cell office:value-type="string">
            <text:p>voipvoice</text:p>
          </table:table-cell>
          <table:table-cell office:value-type="float" office:value="0.18">
            <text:p>0.1800</text:p>
          </table:table-cell>
          <table:table-cell office:value-type="string">
            <text:p>iran mobile</text:p>
          </table:table-cell>
        </table:table-row>
        <table:table-row table:style-name="ro1">
          <table:table-cell office:value-type="string">
            <text:p>^00992</text:p>
          </table:table-cell>
          <table:table-cell office:value-type="string">
            <text:p>voipvoice</text:p>
          </table:table-cell>
          <table:table-cell office:value-type="float" office:value="0.135">
            <text:p>0.1350</text:p>
          </table:table-cell>
          <table:table-cell office:value-type="string">
            <text:p>tajikistan</text:p>
          </table:table-cell>
        </table:table-row>
        <table:table-row table:style-name="ro1">
          <table:table-cell office:value-type="string">
            <text:p>^00993</text:p>
          </table:table-cell>
          <table:table-cell office:value-type="string">
            <text:p>voipvoice</text:p>
          </table:table-cell>
          <table:table-cell office:value-type="float" office:value="0.162">
            <text:p>0.1620</text:p>
          </table:table-cell>
          <table:table-cell office:value-type="string">
            <text:p>turkmenistan</text:p>
          </table:table-cell>
        </table:table-row>
        <table:table-row table:style-name="ro1">
          <table:table-cell office:value-type="string">
            <text:p>^00994</text:p>
          </table:table-cell>
          <table:table-cell office:value-type="string">
            <text:p>voipvoice</text:p>
          </table:table-cell>
          <table:table-cell office:value-type="float" office:value="0.124">
            <text:p>0.1240</text:p>
          </table:table-cell>
          <table:table-cell office:value-type="string">
            <text:p>azerbaijan</text:p>
          </table:table-cell>
        </table:table-row>
        <table:table-row table:style-name="ro1">
          <table:table-cell office:value-type="string">
            <text:p>^0099450</text:p>
          </table:table-cell>
          <table:table-cell office:value-type="string">
            <text:p>voipvoice</text:p>
          </table:table-cell>
          <table:table-cell office:value-type="float" office:value="0.156">
            <text:p>0.1560</text:p>
          </table:table-cell>
          <table:table-cell office:value-type="string">
            <text:p>azerbaijan mobile</text:p>
          </table:table-cell>
        </table:table-row>
        <table:table-row table:style-name="ro1">
          <table:table-cell office:value-type="string">
            <text:p>^0099455</text:p>
          </table:table-cell>
          <table:table-cell office:value-type="string">
            <text:p>voipvoice</text:p>
          </table:table-cell>
          <table:table-cell office:value-type="float" office:value="0.156">
            <text:p>0.1560</text:p>
          </table:table-cell>
          <table:table-cell office:value-type="string">
            <text:p>azerbaijan mobile</text:p>
          </table:table-cell>
        </table:table-row>
        <table:table-row table:style-name="ro1">
          <table:table-cell office:value-type="string">
            <text:p>^00995</text:p>
          </table:table-cell>
          <table:table-cell office:value-type="string">
            <text:p>voipvoice</text:p>
          </table:table-cell>
          <table:table-cell office:value-type="float" office:value="0.143">
            <text:p>0.1430</text:p>
          </table:table-cell>
          <table:table-cell office:value-type="string">
            <text:p>georgia</text:p>
          </table:table-cell>
        </table:table-row>
        <table:table-row table:style-name="ro1">
          <table:table-cell office:value-type="string">
            <text:p>^009953297</text:p>
          </table:table-cell>
          <table:table-cell office:value-type="string">
            <text:p>voipvoice</text:p>
          </table:table-cell>
          <table:table-cell office:value-type="float" office:value="0.164">
            <text:p>0.1640</text:p>
          </table:table-cell>
          <table:table-cell office:value-type="string">
            <text:p>georgia mobile</text:p>
          </table:table-cell>
        </table:table-row>
        <table:table-row table:style-name="ro1">
          <table:table-cell office:value-type="string">
            <text:p>^0099577</text:p>
          </table:table-cell>
          <table:table-cell office:value-type="string">
            <text:p>voipvoice</text:p>
          </table:table-cell>
          <table:table-cell office:value-type="float" office:value="0.164">
            <text:p>0.1640</text:p>
          </table:table-cell>
          <table:table-cell office:value-type="string">
            <text:p>georgia mobile</text:p>
          </table:table-cell>
        </table:table-row>
        <table:table-row table:style-name="ro1">
          <table:table-cell office:value-type="string">
            <text:p>^0099593</text:p>
          </table:table-cell>
          <table:table-cell office:value-type="string">
            <text:p>voipvoice</text:p>
          </table:table-cell>
          <table:table-cell office:value-type="float" office:value="0.164">
            <text:p>0.1640</text:p>
          </table:table-cell>
          <table:table-cell office:value-type="string">
            <text:p>georgia mobile</text:p>
          </table:table-cell>
        </table:table-row>
        <table:table-row table:style-name="ro1">
          <table:table-cell office:value-type="string">
            <text:p>^0099597</text:p>
          </table:table-cell>
          <table:table-cell office:value-type="string">
            <text:p>voipvoice</text:p>
          </table:table-cell>
          <table:table-cell office:value-type="float" office:value="0.164">
            <text:p>0.1640</text:p>
          </table:table-cell>
          <table:table-cell office:value-type="string">
            <text:p>georgia mobile</text:p>
          </table:table-cell>
        </table:table-row>
        <table:table-row table:style-name="ro1">
          <table:table-cell office:value-type="string">
            <text:p>^0099599</text:p>
          </table:table-cell>
          <table:table-cell office:value-type="string">
            <text:p>voipvoice</text:p>
          </table:table-cell>
          <table:table-cell office:value-type="float" office:value="0.164">
            <text:p>0.1640</text:p>
          </table:table-cell>
          <table:table-cell office:value-type="string">
            <text:p>georgia mobile</text:p>
          </table:table-cell>
        </table:table-row>
        <table:table-row table:style-name="ro1">
          <table:table-cell office:value-type="string">
            <text:p>^00996</text:p>
          </table:table-cell>
          <table:table-cell office:value-type="string">
            <text:p>voipvoice</text:p>
          </table:table-cell>
          <table:table-cell office:value-type="float" office:value="0.11">
            <text:p>0.1100</text:p>
          </table:table-cell>
          <table:table-cell office:value-type="string">
            <text:p>kyrgyzstan</text:p>
          </table:table-cell>
        </table:table-row>
        <table:table-row table:style-name="ro1">
          <table:table-cell office:value-type="string">
            <text:p>^009963</text:p>
          </table:table-cell>
          <table:table-cell office:value-type="string">
            <text:p>voipvoice</text:p>
          </table:table-cell>
          <table:table-cell office:value-type="float" office:value="0.1">
            <text:p>0.1000</text:p>
          </table:table-cell>
          <table:table-cell office:value-type="string">
            <text:p>kyrgyzstan mobile</text:p>
          </table:table-cell>
        </table:table-row>
        <table:table-row table:style-name="ro1">
          <table:table-cell office:value-type="string">
            <text:p>^0099650</text:p>
          </table:table-cell>
          <table:table-cell office:value-type="string">
            <text:p>voipvoice</text:p>
          </table:table-cell>
          <table:table-cell office:value-type="float" office:value="0.1">
            <text:p>0.1000</text:p>
          </table:table-cell>
          <table:table-cell office:value-type="string">
            <text:p>kyrgyzstan mobile</text:p>
          </table:table-cell>
        </table:table-row>
        <table:table-row table:style-name="ro1">
          <table:table-cell office:value-type="string">
            <text:p>^0099651</text:p>
          </table:table-cell>
          <table:table-cell office:value-type="string">
            <text:p>voipvoice</text:p>
          </table:table-cell>
          <table:table-cell office:value-type="float" office:value="0.1">
            <text:p>0.1000</text:p>
          </table:table-cell>
          <table:table-cell office:value-type="string">
            <text:p>kyrgyzstan mobile</text:p>
          </table:table-cell>
        </table:table-row>
        <table:table-row table:style-name="ro1">
          <table:table-cell office:value-type="string">
            <text:p>^00998</text:p>
          </table:table-cell>
          <table:table-cell office:value-type="string">
            <text:p>voipvoice</text:p>
          </table:table-cell>
          <table:table-cell office:value-type="float" office:value="0.078">
            <text:p>0.0780</text:p>
          </table:table-cell>
          <table:table-cell office:value-type="string">
            <text:p>uzbekistan</text:p>
          </table:table-cell>
        </table:table-row>
        <table:table-row table:style-name="ro1">
          <table:table-cell office:value-type="string">
            <text:p>^3[36].{7,}</text:p>
          </table:table-cell>
          <table:table-cell office:value-type="string">
            <text:p>voipvoice</text:p>
          </table:table-cell>
          <table:table-cell office:value-type="float" office:value="0.15">
            <text:p>0.1500</text:p>
          </table:table-cell>
          <table:table-cell office:value-type="string">
            <text:p>TIM cellulars</text:p>
          </table:table-cell>
        </table:table-row>
        <table:table-row table:style-name="ro1">
          <table:table-cell office:value-type="string">
            <text:p>^32.{7,}</text:p>
          </table:table-cell>
          <table:table-cell office:value-type="string">
            <text:p>voipvoice</text:p>
          </table:table-cell>
          <table:table-cell office:value-type="float" office:value="0.165">
            <text:p>0.1650</text:p>
          </table:table-cell>
          <table:table-cell office:value-type="string">
            <text:p>Wind cellulars</text:p>
          </table:table-cell>
        </table:table-row>
        <table:table-row table:style-name="ro1">
          <table:table-cell office:value-type="string">
            <text:p>^34.{7,}</text:p>
          </table:table-cell>
          <table:table-cell office:value-type="string">
            <text:p>voipvoice</text:p>
          </table:table-cell>
          <table:table-cell office:value-type="float" office:value="0.155">
            <text:p>0.1550</text:p>
          </table:table-cell>
          <table:table-cell office:value-type="string">
            <text:p>Vodafone cellulars</text:p>
          </table:table-cell>
        </table:table-row>
        <table:table-row table:style-name="ro1">
          <table:table-cell office:value-type="string">
            <text:p>^39.{7,}</text:p>
          </table:table-cell>
          <table:table-cell office:value-type="string">
            <text:p>voipvoice</text:p>
          </table:table-cell>
          <table:table-cell office:value-type="float" office:value="0.215">
            <text:p>0.2150</text:p>
          </table:table-cell>
          <table:table-cell office:value-type="string">
            <text:p>H3G cellulars</text:p>
          </table:table-cell>
        </table:table-row>
        <table:table-row table:style-name="ro1">
          <table:table-cell office:value-type="string">
            <text:p>^80....</text:p>
          </table:table-cell>
          <table:table-cell office:value-type="string">
            <text:p>voipvoice</text:p>
          </table:table-cell>
          <table:table-cell office:value-type="float" office:value="0">
            <text:p>0.0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8....</text:p>
          </table:table-cell>
          <table:table-cell office:value-type="string">
            <text:p>voipvoice</text:p>
          </table:table-cell>
          <table:table-cell office:value-type="float" office:value="0.06">
            <text:p>0.0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9....</text:p>
          </table:table-cell>
          <table:table-cell office:value-type="string">
            <text:p>voipvoice</text:p>
          </table:table-cell>
          <table:table-cell office:value-type="float" office:value="0.06">
            <text:p>0.0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..</text:p>
          </table:table-cell>
          <table:table-cell office:value-type="string">
            <text:p>voipvoice</text:p>
          </table:table-cell>
          <table:table-cell office:value-type="float" office:value="0">
            <text:p>0.0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4....</text:p>
          </table:table-cell>
          <table:table-cell office:value-type="string">
            <text:p>voipvoice</text:p>
          </table:table-cell>
          <table:table-cell office:value-type="float" office:value="2">
            <text:p>2.0000</text:p>
          </table:table-cell>
          <table:table-cell office:value-type="string">
            <text:p>Italia servizi a pagamento</text:p>
          </table:table-cell>
        </table:table-row>
        <table:table-row table:style-name="ro1">
          <table:table-cell office:value-type="string">
            <text:p>^3[34689]</text:p>
          </table:table-cell>
          <table:table-cell office:value-type="string">
            <text:p>wind-leonardo</text:p>
          </table:table-cell>
          <table:table-cell office:value-type="float" office:value="0.06">
            <text:p>0.0600</text:p>
          </table:table-cell>
          <table:table-cell office:value-type="string">
            <text:p>italian cellulars</text:p>
          </table:table-cell>
        </table:table-row>
        <table:table-row table:style-name="ro1">
          <table:table-cell office:value-type="string">
            <text:p>^32........</text:p>
          </table:table-cell>
          <table:table-cell office:value-type="string">
            <text:p>wind-leonardo</text:p>
          </table:table-cell>
          <table:table-cell office:value-type="float" office:value="0">
            <text:p>0.0000</text:p>
          </table:table-cell>
          <table:table-cell office:value-type="string">
            <text:p>wind cellulars</text:p>
          </table:table-cell>
        </table:table-row>
        <table:table-row table:style-name="ro1">
          <table:table-cell office:value-type="string">
            <text:p>^80....</text:p>
          </table:table-cell>
          <table:table-cell office:value-type="string">
            <text:p>wind-leonardo</text:p>
          </table:table-cell>
          <table:table-cell office:value-type="float" office:value="0.1">
            <text:p>0.1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8....</text:p>
          </table:table-cell>
          <table:table-cell office:value-type="string">
            <text:p>wind-leonardo</text:p>
          </table:table-cell>
          <table:table-cell office:value-type="float" office:value="0.16">
            <text:p>0.1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9....</text:p>
          </table:table-cell>
          <table:table-cell office:value-type="string">
            <text:p>wind-leonardo</text:p>
          </table:table-cell>
          <table:table-cell office:value-type="float" office:value="0.16">
            <text:p>0.1600</text:p>
          </table:table-cell>
          <table:table-cell office:value-type="string">
            <text:p>Italia addebito ripartito</text:p>
          </table:table-cell>
        </table:table-row>
        <table:table-row table:style-name="ro1">
          <table:table-cell office:value-type="string">
            <text:p>^1..</text:p>
          </table:table-cell>
          <table:table-cell office:value-type="string">
            <text:p>wind-leonardo</text:p>
          </table:table-cell>
          <table:table-cell office:value-type="float" office:value="0">
            <text:p>0.0000</text:p>
          </table:table-cell>
          <table:table-cell office:value-type="string">
            <text:p>Italia numeri verdi</text:p>
          </table:table-cell>
        </table:table-row>
        <table:table-row table:style-name="ro1">
          <table:table-cell office:value-type="string">
            <text:p>^4....</text:p>
          </table:table-cell>
          <table:table-cell office:value-type="string">
            <text:p>wind-leonardo</text:p>
          </table:table-cell>
          <table:table-cell office:value-type="float" office:value="2">
            <text:p>2.0000</text:p>
          </table:table-cell>
          <table:table-cell office:value-type="string">
            <text:p>Italia servizi a pagamento</text:p>
          </table:table-cell>
        </table:table-row>
        <table:table-row table:style-name="ro1" table:number-rows-repeated="1044824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lcdial_rates.A8:lcdial_rates.D6553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116" number:language="en" number:country="U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8">18/01/2011</text:date>, <text:time>11.13.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phpMyAdmin 3.2.3deb1</meta:initial-creator>
    <meta:creation-date>2009-12-08T11:52:00</meta:creation-date>
    <dc:date>2011-01-18T11:13:09</dc:date>
    <meta:editing-duration>PT01H00M46S</meta:editing-duration>
    <meta:editing-cycles>3</meta:editing-cycles>
    <dc:creator>Paolo Subiaco</dc:creator>
    <meta:document-statistic meta:table-count="1" meta:cell-count="15004" meta:object-count="0"/>
  </office:meta>
</office:document-meta>
</file>